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2-04-16 10-30-15" table:style-name="ta1">
        <table:shapes>
          <draw:frame draw:z-index="0" draw:style-name="gr1" draw:text-style-name="P1" svg:width="9.3059in" svg:height="7.3516in" svg:x="4.3083in" svg:y="1.1504in">
            <draw:object draw:notify-on-update-of-ranges="'2022-04-16 10-30-15'.D1:'2022-04-16 10-30-15'.D1 '2022-04-16 10-30-15'.D2:'2022-04-16 10-30-15'.D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emp_1</text:p>
          </table:table-cell>
          <table:table-cell office:value-type="string" calcext:value-type="string">
            <text:p>temp_2</text:p>
          </table:table-cell>
          <table:table-cell office:value-type="string" calcext:value-type="string">
            <text:p>temp_3</text:p>
          </table:table-cell>
          <table:table-cell office:value-type="string" calcext:value-type="string">
            <text:p>temp_4</text:p>
          </table:table-cell>
          <table:table-cell office:value-type="string" calcext:value-type="string">
            <text:p>temp_5</text:p>
          </table:table-cell>
          <table:table-cell office:value-type="string" calcext:value-type="string">
            <text:p>temp_6</text:p>
          </table:table-cell>
          <table:table-cell office:value-type="string" calcext:value-type="string">
            <text:p>temp_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emp_8</text:p>
          </table:table-cell>
          <table:table-cell office:value-type="string" calcext:value-type="string">
            <text:p>temp_9</text:p>
          </table:table-cell>
          <table:table-cell office:value-type="string" calcext:value-type="string">
            <text:p>temp_10</text:p>
          </table:table-cell>
          <table:table-cell office:value-type="string" calcext:value-type="string">
            <text:p>temp_11</text:p>
          </table:table-cell>
          <table:table-cell office:value-type="string" calcext:value-type="string">
            <text:p>temp_12</text:p>
          </table:table-cell>
          <table:table-cell table:style-name="Default" office:value-type="string" calcext:value-type="string">
            <text:p>tiempo</text:p>
          </table:table-cell>
          <table:table-cell table:number-columns-repeated="2"/>
        </table:table-row>
        <table:table-row table:style-name="ro1">
          <table:table-cell office:value-type="float" office:value="24.1776123046875" calcext:value-type="float">
            <text:p>24.1776123046875</text:p>
          </table:table-cell>
          <table:table-cell office:value-type="float" office:value="24.4770202636719" calcext:value-type="float">
            <text:p>24.4770202636719</text:p>
          </table:table-cell>
          <table:table-cell office:value-type="float" office:value="24.8413391113281" calcext:value-type="float">
            <text:p>24.8413391113281</text:p>
          </table:table-cell>
          <table:table-cell office:value-type="float" office:value="24.4872741699219" calcext:value-type="float">
            <text:p>24.4872741699219</text:p>
          </table:table-cell>
          <table:table-cell office:value-type="float" office:value="24.366455078125" calcext:value-type="float">
            <text:p>24.366455078125</text:p>
          </table:table-cell>
          <table:table-cell office:value-type="float" office:value="23.9881591796875" calcext:value-type="float">
            <text:p>23.9881591796875</text:p>
          </table:table-cell>
          <table:table-cell office:value-type="float" office:value="23.8075256347656" calcext:value-type="float">
            <text:p>23.8075256347656</text:p>
          </table:table-cell>
          <table:table-cell office:value-type="string" calcext:value-type="string">
            <text:p><text:s/></text:p>
          </table:table-cell>
          <table:table-cell office:value-type="float" office:value="24.4201965332031" calcext:value-type="float">
            <text:p>24.4201965332031</text:p>
          </table:table-cell>
          <table:table-cell office:value-type="float" office:value="24.2424011230469" calcext:value-type="float">
            <text:p>24.2424011230469</text:p>
          </table:table-cell>
          <table:table-cell office:value-type="float" office:value="24.516357421875" calcext:value-type="float">
            <text:p>24.516357421875</text:p>
          </table:table-cell>
          <table:table-cell office:value-type="float" office:value="0.273303682222141" calcext:value-type="float">
            <text:p>0.273303682222141</text:p>
          </table:table-cell>
          <table:table-cell/>
          <table:table-cell office:value-type="string" calcext:value-type="string">
            <text:p>2022-04-16 10:30:1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5263671875" calcext:value-type="float">
            <text:p>26.5263671875</text:p>
          </table:table-cell>
          <table:table-cell office:value-type="float" office:value="27.2996215820312" calcext:value-type="float">
            <text:p>27.2996215820312</text:p>
          </table:table-cell>
          <table:table-cell office:value-type="float" office:value="26.8390197753906" calcext:value-type="float">
            <text:p>26.8390197753906</text:p>
          </table:table-cell>
          <table:table-cell office:value-type="float" office:value="26.4804382324219" calcext:value-type="float">
            <text:p>26.4804382324219</text:p>
          </table:table-cell>
          <table:table-cell office:value-type="float" office:value="28.9743041992187" calcext:value-type="float">
            <text:p>28.9743041992187</text:p>
          </table:table-cell>
          <table:table-cell office:value-type="float" office:value="25.6289672851562" calcext:value-type="float">
            <text:p>25.6289672851562</text:p>
          </table:table-cell>
          <table:table-cell office:value-type="float" office:value="27.6072692871094" calcext:value-type="float">
            <text:p>27.6072692871094</text:p>
          </table:table-cell>
          <table:table-cell office:value-type="string" calcext:value-type="string">
            <text:p><text:s/></text:p>
          </table:table-cell>
          <table:table-cell office:value-type="float" office:value="24.6013488769531" calcext:value-type="float">
            <text:p>24.6013488769531</text:p>
          </table:table-cell>
          <table:table-cell office:value-type="float" office:value="24.6000671386719" calcext:value-type="float">
            <text:p>24.6000671386719</text:p>
          </table:table-cell>
          <table:table-cell office:value-type="float" office:value="24.2764587402344" calcext:value-type="float">
            <text:p>24.2764587402344</text:p>
          </table:table-cell>
          <table:table-cell office:value-type="float" office:value="0.349997110441914" calcext:value-type="float">
            <text:p>0.349997110441914</text:p>
          </table:table-cell>
          <table:table-cell/>
          <table:table-cell office:value-type="string" calcext:value-type="string">
            <text:p>2022-04-16 10:31:1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.6526489257812" calcext:value-type="float">
            <text:p>27.6526489257812</text:p>
          </table:table-cell>
          <table:table-cell office:value-type="float" office:value="28.3371276855469" calcext:value-type="float">
            <text:p>28.3371276855469</text:p>
          </table:table-cell>
          <table:table-cell office:value-type="float" office:value="27.9949951171875" calcext:value-type="float">
            <text:p>27.9949951171875</text:p>
          </table:table-cell>
          <table:table-cell office:value-type="float" office:value="27.7856140136719" calcext:value-type="float">
            <text:p>27.7856140136719</text:p>
          </table:table-cell>
          <table:table-cell office:value-type="float" office:value="30.1697082519531" calcext:value-type="float">
            <text:p>30.1697082519531</text:p>
          </table:table-cell>
          <table:table-cell office:value-type="float" office:value="26.45166015625" calcext:value-type="float">
            <text:p>26.45166015625</text:p>
          </table:table-cell>
          <table:table-cell office:value-type="float" office:value="28.8069763183594" calcext:value-type="float">
            <text:p>28.8069763183594</text:p>
          </table:table-cell>
          <table:table-cell office:value-type="string" calcext:value-type="string">
            <text:p><text:s/></text:p>
          </table:table-cell>
          <table:table-cell office:value-type="float" office:value="24.1286926269531" calcext:value-type="float">
            <text:p>24.1286926269531</text:p>
          </table:table-cell>
          <table:table-cell office:value-type="float" office:value="24.4812622070312" calcext:value-type="float">
            <text:p>24.4812622070312</text:p>
          </table:table-cell>
          <table:table-cell office:value-type="float" office:value="24.1336059570312" calcext:value-type="float">
            <text:p>24.1336059570312</text:p>
          </table:table-cell>
          <table:table-cell office:value-type="float" office:value="0.385208589448704" calcext:value-type="float">
            <text:p>0.385208589448704</text:p>
          </table:table-cell>
          <table:table-cell/>
          <table:table-cell office:value-type="string" calcext:value-type="string">
            <text:p>2022-04-16 10:32:1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.4549255371094" calcext:value-type="float">
            <text:p>28.4549255371094</text:p>
          </table:table-cell>
          <table:table-cell office:value-type="float" office:value="29.1677856445312" calcext:value-type="float">
            <text:p>29.1677856445312</text:p>
          </table:table-cell>
          <table:table-cell office:value-type="float" office:value="28.646484375" calcext:value-type="float">
            <text:p>28.646484375</text:p>
          </table:table-cell>
          <table:table-cell office:value-type="float" office:value="28.4554138183594" calcext:value-type="float">
            <text:p>28.4554138183594</text:p>
          </table:table-cell>
          <table:table-cell office:value-type="float" office:value="31.1601257324219" calcext:value-type="float">
            <text:p>31.1601257324219</text:p>
          </table:table-cell>
          <table:table-cell office:value-type="float" office:value="27.1755981445312" calcext:value-type="float">
            <text:p>27.1755981445312</text:p>
          </table:table-cell>
          <table:table-cell office:value-type="float" office:value="29.6685791015625" calcext:value-type="float">
            <text:p>29.6685791015625</text:p>
          </table:table-cell>
          <table:table-cell office:value-type="string" calcext:value-type="string">
            <text:p><text:s/></text:p>
          </table:table-cell>
          <table:table-cell office:value-type="float" office:value="23.5672607421875" calcext:value-type="float">
            <text:p>23.5672607421875</text:p>
          </table:table-cell>
          <table:table-cell office:value-type="float" office:value="24.5141906738281" calcext:value-type="float">
            <text:p>24.5141906738281</text:p>
          </table:table-cell>
          <table:table-cell office:value-type="float" office:value="24.1577453613281" calcext:value-type="float">
            <text:p>24.1577453613281</text:p>
          </table:table-cell>
          <table:table-cell office:value-type="float" office:value="0.409226115669791" calcext:value-type="float">
            <text:p>0.409226115669791</text:p>
          </table:table-cell>
          <table:table-cell/>
          <table:table-cell office:value-type="string" calcext:value-type="string">
            <text:p>2022-04-16 10:33:1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1723327636719" calcext:value-type="float">
            <text:p>29.1723327636719</text:p>
          </table:table-cell>
          <table:table-cell office:value-type="float" office:value="29.674072265625" calcext:value-type="float">
            <text:p>29.674072265625</text:p>
          </table:table-cell>
          <table:table-cell office:value-type="float" office:value="29.2814636230469" calcext:value-type="float">
            <text:p>29.2814636230469</text:p>
          </table:table-cell>
          <table:table-cell office:value-type="float" office:value="29.0138244628906" calcext:value-type="float">
            <text:p>29.0138244628906</text:p>
          </table:table-cell>
          <table:table-cell office:value-type="float" office:value="31.850830078125" calcext:value-type="float">
            <text:p>31.850830078125</text:p>
          </table:table-cell>
          <table:table-cell office:value-type="float" office:value="27.7699584960938" calcext:value-type="float">
            <text:p>27.7699584960938</text:p>
          </table:table-cell>
          <table:table-cell office:value-type="float" office:value="30.4000549316406" calcext:value-type="float">
            <text:p>30.4000549316406</text:p>
          </table:table-cell>
          <table:table-cell office:value-type="string" calcext:value-type="string">
            <text:p><text:s/></text:p>
          </table:table-cell>
          <table:table-cell office:value-type="float" office:value="23.6492309570312" calcext:value-type="float">
            <text:p>23.6492309570312</text:p>
          </table:table-cell>
          <table:table-cell office:value-type="float" office:value="24.3294982910156" calcext:value-type="float">
            <text:p>24.3294982910156</text:p>
          </table:table-cell>
          <table:table-cell office:value-type="float" office:value="24.2109680175781" calcext:value-type="float">
            <text:p>24.2109680175781</text:p>
          </table:table-cell>
          <table:table-cell office:value-type="float" office:value="0.428973662008451" calcext:value-type="float">
            <text:p>0.428973662008451</text:p>
          </table:table-cell>
          <table:table-cell/>
          <table:table-cell office:value-type="string" calcext:value-type="string">
            <text:p>2022-04-16 10:34:1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.6796264648437" calcext:value-type="float">
            <text:p>29.6796264648437</text:p>
          </table:table-cell>
          <table:table-cell office:value-type="float" office:value="30.1747131347656" calcext:value-type="float">
            <text:p>30.1747131347656</text:p>
          </table:table-cell>
          <table:table-cell office:value-type="float" office:value="29.7826232910156" calcext:value-type="float">
            <text:p>29.7826232910156</text:p>
          </table:table-cell>
          <table:table-cell office:value-type="float" office:value="29.7349548339844" calcext:value-type="float">
            <text:p>29.7349548339844</text:p>
          </table:table-cell>
          <table:table-cell office:value-type="float" office:value="32.309814453125" calcext:value-type="float">
            <text:p>32.309814453125</text:p>
          </table:table-cell>
          <table:table-cell office:value-type="float" office:value="28.2745361328125" calcext:value-type="float">
            <text:p>28.2745361328125</text:p>
          </table:table-cell>
          <table:table-cell office:value-type="float" office:value="30.7278747558594" calcext:value-type="float">
            <text:p>30.7278747558594</text:p>
          </table:table-cell>
          <table:table-cell office:value-type="string" calcext:value-type="string">
            <text:p><text:s/></text:p>
          </table:table-cell>
          <table:table-cell office:value-type="float" office:value="23.8675537109375" calcext:value-type="float">
            <text:p>23.8675537109375</text:p>
          </table:table-cell>
          <table:table-cell office:value-type="float" office:value="24.0698547363281" calcext:value-type="float">
            <text:p>24.0698547363281</text:p>
          </table:table-cell>
          <table:table-cell office:value-type="float" office:value="24.3648071289063" calcext:value-type="float">
            <text:p>24.3648071289063</text:p>
          </table:table-cell>
          <table:table-cell office:value-type="float" office:value="0.445214414221095" calcext:value-type="float">
            <text:p>0.445214414221095</text:p>
          </table:table-cell>
          <table:table-cell/>
          <table:table-cell office:value-type="string" calcext:value-type="string">
            <text:p>2022-04-16 10:35: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.1112365722656" calcext:value-type="float">
            <text:p>30.1112365722656</text:p>
          </table:table-cell>
          <table:table-cell office:value-type="float" office:value="30.8351135253906" calcext:value-type="float">
            <text:p>30.8351135253906</text:p>
          </table:table-cell>
          <table:table-cell office:value-type="float" office:value="30.135009765625" calcext:value-type="float">
            <text:p>30.135009765625</text:p>
          </table:table-cell>
          <table:table-cell office:value-type="float" office:value="30.1889038085937" calcext:value-type="float">
            <text:p>30.1889038085937</text:p>
          </table:table-cell>
          <table:table-cell office:value-type="float" office:value="32.8609924316406" calcext:value-type="float">
            <text:p>32.8609924316406</text:p>
          </table:table-cell>
          <table:table-cell office:value-type="float" office:value="28.4021301269531" calcext:value-type="float">
            <text:p>28.4021301269531</text:p>
          </table:table-cell>
          <table:table-cell office:value-type="float" office:value="31.3302612304687" calcext:value-type="float">
            <text:p>31.3302612304687</text:p>
          </table:table-cell>
          <table:table-cell office:value-type="string" calcext:value-type="string">
            <text:p><text:s/></text:p>
          </table:table-cell>
          <table:table-cell office:value-type="float" office:value="23.7315673828125" calcext:value-type="float">
            <text:p>23.7315673828125</text:p>
          </table:table-cell>
          <table:table-cell office:value-type="float" office:value="24.0372619628906" calcext:value-type="float">
            <text:p>24.0372619628906</text:p>
          </table:table-cell>
          <table:table-cell office:value-type="float" office:value="24.1382446289062" calcext:value-type="float">
            <text:p>24.1382446289062</text:p>
          </table:table-cell>
          <table:table-cell office:value-type="float" office:value="0.464260816198634" calcext:value-type="float">
            <text:p>0.464260816198634</text:p>
          </table:table-cell>
          <table:table-cell/>
          <table:table-cell office:value-type="string" calcext:value-type="string">
            <text:p>2022-04-16 10:36:1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.6899719238281" calcext:value-type="float">
            <text:p>30.6899719238281</text:p>
          </table:table-cell>
          <table:table-cell office:value-type="float" office:value="31.2747497558594" calcext:value-type="float">
            <text:p>31.2747497558594</text:p>
          </table:table-cell>
          <table:table-cell office:value-type="float" office:value="30.665771484375" calcext:value-type="float">
            <text:p>30.665771484375</text:p>
          </table:table-cell>
          <table:table-cell office:value-type="float" office:value="30.4443969726562" calcext:value-type="float">
            <text:p>30.4443969726562</text:p>
          </table:table-cell>
          <table:table-cell office:value-type="float" office:value="33.4685363769531" calcext:value-type="float">
            <text:p>33.4685363769531</text:p>
          </table:table-cell>
          <table:table-cell office:value-type="float" office:value="28.9024047851562" calcext:value-type="float">
            <text:p>28.9024047851562</text:p>
          </table:table-cell>
          <table:table-cell office:value-type="float" office:value="31.8583068847656" calcext:value-type="float">
            <text:p>31.8583068847656</text:p>
          </table:table-cell>
          <table:table-cell office:value-type="string" calcext:value-type="string">
            <text:p><text:s/></text:p>
          </table:table-cell>
          <table:table-cell office:value-type="float" office:value="23.2512817382812" calcext:value-type="float">
            <text:p>23.2512817382812</text:p>
          </table:table-cell>
          <table:table-cell office:value-type="float" office:value="24.217529296875" calcext:value-type="float">
            <text:p>24.217529296875</text:p>
          </table:table-cell>
          <table:table-cell office:value-type="float" office:value="24.1644897460937" calcext:value-type="float">
            <text:p>24.1644897460937</text:p>
          </table:table-cell>
          <table:table-cell office:value-type="float" office:value="0.477523275059978" calcext:value-type="float">
            <text:p>0.477523275059978</text:p>
          </table:table-cell>
          <table:table-cell/>
          <table:table-cell office:value-type="string" calcext:value-type="string">
            <text:p>2022-04-16 10:37:1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.0362243652344" calcext:value-type="float">
            <text:p>31.0362243652344</text:p>
          </table:table-cell>
          <table:table-cell office:value-type="float" office:value="31.8182983398437" calcext:value-type="float">
            <text:p>31.8182983398437</text:p>
          </table:table-cell>
          <table:table-cell office:value-type="float" office:value="31.0208435058594" calcext:value-type="float">
            <text:p>31.0208435058594</text:p>
          </table:table-cell>
          <table:table-cell office:value-type="float" office:value="30.903076171875" calcext:value-type="float">
            <text:p>30.903076171875</text:p>
          </table:table-cell>
          <table:table-cell office:value-type="float" office:value="33.9870300292969" calcext:value-type="float">
            <text:p>33.9870300292969</text:p>
          </table:table-cell>
          <table:table-cell office:value-type="float" office:value="29.437744140625" calcext:value-type="float">
            <text:p>29.437744140625</text:p>
          </table:table-cell>
          <table:table-cell office:value-type="float" office:value="32.3366394042969" calcext:value-type="float">
            <text:p>32.3366394042969</text:p>
          </table:table-cell>
          <table:table-cell office:value-type="string" calcext:value-type="string">
            <text:p><text:s/></text:p>
          </table:table-cell>
          <table:table-cell office:value-type="float" office:value="23.1874084472656" calcext:value-type="float">
            <text:p>23.1874084472656</text:p>
          </table:table-cell>
          <table:table-cell office:value-type="float" office:value="24.3259582519531" calcext:value-type="float">
            <text:p>24.3259582519531</text:p>
          </table:table-cell>
          <table:table-cell office:value-type="float" office:value="23.9745483398437" calcext:value-type="float">
            <text:p>23.9745483398437</text:p>
          </table:table-cell>
          <table:table-cell office:value-type="float" office:value="0.491741171408826" calcext:value-type="float">
            <text:p>0.491741171408826</text:p>
          </table:table-cell>
          <table:table-cell/>
          <table:table-cell office:value-type="string" calcext:value-type="string">
            <text:p>2022-04-16 10:38:1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.4545593261719" calcext:value-type="float">
            <text:p>31.4545593261719</text:p>
          </table:table-cell>
          <table:table-cell office:value-type="float" office:value="32.2621154785156" calcext:value-type="float">
            <text:p>32.2621154785156</text:p>
          </table:table-cell>
          <table:table-cell office:value-type="float" office:value="31.3533325195313" calcext:value-type="float">
            <text:p>31.3533325195313</text:p>
          </table:table-cell>
          <table:table-cell office:value-type="float" office:value="31.4455871582031" calcext:value-type="float">
            <text:p>31.4455871582031</text:p>
          </table:table-cell>
          <table:table-cell office:value-type="float" office:value="34.1509094238281" calcext:value-type="float">
            <text:p>34.1509094238281</text:p>
          </table:table-cell>
          <table:table-cell office:value-type="float" office:value="29.4694519042969" calcext:value-type="float">
            <text:p>29.4694519042969</text:p>
          </table:table-cell>
          <table:table-cell office:value-type="float" office:value="32.7335815429687" calcext:value-type="float">
            <text:p>32.7335815429687</text:p>
          </table:table-cell>
          <table:table-cell office:value-type="string" calcext:value-type="string">
            <text:p><text:s/></text:p>
          </table:table-cell>
          <table:table-cell office:value-type="float" office:value="23.6140441894531" calcext:value-type="float">
            <text:p>23.6140441894531</text:p>
          </table:table-cell>
          <table:table-cell office:value-type="float" office:value="24.2376708984375" calcext:value-type="float">
            <text:p>24.2376708984375</text:p>
          </table:table-cell>
          <table:table-cell office:value-type="float" office:value="24.307373046875" calcext:value-type="float">
            <text:p>24.307373046875</text:p>
          </table:table-cell>
          <table:table-cell office:value-type="float" office:value="0.502269366407019" calcext:value-type="float">
            <text:p>0.502269366407019</text:p>
          </table:table-cell>
          <table:table-cell/>
          <table:table-cell office:value-type="string" calcext:value-type="string">
            <text:p>2022-04-16 10:39: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.0732421875" calcext:value-type="float">
            <text:p>32.0732421875</text:p>
          </table:table-cell>
          <table:table-cell office:value-type="float" office:value="32.6187438964844" calcext:value-type="float">
            <text:p>32.6187438964844</text:p>
          </table:table-cell>
          <table:table-cell office:value-type="float" office:value="31.9171447753906" calcext:value-type="float">
            <text:p>31.9171447753906</text:p>
          </table:table-cell>
          <table:table-cell office:value-type="float" office:value="31.8359680175781" calcext:value-type="float">
            <text:p>31.8359680175781</text:p>
          </table:table-cell>
          <table:table-cell office:value-type="float" office:value="34.8006896972656" calcext:value-type="float">
            <text:p>34.8006896972656</text:p>
          </table:table-cell>
          <table:table-cell office:value-type="float" office:value="29.9850463867187" calcext:value-type="float">
            <text:p>29.9850463867187</text:p>
          </table:table-cell>
          <table:table-cell office:value-type="float" office:value="33.1021423339844" calcext:value-type="float">
            <text:p>33.1021423339844</text:p>
          </table:table-cell>
          <table:table-cell office:value-type="string" calcext:value-type="string">
            <text:p><text:s/></text:p>
          </table:table-cell>
          <table:table-cell office:value-type="float" office:value="23.5358276367187" calcext:value-type="float">
            <text:p>23.5358276367187</text:p>
          </table:table-cell>
          <table:table-cell office:value-type="float" office:value="24.2958068847656" calcext:value-type="float">
            <text:p>24.2958068847656</text:p>
          </table:table-cell>
          <table:table-cell office:value-type="float" office:value="24.0038452148437" calcext:value-type="float">
            <text:p>24.0038452148437</text:p>
          </table:table-cell>
          <table:table-cell office:value-type="float" office:value="0.519420212272584" calcext:value-type="float">
            <text:p>0.519420212272584</text:p>
          </table:table-cell>
          <table:table-cell/>
          <table:table-cell office:value-type="string" calcext:value-type="string">
            <text:p>2022-04-16 10:40: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.3707885742188" calcext:value-type="float">
            <text:p>32.3707885742188</text:p>
          </table:table-cell>
          <table:table-cell office:value-type="float" office:value="33.0943298339844" calcext:value-type="float">
            <text:p>33.0943298339844</text:p>
          </table:table-cell>
          <table:table-cell office:value-type="float" office:value="32.1542053222656" calcext:value-type="float">
            <text:p>32.1542053222656</text:p>
          </table:table-cell>
          <table:table-cell office:value-type="float" office:value="32.1443786621094" calcext:value-type="float">
            <text:p>32.1443786621094</text:p>
          </table:table-cell>
          <table:table-cell office:value-type="float" office:value="35.1534118652344" calcext:value-type="float">
            <text:p>35.1534118652344</text:p>
          </table:table-cell>
          <table:table-cell office:value-type="float" office:value="29.9927062988281" calcext:value-type="float">
            <text:p>29.9927062988281</text:p>
          </table:table-cell>
          <table:table-cell office:value-type="float" office:value="33.5066528320313" calcext:value-type="float">
            <text:p>33.5066528320313</text:p>
          </table:table-cell>
          <table:table-cell office:value-type="string" calcext:value-type="string">
            <text:p><text:s/></text:p>
          </table:table-cell>
          <table:table-cell office:value-type="float" office:value="23.5303955078125" calcext:value-type="float">
            <text:p>23.5303955078125</text:p>
          </table:table-cell>
          <table:table-cell office:value-type="float" office:value="23.9783020019531" calcext:value-type="float">
            <text:p>23.9783020019531</text:p>
          </table:table-cell>
          <table:table-cell office:value-type="float" office:value="23.8937072753906" calcext:value-type="float">
            <text:p>23.8937072753906</text:p>
          </table:table-cell>
          <table:table-cell office:value-type="float" office:value="0.535356119110828" calcext:value-type="float">
            <text:p>0.535356119110828</text:p>
          </table:table-cell>
          <table:table-cell/>
          <table:table-cell office:value-type="string" calcext:value-type="string">
            <text:p>2022-04-16 10:41:1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.6082153320313" calcext:value-type="float">
            <text:p>32.6082153320313</text:p>
          </table:table-cell>
          <table:table-cell office:value-type="float" office:value="33.4145812988281" calcext:value-type="float">
            <text:p>33.4145812988281</text:p>
          </table:table-cell>
          <table:table-cell office:value-type="float" office:value="32.5529479980469" calcext:value-type="float">
            <text:p>32.5529479980469</text:p>
          </table:table-cell>
          <table:table-cell office:value-type="float" office:value="32.4573059082031" calcext:value-type="float">
            <text:p>32.4573059082031</text:p>
          </table:table-cell>
          <table:table-cell office:value-type="float" office:value="35.5214538574219" calcext:value-type="float">
            <text:p>35.5214538574219</text:p>
          </table:table-cell>
          <table:table-cell office:value-type="float" office:value="30.5818481445313" calcext:value-type="float">
            <text:p>30.5818481445313</text:p>
          </table:table-cell>
          <table:table-cell office:value-type="float" office:value="33.8858337402344" calcext:value-type="float">
            <text:p>33.8858337402344</text:p>
          </table:table-cell>
          <table:table-cell office:value-type="string" calcext:value-type="string">
            <text:p><text:s/></text:p>
          </table:table-cell>
          <table:table-cell office:value-type="float" office:value="23.3885192871094" calcext:value-type="float">
            <text:p>23.3885192871094</text:p>
          </table:table-cell>
          <table:table-cell office:value-type="float" office:value="24.3063354492187" calcext:value-type="float">
            <text:p>24.3063354492187</text:p>
          </table:table-cell>
          <table:table-cell office:value-type="float" office:value="23.8602600097656" calcext:value-type="float">
            <text:p>23.8602600097656</text:p>
          </table:table-cell>
          <table:table-cell office:value-type="float" office:value="0.540796766506405" calcext:value-type="float">
            <text:p>0.540796766506405</text:p>
          </table:table-cell>
          <table:table-cell/>
          <table:table-cell office:value-type="string" calcext:value-type="string">
            <text:p>2022-04-16 10:42: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.0386352539062" calcext:value-type="float">
            <text:p>33.0386352539062</text:p>
          </table:table-cell>
          <table:table-cell office:value-type="float" office:value="33.8374328613281" calcext:value-type="float">
            <text:p>33.8374328613281</text:p>
          </table:table-cell>
          <table:table-cell office:value-type="float" office:value="32.9987182617187" calcext:value-type="float">
            <text:p>32.9987182617187</text:p>
          </table:table-cell>
          <table:table-cell office:value-type="float" office:value="32.8638610839844" calcext:value-type="float">
            <text:p>32.8638610839844</text:p>
          </table:table-cell>
          <table:table-cell office:value-type="float" office:value="35.7693786621094" calcext:value-type="float">
            <text:p>35.7693786621094</text:p>
          </table:table-cell>
          <table:table-cell office:value-type="float" office:value="30.9317321777344" calcext:value-type="float">
            <text:p>30.9317321777344</text:p>
          </table:table-cell>
          <table:table-cell office:value-type="float" office:value="34.197998046875" calcext:value-type="float">
            <text:p>34.197998046875</text:p>
          </table:table-cell>
          <table:table-cell office:value-type="string" calcext:value-type="string">
            <text:p><text:s/></text:p>
          </table:table-cell>
          <table:table-cell office:value-type="float" office:value="23.3549499511719" calcext:value-type="float">
            <text:p>23.3549499511719</text:p>
          </table:table-cell>
          <table:table-cell office:value-type="float" office:value="24.2756652832031" calcext:value-type="float">
            <text:p>24.2756652832031</text:p>
          </table:table-cell>
          <table:table-cell office:value-type="float" office:value="23.9190979003906" calcext:value-type="float">
            <text:p>23.9190979003906</text:p>
          </table:table-cell>
          <table:table-cell office:value-type="float" office:value="0.553363442608691" calcext:value-type="float">
            <text:p>0.553363442608691</text:p>
          </table:table-cell>
          <table:table-cell/>
          <table:table-cell office:value-type="string" calcext:value-type="string">
            <text:p>2022-04-16 10:43:1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.5549011230469" calcext:value-type="float">
            <text:p>33.5549011230469</text:p>
          </table:table-cell>
          <table:table-cell office:value-type="float" office:value="34.3021545410156" calcext:value-type="float">
            <text:p>34.3021545410156</text:p>
          </table:table-cell>
          <table:table-cell office:value-type="float" office:value="33.340576171875" calcext:value-type="float">
            <text:p>33.340576171875</text:p>
          </table:table-cell>
          <table:table-cell office:value-type="float" office:value="33.1796264648437" calcext:value-type="float">
            <text:p>33.1796264648437</text:p>
          </table:table-cell>
          <table:table-cell office:value-type="float" office:value="36.3070068359375" calcext:value-type="float">
            <text:p>36.3070068359375</text:p>
          </table:table-cell>
          <table:table-cell office:value-type="float" office:value="31.0437927246094" calcext:value-type="float">
            <text:p>31.0437927246094</text:p>
          </table:table-cell>
          <table:table-cell office:value-type="float" office:value="34.8211059570312" calcext:value-type="float">
            <text:p>34.8211059570312</text:p>
          </table:table-cell>
          <table:table-cell office:value-type="string" calcext:value-type="string">
            <text:p><text:s/></text:p>
          </table:table-cell>
          <table:table-cell office:value-type="float" office:value="23.2091064453125" calcext:value-type="float">
            <text:p>23.2091064453125</text:p>
          </table:table-cell>
          <table:table-cell office:value-type="float" office:value="24.2917175292969" calcext:value-type="float">
            <text:p>24.2917175292969</text:p>
          </table:table-cell>
          <table:table-cell office:value-type="float" office:value="24.0427856445312" calcext:value-type="float">
            <text:p>24.0427856445312</text:p>
          </table:table-cell>
          <table:table-cell office:value-type="float" office:value="0.566733286699911" calcext:value-type="float">
            <text:p>0.566733286699911</text:p>
          </table:table-cell>
          <table:table-cell/>
          <table:table-cell office:value-type="string" calcext:value-type="string">
            <text:p>2022-04-16 10:44:1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.8759765625" calcext:value-type="float">
            <text:p>33.8759765625</text:p>
          </table:table-cell>
          <table:table-cell office:value-type="float" office:value="34.6063537597656" calcext:value-type="float">
            <text:p>34.6063537597656</text:p>
          </table:table-cell>
          <table:table-cell office:value-type="float" office:value="33.7193603515625" calcext:value-type="float">
            <text:p>33.7193603515625</text:p>
          </table:table-cell>
          <table:table-cell office:value-type="float" office:value="33.4627990722656" calcext:value-type="float">
            <text:p>33.4627990722656</text:p>
          </table:table-cell>
          <table:table-cell office:value-type="float" office:value="36.8035888671875" calcext:value-type="float">
            <text:p>36.8035888671875</text:p>
          </table:table-cell>
          <table:table-cell office:value-type="float" office:value="31.4302673339844" calcext:value-type="float">
            <text:p>31.4302673339844</text:p>
          </table:table-cell>
          <table:table-cell office:value-type="float" office:value="34.9945068359375" calcext:value-type="float">
            <text:p>34.9945068359375</text:p>
          </table:table-cell>
          <table:table-cell office:value-type="string" calcext:value-type="string">
            <text:p><text:s/></text:p>
          </table:table-cell>
          <table:table-cell office:value-type="float" office:value="23.155029296875" calcext:value-type="float">
            <text:p>23.155029296875</text:p>
          </table:table-cell>
          <table:table-cell office:value-type="float" office:value="24.2910766601562" calcext:value-type="float">
            <text:p>24.2910766601562</text:p>
          </table:table-cell>
          <table:table-cell office:value-type="float" office:value="24.1977233886719" calcext:value-type="float">
            <text:p>24.1977233886719</text:p>
          </table:table-cell>
          <table:table-cell office:value-type="float" office:value="0.574600288811631" calcext:value-type="float">
            <text:p>0.574600288811631</text:p>
          </table:table-cell>
          <table:table-cell/>
          <table:table-cell office:value-type="string" calcext:value-type="string">
            <text:p>2022-04-16 10:45:1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.2287902832031" calcext:value-type="float">
            <text:p>34.2287902832031</text:p>
          </table:table-cell>
          <table:table-cell office:value-type="float" office:value="34.9797973632812" calcext:value-type="float">
            <text:p>34.9797973632812</text:p>
          </table:table-cell>
          <table:table-cell office:value-type="float" office:value="34.1166076660156" calcext:value-type="float">
            <text:p>34.1166076660156</text:p>
          </table:table-cell>
          <table:table-cell office:value-type="float" office:value="33.9665832519531" calcext:value-type="float">
            <text:p>33.9665832519531</text:p>
          </table:table-cell>
          <table:table-cell office:value-type="float" office:value="37.0482788085937" calcext:value-type="float">
            <text:p>37.0482788085937</text:p>
          </table:table-cell>
          <table:table-cell office:value-type="float" office:value="31.9616394042969" calcext:value-type="float">
            <text:p>31.9616394042969</text:p>
          </table:table-cell>
          <table:table-cell office:value-type="float" office:value="35.3807983398437" calcext:value-type="float">
            <text:p>35.3807983398437</text:p>
          </table:table-cell>
          <table:table-cell office:value-type="string" calcext:value-type="string">
            <text:p><text:s/></text:p>
          </table:table-cell>
          <table:table-cell office:value-type="float" office:value="22.959716796875" calcext:value-type="float">
            <text:p>22.959716796875</text:p>
          </table:table-cell>
          <table:table-cell office:value-type="float" office:value="24.4005126953125" calcext:value-type="float">
            <text:p>24.4005126953125</text:p>
          </table:table-cell>
          <table:table-cell office:value-type="float" office:value="24.2307434082031" calcext:value-type="float">
            <text:p>24.2307434082031</text:p>
          </table:table-cell>
          <table:table-cell office:value-type="float" office:value="0.584106868834007" calcext:value-type="float">
            <text:p>0.584106868834007</text:p>
          </table:table-cell>
          <table:table-cell/>
          <table:table-cell office:value-type="string" calcext:value-type="string">
            <text:p>2022-04-16 10:46: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.5653686523437" calcext:value-type="float">
            <text:p>34.5653686523437</text:p>
          </table:table-cell>
          <table:table-cell office:value-type="float" office:value="35.3067626953125" calcext:value-type="float">
            <text:p>35.3067626953125</text:p>
          </table:table-cell>
          <table:table-cell office:value-type="float" office:value="34.3401489257812" calcext:value-type="float">
            <text:p>34.3401489257812</text:p>
          </table:table-cell>
          <table:table-cell office:value-type="float" office:value="34.1925964355469" calcext:value-type="float">
            <text:p>34.1925964355469</text:p>
          </table:table-cell>
          <table:table-cell office:value-type="float" office:value="37.5077209472656" calcext:value-type="float">
            <text:p>37.5077209472656</text:p>
          </table:table-cell>
          <table:table-cell office:value-type="float" office:value="32.3677673339844" calcext:value-type="float">
            <text:p>32.3677673339844</text:p>
          </table:table-cell>
          <table:table-cell office:value-type="float" office:value="35.9062194824219" calcext:value-type="float">
            <text:p>35.9062194824219</text:p>
          </table:table-cell>
          <table:table-cell office:value-type="string" calcext:value-type="string">
            <text:p><text:s/></text:p>
          </table:table-cell>
          <table:table-cell office:value-type="float" office:value="23.0108032226562" calcext:value-type="float">
            <text:p>23.0108032226562</text:p>
          </table:table-cell>
          <table:table-cell office:value-type="float" office:value="24.5422668457031" calcext:value-type="float">
            <text:p>24.5422668457031</text:p>
          </table:table-cell>
          <table:table-cell office:value-type="float" office:value="24.45654296875" calcext:value-type="float">
            <text:p>24.45654296875</text:p>
          </table:table-cell>
          <table:table-cell office:value-type="float" office:value="0.590409202275314" calcext:value-type="float">
            <text:p>0.590409202275314</text:p>
          </table:table-cell>
          <table:table-cell/>
          <table:table-cell office:value-type="string" calcext:value-type="string">
            <text:p>2022-04-16 10:47:1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.0494689941406" calcext:value-type="float">
            <text:p>35.0494689941406</text:p>
          </table:table-cell>
          <table:table-cell office:value-type="float" office:value="35.60009765625" calcext:value-type="float">
            <text:p>35.60009765625</text:p>
          </table:table-cell>
          <table:table-cell office:value-type="float" office:value="34.7555541992187" calcext:value-type="float">
            <text:p>34.7555541992187</text:p>
          </table:table-cell>
          <table:table-cell office:value-type="float" office:value="34.5467224121094" calcext:value-type="float">
            <text:p>34.5467224121094</text:p>
          </table:table-cell>
          <table:table-cell office:value-type="float" office:value="37.8529663085938" calcext:value-type="float">
            <text:p>37.8529663085938</text:p>
          </table:table-cell>
          <table:table-cell office:value-type="float" office:value="32.5773315429687" calcext:value-type="float">
            <text:p>32.5773315429687</text:p>
          </table:table-cell>
          <table:table-cell office:value-type="float" office:value="36.1368713378906" calcext:value-type="float">
            <text:p>36.1368713378906</text:p>
          </table:table-cell>
          <table:table-cell office:value-type="string" calcext:value-type="string">
            <text:p><text:s/></text:p>
          </table:table-cell>
          <table:table-cell office:value-type="float" office:value="23.1479187011719" calcext:value-type="float">
            <text:p>23.1479187011719</text:p>
          </table:table-cell>
          <table:table-cell office:value-type="float" office:value="24.3504638671875" calcext:value-type="float">
            <text:p>24.3504638671875</text:p>
          </table:table-cell>
          <table:table-cell office:value-type="float" office:value="24.7857666015625" calcext:value-type="float">
            <text:p>24.7857666015625</text:p>
          </table:table-cell>
          <table:table-cell office:value-type="float" office:value="0.600737026545006" calcext:value-type="float">
            <text:p>0.600737026545006</text:p>
          </table:table-cell>
          <table:table-cell/>
          <table:table-cell office:value-type="string" calcext:value-type="string">
            <text:p>2022-04-16 10:48:1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.4526062011719" calcext:value-type="float">
            <text:p>35.4526062011719</text:p>
          </table:table-cell>
          <table:table-cell office:value-type="float" office:value="36.0169372558594" calcext:value-type="float">
            <text:p>36.0169372558594</text:p>
          </table:table-cell>
          <table:table-cell office:value-type="float" office:value="35.1202087402344" calcext:value-type="float">
            <text:p>35.1202087402344</text:p>
          </table:table-cell>
          <table:table-cell office:value-type="float" office:value="34.9032287597656" calcext:value-type="float">
            <text:p>34.9032287597656</text:p>
          </table:table-cell>
          <table:table-cell office:value-type="float" office:value="38.1893005371094" calcext:value-type="float">
            <text:p>38.1893005371094</text:p>
          </table:table-cell>
          <table:table-cell office:value-type="float" office:value="33.1453552246094" calcext:value-type="float">
            <text:p>33.1453552246094</text:p>
          </table:table-cell>
          <table:table-cell office:value-type="float" office:value="36.4628601074219" calcext:value-type="float">
            <text:p>36.4628601074219</text:p>
          </table:table-cell>
          <table:table-cell office:value-type="string" calcext:value-type="string">
            <text:p><text:s/></text:p>
          </table:table-cell>
          <table:table-cell office:value-type="float" office:value="23.0014343261719" calcext:value-type="float">
            <text:p>23.0014343261719</text:p>
          </table:table-cell>
          <table:table-cell office:value-type="float" office:value="24.5310668945312" calcext:value-type="float">
            <text:p>24.5310668945312</text:p>
          </table:table-cell>
          <table:table-cell office:value-type="float" office:value="25.0461120605469" calcext:value-type="float">
            <text:p>25.0461120605469</text:p>
          </table:table-cell>
          <table:table-cell office:value-type="float" office:value="0.608658257431871" calcext:value-type="float">
            <text:p>0.608658257431871</text:p>
          </table:table-cell>
          <table:table-cell/>
          <table:table-cell office:value-type="string" calcext:value-type="string">
            <text:p>2022-04-16 10:49:1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.8114624023437" calcext:value-type="float">
            <text:p>35.8114624023437</text:p>
          </table:table-cell>
          <table:table-cell office:value-type="float" office:value="36.3626098632812" calcext:value-type="float">
            <text:p>36.3626098632812</text:p>
          </table:table-cell>
          <table:table-cell office:value-type="float" office:value="35.5192565917969" calcext:value-type="float">
            <text:p>35.5192565917969</text:p>
          </table:table-cell>
          <table:table-cell office:value-type="float" office:value="35.2503356933594" calcext:value-type="float">
            <text:p>35.2503356933594</text:p>
          </table:table-cell>
          <table:table-cell office:value-type="float" office:value="38.515625" calcext:value-type="float">
            <text:p>38.515625</text:p>
          </table:table-cell>
          <table:table-cell office:value-type="float" office:value="33.3183898925781" calcext:value-type="float">
            <text:p>33.3183898925781</text:p>
          </table:table-cell>
          <table:table-cell office:value-type="float" office:value="36.6939392089844" calcext:value-type="float">
            <text:p>36.6939392089844</text:p>
          </table:table-cell>
          <table:table-cell office:value-type="string" calcext:value-type="string">
            <text:p><text:s/></text:p>
          </table:table-cell>
          <table:table-cell office:value-type="float" office:value="22.8717956542969" calcext:value-type="float">
            <text:p>22.8717956542969</text:p>
          </table:table-cell>
          <table:table-cell office:value-type="float" office:value="24.6149597167969" calcext:value-type="float">
            <text:p>24.6149597167969</text:p>
          </table:table-cell>
          <table:table-cell office:value-type="float" office:value="24.9640808105469" calcext:value-type="float">
            <text:p>24.9640808105469</text:p>
          </table:table-cell>
          <table:table-cell office:value-type="float" office:value="0.619249106579878" calcext:value-type="float">
            <text:p>0.619249106579878</text:p>
          </table:table-cell>
          <table:table-cell/>
          <table:table-cell office:value-type="string" calcext:value-type="string">
            <text:p>2022-04-16 10:50:1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.0444946289063" calcext:value-type="float">
            <text:p>36.0444946289063</text:p>
          </table:table-cell>
          <table:table-cell office:value-type="float" office:value="36.5731811523437" calcext:value-type="float">
            <text:p>36.5731811523437</text:p>
          </table:table-cell>
          <table:table-cell office:value-type="float" office:value="35.6690979003906" calcext:value-type="float">
            <text:p>35.6690979003906</text:p>
          </table:table-cell>
          <table:table-cell office:value-type="float" office:value="35.5829467773437" calcext:value-type="float">
            <text:p>35.5829467773437</text:p>
          </table:table-cell>
          <table:table-cell office:value-type="float" office:value="38.7556457519531" calcext:value-type="float">
            <text:p>38.7556457519531</text:p>
          </table:table-cell>
          <table:table-cell office:value-type="float" office:value="33.7527465820312" calcext:value-type="float">
            <text:p>33.7527465820312</text:p>
          </table:table-cell>
          <table:table-cell office:value-type="float" office:value="36.9911193847656" calcext:value-type="float">
            <text:p>36.9911193847656</text:p>
          </table:table-cell>
          <table:table-cell office:value-type="string" calcext:value-type="string">
            <text:p><text:s/></text:p>
          </table:table-cell>
          <table:table-cell office:value-type="float" office:value="23.3379516601562" calcext:value-type="float">
            <text:p>23.3379516601562</text:p>
          </table:table-cell>
          <table:table-cell office:value-type="float" office:value="24.392578125" calcext:value-type="float">
            <text:p>24.392578125</text:p>
          </table:table-cell>
          <table:table-cell office:value-type="float" office:value="25.0149230957031" calcext:value-type="float">
            <text:p>25.0149230957031</text:p>
          </table:table-cell>
          <table:table-cell office:value-type="float" office:value="0.627651502954678" calcext:value-type="float">
            <text:p>0.627651502954678</text:p>
          </table:table-cell>
          <table:table-cell/>
          <table:table-cell office:value-type="string" calcext:value-type="string">
            <text:p>2022-04-16 10:51:1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29443359375" calcext:value-type="float">
            <text:p>36.29443359375</text:p>
          </table:table-cell>
          <table:table-cell office:value-type="float" office:value="37.2607421875" calcext:value-type="float">
            <text:p>37.2607421875</text:p>
          </table:table-cell>
          <table:table-cell office:value-type="float" office:value="35.84375" calcext:value-type="float">
            <text:p>35.84375</text:p>
          </table:table-cell>
          <table:table-cell office:value-type="float" office:value="35.9618225097656" calcext:value-type="float">
            <text:p>35.9618225097656</text:p>
          </table:table-cell>
          <table:table-cell office:value-type="float" office:value="38.9636535644531" calcext:value-type="float">
            <text:p>38.9636535644531</text:p>
          </table:table-cell>
          <table:table-cell office:value-type="float" office:value="34.217529296875" calcext:value-type="float">
            <text:p>34.217529296875</text:p>
          </table:table-cell>
          <table:table-cell office:value-type="float" office:value="37.4825744628906" calcext:value-type="float">
            <text:p>37.4825744628906</text:p>
          </table:table-cell>
          <table:table-cell office:value-type="string" calcext:value-type="string">
            <text:p><text:s/></text:p>
          </table:table-cell>
          <table:table-cell office:value-type="float" office:value="23.1572570800781" calcext:value-type="float">
            <text:p>23.1572570800781</text:p>
          </table:table-cell>
          <table:table-cell office:value-type="float" office:value="24.4695434570312" calcext:value-type="float">
            <text:p>24.4695434570312</text:p>
          </table:table-cell>
          <table:table-cell office:value-type="float" office:value="24.8911437988281" calcext:value-type="float">
            <text:p>24.8911437988281</text:p>
          </table:table-cell>
          <table:table-cell office:value-type="float" office:value="0.642239349845826" calcext:value-type="float">
            <text:p>0.642239349845826</text:p>
          </table:table-cell>
          <table:table-cell/>
          <table:table-cell office:value-type="string" calcext:value-type="string">
            <text:p>2022-04-16 10:52:1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.5789489746094" calcext:value-type="float">
            <text:p>36.5789489746094</text:p>
          </table:table-cell>
          <table:table-cell office:value-type="float" office:value="37.4372863769531" calcext:value-type="float">
            <text:p>37.4372863769531</text:p>
          </table:table-cell>
          <table:table-cell office:value-type="float" office:value="36.2481079101562" calcext:value-type="float">
            <text:p>36.2481079101562</text:p>
          </table:table-cell>
          <table:table-cell office:value-type="float" office:value="36.1650085449219" calcext:value-type="float">
            <text:p>36.1650085449219</text:p>
          </table:table-cell>
          <table:table-cell office:value-type="float" office:value="39.3174133300781" calcext:value-type="float">
            <text:p>39.3174133300781</text:p>
          </table:table-cell>
          <table:table-cell office:value-type="float" office:value="34.0582885742187" calcext:value-type="float">
            <text:p>34.0582885742187</text:p>
          </table:table-cell>
          <table:table-cell office:value-type="float" office:value="37.7369384765625" calcext:value-type="float">
            <text:p>37.7369384765625</text:p>
          </table:table-cell>
          <table:table-cell office:value-type="string" calcext:value-type="string">
            <text:p><text:s/></text:p>
          </table:table-cell>
          <table:table-cell office:value-type="float" office:value="23.1110534667969" calcext:value-type="float">
            <text:p>23.1110534667969</text:p>
          </table:table-cell>
          <table:table-cell office:value-type="float" office:value="24.6685485839844" calcext:value-type="float">
            <text:p>24.6685485839844</text:p>
          </table:table-cell>
          <table:table-cell office:value-type="float" office:value="24.4346923828125" calcext:value-type="float">
            <text:p>24.4346923828125</text:p>
          </table:table-cell>
          <table:table-cell office:value-type="float" office:value="0.651767069899191" calcext:value-type="float">
            <text:p>0.651767069899191</text:p>
          </table:table-cell>
          <table:table-cell/>
          <table:table-cell office:value-type="string" calcext:value-type="string">
            <text:p>2022-04-16 10:53:1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.0569763183594" calcext:value-type="float">
            <text:p>37.0569763183594</text:p>
          </table:table-cell>
          <table:table-cell office:value-type="float" office:value="37.6524658203125" calcext:value-type="float">
            <text:p>37.6524658203125</text:p>
          </table:table-cell>
          <table:table-cell office:value-type="float" office:value="36.6633911132813" calcext:value-type="float">
            <text:p>36.6633911132813</text:p>
          </table:table-cell>
          <table:table-cell office:value-type="float" office:value="36.575927734375" calcext:value-type="float">
            <text:p>36.575927734375</text:p>
          </table:table-cell>
          <table:table-cell office:value-type="float" office:value="39.7656555175781" calcext:value-type="float">
            <text:p>39.7656555175781</text:p>
          </table:table-cell>
          <table:table-cell office:value-type="float" office:value="34.5776672363281" calcext:value-type="float">
            <text:p>34.5776672363281</text:p>
          </table:table-cell>
          <table:table-cell office:value-type="float" office:value="37.9146423339844" calcext:value-type="float">
            <text:p>37.9146423339844</text:p>
          </table:table-cell>
          <table:table-cell office:value-type="string" calcext:value-type="string">
            <text:p><text:s/></text:p>
          </table:table-cell>
          <table:table-cell office:value-type="float" office:value="23.1505126953125" calcext:value-type="float">
            <text:p>23.1505126953125</text:p>
          </table:table-cell>
          <table:table-cell office:value-type="float" office:value="24.9541015625" calcext:value-type="float">
            <text:p>24.9541015625</text:p>
          </table:table-cell>
          <table:table-cell office:value-type="float" office:value="25.0055541992187" calcext:value-type="float">
            <text:p>25.0055541992187</text:p>
          </table:table-cell>
          <table:table-cell office:value-type="float" office:value="0.65360824404739" calcext:value-type="float">
            <text:p>0.65360824404739</text:p>
          </table:table-cell>
          <table:table-cell/>
          <table:table-cell office:value-type="string" calcext:value-type="string">
            <text:p>2022-04-16 10:54: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.3612365722656" calcext:value-type="float">
            <text:p>37.3612365722656</text:p>
          </table:table-cell>
          <table:table-cell office:value-type="float" office:value="37.9031677246094" calcext:value-type="float">
            <text:p>37.9031677246094</text:p>
          </table:table-cell>
          <table:table-cell office:value-type="float" office:value="37.0396423339844" calcext:value-type="float">
            <text:p>37.0396423339844</text:p>
          </table:table-cell>
          <table:table-cell office:value-type="float" office:value="36.7145080566406" calcext:value-type="float">
            <text:p>36.7145080566406</text:p>
          </table:table-cell>
          <table:table-cell office:value-type="float" office:value="40.120361328125" calcext:value-type="float">
            <text:p>40.120361328125</text:p>
          </table:table-cell>
          <table:table-cell office:value-type="float" office:value="35.0889282226562" calcext:value-type="float">
            <text:p>35.0889282226562</text:p>
          </table:table-cell>
          <table:table-cell office:value-type="float" office:value="38.2669372558594" calcext:value-type="float">
            <text:p>38.2669372558594</text:p>
          </table:table-cell>
          <table:table-cell office:value-type="string" calcext:value-type="string">
            <text:p><text:s/></text:p>
          </table:table-cell>
          <table:table-cell office:value-type="float" office:value="22.8602294921875" calcext:value-type="float">
            <text:p>22.8602294921875</text:p>
          </table:table-cell>
          <table:table-cell office:value-type="float" office:value="24.8505554199219" calcext:value-type="float">
            <text:p>24.8505554199219</text:p>
          </table:table-cell>
          <table:table-cell office:value-type="float" office:value="25.1138610839844" calcext:value-type="float">
            <text:p>25.1138610839844</text:p>
          </table:table-cell>
          <table:table-cell office:value-type="float" office:value="0.661917654923567" calcext:value-type="float">
            <text:p>0.661917654923567</text:p>
          </table:table-cell>
          <table:table-cell/>
          <table:table-cell office:value-type="string" calcext:value-type="string">
            <text:p>2022-04-16 10:55:1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.68115234375" calcext:value-type="float">
            <text:p>37.68115234375</text:p>
          </table:table-cell>
          <table:table-cell office:value-type="float" office:value="38.297119140625" calcext:value-type="float">
            <text:p>38.297119140625</text:p>
          </table:table-cell>
          <table:table-cell office:value-type="float" office:value="37.1358947753906" calcext:value-type="float">
            <text:p>37.1358947753906</text:p>
          </table:table-cell>
          <table:table-cell office:value-type="float" office:value="36.9874267578125" calcext:value-type="float">
            <text:p>36.9874267578125</text:p>
          </table:table-cell>
          <table:table-cell office:value-type="float" office:value="40.2920227050781" calcext:value-type="float">
            <text:p>40.2920227050781</text:p>
          </table:table-cell>
          <table:table-cell office:value-type="float" office:value="35.4373168945312" calcext:value-type="float">
            <text:p>35.4373168945312</text:p>
          </table:table-cell>
          <table:table-cell office:value-type="float" office:value="38.6324157714844" calcext:value-type="float">
            <text:p>38.6324157714844</text:p>
          </table:table-cell>
          <table:table-cell office:value-type="string" calcext:value-type="string">
            <text:p><text:s/></text:p>
          </table:table-cell>
          <table:table-cell office:value-type="float" office:value="23.1585083007812" calcext:value-type="float">
            <text:p>23.1585083007812</text:p>
          </table:table-cell>
          <table:table-cell office:value-type="float" office:value="25.1589660644531" calcext:value-type="float">
            <text:p>25.1589660644531</text:p>
          </table:table-cell>
          <table:table-cell office:value-type="float" office:value="25.1998291015625" calcext:value-type="float">
            <text:p>25.1998291015625</text:p>
          </table:table-cell>
          <table:table-cell office:value-type="float" office:value="0.668708506907065" calcext:value-type="float">
            <text:p>0.668708506907065</text:p>
          </table:table-cell>
          <table:table-cell/>
          <table:table-cell office:value-type="string" calcext:value-type="string">
            <text:p>2022-04-16 10:56:1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.8482666015625" calcext:value-type="float">
            <text:p>37.8482666015625</text:p>
          </table:table-cell>
          <table:table-cell office:value-type="float" office:value="38.8138732910156" calcext:value-type="float">
            <text:p>38.8138732910156</text:p>
          </table:table-cell>
          <table:table-cell office:value-type="float" office:value="37.3967590332031" calcext:value-type="float">
            <text:p>37.3967590332031</text:p>
          </table:table-cell>
          <table:table-cell office:value-type="float" office:value="37.2837524414062" calcext:value-type="float">
            <text:p>37.2837524414062</text:p>
          </table:table-cell>
          <table:table-cell office:value-type="float" office:value="40.6173706054688" calcext:value-type="float">
            <text:p>40.6173706054688</text:p>
          </table:table-cell>
          <table:table-cell office:value-type="float" office:value="35.4089050292969" calcext:value-type="float">
            <text:p>35.4089050292969</text:p>
          </table:table-cell>
          <table:table-cell office:value-type="float" office:value="38.9974060058594" calcext:value-type="float">
            <text:p>38.9974060058594</text:p>
          </table:table-cell>
          <table:table-cell office:value-type="string" calcext:value-type="string">
            <text:p><text:s/></text:p>
          </table:table-cell>
          <table:table-cell office:value-type="float" office:value="23.0786743164062" calcext:value-type="float">
            <text:p>23.0786743164062</text:p>
          </table:table-cell>
          <table:table-cell office:value-type="float" office:value="24.9704284667969" calcext:value-type="float">
            <text:p>24.9704284667969</text:p>
          </table:table-cell>
          <table:table-cell office:value-type="float" office:value="24.9053649902344" calcext:value-type="float">
            <text:p>24.9053649902344</text:p>
          </table:table-cell>
          <table:table-cell office:value-type="float" office:value="0.683855951864888" calcext:value-type="float">
            <text:p>0.683855951864888</text:p>
          </table:table-cell>
          <table:table-cell/>
          <table:table-cell office:value-type="string" calcext:value-type="string">
            <text:p>2022-04-16 10:57:16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.2829284667969" calcext:value-type="float">
            <text:p>38.2829284667969</text:p>
          </table:table-cell>
          <table:table-cell office:value-type="float" office:value="38.990478515625" calcext:value-type="float">
            <text:p>38.990478515625</text:p>
          </table:table-cell>
          <table:table-cell office:value-type="float" office:value="37.7868957519531" calcext:value-type="float">
            <text:p>37.7868957519531</text:p>
          </table:table-cell>
          <table:table-cell office:value-type="float" office:value="37.666015625" calcext:value-type="float">
            <text:p>37.666015625</text:p>
          </table:table-cell>
          <table:table-cell office:value-type="float" office:value="40.8045349121094" calcext:value-type="float">
            <text:p>40.8045349121094</text:p>
          </table:table-cell>
          <table:table-cell office:value-type="float" office:value="35.9590454101563" calcext:value-type="float">
            <text:p>35.9590454101563</text:p>
          </table:table-cell>
          <table:table-cell office:value-type="float" office:value="39.1791381835937" calcext:value-type="float">
            <text:p>39.1791381835937</text:p>
          </table:table-cell>
          <table:table-cell office:value-type="string" calcext:value-type="string">
            <text:p><text:s/></text:p>
          </table:table-cell>
          <table:table-cell office:value-type="float" office:value="23.209228515625" calcext:value-type="float">
            <text:p>23.209228515625</text:p>
          </table:table-cell>
          <table:table-cell office:value-type="float" office:value="24.7997131347656" calcext:value-type="float">
            <text:p>24.7997131347656</text:p>
          </table:table-cell>
          <table:table-cell office:value-type="float" office:value="25.5306396484375" calcext:value-type="float">
            <text:p>25.5306396484375</text:p>
          </table:table-cell>
          <table:table-cell office:value-type="float" office:value="0.68849756736455" calcext:value-type="float">
            <text:p>0.68849756736455</text:p>
          </table:table-cell>
          <table:table-cell/>
          <table:table-cell office:value-type="string" calcext:value-type="string">
            <text:p>2022-04-16 10:58:16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.5950012207031" calcext:value-type="float">
            <text:p>38.5950012207031</text:p>
          </table:table-cell>
          <table:table-cell office:value-type="float" office:value="39.2716064453125" calcext:value-type="float">
            <text:p>39.2716064453125</text:p>
          </table:table-cell>
          <table:table-cell office:value-type="float" office:value="38.0252990722656" calcext:value-type="float">
            <text:p>38.0252990722656</text:p>
          </table:table-cell>
          <table:table-cell office:value-type="float" office:value="37.8570251464844" calcext:value-type="float">
            <text:p>37.8570251464844</text:p>
          </table:table-cell>
          <table:table-cell office:value-type="float" office:value="41.2193908691406" calcext:value-type="float">
            <text:p>41.2193908691406</text:p>
          </table:table-cell>
          <table:table-cell office:value-type="float" office:value="35.9445190429687" calcext:value-type="float">
            <text:p>35.9445190429687</text:p>
          </table:table-cell>
          <table:table-cell office:value-type="float" office:value="39.5912475585937" calcext:value-type="float">
            <text:p>39.5912475585937</text:p>
          </table:table-cell>
          <table:table-cell office:value-type="string" calcext:value-type="string">
            <text:p><text:s/></text:p>
          </table:table-cell>
          <table:table-cell office:value-type="float" office:value="22.9951477050781" calcext:value-type="float">
            <text:p>22.9951477050781</text:p>
          </table:table-cell>
          <table:table-cell office:value-type="float" office:value="25.2687683105469" calcext:value-type="float">
            <text:p>25.2687683105469</text:p>
          </table:table-cell>
          <table:table-cell office:value-type="float" office:value="25.4311828613281" calcext:value-type="float">
            <text:p>25.4311828613281</text:p>
          </table:table-cell>
          <table:table-cell office:value-type="float" office:value="0.693720074150506" calcext:value-type="float">
            <text:p>0.693720074150506</text:p>
          </table:table-cell>
          <table:table-cell/>
          <table:table-cell office:value-type="string" calcext:value-type="string">
            <text:p>2022-04-16 10:59:16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.7701416015625" calcext:value-type="float">
            <text:p>38.7701416015625</text:p>
          </table:table-cell>
          <table:table-cell office:value-type="float" office:value="39.3825073242187" calcext:value-type="float">
            <text:p>39.3825073242187</text:p>
          </table:table-cell>
          <table:table-cell office:value-type="float" office:value="38.3858337402344" calcext:value-type="float">
            <text:p>38.3858337402344</text:p>
          </table:table-cell>
          <table:table-cell office:value-type="float" office:value="38.1089782714844" calcext:value-type="float">
            <text:p>38.1089782714844</text:p>
          </table:table-cell>
          <table:table-cell office:value-type="float" office:value="41.5823669433594" calcext:value-type="float">
            <text:p>41.5823669433594</text:p>
          </table:table-cell>
          <table:table-cell office:value-type="float" office:value="36.2010803222656" calcext:value-type="float">
            <text:p>36.2010803222656</text:p>
          </table:table-cell>
          <table:table-cell office:value-type="float" office:value="39.8174438476562" calcext:value-type="float">
            <text:p>39.8174438476562</text:p>
          </table:table-cell>
          <table:table-cell office:value-type="string" calcext:value-type="string">
            <text:p><text:s/></text:p>
          </table:table-cell>
          <table:table-cell office:value-type="float" office:value="23.1991577148437" calcext:value-type="float">
            <text:p>23.1991577148437</text:p>
          </table:table-cell>
          <table:table-cell office:value-type="float" office:value="25.1105651855469" calcext:value-type="float">
            <text:p>25.1105651855469</text:p>
          </table:table-cell>
          <table:table-cell office:value-type="float" office:value="25.0685119628906" calcext:value-type="float">
            <text:p>25.0685119628906</text:p>
          </table:table-cell>
          <table:table-cell office:value-type="float" office:value="0.703256832333062" calcext:value-type="float">
            <text:p>0.703256832333062</text:p>
          </table:table-cell>
          <table:table-cell/>
          <table:table-cell office:value-type="string" calcext:value-type="string">
            <text:p>2022-04-16 11:00:16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.1163940429687" calcext:value-type="float">
            <text:p>39.1163940429687</text:p>
          </table:table-cell>
          <table:table-cell office:value-type="float" office:value="39.9206848144531" calcext:value-type="float">
            <text:p>39.9206848144531</text:p>
          </table:table-cell>
          <table:table-cell office:value-type="float" office:value="38.5073547363281" calcext:value-type="float">
            <text:p>38.5073547363281</text:p>
          </table:table-cell>
          <table:table-cell office:value-type="float" office:value="38.404052734375" calcext:value-type="float">
            <text:p>38.404052734375</text:p>
          </table:table-cell>
          <table:table-cell office:value-type="float" office:value="41.6770629882813" calcext:value-type="float">
            <text:p>41.6770629882813</text:p>
          </table:table-cell>
          <table:table-cell office:value-type="float" office:value="36.602783203125" calcext:value-type="float">
            <text:p>36.602783203125</text:p>
          </table:table-cell>
          <table:table-cell office:value-type="float" office:value="40.0905151367188" calcext:value-type="float">
            <text:p>40.0905151367188</text:p>
          </table:table-cell>
          <table:table-cell office:value-type="string" calcext:value-type="string">
            <text:p><text:s/></text:p>
          </table:table-cell>
          <table:table-cell office:value-type="float" office:value="23.4403686523437" calcext:value-type="float">
            <text:p>23.4403686523437</text:p>
          </table:table-cell>
          <table:table-cell office:value-type="float" office:value="25.1065979003906" calcext:value-type="float">
            <text:p>25.1065979003906</text:p>
          </table:table-cell>
          <table:table-cell office:value-type="float" office:value="25.1286926269531" calcext:value-type="float">
            <text:p>25.1286926269531</text:p>
          </table:table-cell>
          <table:table-cell office:value-type="float" office:value="0.716011164507528" calcext:value-type="float">
            <text:p>0.716011164507528</text:p>
          </table:table-cell>
          <table:table-cell/>
          <table:table-cell office:value-type="string" calcext:value-type="string">
            <text:p>2022-04-16 11:01:1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.4469299316406" calcext:value-type="float">
            <text:p>39.4469299316406</text:p>
          </table:table-cell>
          <table:table-cell office:value-type="float" office:value="40.20703125" calcext:value-type="float">
            <text:p>40.20703125</text:p>
          </table:table-cell>
          <table:table-cell office:value-type="float" office:value="38.9481201171875" calcext:value-type="float">
            <text:p>38.9481201171875</text:p>
          </table:table-cell>
          <table:table-cell office:value-type="float" office:value="38.7625122070312" calcext:value-type="float">
            <text:p>38.7625122070312</text:p>
          </table:table-cell>
          <table:table-cell office:value-type="float" office:value="41.9879150390625" calcext:value-type="float">
            <text:p>41.9879150390625</text:p>
          </table:table-cell>
          <table:table-cell office:value-type="float" office:value="36.8733825683594" calcext:value-type="float">
            <text:p>36.8733825683594</text:p>
          </table:table-cell>
          <table:table-cell office:value-type="float" office:value="40.37109375" calcext:value-type="float">
            <text:p>40.37109375</text:p>
          </table:table-cell>
          <table:table-cell office:value-type="string" calcext:value-type="string">
            <text:p><text:s/></text:p>
          </table:table-cell>
          <table:table-cell office:value-type="float" office:value="23.3887023925781" calcext:value-type="float">
            <text:p>23.3887023925781</text:p>
          </table:table-cell>
          <table:table-cell office:value-type="float" office:value="25.3325805664062" calcext:value-type="float">
            <text:p>25.3325805664062</text:p>
          </table:table-cell>
          <table:table-cell office:value-type="float" office:value="25.47412109375" calcext:value-type="float">
            <text:p>25.47412109375</text:p>
          </table:table-cell>
          <table:table-cell office:value-type="float" office:value="0.719564221599909" calcext:value-type="float">
            <text:p>0.719564221599909</text:p>
          </table:table-cell>
          <table:table-cell/>
          <table:table-cell office:value-type="string" calcext:value-type="string">
            <text:p>2022-04-16 11:02:16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.6210021972656" calcext:value-type="float">
            <text:p>39.6210021972656</text:p>
          </table:table-cell>
          <table:table-cell office:value-type="float" office:value="40.4664916992188" calcext:value-type="float">
            <text:p>40.4664916992188</text:p>
          </table:table-cell>
          <table:table-cell office:value-type="float" office:value="39.1686401367187" calcext:value-type="float">
            <text:p>39.1686401367187</text:p>
          </table:table-cell>
          <table:table-cell office:value-type="float" office:value="38.9525451660156" calcext:value-type="float">
            <text:p>38.9525451660156</text:p>
          </table:table-cell>
          <table:table-cell office:value-type="float" office:value="42.2857360839844" calcext:value-type="float">
            <text:p>42.2857360839844</text:p>
          </table:table-cell>
          <table:table-cell office:value-type="float" office:value="37.1933898925781" calcext:value-type="float">
            <text:p>37.1933898925781</text:p>
          </table:table-cell>
          <table:table-cell office:value-type="float" office:value="40.7716979980469" calcext:value-type="float">
            <text:p>40.7716979980469</text:p>
          </table:table-cell>
          <table:table-cell office:value-type="string" calcext:value-type="string">
            <text:p><text:s/></text:p>
          </table:table-cell>
          <table:table-cell office:value-type="float" office:value="23.1229248046875" calcext:value-type="float">
            <text:p>23.1229248046875</text:p>
          </table:table-cell>
          <table:table-cell office:value-type="float" office:value="25.428466796875" calcext:value-type="float">
            <text:p>25.428466796875</text:p>
          </table:table-cell>
          <table:table-cell office:value-type="float" office:value="25.4148559570312" calcext:value-type="float">
            <text:p>25.4148559570312</text:p>
          </table:table-cell>
          <table:table-cell office:value-type="float" office:value="0.725725161935401" calcext:value-type="float">
            <text:p>0.725725161935401</text:p>
          </table:table-cell>
          <table:table-cell/>
          <table:table-cell office:value-type="string" calcext:value-type="string">
            <text:p>2022-04-16 11:03:16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.0615844726562" calcext:value-type="float">
            <text:p>40.0615844726562</text:p>
          </table:table-cell>
          <table:table-cell office:value-type="float" office:value="40.7734680175781" calcext:value-type="float">
            <text:p>40.7734680175781</text:p>
          </table:table-cell>
          <table:table-cell office:value-type="float" office:value="39.5612182617187" calcext:value-type="float">
            <text:p>39.5612182617187</text:p>
          </table:table-cell>
          <table:table-cell office:value-type="float" office:value="39.2594604492187" calcext:value-type="float">
            <text:p>39.2594604492187</text:p>
          </table:table-cell>
          <table:table-cell office:value-type="float" office:value="42.6580200195312" calcext:value-type="float">
            <text:p>42.6580200195312</text:p>
          </table:table-cell>
          <table:table-cell office:value-type="float" office:value="37.4438781738281" calcext:value-type="float">
            <text:p>37.4438781738281</text:p>
          </table:table-cell>
          <table:table-cell office:value-type="float" office:value="40.8609924316406" calcext:value-type="float">
            <text:p>40.8609924316406</text:p>
          </table:table-cell>
          <table:table-cell office:value-type="string" calcext:value-type="string">
            <text:p><text:s/></text:p>
          </table:table-cell>
          <table:table-cell office:value-type="float" office:value="23.1556396484375" calcext:value-type="float">
            <text:p>23.1556396484375</text:p>
          </table:table-cell>
          <table:table-cell office:value-type="float" office:value="25.7253112792969" calcext:value-type="float">
            <text:p>25.7253112792969</text:p>
          </table:table-cell>
          <table:table-cell office:value-type="float" office:value="25.9403991699219" calcext:value-type="float">
            <text:p>25.9403991699219</text:p>
          </table:table-cell>
          <table:table-cell office:value-type="float" office:value="0.728726433581255" calcext:value-type="float">
            <text:p>0.728726433581255</text:p>
          </table:table-cell>
          <table:table-cell/>
          <table:table-cell office:value-type="string" calcext:value-type="string">
            <text:p>2022-04-16 11:04:16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.1533813476563" calcext:value-type="float">
            <text:p>40.1533813476563</text:p>
          </table:table-cell>
          <table:table-cell office:value-type="float" office:value="40.9891357421875" calcext:value-type="float">
            <text:p>40.9891357421875</text:p>
          </table:table-cell>
          <table:table-cell office:value-type="float" office:value="39.7747192382812" calcext:value-type="float">
            <text:p>39.7747192382812</text:p>
          </table:table-cell>
          <table:table-cell office:value-type="float" office:value="39.5941162109375" calcext:value-type="float">
            <text:p>39.5941162109375</text:p>
          </table:table-cell>
          <table:table-cell office:value-type="float" office:value="42.865234375" calcext:value-type="float">
            <text:p>42.865234375</text:p>
          </table:table-cell>
          <table:table-cell office:value-type="float" office:value="37.53466796875" calcext:value-type="float">
            <text:p>37.53466796875</text:p>
          </table:table-cell>
          <table:table-cell office:value-type="float" office:value="41.2207641601563" calcext:value-type="float">
            <text:p>41.2207641601563</text:p>
          </table:table-cell>
          <table:table-cell office:value-type="string" calcext:value-type="string">
            <text:p><text:s/></text:p>
          </table:table-cell>
          <table:table-cell office:value-type="float" office:value="23.3684387207031" calcext:value-type="float">
            <text:p>23.3684387207031</text:p>
          </table:table-cell>
          <table:table-cell office:value-type="float" office:value="25.6690979003906" calcext:value-type="float">
            <text:p>25.6690979003906</text:p>
          </table:table-cell>
          <table:table-cell office:value-type="float" office:value="25.9141235351562" calcext:value-type="float">
            <text:p>25.9141235351562</text:p>
          </table:table-cell>
          <table:table-cell office:value-type="float" office:value="0.734184697669322" calcext:value-type="float">
            <text:p>0.734184697669322</text:p>
          </table:table-cell>
          <table:table-cell/>
          <table:table-cell office:value-type="string" calcext:value-type="string">
            <text:p>2022-04-16 11:05:1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.5975952148438" calcext:value-type="float">
            <text:p>40.5975952148438</text:p>
          </table:table-cell>
          <table:table-cell office:value-type="float" office:value="41.0708923339844" calcext:value-type="float">
            <text:p>41.0708923339844</text:p>
          </table:table-cell>
          <table:table-cell office:value-type="float" office:value="39.9343872070312" calcext:value-type="float">
            <text:p>39.9343872070312</text:p>
          </table:table-cell>
          <table:table-cell office:value-type="float" office:value="39.7562255859375" calcext:value-type="float">
            <text:p>39.7562255859375</text:p>
          </table:table-cell>
          <table:table-cell office:value-type="float" office:value="43.2432861328125" calcext:value-type="float">
            <text:p>43.2432861328125</text:p>
          </table:table-cell>
          <table:table-cell office:value-type="float" office:value="38.2616271972656" calcext:value-type="float">
            <text:p>38.2616271972656</text:p>
          </table:table-cell>
          <table:table-cell office:value-type="float" office:value="41.3593444824219" calcext:value-type="float">
            <text:p>41.3593444824219</text:p>
          </table:table-cell>
          <table:table-cell office:value-type="string" calcext:value-type="string">
            <text:p><text:s/></text:p>
          </table:table-cell>
          <table:table-cell office:value-type="float" office:value="23.6178588867187" calcext:value-type="float">
            <text:p>23.6178588867187</text:p>
          </table:table-cell>
          <table:table-cell office:value-type="float" office:value="26.0174255371094" calcext:value-type="float">
            <text:p>26.0174255371094</text:p>
          </table:table-cell>
          <table:table-cell office:value-type="float" office:value="26.3033447265625" calcext:value-type="float">
            <text:p>26.3033447265625</text:p>
          </table:table-cell>
          <table:table-cell office:value-type="float" office:value="0.734700790164978" calcext:value-type="float">
            <text:p>0.734700790164978</text:p>
          </table:table-cell>
          <table:table-cell/>
          <table:table-cell office:value-type="string" calcext:value-type="string">
            <text:p>2022-04-16 11:06:16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.89208984375" calcext:value-type="float">
            <text:p>40.89208984375</text:p>
          </table:table-cell>
          <table:table-cell office:value-type="float" office:value="41.4813842773438" calcext:value-type="float">
            <text:p>41.4813842773438</text:p>
          </table:table-cell>
          <table:table-cell office:value-type="float" office:value="40.2832336425781" calcext:value-type="float">
            <text:p>40.2832336425781</text:p>
          </table:table-cell>
          <table:table-cell office:value-type="float" office:value="40.0990295410156" calcext:value-type="float">
            <text:p>40.0990295410156</text:p>
          </table:table-cell>
          <table:table-cell office:value-type="float" office:value="43.4870300292969" calcext:value-type="float">
            <text:p>43.4870300292969</text:p>
          </table:table-cell>
          <table:table-cell office:value-type="float" office:value="38.5079040527344" calcext:value-type="float">
            <text:p>38.5079040527344</text:p>
          </table:table-cell>
          <table:table-cell office:value-type="float" office:value="41.6091613769531" calcext:value-type="float">
            <text:p>41.6091613769531</text:p>
          </table:table-cell>
          <table:table-cell office:value-type="string" calcext:value-type="string">
            <text:p><text:s/></text:p>
          </table:table-cell>
          <table:table-cell office:value-type="float" office:value="23.8608093261719" calcext:value-type="float">
            <text:p>23.8608093261719</text:p>
          </table:table-cell>
          <table:table-cell office:value-type="float" office:value="26.135498046875" calcext:value-type="float">
            <text:p>26.135498046875</text:p>
          </table:table-cell>
          <table:table-cell office:value-type="float" office:value="26.4762573242187" calcext:value-type="float">
            <text:p>26.4762573242187</text:p>
          </table:table-cell>
          <table:table-cell office:value-type="float" office:value="0.742395914633443" calcext:value-type="float">
            <text:p>0.742395914633443</text:p>
          </table:table-cell>
          <table:table-cell/>
          <table:table-cell office:value-type="string" calcext:value-type="string">
            <text:p>2022-04-16 11:07:1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.0978088378906" calcext:value-type="float">
            <text:p>41.0978088378906</text:p>
          </table:table-cell>
          <table:table-cell office:value-type="float" office:value="41.9692687988281" calcext:value-type="float">
            <text:p>41.9692687988281</text:p>
          </table:table-cell>
          <table:table-cell office:value-type="float" office:value="40.4806823730469" calcext:value-type="float">
            <text:p>40.4806823730469</text:p>
          </table:table-cell>
          <table:table-cell office:value-type="float" office:value="40.2891845703125" calcext:value-type="float">
            <text:p>40.2891845703125</text:p>
          </table:table-cell>
          <table:table-cell office:value-type="float" office:value="43.6130065917969" calcext:value-type="float">
            <text:p>43.6130065917969</text:p>
          </table:table-cell>
          <table:table-cell office:value-type="float" office:value="38.7281799316406" calcext:value-type="float">
            <text:p>38.7281799316406</text:p>
          </table:table-cell>
          <table:table-cell office:value-type="float" office:value="42.1066284179688" calcext:value-type="float">
            <text:p>42.1066284179688</text:p>
          </table:table-cell>
          <table:table-cell office:value-type="string" calcext:value-type="string">
            <text:p><text:s/></text:p>
          </table:table-cell>
          <table:table-cell office:value-type="float" office:value="24.072509765625" calcext:value-type="float">
            <text:p>24.072509765625</text:p>
          </table:table-cell>
          <table:table-cell office:value-type="float" office:value="25.9024353027344" calcext:value-type="float">
            <text:p>25.9024353027344</text:p>
          </table:table-cell>
          <table:table-cell office:value-type="float" office:value="26.375244140625" calcext:value-type="float">
            <text:p>26.375244140625</text:p>
          </table:table-cell>
          <table:table-cell office:value-type="float" office:value="0.756194840078279" calcext:value-type="float">
            <text:p>0.756194840078279</text:p>
          </table:table-cell>
          <table:table-cell/>
          <table:table-cell office:value-type="string" calcext:value-type="string">
            <text:p>2022-04-16 11:08:16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.2321166992188" calcext:value-type="float">
            <text:p>41.2321166992188</text:p>
          </table:table-cell>
          <table:table-cell office:value-type="float" office:value="42.1600036621094" calcext:value-type="float">
            <text:p>42.1600036621094</text:p>
          </table:table-cell>
          <table:table-cell office:value-type="float" office:value="40.7664794921875" calcext:value-type="float">
            <text:p>40.7664794921875</text:p>
          </table:table-cell>
          <table:table-cell office:value-type="float" office:value="40.5651245117187" calcext:value-type="float">
            <text:p>40.5651245117187</text:p>
          </table:table-cell>
          <table:table-cell office:value-type="float" office:value="43.9856872558594" calcext:value-type="float">
            <text:p>43.9856872558594</text:p>
          </table:table-cell>
          <table:table-cell office:value-type="float" office:value="38.7551879882812" calcext:value-type="float">
            <text:p>38.7551879882812</text:p>
          </table:table-cell>
          <table:table-cell office:value-type="float" office:value="42.3853759765625" calcext:value-type="float">
            <text:p>42.3853759765625</text:p>
          </table:table-cell>
          <table:table-cell office:value-type="string" calcext:value-type="string">
            <text:p><text:s/></text:p>
          </table:table-cell>
          <table:table-cell office:value-type="float" office:value="23.875244140625" calcext:value-type="float">
            <text:p>23.875244140625</text:p>
          </table:table-cell>
          <table:table-cell office:value-type="float" office:value="26.1537170410156" calcext:value-type="float">
            <text:p>26.1537170410156</text:p>
          </table:table-cell>
          <table:table-cell office:value-type="float" office:value="26.3722534179688" calcext:value-type="float">
            <text:p>26.3722534179688</text:p>
          </table:table-cell>
          <table:table-cell office:value-type="float" office:value="0.758596990990827" calcext:value-type="float">
            <text:p>0.758596990990827</text:p>
          </table:table-cell>
          <table:table-cell/>
          <table:table-cell office:value-type="string" calcext:value-type="string">
            <text:p>2022-04-16 11:09: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.6410522460938" calcext:value-type="float">
            <text:p>41.6410522460938</text:p>
          </table:table-cell>
          <table:table-cell office:value-type="float" office:value="42.4640197753906" calcext:value-type="float">
            <text:p>42.4640197753906</text:p>
          </table:table-cell>
          <table:table-cell office:value-type="float" office:value="40.9490661621094" calcext:value-type="float">
            <text:p>40.9490661621094</text:p>
          </table:table-cell>
          <table:table-cell office:value-type="float" office:value="40.837158203125" calcext:value-type="float">
            <text:p>40.837158203125</text:p>
          </table:table-cell>
          <table:table-cell office:value-type="float" office:value="44.2646484375" calcext:value-type="float">
            <text:p>44.2646484375</text:p>
          </table:table-cell>
          <table:table-cell office:value-type="float" office:value="39.0652465820312" calcext:value-type="float">
            <text:p>39.0652465820312</text:p>
          </table:table-cell>
          <table:table-cell office:value-type="float" office:value="42.5860290527344" calcext:value-type="float">
            <text:p>42.5860290527344</text:p>
          </table:table-cell>
          <table:table-cell office:value-type="string" calcext:value-type="string">
            <text:p><text:s/></text:p>
          </table:table-cell>
          <table:table-cell office:value-type="float" office:value="24.29443359375" calcext:value-type="float">
            <text:p>24.29443359375</text:p>
          </table:table-cell>
          <table:table-cell office:value-type="float" office:value="26.2181091308594" calcext:value-type="float">
            <text:p>26.2181091308594</text:p>
          </table:table-cell>
          <table:table-cell office:value-type="float" office:value="26.7554626464844" calcext:value-type="float">
            <text:p>26.7554626464844</text:p>
          </table:table-cell>
          <table:table-cell office:value-type="float" office:value="0.764839734054926" calcext:value-type="float">
            <text:p>0.764839734054926</text:p>
          </table:table-cell>
          <table:table-cell/>
          <table:table-cell office:value-type="string" calcext:value-type="string">
            <text:p>2022-04-16 11:10:1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.9933776855469" calcext:value-type="float">
            <text:p>41.9933776855469</text:p>
          </table:table-cell>
          <table:table-cell office:value-type="float" office:value="42.7058410644531" calcext:value-type="float">
            <text:p>42.7058410644531</text:p>
          </table:table-cell>
          <table:table-cell office:value-type="float" office:value="41.3930053710938" calcext:value-type="float">
            <text:p>41.3930053710938</text:p>
          </table:table-cell>
          <table:table-cell office:value-type="float" office:value="41.1307373046875" calcext:value-type="float">
            <text:p>41.1307373046875</text:p>
          </table:table-cell>
          <table:table-cell office:value-type="float" office:value="44.5337219238281" calcext:value-type="float">
            <text:p>44.5337219238281</text:p>
          </table:table-cell>
          <table:table-cell office:value-type="float" office:value="39.6367492675781" calcext:value-type="float">
            <text:p>39.6367492675781</text:p>
          </table:table-cell>
          <table:table-cell office:value-type="float" office:value="42.7578430175781" calcext:value-type="float">
            <text:p>42.7578430175781</text:p>
          </table:table-cell>
          <table:table-cell office:value-type="string" calcext:value-type="string">
            <text:p><text:s/></text:p>
          </table:table-cell>
          <table:table-cell office:value-type="float" office:value="24.2348327636719" calcext:value-type="float">
            <text:p>24.2348327636719</text:p>
          </table:table-cell>
          <table:table-cell office:value-type="float" office:value="26.5815124511719" calcext:value-type="float">
            <text:p>26.5815124511719</text:p>
          </table:table-cell>
          <table:table-cell office:value-type="float" office:value="26.772705078125" calcext:value-type="float">
            <text:p>26.772705078125</text:p>
          </table:table-cell>
          <table:table-cell office:value-type="float" office:value="0.76996557881513" calcext:value-type="float">
            <text:p>0.76996557881513</text:p>
          </table:table-cell>
          <table:table-cell/>
          <table:table-cell office:value-type="string" calcext:value-type="string">
            <text:p>2022-04-16 11:11:1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.122802734375" calcext:value-type="float">
            <text:p>42.122802734375</text:p>
          </table:table-cell>
          <table:table-cell office:value-type="float" office:value="42.9956359863281" calcext:value-type="float">
            <text:p>42.9956359863281</text:p>
          </table:table-cell>
          <table:table-cell office:value-type="float" office:value="41.4241027832031" calcext:value-type="float">
            <text:p>41.4241027832031</text:p>
          </table:table-cell>
          <table:table-cell office:value-type="float" office:value="41.3772888183594" calcext:value-type="float">
            <text:p>41.3772888183594</text:p>
          </table:table-cell>
          <table:table-cell office:value-type="float" office:value="44.4883117675781" calcext:value-type="float">
            <text:p>44.4883117675781</text:p>
          </table:table-cell>
          <table:table-cell office:value-type="float" office:value="39.8658447265625" calcext:value-type="float">
            <text:p>39.8658447265625</text:p>
          </table:table-cell>
          <table:table-cell office:value-type="float" office:value="43.0484924316406" calcext:value-type="float">
            <text:p>43.0484924316406</text:p>
          </table:table-cell>
          <table:table-cell office:value-type="string" calcext:value-type="string">
            <text:p><text:s/></text:p>
          </table:table-cell>
          <table:table-cell office:value-type="float" office:value="24.5133361816406" calcext:value-type="float">
            <text:p>24.5133361816406</text:p>
          </table:table-cell>
          <table:table-cell office:value-type="float" office:value="26.1144104003906" calcext:value-type="float">
            <text:p>26.1144104003906</text:p>
          </table:table-cell>
          <table:table-cell office:value-type="float" office:value="26.7932739257812" calcext:value-type="float">
            <text:p>26.7932739257812</text:p>
          </table:table-cell>
          <table:table-cell office:value-type="float" office:value="0.780761547539178" calcext:value-type="float">
            <text:p>0.780761547539178</text:p>
          </table:table-cell>
          <table:table-cell/>
          <table:table-cell office:value-type="string" calcext:value-type="string">
            <text:p>2022-04-16 11:12:16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.4466857910156" calcext:value-type="float">
            <text:p>42.4466857910156</text:p>
          </table:table-cell>
          <table:table-cell office:value-type="float" office:value="43.1904602050781" calcext:value-type="float">
            <text:p>43.1904602050781</text:p>
          </table:table-cell>
          <table:table-cell office:value-type="float" office:value="41.911865234375" calcext:value-type="float">
            <text:p>41.911865234375</text:p>
          </table:table-cell>
          <table:table-cell office:value-type="float" office:value="41.6150512695313" calcext:value-type="float">
            <text:p>41.6150512695313</text:p>
          </table:table-cell>
          <table:table-cell office:value-type="float" office:value="44.9405212402344" calcext:value-type="float">
            <text:p>44.9405212402344</text:p>
          </table:table-cell>
          <table:table-cell office:value-type="float" office:value="39.9003601074219" calcext:value-type="float">
            <text:p>39.9003601074219</text:p>
          </table:table-cell>
          <table:table-cell office:value-type="float" office:value="43.11083984375" calcext:value-type="float">
            <text:p>43.11083984375</text:p>
          </table:table-cell>
          <table:table-cell office:value-type="string" calcext:value-type="string">
            <text:p><text:s/></text:p>
          </table:table-cell>
          <table:table-cell office:value-type="float" office:value="24.8006286621094" calcext:value-type="float">
            <text:p>24.8006286621094</text:p>
          </table:table-cell>
          <table:table-cell office:value-type="float" office:value="26.4423828125" calcext:value-type="float">
            <text:p>26.4423828125</text:p>
          </table:table-cell>
          <table:table-cell office:value-type="float" office:value="26.7690734863281" calcext:value-type="float">
            <text:p>26.7690734863281</text:p>
          </table:table-cell>
          <table:table-cell office:value-type="float" office:value="0.785523109736405" calcext:value-type="float">
            <text:p>0.785523109736405</text:p>
          </table:table-cell>
          <table:table-cell/>
          <table:table-cell office:value-type="string" calcext:value-type="string">
            <text:p>2022-04-16 11:13:16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5796813964844" calcext:value-type="float">
            <text:p>42.5796813964844</text:p>
          </table:table-cell>
          <table:table-cell office:value-type="float" office:value="43.6401062011719" calcext:value-type="float">
            <text:p>43.6401062011719</text:p>
          </table:table-cell>
          <table:table-cell office:value-type="float" office:value="41.9661865234375" calcext:value-type="float">
            <text:p>41.9661865234375</text:p>
          </table:table-cell>
          <table:table-cell office:value-type="float" office:value="41.9287719726563" calcext:value-type="float">
            <text:p>41.9287719726563</text:p>
          </table:table-cell>
          <table:table-cell office:value-type="float" office:value="45.05615234375" calcext:value-type="float">
            <text:p>45.05615234375</text:p>
          </table:table-cell>
          <table:table-cell office:value-type="float" office:value="40.3253784179688" calcext:value-type="float">
            <text:p>40.3253784179688</text:p>
          </table:table-cell>
          <table:table-cell office:value-type="float" office:value="43.5365295410156" calcext:value-type="float">
            <text:p>43.5365295410156</text:p>
          </table:table-cell>
          <table:table-cell office:value-type="string" calcext:value-type="string">
            <text:p><text:s/></text:p>
          </table:table-cell>
          <table:table-cell office:value-type="float" office:value="25.0881652832031" calcext:value-type="float">
            <text:p>25.0881652832031</text:p>
          </table:table-cell>
          <table:table-cell office:value-type="float" office:value="26.7210693359375" calcext:value-type="float">
            <text:p>26.7210693359375</text:p>
          </table:table-cell>
          <table:table-cell office:value-type="float" office:value="27.2785949707031" calcext:value-type="float">
            <text:p>27.2785949707031</text:p>
          </table:table-cell>
          <table:table-cell office:value-type="float" office:value="0.786384029838982" calcext:value-type="float">
            <text:p>0.786384029838982</text:p>
          </table:table-cell>
          <table:table-cell/>
          <table:table-cell office:value-type="string" calcext:value-type="string">
            <text:p>2022-04-16 11:14:1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8523864746094" calcext:value-type="float">
            <text:p>42.8523864746094</text:p>
          </table:table-cell>
          <table:table-cell office:value-type="float" office:value="43.8462524414063" calcext:value-type="float">
            <text:p>43.8462524414063</text:p>
          </table:table-cell>
          <table:table-cell office:value-type="float" office:value="42.2595825195313" calcext:value-type="float">
            <text:p>42.2595825195313</text:p>
          </table:table-cell>
          <table:table-cell office:value-type="float" office:value="42.1394958496094" calcext:value-type="float">
            <text:p>42.1394958496094</text:p>
          </table:table-cell>
          <table:table-cell office:value-type="float" office:value="45.2974548339844" calcext:value-type="float">
            <text:p>45.2974548339844</text:p>
          </table:table-cell>
          <table:table-cell office:value-type="float" office:value="40.5486450195312" calcext:value-type="float">
            <text:p>40.5486450195312</text:p>
          </table:table-cell>
          <table:table-cell office:value-type="float" office:value="43.7637023925781" calcext:value-type="float">
            <text:p>43.7637023925781</text:p>
          </table:table-cell>
          <table:table-cell office:value-type="string" calcext:value-type="string">
            <text:p><text:s/></text:p>
          </table:table-cell>
          <table:table-cell office:value-type="float" office:value="25.130859375" calcext:value-type="float">
            <text:p>25.130859375</text:p>
          </table:table-cell>
          <table:table-cell office:value-type="float" office:value="26.6021728515625" calcext:value-type="float">
            <text:p>26.6021728515625</text:p>
          </table:table-cell>
          <table:table-cell office:value-type="float" office:value="27.3337097167969" calcext:value-type="float">
            <text:p>27.3337097167969</text:p>
          </table:table-cell>
          <table:table-cell office:value-type="float" office:value="0.794235406710407" calcext:value-type="float">
            <text:p>0.794235406710407</text:p>
          </table:table-cell>
          <table:table-cell/>
          <table:table-cell office:value-type="string" calcext:value-type="string">
            <text:p>2022-04-16 11:15:15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.226318359375" calcext:value-type="float">
            <text:p>43.226318359375</text:p>
          </table:table-cell>
          <table:table-cell office:value-type="float" office:value="44.0557250976562" calcext:value-type="float">
            <text:p>44.0557250976562</text:p>
          </table:table-cell>
          <table:table-cell office:value-type="float" office:value="42.5853881835937" calcext:value-type="float">
            <text:p>42.5853881835937</text:p>
          </table:table-cell>
          <table:table-cell office:value-type="float" office:value="42.3388977050781" calcext:value-type="float">
            <text:p>42.3388977050781</text:p>
          </table:table-cell>
          <table:table-cell office:value-type="float" office:value="45.7797241210938" calcext:value-type="float">
            <text:p>45.7797241210938</text:p>
          </table:table-cell>
          <table:table-cell office:value-type="float" office:value="41.1726684570313" calcext:value-type="float">
            <text:p>41.1726684570313</text:p>
          </table:table-cell>
          <table:table-cell office:value-type="float" office:value="44.0641174316406" calcext:value-type="float">
            <text:p>44.0641174316406</text:p>
          </table:table-cell>
          <table:table-cell office:value-type="string" calcext:value-type="string">
            <text:p><text:s/></text:p>
          </table:table-cell>
          <table:table-cell office:value-type="float" office:value="24.5164184570312" calcext:value-type="float">
            <text:p>24.5164184570312</text:p>
          </table:table-cell>
          <table:table-cell office:value-type="float" office:value="27.2317504882812" calcext:value-type="float">
            <text:p>27.2317504882812</text:p>
          </table:table-cell>
          <table:table-cell office:value-type="float" office:value="27.5458679199219" calcext:value-type="float">
            <text:p>27.5458679199219</text:p>
          </table:table-cell>
          <table:table-cell office:value-type="float" office:value="0.794570430244987" calcext:value-type="float">
            <text:p>0.794570430244987</text:p>
          </table:table-cell>
          <table:table-cell/>
          <table:table-cell office:value-type="string" calcext:value-type="string">
            <text:p>2022-04-16 11:16:16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.4466857910156" calcext:value-type="float">
            <text:p>43.4466857910156</text:p>
          </table:table-cell>
          <table:table-cell office:value-type="float" office:value="44.3374633789063" calcext:value-type="float">
            <text:p>44.3374633789063</text:p>
          </table:table-cell>
          <table:table-cell office:value-type="float" office:value="42.7953186035156" calcext:value-type="float">
            <text:p>42.7953186035156</text:p>
          </table:table-cell>
          <table:table-cell office:value-type="float" office:value="42.6651306152344" calcext:value-type="float">
            <text:p>42.6651306152344</text:p>
          </table:table-cell>
          <table:table-cell office:value-type="float" office:value="45.8189697265625" calcext:value-type="float">
            <text:p>45.8189697265625</text:p>
          </table:table-cell>
          <table:table-cell office:value-type="float" office:value="41.2030639648438" calcext:value-type="float">
            <text:p>41.2030639648438</text:p>
          </table:table-cell>
          <table:table-cell office:value-type="float" office:value="44.2981567382813" calcext:value-type="float">
            <text:p>44.2981567382813</text:p>
          </table:table-cell>
          <table:table-cell office:value-type="string" calcext:value-type="string">
            <text:p><text:s/></text:p>
          </table:table-cell>
          <table:table-cell office:value-type="float" office:value="24.5506286621094" calcext:value-type="float">
            <text:p>24.5506286621094</text:p>
          </table:table-cell>
          <table:table-cell office:value-type="float" office:value="26.58642578125" calcext:value-type="float">
            <text:p>26.58642578125</text:p>
          </table:table-cell>
          <table:table-cell office:value-type="float" office:value="27.3441772460937" calcext:value-type="float">
            <text:p>27.3441772460937</text:p>
          </table:table-cell>
          <table:table-cell office:value-type="float" office:value="0.810635168721357" calcext:value-type="float">
            <text:p>0.810635168721357</text:p>
          </table:table-cell>
          <table:table-cell/>
          <table:table-cell office:value-type="string" calcext:value-type="string">
            <text:p>2022-04-16 11:17:16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.6120910644531" calcext:value-type="float">
            <text:p>43.6120910644531</text:p>
          </table:table-cell>
          <table:table-cell office:value-type="float" office:value="44.5438537597656" calcext:value-type="float">
            <text:p>44.5438537597656</text:p>
          </table:table-cell>
          <table:table-cell office:value-type="float" office:value="42.9852905273438" calcext:value-type="float">
            <text:p>42.9852905273438</text:p>
          </table:table-cell>
          <table:table-cell office:value-type="float" office:value="42.7355651855469" calcext:value-type="float">
            <text:p>42.7355651855469</text:p>
          </table:table-cell>
          <table:table-cell office:value-type="float" office:value="46.145263671875" calcext:value-type="float">
            <text:p>46.145263671875</text:p>
          </table:table-cell>
          <table:table-cell office:value-type="float" office:value="41.4620056152344" calcext:value-type="float">
            <text:p>41.4620056152344</text:p>
          </table:table-cell>
          <table:table-cell office:value-type="float" office:value="44.6886901855469" calcext:value-type="float">
            <text:p>44.6886901855469</text:p>
          </table:table-cell>
          <table:table-cell office:value-type="string" calcext:value-type="string">
            <text:p><text:s/></text:p>
          </table:table-cell>
          <table:table-cell office:value-type="float" office:value="24.0694274902344" calcext:value-type="float">
            <text:p>24.0694274902344</text:p>
          </table:table-cell>
          <table:table-cell office:value-type="float" office:value="26.9800109863281" calcext:value-type="float">
            <text:p>26.9800109863281</text:p>
          </table:table-cell>
          <table:table-cell office:value-type="float" office:value="27.2192687988281" calcext:value-type="float">
            <text:p>27.2192687988281</text:p>
          </table:table-cell>
          <table:table-cell office:value-type="float" office:value="0.813536714568852" calcext:value-type="float">
            <text:p>0.813536714568852</text:p>
          </table:table-cell>
          <table:table-cell/>
          <table:table-cell office:value-type="string" calcext:value-type="string">
            <text:p>2022-04-16 11:18:15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.9494323730469" calcext:value-type="float">
            <text:p>43.9494323730469</text:p>
          </table:table-cell>
          <table:table-cell office:value-type="float" office:value="44.7882690429688" calcext:value-type="float">
            <text:p>44.7882690429688</text:p>
          </table:table-cell>
          <table:table-cell office:value-type="float" office:value="43.240234375" calcext:value-type="float">
            <text:p>43.240234375</text:p>
          </table:table-cell>
          <table:table-cell office:value-type="float" office:value="42.9421691894531" calcext:value-type="float">
            <text:p>42.9421691894531</text:p>
          </table:table-cell>
          <table:table-cell office:value-type="float" office:value="46.5526123046875" calcext:value-type="float">
            <text:p>46.5526123046875</text:p>
          </table:table-cell>
          <table:table-cell office:value-type="float" office:value="41.8360290527344" calcext:value-type="float">
            <text:p>41.8360290527344</text:p>
          </table:table-cell>
          <table:table-cell office:value-type="float" office:value="44.9837951660156" calcext:value-type="float">
            <text:p>44.9837951660156</text:p>
          </table:table-cell>
          <table:table-cell office:value-type="string" calcext:value-type="string">
            <text:p><text:s/></text:p>
          </table:table-cell>
          <table:table-cell office:value-type="float" office:value="23.9114074707031" calcext:value-type="float">
            <text:p>23.9114074707031</text:p>
          </table:table-cell>
          <table:table-cell office:value-type="float" office:value="26.9420471191406" calcext:value-type="float">
            <text:p>26.9420471191406</text:p>
          </table:table-cell>
          <table:table-cell office:value-type="float" office:value="27.4129333496094" calcext:value-type="float">
            <text:p>27.4129333496094</text:p>
          </table:table-cell>
          <table:table-cell office:value-type="float" office:value="0.820734282365934" calcext:value-type="float">
            <text:p>0.820734282365934</text:p>
          </table:table-cell>
          <table:table-cell/>
          <table:table-cell office:value-type="string" calcext:value-type="string">
            <text:p>2022-04-16 11:19:15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.0220947265625" calcext:value-type="float">
            <text:p>44.0220947265625</text:p>
          </table:table-cell>
          <table:table-cell office:value-type="float" office:value="45.0719604492187" calcext:value-type="float">
            <text:p>45.0719604492187</text:p>
          </table:table-cell>
          <table:table-cell office:value-type="float" office:value="43.3875122070313" calcext:value-type="float">
            <text:p>43.3875122070313</text:p>
          </table:table-cell>
          <table:table-cell office:value-type="float" office:value="43.3461303710938" calcext:value-type="float">
            <text:p>43.3461303710938</text:p>
          </table:table-cell>
          <table:table-cell office:value-type="float" office:value="46.5319519042969" calcext:value-type="float">
            <text:p>46.5319519042969</text:p>
          </table:table-cell>
          <table:table-cell office:value-type="float" office:value="41.7515563964844" calcext:value-type="float">
            <text:p>41.7515563964844</text:p>
          </table:table-cell>
          <table:table-cell office:value-type="float" office:value="45.0524597167969" calcext:value-type="float">
            <text:p>45.0524597167969</text:p>
          </table:table-cell>
          <table:table-cell office:value-type="string" calcext:value-type="string">
            <text:p><text:s/></text:p>
          </table:table-cell>
          <table:table-cell office:value-type="float" office:value="24.3783264160156" calcext:value-type="float">
            <text:p>24.3783264160156</text:p>
          </table:table-cell>
          <table:table-cell office:value-type="float" office:value="26.784423828125" calcext:value-type="float">
            <text:p>26.784423828125</text:p>
          </table:table-cell>
          <table:table-cell office:value-type="float" office:value="27.3166198730469" calcext:value-type="float">
            <text:p>27.3166198730469</text:p>
          </table:table-cell>
          <table:table-cell office:value-type="float" office:value="0.828649998462106" calcext:value-type="float">
            <text:p>0.828649998462106</text:p>
          </table:table-cell>
          <table:table-cell/>
          <table:table-cell office:value-type="string" calcext:value-type="string">
            <text:p>2022-04-16 11:20:16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.2702026367188" calcext:value-type="float">
            <text:p>44.2702026367188</text:p>
          </table:table-cell>
          <table:table-cell office:value-type="float" office:value="45.3855285644531" calcext:value-type="float">
            <text:p>45.3855285644531</text:p>
          </table:table-cell>
          <table:table-cell office:value-type="float" office:value="43.7471618652344" calcext:value-type="float">
            <text:p>43.7471618652344</text:p>
          </table:table-cell>
          <table:table-cell office:value-type="float" office:value="43.6014709472656" calcext:value-type="float">
            <text:p>43.6014709472656</text:p>
          </table:table-cell>
          <table:table-cell office:value-type="float" office:value="46.7999877929688" calcext:value-type="float">
            <text:p>46.7999877929688</text:p>
          </table:table-cell>
          <table:table-cell office:value-type="float" office:value="42.4720153808594" calcext:value-type="float">
            <text:p>42.4720153808594</text:p>
          </table:table-cell>
          <table:table-cell office:value-type="float" office:value="45.21435546875" calcext:value-type="float">
            <text:p>45.21435546875</text:p>
          </table:table-cell>
          <table:table-cell office:value-type="string" calcext:value-type="string">
            <text:p><text:s/></text:p>
          </table:table-cell>
          <table:table-cell office:value-type="float" office:value="24.3829040527344" calcext:value-type="float">
            <text:p>24.3829040527344</text:p>
          </table:table-cell>
          <table:table-cell office:value-type="float" office:value="26.7886962890625" calcext:value-type="float">
            <text:p>26.7886962890625</text:p>
          </table:table-cell>
          <table:table-cell office:value-type="float" office:value="27.5924682617187" calcext:value-type="float">
            <text:p>27.5924682617187</text:p>
          </table:table-cell>
          <table:table-cell office:value-type="float" office:value="0.834296071810985" calcext:value-type="float">
            <text:p>0.834296071810985</text:p>
          </table:table-cell>
          <table:table-cell/>
          <table:table-cell office:value-type="string" calcext:value-type="string">
            <text:p>2022-04-16 11:21:16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.6352844238281" calcext:value-type="float">
            <text:p>44.6352844238281</text:p>
          </table:table-cell>
          <table:table-cell office:value-type="float" office:value="45.40771484375" calcext:value-type="float">
            <text:p>45.40771484375</text:p>
          </table:table-cell>
          <table:table-cell office:value-type="float" office:value="44.0054931640625" calcext:value-type="float">
            <text:p>44.0054931640625</text:p>
          </table:table-cell>
          <table:table-cell office:value-type="float" office:value="43.7658386230469" calcext:value-type="float">
            <text:p>43.7658386230469</text:p>
          </table:table-cell>
          <table:table-cell office:value-type="float" office:value="47.3146057128906" calcext:value-type="float">
            <text:p>47.3146057128906</text:p>
          </table:table-cell>
          <table:table-cell office:value-type="float" office:value="42.6174011230469" calcext:value-type="float">
            <text:p>42.6174011230469</text:p>
          </table:table-cell>
          <table:table-cell office:value-type="float" office:value="45.4430847167969" calcext:value-type="float">
            <text:p>45.4430847167969</text:p>
          </table:table-cell>
          <table:table-cell office:value-type="string" calcext:value-type="string">
            <text:p><text:s/></text:p>
          </table:table-cell>
          <table:table-cell office:value-type="float" office:value="24.2909240722656" calcext:value-type="float">
            <text:p>24.2909240722656</text:p>
          </table:table-cell>
          <table:table-cell office:value-type="float" office:value="27.42724609375" calcext:value-type="float">
            <text:p>27.42724609375</text:p>
          </table:table-cell>
          <table:table-cell office:value-type="float" office:value="27.4925842285156" calcext:value-type="float">
            <text:p>27.4925842285156</text:p>
          </table:table-cell>
          <table:table-cell office:value-type="float" office:value="0.834720097939799" calcext:value-type="float">
            <text:p>0.834720097939799</text:p>
          </table:table-cell>
          <table:table-cell/>
          <table:table-cell office:value-type="string" calcext:value-type="string">
            <text:p>2022-04-16 11:22:16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.6886596679687" calcext:value-type="float">
            <text:p>44.6886596679687</text:p>
          </table:table-cell>
          <table:table-cell office:value-type="float" office:value="45.8782348632812" calcext:value-type="float">
            <text:p>45.8782348632812</text:p>
          </table:table-cell>
          <table:table-cell office:value-type="float" office:value="44.1714782714844" calcext:value-type="float">
            <text:p>44.1714782714844</text:p>
          </table:table-cell>
          <table:table-cell office:value-type="float" office:value="43.97265625" calcext:value-type="float">
            <text:p>43.97265625</text:p>
          </table:table-cell>
          <table:table-cell office:value-type="float" office:value="47.3427429199219" calcext:value-type="float">
            <text:p>47.3427429199219</text:p>
          </table:table-cell>
          <table:table-cell office:value-type="float" office:value="42.5720520019531" calcext:value-type="float">
            <text:p>42.5720520019531</text:p>
          </table:table-cell>
          <table:table-cell office:value-type="float" office:value="45.8896179199219" calcext:value-type="float">
            <text:p>45.8896179199219</text:p>
          </table:table-cell>
          <table:table-cell office:value-type="string" calcext:value-type="string">
            <text:p><text:s/></text:p>
          </table:table-cell>
          <table:table-cell office:value-type="float" office:value="24.1280517578125" calcext:value-type="float">
            <text:p>24.1280517578125</text:p>
          </table:table-cell>
          <table:table-cell office:value-type="float" office:value="27.2056274414062" calcext:value-type="float">
            <text:p>27.2056274414062</text:p>
          </table:table-cell>
          <table:table-cell office:value-type="float" office:value="27.1890563964844" calcext:value-type="float">
            <text:p>27.1890563964844</text:p>
          </table:table-cell>
          <table:table-cell office:value-type="float" office:value="0.847881605493741" calcext:value-type="float">
            <text:p>0.847881605493741</text:p>
          </table:table-cell>
          <table:table-cell/>
          <table:table-cell office:value-type="string" calcext:value-type="string">
            <text:p>2022-04-16 11:23:16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.0176391601562" calcext:value-type="float">
            <text:p>45.0176391601562</text:p>
          </table:table-cell>
          <table:table-cell office:value-type="float" office:value="45.9495544433594" calcext:value-type="float">
            <text:p>45.9495544433594</text:p>
          </table:table-cell>
          <table:table-cell office:value-type="float" office:value="44.4566955566406" calcext:value-type="float">
            <text:p>44.4566955566406</text:p>
          </table:table-cell>
          <table:table-cell office:value-type="float" office:value="44.308349609375" calcext:value-type="float">
            <text:p>44.308349609375</text:p>
          </table:table-cell>
          <table:table-cell office:value-type="float" office:value="47.4783020019531" calcext:value-type="float">
            <text:p>47.4783020019531</text:p>
          </table:table-cell>
          <table:table-cell office:value-type="float" office:value="42.5293579101563" calcext:value-type="float">
            <text:p>42.5293579101563</text:p>
          </table:table-cell>
          <table:table-cell office:value-type="float" office:value="45.9393615722656" calcext:value-type="float">
            <text:p>45.9393615722656</text:p>
          </table:table-cell>
          <table:table-cell office:value-type="string" calcext:value-type="string">
            <text:p><text:s/></text:p>
          </table:table-cell>
          <table:table-cell office:value-type="float" office:value="24.4598388671875" calcext:value-type="float">
            <text:p>24.4598388671875</text:p>
          </table:table-cell>
          <table:table-cell office:value-type="float" office:value="26.9230041503906" calcext:value-type="float">
            <text:p>26.9230041503906</text:p>
          </table:table-cell>
          <table:table-cell office:value-type="float" office:value="27.8060302734375" calcext:value-type="float">
            <text:p>27.8060302734375</text:p>
          </table:table-cell>
          <table:table-cell office:value-type="float" office:value="0.850553062018447" calcext:value-type="float">
            <text:p>0.850553062018447</text:p>
          </table:table-cell>
          <table:table-cell/>
          <table:table-cell office:value-type="string" calcext:value-type="string">
            <text:p>2022-04-16 11:24:1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.2988586425781" calcext:value-type="float">
            <text:p>45.2988586425781</text:p>
          </table:table-cell>
          <table:table-cell office:value-type="float" office:value="46.1484985351563" calcext:value-type="float">
            <text:p>46.1484985351563</text:p>
          </table:table-cell>
          <table:table-cell office:value-type="float" office:value="44.6664428710938" calcext:value-type="float">
            <text:p>44.6664428710938</text:p>
          </table:table-cell>
          <table:table-cell office:value-type="float" office:value="44.4669494628906" calcext:value-type="float">
            <text:p>44.4669494628906</text:p>
          </table:table-cell>
          <table:table-cell office:value-type="float" office:value="47.8418884277344" calcext:value-type="float">
            <text:p>47.8418884277344</text:p>
          </table:table-cell>
          <table:table-cell office:value-type="float" office:value="43.3121032714844" calcext:value-type="float">
            <text:p>43.3121032714844</text:p>
          </table:table-cell>
          <table:table-cell office:value-type="float" office:value="46.1134338378906" calcext:value-type="float">
            <text:p>46.1134338378906</text:p>
          </table:table-cell>
          <table:table-cell office:value-type="string" calcext:value-type="string">
            <text:p><text:s/></text:p>
          </table:table-cell>
          <table:table-cell office:value-type="float" office:value="24.2374267578125" calcext:value-type="float">
            <text:p>24.2374267578125</text:p>
          </table:table-cell>
          <table:table-cell office:value-type="float" office:value="27.5261840820312" calcext:value-type="float">
            <text:p>27.5261840820312</text:p>
          </table:table-cell>
          <table:table-cell office:value-type="float" office:value="27.5385131835937" calcext:value-type="float">
            <text:p>27.5385131835937</text:p>
          </table:table-cell>
          <table:table-cell office:value-type="float" office:value="0.854414028257835" calcext:value-type="float">
            <text:p>0.854414028257835</text:p>
          </table:table-cell>
          <table:table-cell/>
          <table:table-cell office:value-type="string" calcext:value-type="string">
            <text:p>2022-04-16 11:25:16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.5299987792969" calcext:value-type="float">
            <text:p>45.5299987792969</text:p>
          </table:table-cell>
          <table:table-cell office:value-type="float" office:value="46.54150390625" calcext:value-type="float">
            <text:p>46.54150390625</text:p>
          </table:table-cell>
          <table:table-cell office:value-type="float" office:value="44.905517578125" calcext:value-type="float">
            <text:p>44.905517578125</text:p>
          </table:table-cell>
          <table:table-cell office:value-type="float" office:value="44.6362915039063" calcext:value-type="float">
            <text:p>44.6362915039063</text:p>
          </table:table-cell>
          <table:table-cell office:value-type="float" office:value="48.0884399414063" calcext:value-type="float">
            <text:p>48.0884399414063</text:p>
          </table:table-cell>
          <table:table-cell office:value-type="float" office:value="43.5354919433594" calcext:value-type="float">
            <text:p>43.5354919433594</text:p>
          </table:table-cell>
          <table:table-cell office:value-type="float" office:value="46.4420471191406" calcext:value-type="float">
            <text:p>46.4420471191406</text:p>
          </table:table-cell>
          <table:table-cell office:value-type="string" calcext:value-type="string">
            <text:p><text:s/></text:p>
          </table:table-cell>
          <table:table-cell office:value-type="float" office:value="24.37158203125" calcext:value-type="float">
            <text:p>24.37158203125</text:p>
          </table:table-cell>
          <table:table-cell office:value-type="float" office:value="27.5307922363281" calcext:value-type="float">
            <text:p>27.5307922363281</text:p>
          </table:table-cell>
          <table:table-cell office:value-type="float" office:value="27.4206237792969" calcext:value-type="float">
            <text:p>27.4206237792969</text:p>
          </table:table-cell>
          <table:table-cell office:value-type="float" office:value="0.864950342253437" calcext:value-type="float">
            <text:p>0.864950342253437</text:p>
          </table:table-cell>
          <table:table-cell/>
          <table:table-cell office:value-type="string" calcext:value-type="string">
            <text:p>2022-04-16 11:26:16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.734375" calcext:value-type="float">
            <text:p>45.734375</text:p>
          </table:table-cell>
          <table:table-cell office:value-type="float" office:value="46.6358337402344" calcext:value-type="float">
            <text:p>46.6358337402344</text:p>
          </table:table-cell>
          <table:table-cell office:value-type="float" office:value="45.1685485839844" calcext:value-type="float">
            <text:p>45.1685485839844</text:p>
          </table:table-cell>
          <table:table-cell office:value-type="float" office:value="44.9230651855469" calcext:value-type="float">
            <text:p>44.9230651855469</text:p>
          </table:table-cell>
          <table:table-cell office:value-type="float" office:value="48.2667236328125" calcext:value-type="float">
            <text:p>48.2667236328125</text:p>
          </table:table-cell>
          <table:table-cell office:value-type="float" office:value="43.8533630371094" calcext:value-type="float">
            <text:p>43.8533630371094</text:p>
          </table:table-cell>
          <table:table-cell office:value-type="float" office:value="46.5163269042969" calcext:value-type="float">
            <text:p>46.5163269042969</text:p>
          </table:table-cell>
          <table:table-cell office:value-type="string" calcext:value-type="string">
            <text:p><text:s/></text:p>
          </table:table-cell>
          <table:table-cell office:value-type="float" office:value="24.4103393554687" calcext:value-type="float">
            <text:p>24.4103393554687</text:p>
          </table:table-cell>
          <table:table-cell office:value-type="float" office:value="27.5098571777344" calcext:value-type="float">
            <text:p>27.5098571777344</text:p>
          </table:table-cell>
          <table:table-cell office:value-type="float" office:value="27.6007690429687" calcext:value-type="float">
            <text:p>27.6007690429687</text:p>
          </table:table-cell>
          <table:table-cell office:value-type="float" office:value="0.867850203025998" calcext:value-type="float">
            <text:p>0.867850203025998</text:p>
          </table:table-cell>
          <table:table-cell/>
          <table:table-cell office:value-type="string" calcext:value-type="string">
            <text:p>2022-04-16 11:27:16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.7967224121094" calcext:value-type="float">
            <text:p>45.7967224121094</text:p>
          </table:table-cell>
          <table:table-cell office:value-type="float" office:value="46.767578125" calcext:value-type="float">
            <text:p>46.767578125</text:p>
          </table:table-cell>
          <table:table-cell office:value-type="float" office:value="45.2729187011719" calcext:value-type="float">
            <text:p>45.2729187011719</text:p>
          </table:table-cell>
          <table:table-cell office:value-type="float" office:value="45.0126342773438" calcext:value-type="float">
            <text:p>45.0126342773438</text:p>
          </table:table-cell>
          <table:table-cell office:value-type="float" office:value="48.5400695800781" calcext:value-type="float">
            <text:p>48.5400695800781</text:p>
          </table:table-cell>
          <table:table-cell office:value-type="float" office:value="43.6150207519531" calcext:value-type="float">
            <text:p>43.6150207519531</text:p>
          </table:table-cell>
          <table:table-cell office:value-type="float" office:value="46.8430480957031" calcext:value-type="float">
            <text:p>46.8430480957031</text:p>
          </table:table-cell>
          <table:table-cell office:value-type="string" calcext:value-type="string">
            <text:p><text:s/></text:p>
          </table:table-cell>
          <table:table-cell office:value-type="float" office:value="24.1735534667969" calcext:value-type="float">
            <text:p>24.1735534667969</text:p>
          </table:table-cell>
          <table:table-cell office:value-type="float" office:value="27.5538940429688" calcext:value-type="float">
            <text:p>27.5538940429688</text:p>
          </table:table-cell>
          <table:table-cell office:value-type="float" office:value="27.6541442871094" calcext:value-type="float">
            <text:p>27.6541442871094</text:p>
          </table:table-cell>
          <table:table-cell office:value-type="float" office:value="0.869795085876945" calcext:value-type="float">
            <text:p>0.869795085876945</text:p>
          </table:table-cell>
          <table:table-cell/>
          <table:table-cell office:value-type="string" calcext:value-type="string">
            <text:p>2022-04-16 11:28:16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.183837890625" calcext:value-type="float">
            <text:p>46.183837890625</text:p>
          </table:table-cell>
          <table:table-cell office:value-type="float" office:value="47.1257019042969" calcext:value-type="float">
            <text:p>47.1257019042969</text:p>
          </table:table-cell>
          <table:table-cell office:value-type="float" office:value="45.5041198730469" calcext:value-type="float">
            <text:p>45.5041198730469</text:p>
          </table:table-cell>
          <table:table-cell office:value-type="float" office:value="45.2210083007813" calcext:value-type="float">
            <text:p>45.2210083007813</text:p>
          </table:table-cell>
          <table:table-cell office:value-type="float" office:value="48.7894897460938" calcext:value-type="float">
            <text:p>48.7894897460938</text:p>
          </table:table-cell>
          <table:table-cell office:value-type="float" office:value="43.948486328125" calcext:value-type="float">
            <text:p>43.948486328125</text:p>
          </table:table-cell>
          <table:table-cell office:value-type="float" office:value="47.0155334472656" calcext:value-type="float">
            <text:p>47.0155334472656</text:p>
          </table:table-cell>
          <table:table-cell office:value-type="string" calcext:value-type="string">
            <text:p><text:s/></text:p>
          </table:table-cell>
          <table:table-cell office:value-type="float" office:value="24.2523803710937" calcext:value-type="float">
            <text:p>24.2523803710937</text:p>
          </table:table-cell>
          <table:table-cell office:value-type="float" office:value="27.9241638183594" calcext:value-type="float">
            <text:p>27.9241638183594</text:p>
          </table:table-cell>
          <table:table-cell office:value-type="float" office:value="28.0826110839844" calcext:value-type="float">
            <text:p>28.0826110839844</text:p>
          </table:table-cell>
          <table:table-cell office:value-type="float" office:value="0.872998872892124" calcext:value-type="float">
            <text:p>0.872998872892124</text:p>
          </table:table-cell>
          <table:table-cell/>
          <table:table-cell office:value-type="string" calcext:value-type="string">
            <text:p>2022-04-16 11:29:16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.3491821289063" calcext:value-type="float">
            <text:p>46.3491821289063</text:p>
          </table:table-cell>
          <table:table-cell office:value-type="float" office:value="47.2786560058594" calcext:value-type="float">
            <text:p>47.2786560058594</text:p>
          </table:table-cell>
          <table:table-cell office:value-type="float" office:value="45.7514343261719" calcext:value-type="float">
            <text:p>45.7514343261719</text:p>
          </table:table-cell>
          <table:table-cell office:value-type="float" office:value="45.5497436523438" calcext:value-type="float">
            <text:p>45.5497436523438</text:p>
          </table:table-cell>
          <table:table-cell office:value-type="float" office:value="48.7210083007813" calcext:value-type="float">
            <text:p>48.7210083007813</text:p>
          </table:table-cell>
          <table:table-cell office:value-type="float" office:value="44.3856506347656" calcext:value-type="float">
            <text:p>44.3856506347656</text:p>
          </table:table-cell>
          <table:table-cell office:value-type="float" office:value="47.370849609375" calcext:value-type="float">
            <text:p>47.370849609375</text:p>
          </table:table-cell>
          <table:table-cell office:value-type="string" calcext:value-type="string">
            <text:p><text:s/></text:p>
          </table:table-cell>
          <table:table-cell office:value-type="float" office:value="24.3745727539063" calcext:value-type="float">
            <text:p>24.3745727539063</text:p>
          </table:table-cell>
          <table:table-cell office:value-type="float" office:value="27.7075805664062" calcext:value-type="float">
            <text:p>27.7075805664062</text:p>
          </table:table-cell>
          <table:table-cell office:value-type="float" office:value="27.9837341308594" calcext:value-type="float">
            <text:p>27.9837341308594</text:p>
          </table:table-cell>
          <table:table-cell office:value-type="float" office:value="0.880959166879729" calcext:value-type="float">
            <text:p>0.880959166879729</text:p>
          </table:table-cell>
          <table:table-cell/>
          <table:table-cell office:value-type="string" calcext:value-type="string">
            <text:p>2022-04-16 11:30:16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6.4986877441406" calcext:value-type="float">
            <text:p>46.4986877441406</text:p>
          </table:table-cell>
          <table:table-cell office:value-type="float" office:value="47.6653442382812" calcext:value-type="float">
            <text:p>47.6653442382812</text:p>
          </table:table-cell>
          <table:table-cell office:value-type="float" office:value="45.8432312011719" calcext:value-type="float">
            <text:p>45.8432312011719</text:p>
          </table:table-cell>
          <table:table-cell office:value-type="float" office:value="45.6734924316406" calcext:value-type="float">
            <text:p>45.6734924316406</text:p>
          </table:table-cell>
          <table:table-cell office:value-type="float" office:value="49.0908508300781" calcext:value-type="float">
            <text:p>49.0908508300781</text:p>
          </table:table-cell>
          <table:table-cell office:value-type="float" office:value="44.3880920410156" calcext:value-type="float">
            <text:p>44.3880920410156</text:p>
          </table:table-cell>
          <table:table-cell office:value-type="float" office:value="47.4672546386719" calcext:value-type="float">
            <text:p>47.4672546386719</text:p>
          </table:table-cell>
          <table:table-cell office:value-type="string" calcext:value-type="string">
            <text:p><text:s/></text:p>
          </table:table-cell>
          <table:table-cell office:value-type="float" office:value="24.4210510253906" calcext:value-type="float">
            <text:p>24.4210510253906</text:p>
          </table:table-cell>
          <table:table-cell office:value-type="float" office:value="27.7898254394531" calcext:value-type="float">
            <text:p>27.7898254394531</text:p>
          </table:table-cell>
          <table:table-cell office:value-type="float" office:value="28.1375122070312" calcext:value-type="float">
            <text:p>28.1375122070312</text:p>
          </table:table-cell>
          <table:table-cell office:value-type="float" office:value="0.886664217851294" calcext:value-type="float">
            <text:p>0.886664217851294</text:p>
          </table:table-cell>
          <table:table-cell/>
          <table:table-cell office:value-type="string" calcext:value-type="string">
            <text:p>2022-04-16 11:31:16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.7834777832031" calcext:value-type="float">
            <text:p>46.7834777832031</text:p>
          </table:table-cell>
          <table:table-cell office:value-type="float" office:value="47.6970825195312" calcext:value-type="float">
            <text:p>47.6970825195312</text:p>
          </table:table-cell>
          <table:table-cell office:value-type="float" office:value="46.1893005371094" calcext:value-type="float">
            <text:p>46.1893005371094</text:p>
          </table:table-cell>
          <table:table-cell office:value-type="float" office:value="45.9802551269531" calcext:value-type="float">
            <text:p>45.9802551269531</text:p>
          </table:table-cell>
          <table:table-cell office:value-type="float" office:value="49.3838195800781" calcext:value-type="float">
            <text:p>49.3838195800781</text:p>
          </table:table-cell>
          <table:table-cell office:value-type="float" office:value="44.9468688964844" calcext:value-type="float">
            <text:p>44.9468688964844</text:p>
          </table:table-cell>
          <table:table-cell office:value-type="float" office:value="47.5492553710938" calcext:value-type="float">
            <text:p>47.5492553710938</text:p>
          </table:table-cell>
          <table:table-cell office:value-type="string" calcext:value-type="string">
            <text:p><text:s/></text:p>
          </table:table-cell>
          <table:table-cell office:value-type="float" office:value="24.4341735839844" calcext:value-type="float">
            <text:p>24.4341735839844</text:p>
          </table:table-cell>
          <table:table-cell office:value-type="float" office:value="27.923828125" calcext:value-type="float">
            <text:p>27.923828125</text:p>
          </table:table-cell>
          <table:table-cell office:value-type="float" office:value="28.10546875" calcext:value-type="float">
            <text:p>28.10546875</text:p>
          </table:table-cell>
          <table:table-cell office:value-type="float" office:value="0.890407228845311" calcext:value-type="float">
            <text:p>0.890407228845311</text:p>
          </table:table-cell>
          <table:table-cell/>
          <table:table-cell office:value-type="string" calcext:value-type="string">
            <text:p>2022-04-16 11:32:16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.0281372070312" calcext:value-type="float">
            <text:p>47.0281372070312</text:p>
          </table:table-cell>
          <table:table-cell office:value-type="float" office:value="47.8150024414063" calcext:value-type="float">
            <text:p>47.8150024414063</text:p>
          </table:table-cell>
          <table:table-cell office:value-type="float" office:value="46.4432678222656" calcext:value-type="float">
            <text:p>46.4432678222656</text:p>
          </table:table-cell>
          <table:table-cell office:value-type="float" office:value="46.0673522949219" calcext:value-type="float">
            <text:p>46.0673522949219</text:p>
          </table:table-cell>
          <table:table-cell office:value-type="float" office:value="49.5458068847656" calcext:value-type="float">
            <text:p>49.5458068847656</text:p>
          </table:table-cell>
          <table:table-cell office:value-type="float" office:value="44.9073181152344" calcext:value-type="float">
            <text:p>44.9073181152344</text:p>
          </table:table-cell>
          <table:table-cell office:value-type="float" office:value="47.7120361328125" calcext:value-type="float">
            <text:p>47.7120361328125</text:p>
          </table:table-cell>
          <table:table-cell office:value-type="string" calcext:value-type="string">
            <text:p><text:s/></text:p>
          </table:table-cell>
          <table:table-cell office:value-type="float" office:value="24.3104553222656" calcext:value-type="float">
            <text:p>24.3104553222656</text:p>
          </table:table-cell>
          <table:table-cell office:value-type="float" office:value="27.5968322753906" calcext:value-type="float">
            <text:p>27.5968322753906</text:p>
          </table:table-cell>
          <table:table-cell office:value-type="float" office:value="28.439208984375" calcext:value-type="float">
            <text:p>28.439208984375</text:p>
          </table:table-cell>
          <table:table-cell office:value-type="float" office:value="0.895799621822327" calcext:value-type="float">
            <text:p>0.895799621822327</text:p>
          </table:table-cell>
          <table:table-cell/>
          <table:table-cell office:value-type="string" calcext:value-type="string">
            <text:p>2022-04-16 11:33:16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.1268920898438" calcext:value-type="float">
            <text:p>47.1268920898438</text:p>
          </table:table-cell>
          <table:table-cell office:value-type="float" office:value="48.2598571777344" calcext:value-type="float">
            <text:p>48.2598571777344</text:p>
          </table:table-cell>
          <table:table-cell office:value-type="float" office:value="46.4089050292969" calcext:value-type="float">
            <text:p>46.4089050292969</text:p>
          </table:table-cell>
          <table:table-cell office:value-type="float" office:value="46.2787780761719" calcext:value-type="float">
            <text:p>46.2787780761719</text:p>
          </table:table-cell>
          <table:table-cell office:value-type="float" office:value="49.7337646484375" calcext:value-type="float">
            <text:p>49.7337646484375</text:p>
          </table:table-cell>
          <table:table-cell office:value-type="float" office:value="45.2128295898438" calcext:value-type="float">
            <text:p>45.2128295898438</text:p>
          </table:table-cell>
          <table:table-cell office:value-type="float" office:value="48.040283203125" calcext:value-type="float">
            <text:p>48.040283203125</text:p>
          </table:table-cell>
          <table:table-cell office:value-type="string" calcext:value-type="string">
            <text:p><text:s/></text:p>
          </table:table-cell>
          <table:table-cell office:value-type="float" office:value="24.2224731445312" calcext:value-type="float">
            <text:p>24.2224731445312</text:p>
          </table:table-cell>
          <table:table-cell office:value-type="float" office:value="27.9591979980469" calcext:value-type="float">
            <text:p>27.9591979980469</text:p>
          </table:table-cell>
          <table:table-cell office:value-type="float" office:value="28.22412109375" calcext:value-type="float">
            <text:p>28.22412109375</text:p>
          </table:table-cell>
          <table:table-cell office:value-type="float" office:value="0.902507292379544" calcext:value-type="float">
            <text:p>0.902507292379544</text:p>
          </table:table-cell>
          <table:table-cell/>
          <table:table-cell office:value-type="string" calcext:value-type="string">
            <text:p>2022-04-16 11:34:16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7.4229431152344" calcext:value-type="float">
            <text:p>47.4229431152344</text:p>
          </table:table-cell>
          <table:table-cell office:value-type="float" office:value="48.3648376464844" calcext:value-type="float">
            <text:p>48.3648376464844</text:p>
          </table:table-cell>
          <table:table-cell office:value-type="float" office:value="46.7678527832031" calcext:value-type="float">
            <text:p>46.7678527832031</text:p>
          </table:table-cell>
          <table:table-cell office:value-type="float" office:value="46.4984741210938" calcext:value-type="float">
            <text:p>46.4984741210938</text:p>
          </table:table-cell>
          <table:table-cell office:value-type="float" office:value="50.0038757324219" calcext:value-type="float">
            <text:p>50.0038757324219</text:p>
          </table:table-cell>
          <table:table-cell office:value-type="float" office:value="45.3411560058594" calcext:value-type="float">
            <text:p>45.3411560058594</text:p>
          </table:table-cell>
          <table:table-cell office:value-type="float" office:value="48.1725158691406" calcext:value-type="float">
            <text:p>48.1725158691406</text:p>
          </table:table-cell>
          <table:table-cell office:value-type="string" calcext:value-type="string">
            <text:p><text:s/></text:p>
          </table:table-cell>
          <table:table-cell office:value-type="float" office:value="24.2026062011719" calcext:value-type="float">
            <text:p>24.2026062011719</text:p>
          </table:table-cell>
          <table:table-cell office:value-type="float" office:value="28.2187805175781" calcext:value-type="float">
            <text:p>28.2187805175781</text:p>
          </table:table-cell>
          <table:table-cell office:value-type="float" office:value="28.2304992675781" calcext:value-type="float">
            <text:p>28.2304992675781</text:p>
          </table:table-cell>
          <table:table-cell office:value-type="float" office:value="0.905876369926873" calcext:value-type="float">
            <text:p>0.905876369926873</text:p>
          </table:table-cell>
          <table:table-cell/>
          <table:table-cell office:value-type="string" calcext:value-type="string">
            <text:p>2022-04-16 11:35:16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.6199035644531" calcext:value-type="float">
            <text:p>47.6199035644531</text:p>
          </table:table-cell>
          <table:table-cell office:value-type="float" office:value="48.4091186523438" calcext:value-type="float">
            <text:p>48.4091186523438</text:p>
          </table:table-cell>
          <table:table-cell office:value-type="float" office:value="47.0056762695313" calcext:value-type="float">
            <text:p>47.0056762695313</text:p>
          </table:table-cell>
          <table:table-cell office:value-type="float" office:value="46.7025451660156" calcext:value-type="float">
            <text:p>46.7025451660156</text:p>
          </table:table-cell>
          <table:table-cell office:value-type="float" office:value="50.0791625976563" calcext:value-type="float">
            <text:p>50.0791625976563</text:p>
          </table:table-cell>
          <table:table-cell office:value-type="float" office:value="45.8003234863281" calcext:value-type="float">
            <text:p>45.8003234863281</text:p>
          </table:table-cell>
          <table:table-cell office:value-type="float" office:value="48.3271789550781" calcext:value-type="float">
            <text:p>48.3271789550781</text:p>
          </table:table-cell>
          <table:table-cell office:value-type="string" calcext:value-type="string">
            <text:p><text:s/></text:p>
          </table:table-cell>
          <table:table-cell office:value-type="float" office:value="24.4015197753906" calcext:value-type="float">
            <text:p>24.4015197753906</text:p>
          </table:table-cell>
          <table:table-cell office:value-type="float" office:value="27.7166137695312" calcext:value-type="float">
            <text:p>27.7166137695312</text:p>
          </table:table-cell>
          <table:table-cell office:value-type="float" office:value="28.4749755859375" calcext:value-type="float">
            <text:p>28.4749755859375</text:p>
          </table:table-cell>
          <table:table-cell office:value-type="float" office:value="0.91209628788505" calcext:value-type="float">
            <text:p>0.91209628788505</text:p>
          </table:table-cell>
          <table:table-cell/>
          <table:table-cell office:value-type="string" calcext:value-type="string">
            <text:p>2022-04-16 11:36:15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.6671752929687" calcext:value-type="float">
            <text:p>47.6671752929687</text:p>
          </table:table-cell>
          <table:table-cell office:value-type="float" office:value="48.7685852050781" calcext:value-type="float">
            <text:p>48.7685852050781</text:p>
          </table:table-cell>
          <table:table-cell office:value-type="float" office:value="47.1441040039062" calcext:value-type="float">
            <text:p>47.1441040039062</text:p>
          </table:table-cell>
          <table:table-cell office:value-type="float" office:value="47.0410766601563" calcext:value-type="float">
            <text:p>47.0410766601563</text:p>
          </table:table-cell>
          <table:table-cell office:value-type="float" office:value="50.21240234375" calcext:value-type="float">
            <text:p>50.21240234375</text:p>
          </table:table-cell>
          <table:table-cell office:value-type="float" office:value="45.7577819824219" calcext:value-type="float">
            <text:p>45.7577819824219</text:p>
          </table:table-cell>
          <table:table-cell office:value-type="float" office:value="48.4844970703125" calcext:value-type="float">
            <text:p>48.4844970703125</text:p>
          </table:table-cell>
          <table:table-cell office:value-type="string" calcext:value-type="string">
            <text:p><text:s/></text:p>
          </table:table-cell>
          <table:table-cell office:value-type="float" office:value="24.3184204101563" calcext:value-type="float">
            <text:p>24.3184204101563</text:p>
          </table:table-cell>
          <table:table-cell office:value-type="float" office:value="27.9682312011719" calcext:value-type="float">
            <text:p>27.9682312011719</text:p>
          </table:table-cell>
          <table:table-cell office:value-type="float" office:value="28.2413024902344" calcext:value-type="float">
            <text:p>28.2413024902344</text:p>
          </table:table-cell>
          <table:table-cell office:value-type="float" office:value="0.918041232251746" calcext:value-type="float">
            <text:p>0.918041232251746</text:p>
          </table:table-cell>
          <table:table-cell/>
          <table:table-cell office:value-type="string" calcext:value-type="string">
            <text:p>2022-04-16 11:37:16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.8817138671875" calcext:value-type="float">
            <text:p>47.8817138671875</text:p>
          </table:table-cell>
          <table:table-cell office:value-type="float" office:value="48.920166015625" calcext:value-type="float">
            <text:p>48.920166015625</text:p>
          </table:table-cell>
          <table:table-cell office:value-type="float" office:value="47.36376953125" calcext:value-type="float">
            <text:p>47.36376953125</text:p>
          </table:table-cell>
          <table:table-cell office:value-type="float" office:value="47.1722717285156" calcext:value-type="float">
            <text:p>47.1722717285156</text:p>
          </table:table-cell>
          <table:table-cell office:value-type="float" office:value="50.3130798339844" calcext:value-type="float">
            <text:p>50.3130798339844</text:p>
          </table:table-cell>
          <table:table-cell office:value-type="float" office:value="46.1850891113281" calcext:value-type="float">
            <text:p>46.1850891113281</text:p>
          </table:table-cell>
          <table:table-cell office:value-type="float" office:value="48.71923828125" calcext:value-type="float">
            <text:p>48.71923828125</text:p>
          </table:table-cell>
          <table:table-cell office:value-type="string" calcext:value-type="string">
            <text:p><text:s/></text:p>
          </table:table-cell>
          <table:table-cell office:value-type="float" office:value="24.4244079589844" calcext:value-type="float">
            <text:p>24.4244079589844</text:p>
          </table:table-cell>
          <table:table-cell office:value-type="float" office:value="27.9951171875" calcext:value-type="float">
            <text:p>27.9951171875</text:p>
          </table:table-cell>
          <table:table-cell office:value-type="float" office:value="27.9996032714844" calcext:value-type="float">
            <text:p>27.9996032714844</text:p>
          </table:table-cell>
          <table:table-cell office:value-type="float" office:value="0.925711233784833" calcext:value-type="float">
            <text:p>0.925711233784833</text:p>
          </table:table-cell>
          <table:table-cell/>
          <table:table-cell office:value-type="string" calcext:value-type="string">
            <text:p>2022-04-16 11:38:16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.1847839355469" calcext:value-type="float">
            <text:p>48.1847839355469</text:p>
          </table:table-cell>
          <table:table-cell office:value-type="float" office:value="48.8792419433594" calcext:value-type="float">
            <text:p>48.8792419433594</text:p>
          </table:table-cell>
          <table:table-cell office:value-type="float" office:value="47.5723571777344" calcext:value-type="float">
            <text:p>47.5723571777344</text:p>
          </table:table-cell>
          <table:table-cell office:value-type="float" office:value="47.2284851074219" calcext:value-type="float">
            <text:p>47.2284851074219</text:p>
          </table:table-cell>
          <table:table-cell office:value-type="float" office:value="50.5039367675781" calcext:value-type="float">
            <text:p>50.5039367675781</text:p>
          </table:table-cell>
          <table:table-cell office:value-type="float" office:value="46.2369079589844" calcext:value-type="float">
            <text:p>46.2369079589844</text:p>
          </table:table-cell>
          <table:table-cell office:value-type="float" office:value="48.7668151855469" calcext:value-type="float">
            <text:p>48.7668151855469</text:p>
          </table:table-cell>
          <table:table-cell office:value-type="string" calcext:value-type="string">
            <text:p><text:s/></text:p>
          </table:table-cell>
          <table:table-cell office:value-type="float" office:value="24.3737182617187" calcext:value-type="float">
            <text:p>24.3737182617187</text:p>
          </table:table-cell>
          <table:table-cell office:value-type="float" office:value="28.2850646972656" calcext:value-type="float">
            <text:p>28.2850646972656</text:p>
          </table:table-cell>
          <table:table-cell office:value-type="float" office:value="28.1864624023437" calcext:value-type="float">
            <text:p>28.1864624023437</text:p>
          </table:table-cell>
          <table:table-cell office:value-type="float" office:value="0.924872066467766" calcext:value-type="float">
            <text:p>0.924872066467766</text:p>
          </table:table-cell>
          <table:table-cell/>
          <table:table-cell office:value-type="string" calcext:value-type="string">
            <text:p>2022-04-16 11:39:16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.2509155273438" calcext:value-type="float">
            <text:p>48.2509155273438</text:p>
          </table:table-cell>
          <table:table-cell office:value-type="float" office:value="49.0072021484375" calcext:value-type="float">
            <text:p>49.0072021484375</text:p>
          </table:table-cell>
          <table:table-cell office:value-type="float" office:value="47.6620788574219" calcext:value-type="float">
            <text:p>47.6620788574219</text:p>
          </table:table-cell>
          <table:table-cell office:value-type="float" office:value="47.27197265625" calcext:value-type="float">
            <text:p>47.27197265625</text:p>
          </table:table-cell>
          <table:table-cell office:value-type="float" office:value="50.73779296875" calcext:value-type="float">
            <text:p>50.73779296875</text:p>
          </table:table-cell>
          <table:table-cell office:value-type="float" office:value="46.398681640625" calcext:value-type="float">
            <text:p>46.398681640625</text:p>
          </table:table-cell>
          <table:table-cell office:value-type="float" office:value="48.961181640625" calcext:value-type="float">
            <text:p>48.961181640625</text:p>
          </table:table-cell>
          <table:table-cell office:value-type="string" calcext:value-type="string">
            <text:p><text:s/></text:p>
          </table:table-cell>
          <table:table-cell office:value-type="float" office:value="24.3541870117187" calcext:value-type="float">
            <text:p>24.3541870117187</text:p>
          </table:table-cell>
          <table:table-cell office:value-type="float" office:value="28.0368347167969" calcext:value-type="float">
            <text:p>28.0368347167969</text:p>
          </table:table-cell>
          <table:table-cell office:value-type="float" office:value="28.6322021484375" calcext:value-type="float">
            <text:p>28.6322021484375</text:p>
          </table:table-cell>
          <table:table-cell office:value-type="float" office:value="0.925812031903605" calcext:value-type="float">
            <text:p>0.925812031903605</text:p>
          </table:table-cell>
          <table:table-cell/>
          <table:table-cell office:value-type="string" calcext:value-type="string">
            <text:p>2022-04-16 11:40:15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.2293701171875" calcext:value-type="float">
            <text:p>48.2293701171875</text:p>
          </table:table-cell>
          <table:table-cell office:value-type="float" office:value="49.3121337890625" calcext:value-type="float">
            <text:p>49.3121337890625</text:p>
          </table:table-cell>
          <table:table-cell office:value-type="float" office:value="47.5340576171875" calcext:value-type="float">
            <text:p>47.5340576171875</text:p>
          </table:table-cell>
          <table:table-cell office:value-type="float" office:value="47.4255676269531" calcext:value-type="float">
            <text:p>47.4255676269531</text:p>
          </table:table-cell>
          <table:table-cell office:value-type="float" office:value="50.6637268066406" calcext:value-type="float">
            <text:p>50.6637268066406</text:p>
          </table:table-cell>
          <table:table-cell office:value-type="float" office:value="46.2938537597656" calcext:value-type="float">
            <text:p>46.2938537597656</text:p>
          </table:table-cell>
          <table:table-cell office:value-type="float" office:value="49.1614685058594" calcext:value-type="float">
            <text:p>49.1614685058594</text:p>
          </table:table-cell>
          <table:table-cell office:value-type="string" calcext:value-type="string">
            <text:p><text:s/></text:p>
          </table:table-cell>
          <table:table-cell office:value-type="float" office:value="24.1315307617187" calcext:value-type="float">
            <text:p>24.1315307617187</text:p>
          </table:table-cell>
          <table:table-cell office:value-type="float" office:value="28.4051208496094" calcext:value-type="float">
            <text:p>28.4051208496094</text:p>
          </table:table-cell>
          <table:table-cell office:value-type="float" office:value="28.4228515625" calcext:value-type="float">
            <text:p>28.4228515625</text:p>
          </table:table-cell>
          <table:table-cell office:value-type="float" office:value="0.928483947994202" calcext:value-type="float">
            <text:p>0.928483947994202</text:p>
          </table:table-cell>
          <table:table-cell/>
          <table:table-cell office:value-type="string" calcext:value-type="string">
            <text:p>2022-04-16 11:41:16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.321533203125" calcext:value-type="float">
            <text:p>48.321533203125</text:p>
          </table:table-cell>
          <table:table-cell office:value-type="float" office:value="49.2559509277344" calcext:value-type="float">
            <text:p>49.2559509277344</text:p>
          </table:table-cell>
          <table:table-cell office:value-type="float" office:value="47.9911193847656" calcext:value-type="float">
            <text:p>47.9911193847656</text:p>
          </table:table-cell>
          <table:table-cell office:value-type="float" office:value="47.7743835449219" calcext:value-type="float">
            <text:p>47.7743835449219</text:p>
          </table:table-cell>
          <table:table-cell office:value-type="float" office:value="50.7566223144531" calcext:value-type="float">
            <text:p>50.7566223144531</text:p>
          </table:table-cell>
          <table:table-cell office:value-type="float" office:value="46.6460876464844" calcext:value-type="float">
            <text:p>46.6460876464844</text:p>
          </table:table-cell>
          <table:table-cell office:value-type="float" office:value="48.9809265136719" calcext:value-type="float">
            <text:p>48.9809265136719</text:p>
          </table:table-cell>
          <table:table-cell office:value-type="string" calcext:value-type="string">
            <text:p><text:s/></text:p>
          </table:table-cell>
          <table:table-cell office:value-type="float" office:value="24.4189758300781" calcext:value-type="float">
            <text:p>24.4189758300781</text:p>
          </table:table-cell>
          <table:table-cell office:value-type="float" office:value="28.3487548828125" calcext:value-type="float">
            <text:p>28.3487548828125</text:p>
          </table:table-cell>
          <table:table-cell office:value-type="float" office:value="28.32861328125" calcext:value-type="float">
            <text:p>28.32861328125</text:p>
          </table:table-cell>
          <table:table-cell office:value-type="float" office:value="0.93053774796133" calcext:value-type="float">
            <text:p>0.93053774796133</text:p>
          </table:table-cell>
          <table:table-cell/>
          <table:table-cell office:value-type="string" calcext:value-type="string">
            <text:p>2022-04-16 11:42:16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.4447937011719" calcext:value-type="float">
            <text:p>48.4447937011719</text:p>
          </table:table-cell>
          <table:table-cell office:value-type="float" office:value="49.3605651855469" calcext:value-type="float">
            <text:p>49.3605651855469</text:p>
          </table:table-cell>
          <table:table-cell office:value-type="float" office:value="47.8998413085938" calcext:value-type="float">
            <text:p>47.8998413085938</text:p>
          </table:table-cell>
          <table:table-cell office:value-type="float" office:value="47.7819519042969" calcext:value-type="float">
            <text:p>47.7819519042969</text:p>
          </table:table-cell>
          <table:table-cell office:value-type="float" office:value="50.7879943847656" calcext:value-type="float">
            <text:p>50.7879943847656</text:p>
          </table:table-cell>
          <table:table-cell office:value-type="float" office:value="46.7596130371094" calcext:value-type="float">
            <text:p>46.7596130371094</text:p>
          </table:table-cell>
          <table:table-cell office:value-type="float" office:value="49.0484924316406" calcext:value-type="float">
            <text:p>49.0484924316406</text:p>
          </table:table-cell>
          <table:table-cell office:value-type="string" calcext:value-type="string">
            <text:p><text:s/></text:p>
          </table:table-cell>
          <table:table-cell office:value-type="float" office:value="24.5008544921875" calcext:value-type="float">
            <text:p>24.5008544921875</text:p>
          </table:table-cell>
          <table:table-cell office:value-type="float" office:value="28.4053039550781" calcext:value-type="float">
            <text:p>28.4053039550781</text:p>
          </table:table-cell>
          <table:table-cell office:value-type="float" office:value="28.4735107421875" calcext:value-type="float">
            <text:p>28.4735107421875</text:p>
          </table:table-cell>
          <table:table-cell office:value-type="float" office:value="0.931946930171936" calcext:value-type="float">
            <text:p>0.931946930171936</text:p>
          </table:table-cell>
          <table:table-cell/>
          <table:table-cell office:value-type="string" calcext:value-type="string">
            <text:p>2022-04-16 11:43:1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.5174255371094" calcext:value-type="float">
            <text:p>48.5174255371094</text:p>
          </table:table-cell>
          <table:table-cell office:value-type="float" office:value="49.4439392089844" calcext:value-type="float">
            <text:p>49.4439392089844</text:p>
          </table:table-cell>
          <table:table-cell office:value-type="float" office:value="48.0411682128906" calcext:value-type="float">
            <text:p>48.0411682128906</text:p>
          </table:table-cell>
          <table:table-cell office:value-type="float" office:value="47.8074340820313" calcext:value-type="float">
            <text:p>47.8074340820313</text:p>
          </table:table-cell>
          <table:table-cell office:value-type="float" office:value="50.7249755859375" calcext:value-type="float">
            <text:p>50.7249755859375</text:p>
          </table:table-cell>
          <table:table-cell office:value-type="float" office:value="46.9347839355469" calcext:value-type="float">
            <text:p>46.9347839355469</text:p>
          </table:table-cell>
          <table:table-cell office:value-type="float" office:value="48.9653930664062" calcext:value-type="float">
            <text:p>48.9653930664062</text:p>
          </table:table-cell>
          <table:table-cell office:value-type="string" calcext:value-type="string">
            <text:p><text:s/></text:p>
          </table:table-cell>
          <table:table-cell office:value-type="float" office:value="24.2543640136719" calcext:value-type="float">
            <text:p>24.2543640136719</text:p>
          </table:table-cell>
          <table:table-cell office:value-type="float" office:value="28.2129821777344" calcext:value-type="float">
            <text:p>28.2129821777344</text:p>
          </table:table-cell>
          <table:table-cell office:value-type="float" office:value="28.9000244140625" calcext:value-type="float">
            <text:p>28.9000244140625</text:p>
          </table:table-cell>
          <table:table-cell office:value-type="float" office:value="0.931945091908372" calcext:value-type="float">
            <text:p>0.931945091908372</text:p>
          </table:table-cell>
          <table:table-cell/>
          <table:table-cell office:value-type="string" calcext:value-type="string">
            <text:p>2022-04-16 11:44:16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.5608520507813" calcext:value-type="float">
            <text:p>48.5608520507813</text:p>
          </table:table-cell>
          <table:table-cell office:value-type="float" office:value="49.5130310058594" calcext:value-type="float">
            <text:p>49.5130310058594</text:p>
          </table:table-cell>
          <table:table-cell office:value-type="float" office:value="48.0086364746094" calcext:value-type="float">
            <text:p>48.0086364746094</text:p>
          </table:table-cell>
          <table:table-cell office:value-type="float" office:value="47.7266540527344" calcext:value-type="float">
            <text:p>47.7266540527344</text:p>
          </table:table-cell>
          <table:table-cell office:value-type="float" office:value="51.0014953613281" calcext:value-type="float">
            <text:p>51.0014953613281</text:p>
          </table:table-cell>
          <table:table-cell office:value-type="float" office:value="46.7527465820313" calcext:value-type="float">
            <text:p>46.7527465820313</text:p>
          </table:table-cell>
          <table:table-cell office:value-type="float" office:value="49.1788635253906" calcext:value-type="float">
            <text:p>49.1788635253906</text:p>
          </table:table-cell>
          <table:table-cell office:value-type="string" calcext:value-type="string">
            <text:p><text:s/></text:p>
          </table:table-cell>
          <table:table-cell office:value-type="float" office:value="24.1746826171875" calcext:value-type="float">
            <text:p>24.1746826171875</text:p>
          </table:table-cell>
          <table:table-cell office:value-type="float" office:value="28.5869750976562" calcext:value-type="float">
            <text:p>28.5869750976562</text:p>
          </table:table-cell>
          <table:table-cell office:value-type="float" office:value="28.6906127929687" calcext:value-type="float">
            <text:p>28.6906127929687</text:p>
          </table:table-cell>
          <table:table-cell office:value-type="float" office:value="0.931987218781719" calcext:value-type="float">
            <text:p>0.931987218781719</text:p>
          </table:table-cell>
          <table:table-cell/>
          <table:table-cell office:value-type="string" calcext:value-type="string">
            <text:p>2022-04-16 11:45:16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.790771484375" calcext:value-type="float">
            <text:p>48.790771484375</text:p>
          </table:table-cell>
          <table:table-cell office:value-type="float" office:value="49.6729125976563" calcext:value-type="float">
            <text:p>49.6729125976563</text:p>
          </table:table-cell>
          <table:table-cell office:value-type="float" office:value="48.2804260253906" calcext:value-type="float">
            <text:p>48.2804260253906</text:p>
          </table:table-cell>
          <table:table-cell office:value-type="float" office:value="47.9878845214844" calcext:value-type="float">
            <text:p>47.9878845214844</text:p>
          </table:table-cell>
          <table:table-cell office:value-type="float" office:value="50.9325256347656" calcext:value-type="float">
            <text:p>50.9325256347656</text:p>
          </table:table-cell>
          <table:table-cell office:value-type="float" office:value="47.3326416015625" calcext:value-type="float">
            <text:p>47.3326416015625</text:p>
          </table:table-cell>
          <table:table-cell office:value-type="float" office:value="49.2323608398438" calcext:value-type="float">
            <text:p>49.2323608398438</text:p>
          </table:table-cell>
          <table:table-cell office:value-type="string" calcext:value-type="string">
            <text:p><text:s/></text:p>
          </table:table-cell>
          <table:table-cell office:value-type="float" office:value="24.4248352050781" calcext:value-type="float">
            <text:p>24.4248352050781</text:p>
          </table:table-cell>
          <table:table-cell office:value-type="float" office:value="28.6723022460937" calcext:value-type="float">
            <text:p>28.6723022460937</text:p>
          </table:table-cell>
          <table:table-cell office:value-type="float" office:value="28.6683959960937" calcext:value-type="float">
            <text:p>28.6683959960937</text:p>
          </table:table-cell>
          <table:table-cell office:value-type="float" office:value="0.937223665733037" calcext:value-type="float">
            <text:p>0.937223665733037</text:p>
          </table:table-cell>
          <table:table-cell/>
          <table:table-cell office:value-type="string" calcext:value-type="string">
            <text:p>2022-04-16 11:46:1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.7378540039063" calcext:value-type="float">
            <text:p>48.7378540039063</text:p>
          </table:table-cell>
          <table:table-cell office:value-type="float" office:value="49.46044921875" calcext:value-type="float">
            <text:p>49.46044921875</text:p>
          </table:table-cell>
          <table:table-cell office:value-type="float" office:value="48.3532409667969" calcext:value-type="float">
            <text:p>48.3532409667969</text:p>
          </table:table-cell>
          <table:table-cell office:value-type="float" office:value="48.0792236328125" calcext:value-type="float">
            <text:p>48.0792236328125</text:p>
          </table:table-cell>
          <table:table-cell office:value-type="float" office:value="50.8253479003906" calcext:value-type="float">
            <text:p>50.8253479003906</text:p>
          </table:table-cell>
          <table:table-cell office:value-type="float" office:value="47.1039123535156" calcext:value-type="float">
            <text:p>47.1039123535156</text:p>
          </table:table-cell>
          <table:table-cell office:value-type="float" office:value="49.1121826171875" calcext:value-type="float">
            <text:p>49.1121826171875</text:p>
          </table:table-cell>
          <table:table-cell office:value-type="string" calcext:value-type="string">
            <text:p><text:s/></text:p>
          </table:table-cell>
          <table:table-cell office:value-type="float" office:value="24.4446716308594" calcext:value-type="float">
            <text:p>24.4446716308594</text:p>
          </table:table-cell>
          <table:table-cell office:value-type="float" office:value="28.7627563476562" calcext:value-type="float">
            <text:p>28.7627563476562</text:p>
          </table:table-cell>
          <table:table-cell office:value-type="float" office:value="28.9476928710937" calcext:value-type="float">
            <text:p>28.9476928710937</text:p>
          </table:table-cell>
          <table:table-cell office:value-type="float" office:value="0.929515213853731" calcext:value-type="float">
            <text:p>0.929515213853731</text:p>
          </table:table-cell>
          <table:table-cell/>
          <table:table-cell office:value-type="string" calcext:value-type="string">
            <text:p>2022-04-16 11:47:1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.7103271484375" calcext:value-type="float">
            <text:p>48.7103271484375</text:p>
          </table:table-cell>
          <table:table-cell office:value-type="float" office:value="49.8736877441406" calcext:value-type="float">
            <text:p>49.8736877441406</text:p>
          </table:table-cell>
          <table:table-cell office:value-type="float" office:value="48.1150817871094" calcext:value-type="float">
            <text:p>48.1150817871094</text:p>
          </table:table-cell>
          <table:table-cell office:value-type="float" office:value="48.0194396972656" calcext:value-type="float">
            <text:p>48.0194396972656</text:p>
          </table:table-cell>
          <table:table-cell office:value-type="float" office:value="50.9510192871094" calcext:value-type="float">
            <text:p>50.9510192871094</text:p>
          </table:table-cell>
          <table:table-cell office:value-type="float" office:value="47.2015380859375" calcext:value-type="float">
            <text:p>47.2015380859375</text:p>
          </table:table-cell>
          <table:table-cell office:value-type="float" office:value="49.4759521484375" calcext:value-type="float">
            <text:p>49.4759521484375</text:p>
          </table:table-cell>
          <table:table-cell office:value-type="string" calcext:value-type="string">
            <text:p><text:s/></text:p>
          </table:table-cell>
          <table:table-cell office:value-type="float" office:value="24.1496276855469" calcext:value-type="float">
            <text:p>24.1496276855469</text:p>
          </table:table-cell>
          <table:table-cell office:value-type="float" office:value="28.6297607421875" calcext:value-type="float">
            <text:p>28.6297607421875</text:p>
          </table:table-cell>
          <table:table-cell office:value-type="float" office:value="28.5057067871094" calcext:value-type="float">
            <text:p>28.5057067871094</text:p>
          </table:table-cell>
          <table:table-cell office:value-type="float" office:value="0.941096121119702" calcext:value-type="float">
            <text:p>0.941096121119702</text:p>
          </table:table-cell>
          <table:table-cell/>
          <table:table-cell office:value-type="string" calcext:value-type="string">
            <text:p>2022-04-16 11:48:16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.7890014648437" calcext:value-type="float">
            <text:p>48.7890014648437</text:p>
          </table:table-cell>
          <table:table-cell office:value-type="float" office:value="49.7604675292969" calcext:value-type="float">
            <text:p>49.7604675292969</text:p>
          </table:table-cell>
          <table:table-cell office:value-type="float" office:value="48.2133483886719" calcext:value-type="float">
            <text:p>48.2133483886719</text:p>
          </table:table-cell>
          <table:table-cell office:value-type="float" office:value="48.1737670898437" calcext:value-type="float">
            <text:p>48.1737670898437</text:p>
          </table:table-cell>
          <table:table-cell office:value-type="float" office:value="50.7253112792969" calcext:value-type="float">
            <text:p>50.7253112792969</text:p>
          </table:table-cell>
          <table:table-cell office:value-type="float" office:value="47.2185974121094" calcext:value-type="float">
            <text:p>47.2185974121094</text:p>
          </table:table-cell>
          <table:table-cell office:value-type="float" office:value="49.3677673339844" calcext:value-type="float">
            <text:p>49.3677673339844</text:p>
          </table:table-cell>
          <table:table-cell office:value-type="string" calcext:value-type="string">
            <text:p><text:s/></text:p>
          </table:table-cell>
          <table:table-cell office:value-type="float" office:value="24.4996643066406" calcext:value-type="float">
            <text:p>24.4996643066406</text:p>
          </table:table-cell>
          <table:table-cell office:value-type="float" office:value="28.4627990722656" calcext:value-type="float">
            <text:p>28.4627990722656</text:p>
          </table:table-cell>
          <table:table-cell office:value-type="float" office:value="28.7425231933594" calcext:value-type="float">
            <text:p>28.7425231933594</text:p>
          </table:table-cell>
          <table:table-cell office:value-type="float" office:value="0.939874594981276" calcext:value-type="float">
            <text:p>0.939874594981276</text:p>
          </table:table-cell>
          <table:table-cell/>
          <table:table-cell office:value-type="string" calcext:value-type="string">
            <text:p>2022-04-16 11:49:15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.9839477539063" calcext:value-type="float">
            <text:p>48.9839477539063</text:p>
          </table:table-cell>
          <table:table-cell office:value-type="float" office:value="49.8190307617188" calcext:value-type="float">
            <text:p>49.8190307617188</text:p>
          </table:table-cell>
          <table:table-cell office:value-type="float" office:value="48.4359741210938" calcext:value-type="float">
            <text:p>48.4359741210938</text:p>
          </table:table-cell>
          <table:table-cell office:value-type="float" office:value="48.2243957519531" calcext:value-type="float">
            <text:p>48.2243957519531</text:p>
          </table:table-cell>
          <table:table-cell office:value-type="float" office:value="51.0212097167969" calcext:value-type="float">
            <text:p>51.0212097167969</text:p>
          </table:table-cell>
          <table:table-cell office:value-type="float" office:value="47.6457214355469" calcext:value-type="float">
            <text:p>47.6457214355469</text:p>
          </table:table-cell>
          <table:table-cell office:value-type="float" office:value="49.300537109375" calcext:value-type="float">
            <text:p>49.300537109375</text:p>
          </table:table-cell>
          <table:table-cell office:value-type="string" calcext:value-type="string">
            <text:p><text:s/></text:p>
          </table:table-cell>
          <table:table-cell office:value-type="float" office:value="24.4948120117188" calcext:value-type="float">
            <text:p>24.4948120117188</text:p>
          </table:table-cell>
          <table:table-cell office:value-type="float" office:value="28.9115600585937" calcext:value-type="float">
            <text:p>28.9115600585937</text:p>
          </table:table-cell>
          <table:table-cell office:value-type="float" office:value="28.7338562011719" calcext:value-type="float">
            <text:p>28.7338562011719</text:p>
          </table:table-cell>
          <table:table-cell office:value-type="float" office:value="0.939273942361666" calcext:value-type="float">
            <text:p>0.939273942361666</text:p>
          </table:table-cell>
          <table:table-cell/>
          <table:table-cell office:value-type="string" calcext:value-type="string">
            <text:p>2022-04-16 11:50:16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8.9866333007813" calcext:value-type="float">
            <text:p>48.9866333007813</text:p>
          </table:table-cell>
          <table:table-cell office:value-type="float" office:value="49.4876098632813" calcext:value-type="float">
            <text:p>49.4876098632813</text:p>
          </table:table-cell>
          <table:table-cell office:value-type="float" office:value="48.4275512695313" calcext:value-type="float">
            <text:p>48.4275512695313</text:p>
          </table:table-cell>
          <table:table-cell office:value-type="float" office:value="48.1376953125" calcext:value-type="float">
            <text:p>48.1376953125</text:p>
          </table:table-cell>
          <table:table-cell office:value-type="float" office:value="50.9026794433594" calcext:value-type="float">
            <text:p>50.9026794433594</text:p>
          </table:table-cell>
          <table:table-cell office:value-type="float" office:value="47.8019104003906" calcext:value-type="float">
            <text:p>47.8019104003906</text:p>
          </table:table-cell>
          <table:table-cell office:value-type="float" office:value="49.1597290039063" calcext:value-type="float">
            <text:p>49.1597290039063</text:p>
          </table:table-cell>
          <table:table-cell office:value-type="string" calcext:value-type="string">
            <text:p><text:s/></text:p>
          </table:table-cell>
          <table:table-cell office:value-type="float" office:value="24.2174682617187" calcext:value-type="float">
            <text:p>24.2174682617187</text:p>
          </table:table-cell>
          <table:table-cell office:value-type="float" office:value="28.4784240722656" calcext:value-type="float">
            <text:p>28.4784240722656</text:p>
          </table:table-cell>
          <table:table-cell office:value-type="float" office:value="27.87744140625" calcext:value-type="float">
            <text:p>27.87744140625</text:p>
          </table:table-cell>
          <table:table-cell office:value-type="float" office:value="0.947269776111513" calcext:value-type="float">
            <text:p>0.947269776111513</text:p>
          </table:table-cell>
          <table:table-cell/>
          <table:table-cell office:value-type="string" calcext:value-type="string">
            <text:p>2022-04-16 11:51:16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.8616638183594" calcext:value-type="float">
            <text:p>48.8616638183594</text:p>
          </table:table-cell>
          <table:table-cell office:value-type="float" office:value="49.8240966796875" calcext:value-type="float">
            <text:p>49.8240966796875</text:p>
          </table:table-cell>
          <table:table-cell office:value-type="float" office:value="48.3197326660156" calcext:value-type="float">
            <text:p>48.3197326660156</text:p>
          </table:table-cell>
          <table:table-cell office:value-type="float" office:value="48.0399169921875" calcext:value-type="float">
            <text:p>48.0399169921875</text:p>
          </table:table-cell>
          <table:table-cell office:value-type="float" office:value="50.813720703125" calcext:value-type="float">
            <text:p>50.813720703125</text:p>
          </table:table-cell>
          <table:table-cell office:value-type="float" office:value="47.5367736816406" calcext:value-type="float">
            <text:p>47.5367736816406</text:p>
          </table:table-cell>
          <table:table-cell office:value-type="float" office:value="49.6077880859375" calcext:value-type="float">
            <text:p>49.6077880859375</text:p>
          </table:table-cell>
          <table:table-cell office:value-type="string" calcext:value-type="string">
            <text:p><text:s/></text:p>
          </table:table-cell>
          <table:table-cell office:value-type="float" office:value="23.8652038574219" calcext:value-type="float">
            <text:p>23.8652038574219</text:p>
          </table:table-cell>
          <table:table-cell office:value-type="float" office:value="28.4179077148437" calcext:value-type="float">
            <text:p>28.4179077148437</text:p>
          </table:table-cell>
          <table:table-cell office:value-type="float" office:value="28.0093383789062" calcext:value-type="float">
            <text:p>28.0093383789062</text:p>
          </table:table-cell>
          <table:table-cell office:value-type="float" office:value="0.949738410889633" calcext:value-type="float">
            <text:p>0.949738410889633</text:p>
          </table:table-cell>
          <table:table-cell/>
          <table:table-cell office:value-type="string" calcext:value-type="string">
            <text:p>2022-04-16 11:52:16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8.9970703125" calcext:value-type="float">
            <text:p>48.9970703125</text:p>
          </table:table-cell>
          <table:table-cell office:value-type="float" office:value="49.6534729003906" calcext:value-type="float">
            <text:p>49.6534729003906</text:p>
          </table:table-cell>
          <table:table-cell office:value-type="float" office:value="48.5142211914063" calcext:value-type="float">
            <text:p>48.5142211914063</text:p>
          </table:table-cell>
          <table:table-cell office:value-type="float" office:value="48.2281799316406" calcext:value-type="float">
            <text:p>48.2281799316406</text:p>
          </table:table-cell>
          <table:table-cell office:value-type="float" office:value="50.8990783691406" calcext:value-type="float">
            <text:p>50.8990783691406</text:p>
          </table:table-cell>
          <table:table-cell office:value-type="float" office:value="47.5702819824219" calcext:value-type="float">
            <text:p>47.5702819824219</text:p>
          </table:table-cell>
          <table:table-cell office:value-type="float" office:value="49.28466796875" calcext:value-type="float">
            <text:p>49.28466796875</text:p>
          </table:table-cell>
          <table:table-cell office:value-type="string" calcext:value-type="string">
            <text:p><text:s/></text:p>
          </table:table-cell>
          <table:table-cell office:value-type="float" office:value="24.1260986328125" calcext:value-type="float">
            <text:p>24.1260986328125</text:p>
          </table:table-cell>
          <table:table-cell office:value-type="float" office:value="28.1476135253906" calcext:value-type="float">
            <text:p>28.1476135253906</text:p>
          </table:table-cell>
          <table:table-cell office:value-type="float" office:value="28.5719604492187" calcext:value-type="float">
            <text:p>28.5719604492187</text:p>
          </table:table-cell>
          <table:table-cell office:value-type="float" office:value="0.946273284071074" calcext:value-type="float">
            <text:p>0.946273284071074</text:p>
          </table:table-cell>
          <table:table-cell/>
          <table:table-cell office:value-type="string" calcext:value-type="string">
            <text:p>2022-04-16 11:53:16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.0042724609375" calcext:value-type="float">
            <text:p>49.0042724609375</text:p>
          </table:table-cell>
          <table:table-cell office:value-type="float" office:value="49.6477966308594" calcext:value-type="float">
            <text:p>49.6477966308594</text:p>
          </table:table-cell>
          <table:table-cell office:value-type="float" office:value="48.4715881347656" calcext:value-type="float">
            <text:p>48.4715881347656</text:p>
          </table:table-cell>
          <table:table-cell office:value-type="float" office:value="48.4678344726563" calcext:value-type="float">
            <text:p>48.4678344726563</text:p>
          </table:table-cell>
          <table:table-cell office:value-type="float" office:value="50.7918701171875" calcext:value-type="float">
            <text:p>50.7918701171875</text:p>
          </table:table-cell>
          <table:table-cell office:value-type="float" office:value="47.7516174316406" calcext:value-type="float">
            <text:p>47.7516174316406</text:p>
          </table:table-cell>
          <table:table-cell office:value-type="float" office:value="49.22998046875" calcext:value-type="float">
            <text:p>49.22998046875</text:p>
          </table:table-cell>
          <table:table-cell office:value-type="string" calcext:value-type="string">
            <text:p><text:s/></text:p>
          </table:table-cell>
          <table:table-cell office:value-type="float" office:value="24.3472595214844" calcext:value-type="float">
            <text:p>24.3472595214844</text:p>
          </table:table-cell>
          <table:table-cell office:value-type="float" office:value="28.3556823730469" calcext:value-type="float">
            <text:p>28.3556823730469</text:p>
          </table:table-cell>
          <table:table-cell office:value-type="float" office:value="28.7957763671875" calcext:value-type="float">
            <text:p>28.7957763671875</text:p>
          </table:table-cell>
          <table:table-cell office:value-type="float" office:value="0.941960411372147" calcext:value-type="float">
            <text:p>0.941960411372147</text:p>
          </table:table-cell>
          <table:table-cell/>
          <table:table-cell office:value-type="string" calcext:value-type="string">
            <text:p>2022-04-16 11:54:15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.8945617675781" calcext:value-type="float">
            <text:p>48.8945617675781</text:p>
          </table:table-cell>
          <table:table-cell office:value-type="float" office:value="49.9098815917969" calcext:value-type="float">
            <text:p>49.9098815917969</text:p>
          </table:table-cell>
          <table:table-cell office:value-type="float" office:value="48.6158447265625" calcext:value-type="float">
            <text:p>48.6158447265625</text:p>
          </table:table-cell>
          <table:table-cell office:value-type="float" office:value="48.2224426269531" calcext:value-type="float">
            <text:p>48.2224426269531</text:p>
          </table:table-cell>
          <table:table-cell office:value-type="float" office:value="51.0472106933594" calcext:value-type="float">
            <text:p>51.0472106933594</text:p>
          </table:table-cell>
          <table:table-cell office:value-type="float" office:value="47.8013305664063" calcext:value-type="float">
            <text:p>47.8013305664063</text:p>
          </table:table-cell>
          <table:table-cell office:value-type="float" office:value="49.4723815917969" calcext:value-type="float">
            <text:p>49.4723815917969</text:p>
          </table:table-cell>
          <table:table-cell office:value-type="string" calcext:value-type="string">
            <text:p><text:s/></text:p>
          </table:table-cell>
          <table:table-cell office:value-type="float" office:value="24.1414184570313" calcext:value-type="float">
            <text:p>24.1414184570313</text:p>
          </table:table-cell>
          <table:table-cell office:value-type="float" office:value="28.75048828125" calcext:value-type="float">
            <text:p>28.75048828125</text:p>
          </table:table-cell>
          <table:table-cell office:value-type="float" office:value="28.7564392089844" calcext:value-type="float">
            <text:p>28.7564392089844</text:p>
          </table:table-cell>
          <table:table-cell office:value-type="float" office:value="0.940686341533511" calcext:value-type="float">
            <text:p>0.940686341533511</text:p>
          </table:table-cell>
          <table:table-cell/>
          <table:table-cell office:value-type="string" calcext:value-type="string">
            <text:p>2022-04-16 11:55:16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.0757751464844" calcext:value-type="float">
            <text:p>49.0757751464844</text:p>
          </table:table-cell>
          <table:table-cell office:value-type="float" office:value="49.9129028320313" calcext:value-type="float">
            <text:p>49.9129028320313</text:p>
          </table:table-cell>
          <table:table-cell office:value-type="float" office:value="48.7413330078125" calcext:value-type="float">
            <text:p>48.7413330078125</text:p>
          </table:table-cell>
          <table:table-cell office:value-type="float" office:value="48.2123107910156" calcext:value-type="float">
            <text:p>48.2123107910156</text:p>
          </table:table-cell>
          <table:table-cell office:value-type="float" office:value="50.8396911621094" calcext:value-type="float">
            <text:p>50.8396911621094</text:p>
          </table:table-cell>
          <table:table-cell office:value-type="float" office:value="47.9506530761719" calcext:value-type="float">
            <text:p>47.9506530761719</text:p>
          </table:table-cell>
          <table:table-cell office:value-type="float" office:value="49.2632141113281" calcext:value-type="float">
            <text:p>49.2632141113281</text:p>
          </table:table-cell>
          <table:table-cell office:value-type="string" calcext:value-type="string">
            <text:p><text:s/></text:p>
          </table:table-cell>
          <table:table-cell office:value-type="float" office:value="24.3910217285156" calcext:value-type="float">
            <text:p>24.3910217285156</text:p>
          </table:table-cell>
          <table:table-cell office:value-type="float" office:value="28.6462097167969" calcext:value-type="float">
            <text:p>28.6462097167969</text:p>
          </table:table-cell>
          <table:table-cell office:value-type="float" office:value="28.7071533203125" calcext:value-type="float">
            <text:p>28.7071533203125</text:p>
          </table:table-cell>
          <table:table-cell office:value-type="float" office:value="0.945002431193675" calcext:value-type="float">
            <text:p>0.945002431193675</text:p>
          </table:table-cell>
          <table:table-cell/>
          <table:table-cell office:value-type="string" calcext:value-type="string">
            <text:p>2022-04-16 11:56:15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.2033996582031" calcext:value-type="float">
            <text:p>49.2033996582031</text:p>
          </table:table-cell>
          <table:table-cell office:value-type="float" office:value="50.06884765625" calcext:value-type="float">
            <text:p>50.06884765625</text:p>
          </table:table-cell>
          <table:table-cell office:value-type="float" office:value="48.6138000488281" calcext:value-type="float">
            <text:p>48.6138000488281</text:p>
          </table:table-cell>
          <table:table-cell office:value-type="float" office:value="48.3291931152344" calcext:value-type="float">
            <text:p>48.3291931152344</text:p>
          </table:table-cell>
          <table:table-cell office:value-type="float" office:value="50.9618530273437" calcext:value-type="float">
            <text:p>50.9618530273437</text:p>
          </table:table-cell>
          <table:table-cell office:value-type="float" office:value="47.8845520019531" calcext:value-type="float">
            <text:p>47.8845520019531</text:p>
          </table:table-cell>
          <table:table-cell office:value-type="float" office:value="49.3755798339844" calcext:value-type="float">
            <text:p>49.3755798339844</text:p>
          </table:table-cell>
          <table:table-cell office:value-type="string" calcext:value-type="string">
            <text:p><text:s/></text:p>
          </table:table-cell>
          <table:table-cell office:value-type="float" office:value="24.5449523925781" calcext:value-type="float">
            <text:p>24.5449523925781</text:p>
          </table:table-cell>
          <table:table-cell office:value-type="float" office:value="29.1666870117187" calcext:value-type="float">
            <text:p>29.1666870117187</text:p>
          </table:table-cell>
          <table:table-cell office:value-type="float" office:value="28.8887939453125" calcext:value-type="float">
            <text:p>28.8887939453125</text:p>
          </table:table-cell>
          <table:table-cell office:value-type="float" office:value="0.942223895816352" calcext:value-type="float">
            <text:p>0.942223895816352</text:p>
          </table:table-cell>
          <table:table-cell/>
          <table:table-cell office:value-type="string" calcext:value-type="string">
            <text:p>2022-04-16 11:57:16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9.1021423339844" calcext:value-type="float">
            <text:p>49.1021423339844</text:p>
          </table:table-cell>
          <table:table-cell office:value-type="float" office:value="50.111328125" calcext:value-type="float">
            <text:p>50.111328125</text:p>
          </table:table-cell>
          <table:table-cell office:value-type="float" office:value="48.6004638671875" calcext:value-type="float">
            <text:p>48.6004638671875</text:p>
          </table:table-cell>
          <table:table-cell office:value-type="float" office:value="48.4440612792969" calcext:value-type="float">
            <text:p>48.4440612792969</text:p>
          </table:table-cell>
          <table:table-cell office:value-type="float" office:value="50.6077270507813" calcext:value-type="float">
            <text:p>50.6077270507813</text:p>
          </table:table-cell>
          <table:table-cell office:value-type="float" office:value="47.9291687011719" calcext:value-type="float">
            <text:p>47.9291687011719</text:p>
          </table:table-cell>
          <table:table-cell office:value-type="float" office:value="49.2566833496094" calcext:value-type="float">
            <text:p>49.2566833496094</text:p>
          </table:table-cell>
          <table:table-cell office:value-type="string" calcext:value-type="string">
            <text:p><text:s/></text:p>
          </table:table-cell>
          <table:table-cell office:value-type="float" office:value="24.5810546875" calcext:value-type="float">
            <text:p>24.5810546875</text:p>
          </table:table-cell>
          <table:table-cell office:value-type="float" office:value="28.7767639160156" calcext:value-type="float">
            <text:p>28.7767639160156</text:p>
          </table:table-cell>
          <table:table-cell office:value-type="float" office:value="29.0085144042969" calcext:value-type="float">
            <text:p>29.0085144042969</text:p>
          </table:table-cell>
          <table:table-cell office:value-type="float" office:value="0.94405143617645" calcext:value-type="float">
            <text:p>0.94405143617645</text:p>
          </table:table-cell>
          <table:table-cell/>
          <table:table-cell office:value-type="string" calcext:value-type="string">
            <text:p>2022-04-16 11:58:16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.280029296875" calcext:value-type="float">
            <text:p>49.280029296875</text:p>
          </table:table-cell>
          <table:table-cell office:value-type="float" office:value="49.8356018066406" calcext:value-type="float">
            <text:p>49.8356018066406</text:p>
          </table:table-cell>
          <table:table-cell office:value-type="float" office:value="48.7435302734375" calcext:value-type="float">
            <text:p>48.7435302734375</text:p>
          </table:table-cell>
          <table:table-cell office:value-type="float" office:value="48.6682434082031" calcext:value-type="float">
            <text:p>48.6682434082031</text:p>
          </table:table-cell>
          <table:table-cell office:value-type="float" office:value="50.7788696289063" calcext:value-type="float">
            <text:p>50.7788696289063</text:p>
          </table:table-cell>
          <table:table-cell office:value-type="float" office:value="48.2591857910156" calcext:value-type="float">
            <text:p>48.2591857910156</text:p>
          </table:table-cell>
          <table:table-cell office:value-type="float" office:value="49.3015441894531" calcext:value-type="float">
            <text:p>49.3015441894531</text:p>
          </table:table-cell>
          <table:table-cell office:value-type="string" calcext:value-type="string">
            <text:p><text:s/></text:p>
          </table:table-cell>
          <table:table-cell office:value-type="float" office:value="24.8284606933594" calcext:value-type="float">
            <text:p>24.8284606933594</text:p>
          </table:table-cell>
          <table:table-cell office:value-type="float" office:value="28.7154235839844" calcext:value-type="float">
            <text:p>28.7154235839844</text:p>
          </table:table-cell>
          <table:table-cell office:value-type="float" office:value="29.0078735351562" calcext:value-type="float">
            <text:p>29.0078735351562</text:p>
          </table:table-cell>
          <table:table-cell office:value-type="float" office:value="0.943200320146215" calcext:value-type="float">
            <text:p>0.943200320146215</text:p>
          </table:table-cell>
          <table:table-cell/>
          <table:table-cell office:value-type="string" calcext:value-type="string">
            <text:p>2022-04-16 11:59:16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9.22802734375" calcext:value-type="float">
            <text:p>49.22802734375</text:p>
          </table:table-cell>
          <table:table-cell office:value-type="float" office:value="50.0178527832031" calcext:value-type="float">
            <text:p>50.0178527832031</text:p>
          </table:table-cell>
          <table:table-cell office:value-type="float" office:value="48.7572326660156" calcext:value-type="float">
            <text:p>48.7572326660156</text:p>
          </table:table-cell>
          <table:table-cell office:value-type="float" office:value="48.3477478027344" calcext:value-type="float">
            <text:p>48.3477478027344</text:p>
          </table:table-cell>
          <table:table-cell office:value-type="float" office:value="51.0562744140625" calcext:value-type="float">
            <text:p>51.0562744140625</text:p>
          </table:table-cell>
          <table:table-cell office:value-type="float" office:value="47.9573364257813" calcext:value-type="float">
            <text:p>47.9573364257813</text:p>
          </table:table-cell>
          <table:table-cell office:value-type="float" office:value="49.4055786132813" calcext:value-type="float">
            <text:p>49.4055786132813</text:p>
          </table:table-cell>
          <table:table-cell office:value-type="string" calcext:value-type="string">
            <text:p><text:s/></text:p>
          </table:table-cell>
          <table:table-cell office:value-type="float" office:value="24.2552490234375" calcext:value-type="float">
            <text:p>24.2552490234375</text:p>
          </table:table-cell>
          <table:table-cell office:value-type="float" office:value="29.2489624023437" calcext:value-type="float">
            <text:p>29.2489624023437</text:p>
          </table:table-cell>
          <table:table-cell office:value-type="float" office:value="29.2174682617187" calcext:value-type="float">
            <text:p>29.2174682617187</text:p>
          </table:table-cell>
          <table:table-cell office:value-type="float" office:value="0.937701154693844" calcext:value-type="float">
            <text:p>0.937701154693844</text:p>
          </table:table-cell>
          <table:table-cell/>
          <table:table-cell office:value-type="string" calcext:value-type="string">
            <text:p>2022-04-16 12:00:15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.1921997070313" calcext:value-type="float">
            <text:p>49.1921997070313</text:p>
          </table:table-cell>
          <table:table-cell office:value-type="float" office:value="50.0889892578125" calcext:value-type="float">
            <text:p>50.0889892578125</text:p>
          </table:table-cell>
          <table:table-cell office:value-type="float" office:value="48.8346862792969" calcext:value-type="float">
            <text:p>48.8346862792969</text:p>
          </table:table-cell>
          <table:table-cell office:value-type="float" office:value="48.54736328125" calcext:value-type="float">
            <text:p>48.54736328125</text:p>
          </table:table-cell>
          <table:table-cell office:value-type="float" office:value="50.6768188476562" calcext:value-type="float">
            <text:p>50.6768188476562</text:p>
          </table:table-cell>
          <table:table-cell office:value-type="float" office:value="47.9068298339844" calcext:value-type="float">
            <text:p>47.9068298339844</text:p>
          </table:table-cell>
          <table:table-cell office:value-type="float" office:value="49.47705078125" calcext:value-type="float">
            <text:p>49.47705078125</text:p>
          </table:table-cell>
          <table:table-cell office:value-type="string" calcext:value-type="string">
            <text:p><text:s/></text:p>
          </table:table-cell>
          <table:table-cell office:value-type="float" office:value="24.4834594726562" calcext:value-type="float">
            <text:p>24.4834594726562</text:p>
          </table:table-cell>
          <table:table-cell office:value-type="float" office:value="29.3112182617187" calcext:value-type="float">
            <text:p>29.3112182617187</text:p>
          </table:table-cell>
          <table:table-cell office:value-type="float" office:value="29.1468200683594" calcext:value-type="float">
            <text:p>29.1468200683594</text:p>
          </table:table-cell>
          <table:table-cell office:value-type="float" office:value="0.938317126176489" calcext:value-type="float">
            <text:p>0.938317126176489</text:p>
          </table:table-cell>
          <table:table-cell/>
          <table:table-cell office:value-type="string" calcext:value-type="string">
            <text:p>2022-04-16 12:01:16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9.3903503417969" calcext:value-type="float">
            <text:p>49.3903503417969</text:p>
          </table:table-cell>
          <table:table-cell office:value-type="float" office:value="50.1693420410156" calcext:value-type="float">
            <text:p>50.1693420410156</text:p>
          </table:table-cell>
          <table:table-cell office:value-type="float" office:value="48.6865539550781" calcext:value-type="float">
            <text:p>48.6865539550781</text:p>
          </table:table-cell>
          <table:table-cell office:value-type="float" office:value="48.5474853515625" calcext:value-type="float">
            <text:p>48.5474853515625</text:p>
          </table:table-cell>
          <table:table-cell office:value-type="float" office:value="50.8386535644531" calcext:value-type="float">
            <text:p>50.8386535644531</text:p>
          </table:table-cell>
          <table:table-cell office:value-type="float" office:value="48.3345947265625" calcext:value-type="float">
            <text:p>48.3345947265625</text:p>
          </table:table-cell>
          <table:table-cell office:value-type="float" office:value="49.5822448730469" calcext:value-type="float">
            <text:p>49.5822448730469</text:p>
          </table:table-cell>
          <table:table-cell office:value-type="string" calcext:value-type="string">
            <text:p><text:s/></text:p>
          </table:table-cell>
          <table:table-cell office:value-type="float" office:value="24.4907836914062" calcext:value-type="float">
            <text:p>24.4907836914062</text:p>
          </table:table-cell>
          <table:table-cell office:value-type="float" office:value="29.4894714355469" calcext:value-type="float">
            <text:p>29.4894714355469</text:p>
          </table:table-cell>
          <table:table-cell office:value-type="float" office:value="29.4657897949219" calcext:value-type="float">
            <text:p>29.4657897949219</text:p>
          </table:table-cell>
          <table:table-cell office:value-type="float" office:value="0.937519319789616" calcext:value-type="float">
            <text:p>0.937519319789616</text:p>
          </table:table-cell>
          <table:table-cell/>
          <table:table-cell office:value-type="string" calcext:value-type="string">
            <text:p>2022-04-16 12:02:16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9.2687377929687" calcext:value-type="float">
            <text:p>49.2687377929687</text:p>
          </table:table-cell>
          <table:table-cell office:value-type="float" office:value="50.2724304199219" calcext:value-type="float">
            <text:p>50.2724304199219</text:p>
          </table:table-cell>
          <table:table-cell office:value-type="float" office:value="48.6820373535156" calcext:value-type="float">
            <text:p>48.6820373535156</text:p>
          </table:table-cell>
          <table:table-cell office:value-type="float" office:value="48.6531982421875" calcext:value-type="float">
            <text:p>48.6531982421875</text:p>
          </table:table-cell>
          <table:table-cell office:value-type="float" office:value="50.7547607421875" calcext:value-type="float">
            <text:p>50.7547607421875</text:p>
          </table:table-cell>
          <table:table-cell office:value-type="float" office:value="48.1267395019531" calcext:value-type="float">
            <text:p>48.1267395019531</text:p>
          </table:table-cell>
          <table:table-cell office:value-type="float" office:value="49.518310546875" calcext:value-type="float">
            <text:p>49.518310546875</text:p>
          </table:table-cell>
          <table:table-cell office:value-type="string" calcext:value-type="string">
            <text:p><text:s/></text:p>
          </table:table-cell>
          <table:table-cell office:value-type="float" office:value="24.5399780273438" calcext:value-type="float">
            <text:p>24.5399780273438</text:p>
          </table:table-cell>
          <table:table-cell office:value-type="float" office:value="29.4053344726562" calcext:value-type="float">
            <text:p>29.4053344726562</text:p>
          </table:table-cell>
          <table:table-cell office:value-type="float" office:value="29.426025390625" calcext:value-type="float">
            <text:p>29.426025390625</text:p>
          </table:table-cell>
          <table:table-cell office:value-type="float" office:value="0.938484254972203" calcext:value-type="float">
            <text:p>0.938484254972203</text:p>
          </table:table-cell>
          <table:table-cell/>
          <table:table-cell office:value-type="string" calcext:value-type="string">
            <text:p>2022-04-16 12:03:16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.4896850585937" calcext:value-type="float">
            <text:p>49.4896850585937</text:p>
          </table:table-cell>
          <table:table-cell office:value-type="float" office:value="49.99169921875" calcext:value-type="float">
            <text:p>49.99169921875</text:p>
          </table:table-cell>
          <table:table-cell office:value-type="float" office:value="48.9718322753906" calcext:value-type="float">
            <text:p>48.9718322753906</text:p>
          </table:table-cell>
          <table:table-cell office:value-type="float" office:value="48.406982421875" calcext:value-type="float">
            <text:p>48.406982421875</text:p>
          </table:table-cell>
          <table:table-cell office:value-type="float" office:value="50.8617248535156" calcext:value-type="float">
            <text:p>50.8617248535156</text:p>
          </table:table-cell>
          <table:table-cell office:value-type="float" office:value="48.1965026855469" calcext:value-type="float">
            <text:p>48.1965026855469</text:p>
          </table:table-cell>
          <table:table-cell office:value-type="float" office:value="49.3710327148438" calcext:value-type="float">
            <text:p>49.3710327148438</text:p>
          </table:table-cell>
          <table:table-cell office:value-type="string" calcext:value-type="string">
            <text:p><text:s/></text:p>
          </table:table-cell>
          <table:table-cell office:value-type="float" office:value="24.5281677246094" calcext:value-type="float">
            <text:p>24.5281677246094</text:p>
          </table:table-cell>
          <table:table-cell office:value-type="float" office:value="29.2802124023437" calcext:value-type="float">
            <text:p>29.2802124023437</text:p>
          </table:table-cell>
          <table:table-cell office:value-type="float" office:value="29.7275390625" calcext:value-type="float">
            <text:p>29.7275390625</text:p>
          </table:table-cell>
          <table:table-cell office:value-type="float" office:value="0.935813104824757" calcext:value-type="float">
            <text:p>0.935813104824757</text:p>
          </table:table-cell>
          <table:table-cell/>
          <table:table-cell office:value-type="string" calcext:value-type="string">
            <text:p>2022-04-16 12:04:16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.4481506347656" calcext:value-type="float">
            <text:p>49.4481506347656</text:p>
          </table:table-cell>
          <table:table-cell office:value-type="float" office:value="49.9370422363281" calcext:value-type="float">
            <text:p>49.9370422363281</text:p>
          </table:table-cell>
          <table:table-cell office:value-type="float" office:value="49.0821228027344" calcext:value-type="float">
            <text:p>49.0821228027344</text:p>
          </table:table-cell>
          <table:table-cell office:value-type="float" office:value="48.6227111816406" calcext:value-type="float">
            <text:p>48.6227111816406</text:p>
          </table:table-cell>
          <table:table-cell office:value-type="float" office:value="50.7826232910156" calcext:value-type="float">
            <text:p>50.7826232910156</text:p>
          </table:table-cell>
          <table:table-cell office:value-type="float" office:value="48.4298095703125" calcext:value-type="float">
            <text:p>48.4298095703125</text:p>
          </table:table-cell>
          <table:table-cell office:value-type="float" office:value="49.3342590332031" calcext:value-type="float">
            <text:p>49.3342590332031</text:p>
          </table:table-cell>
          <table:table-cell office:value-type="string" calcext:value-type="string">
            <text:p><text:s/></text:p>
          </table:table-cell>
          <table:table-cell office:value-type="float" office:value="24.5923156738281" calcext:value-type="float">
            <text:p>24.5923156738281</text:p>
          </table:table-cell>
          <table:table-cell office:value-type="float" office:value="29.3019104003906" calcext:value-type="float">
            <text:p>29.3019104003906</text:p>
          </table:table-cell>
          <table:table-cell office:value-type="float" office:value="29.5685424804687" calcext:value-type="float">
            <text:p>29.5685424804687</text:p>
          </table:table-cell>
          <table:table-cell office:value-type="float" office:value="0.935742944432056" calcext:value-type="float">
            <text:p>0.935742944432056</text:p>
          </table:table-cell>
          <table:table-cell/>
          <table:table-cell office:value-type="string" calcext:value-type="string">
            <text:p>2022-04-16 12:05:16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.2736206054687" calcext:value-type="float">
            <text:p>49.2736206054687</text:p>
          </table:table-cell>
          <table:table-cell office:value-type="float" office:value="50.0066833496094" calcext:value-type="float">
            <text:p>50.0066833496094</text:p>
          </table:table-cell>
          <table:table-cell office:value-type="float" office:value="49.0234680175781" calcext:value-type="float">
            <text:p>49.0234680175781</text:p>
          </table:table-cell>
          <table:table-cell office:value-type="float" office:value="48.4540405273438" calcext:value-type="float">
            <text:p>48.4540405273438</text:p>
          </table:table-cell>
          <table:table-cell office:value-type="float" office:value="50.8026428222656" calcext:value-type="float">
            <text:p>50.8026428222656</text:p>
          </table:table-cell>
          <table:table-cell office:value-type="float" office:value="48.4579772949219" calcext:value-type="float">
            <text:p>48.4579772949219</text:p>
          </table:table-cell>
          <table:table-cell office:value-type="float" office:value="49.3226623535156" calcext:value-type="float">
            <text:p>49.3226623535156</text:p>
          </table:table-cell>
          <table:table-cell office:value-type="string" calcext:value-type="string">
            <text:p><text:s/></text:p>
          </table:table-cell>
          <table:table-cell office:value-type="float" office:value="24.342529296875" calcext:value-type="float">
            <text:p>24.342529296875</text:p>
          </table:table-cell>
          <table:table-cell office:value-type="float" office:value="29.552490234375" calcext:value-type="float">
            <text:p>29.552490234375</text:p>
          </table:table-cell>
          <table:table-cell office:value-type="float" office:value="29.5303039550781" calcext:value-type="float">
            <text:p>29.5303039550781</text:p>
          </table:table-cell>
          <table:table-cell office:value-type="float" office:value="0.932031643484521" calcext:value-type="float">
            <text:p>0.932031643484521</text:p>
          </table:table-cell>
          <table:table-cell/>
          <table:table-cell office:value-type="string" calcext:value-type="string">
            <text:p>2022-04-16 12:06:16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9.3985900878906" calcext:value-type="float">
            <text:p>49.3985900878906</text:p>
          </table:table-cell>
          <table:table-cell office:value-type="float" office:value="49.9098815917969" calcext:value-type="float">
            <text:p>49.9098815917969</text:p>
          </table:table-cell>
          <table:table-cell office:value-type="float" office:value="49.0109252929688" calcext:value-type="float">
            <text:p>49.0109252929688</text:p>
          </table:table-cell>
          <table:table-cell office:value-type="float" office:value="48.8004150390625" calcext:value-type="float">
            <text:p>48.8004150390625</text:p>
          </table:table-cell>
          <table:table-cell office:value-type="float" office:value="50.6975708007812" calcext:value-type="float">
            <text:p>50.6975708007812</text:p>
          </table:table-cell>
          <table:table-cell office:value-type="float" office:value="48.4783325195312" calcext:value-type="float">
            <text:p>48.4783325195312</text:p>
          </table:table-cell>
          <table:table-cell office:value-type="float" office:value="49.3642272949219" calcext:value-type="float">
            <text:p>49.3642272949219</text:p>
          </table:table-cell>
          <table:table-cell office:value-type="string" calcext:value-type="string">
            <text:p><text:s/></text:p>
          </table:table-cell>
          <table:table-cell office:value-type="float" office:value="24.8580017089844" calcext:value-type="float">
            <text:p>24.8580017089844</text:p>
          </table:table-cell>
          <table:table-cell office:value-type="float" office:value="29.2890930175781" calcext:value-type="float">
            <text:p>29.2890930175781</text:p>
          </table:table-cell>
          <table:table-cell office:value-type="float" office:value="29.6863708496094" calcext:value-type="float">
            <text:p>29.6863708496094</text:p>
          </table:table-cell>
          <table:table-cell office:value-type="float" office:value="0.93353335162786" calcext:value-type="float">
            <text:p>0.93353335162786</text:p>
          </table:table-cell>
          <table:table-cell/>
          <table:table-cell office:value-type="string" calcext:value-type="string">
            <text:p>2022-04-16 12:07:16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.3197326660156" calcext:value-type="float">
            <text:p>49.3197326660156</text:p>
          </table:table-cell>
          <table:table-cell office:value-type="float" office:value="50.3096313476563" calcext:value-type="float">
            <text:p>50.3096313476563</text:p>
          </table:table-cell>
          <table:table-cell office:value-type="float" office:value="48.8247680664063" calcext:value-type="float">
            <text:p>48.8247680664063</text:p>
          </table:table-cell>
          <table:table-cell office:value-type="float" office:value="48.7223510742188" calcext:value-type="float">
            <text:p>48.7223510742188</text:p>
          </table:table-cell>
          <table:table-cell office:value-type="float" office:value="50.3630981445312" calcext:value-type="float">
            <text:p>50.3630981445312</text:p>
          </table:table-cell>
          <table:table-cell office:value-type="float" office:value="48.5032043457031" calcext:value-type="float">
            <text:p>48.5032043457031</text:p>
          </table:table-cell>
          <table:table-cell office:value-type="float" office:value="49.5952758789062" calcext:value-type="float">
            <text:p>49.5952758789062</text:p>
          </table:table-cell>
          <table:table-cell office:value-type="string" calcext:value-type="string">
            <text:p><text:s/></text:p>
          </table:table-cell>
          <table:table-cell office:value-type="float" office:value="24.7307434082031" calcext:value-type="float">
            <text:p>24.7307434082031</text:p>
          </table:table-cell>
          <table:table-cell office:value-type="float" office:value="29.7050476074219" calcext:value-type="float">
            <text:p>29.7050476074219</text:p>
          </table:table-cell>
          <table:table-cell office:value-type="float" office:value="29.6190185546875" calcext:value-type="float">
            <text:p>29.6190185546875</text:p>
          </table:table-cell>
          <table:table-cell office:value-type="float" office:value="0.934865939523291" calcext:value-type="float">
            <text:p>0.934865939523291</text:p>
          </table:table-cell>
          <table:table-cell/>
          <table:table-cell office:value-type="string" calcext:value-type="string">
            <text:p>2022-04-16 12:08:15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.1849365234375" calcext:value-type="float">
            <text:p>49.1849365234375</text:p>
          </table:table-cell>
          <table:table-cell office:value-type="float" office:value="50.1130981445313" calcext:value-type="float">
            <text:p>50.1130981445313</text:p>
          </table:table-cell>
          <table:table-cell office:value-type="float" office:value="49.0318908691406" calcext:value-type="float">
            <text:p>49.0318908691406</text:p>
          </table:table-cell>
          <table:table-cell office:value-type="float" office:value="48.5288391113281" calcext:value-type="float">
            <text:p>48.5288391113281</text:p>
          </table:table-cell>
          <table:table-cell office:value-type="float" office:value="50.8791809082031" calcext:value-type="float">
            <text:p>50.8791809082031</text:p>
          </table:table-cell>
          <table:table-cell office:value-type="float" office:value="48.2154541015625" calcext:value-type="float">
            <text:p>48.2154541015625</text:p>
          </table:table-cell>
          <table:table-cell office:value-type="float" office:value="49.480224609375" calcext:value-type="float">
            <text:p>49.480224609375</text:p>
          </table:table-cell>
          <table:table-cell office:value-type="string" calcext:value-type="string">
            <text:p><text:s/></text:p>
          </table:table-cell>
          <table:table-cell office:value-type="float" office:value="24.2980346679687" calcext:value-type="float">
            <text:p>24.2980346679687</text:p>
          </table:table-cell>
          <table:table-cell office:value-type="float" office:value="29.9139709472656" calcext:value-type="float">
            <text:p>29.9139709472656</text:p>
          </table:table-cell>
          <table:table-cell office:value-type="float" office:value="29.337890625" calcext:value-type="float">
            <text:p>29.337890625</text:p>
          </table:table-cell>
          <table:table-cell office:value-type="float" office:value="0.930601321242926" calcext:value-type="float">
            <text:p>0.930601321242926</text:p>
          </table:table-cell>
          <table:table-cell/>
          <table:table-cell office:value-type="string" calcext:value-type="string">
            <text:p>2022-04-16 12:09:1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.4208068847656" calcext:value-type="float">
            <text:p>49.4208068847656</text:p>
          </table:table-cell>
          <table:table-cell office:value-type="float" office:value="50.3461303710938" calcext:value-type="float">
            <text:p>50.3461303710938</text:p>
          </table:table-cell>
          <table:table-cell office:value-type="float" office:value="49.15771484375" calcext:value-type="float">
            <text:p>49.15771484375</text:p>
          </table:table-cell>
          <table:table-cell office:value-type="float" office:value="48.79443359375" calcext:value-type="float">
            <text:p>48.79443359375</text:p>
          </table:table-cell>
          <table:table-cell office:value-type="float" office:value="50.7200622558594" calcext:value-type="float">
            <text:p>50.7200622558594</text:p>
          </table:table-cell>
          <table:table-cell office:value-type="float" office:value="48.472412109375" calcext:value-type="float">
            <text:p>48.472412109375</text:p>
          </table:table-cell>
          <table:table-cell office:value-type="float" office:value="49.7044067382813" calcext:value-type="float">
            <text:p>49.7044067382813</text:p>
          </table:table-cell>
          <table:table-cell office:value-type="string" calcext:value-type="string">
            <text:p><text:s/></text:p>
          </table:table-cell>
          <table:table-cell office:value-type="float" office:value="24.7173461914062" calcext:value-type="float">
            <text:p>24.7173461914062</text:p>
          </table:table-cell>
          <table:table-cell office:value-type="float" office:value="29.7933959960937" calcext:value-type="float">
            <text:p>29.7933959960937</text:p>
          </table:table-cell>
          <table:table-cell office:value-type="float" office:value="29.6480407714844" calcext:value-type="float">
            <text:p>29.6480407714844</text:p>
          </table:table-cell>
          <table:table-cell office:value-type="float" office:value="0.935759335615504" calcext:value-type="float">
            <text:p>0.935759335615504</text:p>
          </table:table-cell>
          <table:table-cell/>
          <table:table-cell office:value-type="string" calcext:value-type="string">
            <text:p>2022-04-16 12:10:16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.3771667480469" calcext:value-type="float">
            <text:p>49.3771667480469</text:p>
          </table:table-cell>
          <table:table-cell office:value-type="float" office:value="50.0958251953125" calcext:value-type="float">
            <text:p>50.0958251953125</text:p>
          </table:table-cell>
          <table:table-cell office:value-type="float" office:value="49.0803527832031" calcext:value-type="float">
            <text:p>49.0803527832031</text:p>
          </table:table-cell>
          <table:table-cell office:value-type="float" office:value="48.7559509277344" calcext:value-type="float">
            <text:p>48.7559509277344</text:p>
          </table:table-cell>
          <table:table-cell office:value-type="float" office:value="50.679443359375" calcext:value-type="float">
            <text:p>50.679443359375</text:p>
          </table:table-cell>
          <table:table-cell office:value-type="float" office:value="48.5947570800781" calcext:value-type="float">
            <text:p>48.5947570800781</text:p>
          </table:table-cell>
          <table:table-cell office:value-type="float" office:value="49.2585144042969" calcext:value-type="float">
            <text:p>49.2585144042969</text:p>
          </table:table-cell>
          <table:table-cell office:value-type="string" calcext:value-type="string">
            <text:p><text:s/></text:p>
          </table:table-cell>
          <table:table-cell office:value-type="float" office:value="24.8416442871094" calcext:value-type="float">
            <text:p>24.8416442871094</text:p>
          </table:table-cell>
          <table:table-cell office:value-type="float" office:value="30.0967102050781" calcext:value-type="float">
            <text:p>30.0967102050781</text:p>
          </table:table-cell>
          <table:table-cell office:value-type="float" office:value="29.7060852050781" calcext:value-type="float">
            <text:p>29.7060852050781</text:p>
          </table:table-cell>
          <table:table-cell office:value-type="float" office:value="0.927704983808863" calcext:value-type="float">
            <text:p>0.927704983808863</text:p>
          </table:table-cell>
          <table:table-cell/>
          <table:table-cell office:value-type="string" calcext:value-type="string">
            <text:p>2022-04-16 12:11:15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9.4459533691406" calcext:value-type="float">
            <text:p>49.4459533691406</text:p>
          </table:table-cell>
          <table:table-cell office:value-type="float" office:value="50.1409606933594" calcext:value-type="float">
            <text:p>50.1409606933594</text:p>
          </table:table-cell>
          <table:table-cell office:value-type="float" office:value="49.1992797851563" calcext:value-type="float">
            <text:p>49.1992797851563</text:p>
          </table:table-cell>
          <table:table-cell office:value-type="float" office:value="48.8299865722656" calcext:value-type="float">
            <text:p>48.8299865722656</text:p>
          </table:table-cell>
          <table:table-cell office:value-type="float" office:value="50.7884826660156" calcext:value-type="float">
            <text:p>50.7884826660156</text:p>
          </table:table-cell>
          <table:table-cell office:value-type="float" office:value="48.5317077636719" calcext:value-type="float">
            <text:p>48.5317077636719</text:p>
          </table:table-cell>
          <table:table-cell office:value-type="float" office:value="49.421142578125" calcext:value-type="float">
            <text:p>49.421142578125</text:p>
          </table:table-cell>
          <table:table-cell office:value-type="string" calcext:value-type="string">
            <text:p><text:s/></text:p>
          </table:table-cell>
          <table:table-cell office:value-type="float" office:value="24.9061279296875" calcext:value-type="float">
            <text:p>24.9061279296875</text:p>
          </table:table-cell>
          <table:table-cell office:value-type="float" office:value="29.8824462890625" calcext:value-type="float">
            <text:p>29.8824462890625</text:p>
          </table:table-cell>
          <table:table-cell office:value-type="float" office:value="29.5249328613281" calcext:value-type="float">
            <text:p>29.5249328613281</text:p>
          </table:table-cell>
          <table:table-cell office:value-type="float" office:value="0.933390273447112" calcext:value-type="float">
            <text:p>0.933390273447112</text:p>
          </table:table-cell>
          <table:table-cell/>
          <table:table-cell office:value-type="string" calcext:value-type="string">
            <text:p>2022-04-16 12:12:16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9.4779357910156" calcext:value-type="float">
            <text:p>49.4779357910156</text:p>
          </table:table-cell>
          <table:table-cell office:value-type="float" office:value="49.8093566894531" calcext:value-type="float">
            <text:p>49.8093566894531</text:p>
          </table:table-cell>
          <table:table-cell office:value-type="float" office:value="49.0394287109375" calcext:value-type="float">
            <text:p>49.0394287109375</text:p>
          </table:table-cell>
          <table:table-cell office:value-type="float" office:value="48.8099060058594" calcext:value-type="float">
            <text:p>48.8099060058594</text:p>
          </table:table-cell>
          <table:table-cell office:value-type="float" office:value="50.6517333984375" calcext:value-type="float">
            <text:p>50.6517333984375</text:p>
          </table:table-cell>
          <table:table-cell office:value-type="float" office:value="48.7102355957031" calcext:value-type="float">
            <text:p>48.7102355957031</text:p>
          </table:table-cell>
          <table:table-cell office:value-type="float" office:value="49.302490234375" calcext:value-type="float">
            <text:p>49.302490234375</text:p>
          </table:table-cell>
          <table:table-cell office:value-type="string" calcext:value-type="string">
            <text:p><text:s/></text:p>
          </table:table-cell>
          <table:table-cell office:value-type="float" office:value="24.9366760253906" calcext:value-type="float">
            <text:p>24.9366760253906</text:p>
          </table:table-cell>
          <table:table-cell office:value-type="float" office:value="29.4497985839844" calcext:value-type="float">
            <text:p>29.4497985839844</text:p>
          </table:table-cell>
          <table:table-cell office:value-type="float" office:value="29.6332397460937" calcext:value-type="float">
            <text:p>29.6332397460937</text:p>
          </table:table-cell>
          <table:table-cell office:value-type="float" office:value="0.932134433055487" calcext:value-type="float">
            <text:p>0.932134433055487</text:p>
          </table:table-cell>
          <table:table-cell/>
          <table:table-cell office:value-type="string" calcext:value-type="string">
            <text:p>2022-04-16 12:13:16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9.40087890625" calcext:value-type="float">
            <text:p>49.40087890625</text:p>
          </table:table-cell>
          <table:table-cell office:value-type="float" office:value="50.4493103027344" calcext:value-type="float">
            <text:p>50.4493103027344</text:p>
          </table:table-cell>
          <table:table-cell office:value-type="float" office:value="49.0704650878906" calcext:value-type="float">
            <text:p>49.0704650878906</text:p>
          </table:table-cell>
          <table:table-cell office:value-type="float" office:value="48.7664794921875" calcext:value-type="float">
            <text:p>48.7664794921875</text:p>
          </table:table-cell>
          <table:table-cell office:value-type="float" office:value="50.7174987792969" calcext:value-type="float">
            <text:p>50.7174987792969</text:p>
          </table:table-cell>
          <table:table-cell office:value-type="float" office:value="48.6152038574219" calcext:value-type="float">
            <text:p>48.6152038574219</text:p>
          </table:table-cell>
          <table:table-cell office:value-type="float" office:value="49.8366088867188" calcext:value-type="float">
            <text:p>49.8366088867188</text:p>
          </table:table-cell>
          <table:table-cell office:value-type="string" calcext:value-type="string">
            <text:p><text:s/></text:p>
          </table:table-cell>
          <table:table-cell office:value-type="float" office:value="24.6958618164062" calcext:value-type="float">
            <text:p>24.6958618164062</text:p>
          </table:table-cell>
          <table:table-cell office:value-type="float" office:value="29.8965454101562" calcext:value-type="float">
            <text:p>29.8965454101562</text:p>
          </table:table-cell>
          <table:table-cell office:value-type="float" office:value="29.4118957519531" calcext:value-type="float">
            <text:p>29.4118957519531</text:p>
          </table:table-cell>
          <table:table-cell office:value-type="float" office:value="0.93834822346845" calcext:value-type="float">
            <text:p>0.93834822346845</text:p>
          </table:table-cell>
          <table:table-cell/>
          <table:table-cell office:value-type="string" calcext:value-type="string">
            <text:p>2022-04-16 12:14:16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9.1420288085938" calcext:value-type="float">
            <text:p>49.1420288085938</text:p>
          </table:table-cell>
          <table:table-cell office:value-type="float" office:value="50.0382690429688" calcext:value-type="float">
            <text:p>50.0382690429688</text:p>
          </table:table-cell>
          <table:table-cell office:value-type="float" office:value="48.8197326660156" calcext:value-type="float">
            <text:p>48.8197326660156</text:p>
          </table:table-cell>
          <table:table-cell office:value-type="float" office:value="48.5867004394531" calcext:value-type="float">
            <text:p>48.5867004394531</text:p>
          </table:table-cell>
          <table:table-cell office:value-type="float" office:value="50.503662109375" calcext:value-type="float">
            <text:p>50.503662109375</text:p>
          </table:table-cell>
          <table:table-cell office:value-type="float" office:value="48.3565063476563" calcext:value-type="float">
            <text:p>48.3565063476563</text:p>
          </table:table-cell>
          <table:table-cell office:value-type="float" office:value="49.3405456542969" calcext:value-type="float">
            <text:p>49.3405456542969</text:p>
          </table:table-cell>
          <table:table-cell office:value-type="string" calcext:value-type="string">
            <text:p><text:s/></text:p>
          </table:table-cell>
          <table:table-cell office:value-type="float" office:value="24.5569458007812" calcext:value-type="float">
            <text:p>24.5569458007812</text:p>
          </table:table-cell>
          <table:table-cell office:value-type="float" office:value="30.0222473144531" calcext:value-type="float">
            <text:p>30.0222473144531</text:p>
          </table:table-cell>
          <table:table-cell office:value-type="float" office:value="29.5874938964844" calcext:value-type="float">
            <text:p>29.5874938964844</text:p>
          </table:table-cell>
          <table:table-cell office:value-type="float" office:value="0.92523542989896" calcext:value-type="float">
            <text:p>0.92523542989896</text:p>
          </table:table-cell>
          <table:table-cell/>
          <table:table-cell office:value-type="string" calcext:value-type="string">
            <text:p>2022-04-16 12:15:16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9.5216674804688" calcext:value-type="float">
            <text:p>49.5216674804688</text:p>
          </table:table-cell>
          <table:table-cell office:value-type="float" office:value="50.4532165527344" calcext:value-type="float">
            <text:p>50.4532165527344</text:p>
          </table:table-cell>
          <table:table-cell office:value-type="float" office:value="49.2782592773438" calcext:value-type="float">
            <text:p>49.2782592773438</text:p>
          </table:table-cell>
          <table:table-cell office:value-type="float" office:value="48.9064636230469" calcext:value-type="float">
            <text:p>48.9064636230469</text:p>
          </table:table-cell>
          <table:table-cell office:value-type="float" office:value="50.8987731933594" calcext:value-type="float">
            <text:p>50.8987731933594</text:p>
          </table:table-cell>
          <table:table-cell office:value-type="float" office:value="48.704345703125" calcext:value-type="float">
            <text:p>48.704345703125</text:p>
          </table:table-cell>
          <table:table-cell office:value-type="float" office:value="49.7416076660156" calcext:value-type="float">
            <text:p>49.7416076660156</text:p>
          </table:table-cell>
          <table:table-cell office:value-type="string" calcext:value-type="string">
            <text:p><text:s/></text:p>
          </table:table-cell>
          <table:table-cell office:value-type="float" office:value="24.5969848632812" calcext:value-type="float">
            <text:p>24.5969848632812</text:p>
          </table:table-cell>
          <table:table-cell office:value-type="float" office:value="30.0037841796875" calcext:value-type="float">
            <text:p>30.0037841796875</text:p>
          </table:table-cell>
          <table:table-cell office:value-type="float" office:value="29.7560729980469" calcext:value-type="float">
            <text:p>29.7560729980469</text:p>
          </table:table-cell>
          <table:table-cell office:value-type="float" office:value="0.935694077258974" calcext:value-type="float">
            <text:p>0.935694077258974</text:p>
          </table:table-cell>
          <table:table-cell/>
          <table:table-cell office:value-type="string" calcext:value-type="string">
            <text:p>2022-04-16 12:16:16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9.2775268554688" calcext:value-type="float">
            <text:p>49.2775268554688</text:p>
          </table:table-cell>
          <table:table-cell office:value-type="float" office:value="49.9331665039063" calcext:value-type="float">
            <text:p>49.9331665039063</text:p>
          </table:table-cell>
          <table:table-cell office:value-type="float" office:value="48.9566955566406" calcext:value-type="float">
            <text:p>48.9566955566406</text:p>
          </table:table-cell>
          <table:table-cell office:value-type="float" office:value="48.8404846191406" calcext:value-type="float">
            <text:p>48.8404846191406</text:p>
          </table:table-cell>
          <table:table-cell office:value-type="float" office:value="50.2910766601562" calcext:value-type="float">
            <text:p>50.2910766601562</text:p>
          </table:table-cell>
          <table:table-cell office:value-type="float" office:value="48.6027221679688" calcext:value-type="float">
            <text:p>48.6027221679688</text:p>
          </table:table-cell>
          <table:table-cell office:value-type="float" office:value="49.2264099121094" calcext:value-type="float">
            <text:p>49.2264099121094</text:p>
          </table:table-cell>
          <table:table-cell office:value-type="string" calcext:value-type="string">
            <text:p><text:s/></text:p>
          </table:table-cell>
          <table:table-cell office:value-type="float" office:value="24.9777221679687" calcext:value-type="float">
            <text:p>24.9777221679687</text:p>
          </table:table-cell>
          <table:table-cell office:value-type="float" office:value="29.5580444335937" calcext:value-type="float">
            <text:p>29.5580444335937</text:p>
          </table:table-cell>
          <table:table-cell office:value-type="float" office:value="29.8634643554687" calcext:value-type="float">
            <text:p>29.8634643554687</text:p>
          </table:table-cell>
          <table:table-cell office:value-type="float" office:value="0.927582892470472" calcext:value-type="float">
            <text:p>0.927582892470472</text:p>
          </table:table-cell>
          <table:table-cell/>
          <table:table-cell office:value-type="string" calcext:value-type="string">
            <text:p>2022-04-16 12:17:16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.6072082519531" calcext:value-type="float">
            <text:p>49.6072082519531</text:p>
          </table:table-cell>
          <table:table-cell office:value-type="float" office:value="50.2720031738281" calcext:value-type="float">
            <text:p>50.2720031738281</text:p>
          </table:table-cell>
          <table:table-cell office:value-type="float" office:value="49.2255554199219" calcext:value-type="float">
            <text:p>49.2255554199219</text:p>
          </table:table-cell>
          <table:table-cell office:value-type="float" office:value="48.7420043945312" calcext:value-type="float">
            <text:p>48.7420043945312</text:p>
          </table:table-cell>
          <table:table-cell office:value-type="float" office:value="51.3233642578125" calcext:value-type="float">
            <text:p>51.3233642578125</text:p>
          </table:table-cell>
          <table:table-cell office:value-type="float" office:value="48.7157897949219" calcext:value-type="float">
            <text:p>48.7157897949219</text:p>
          </table:table-cell>
          <table:table-cell office:value-type="float" office:value="49.7279357910156" calcext:value-type="float">
            <text:p>49.7279357910156</text:p>
          </table:table-cell>
          <table:table-cell office:value-type="string" calcext:value-type="string">
            <text:p><text:s/></text:p>
          </table:table-cell>
          <table:table-cell office:value-type="float" office:value="24.4358215332031" calcext:value-type="float">
            <text:p>24.4358215332031</text:p>
          </table:table-cell>
          <table:table-cell office:value-type="float" office:value="30.2406616210938" calcext:value-type="float">
            <text:p>30.2406616210938</text:p>
          </table:table-cell>
          <table:table-cell office:value-type="float" office:value="29.6635131835937" calcext:value-type="float">
            <text:p>29.6635131835937</text:p>
          </table:table-cell>
          <table:table-cell office:value-type="float" office:value="0.932804480124646" calcext:value-type="float">
            <text:p>0.932804480124646</text:p>
          </table:table-cell>
          <table:table-cell/>
          <table:table-cell office:value-type="string" calcext:value-type="string">
            <text:p>2022-04-16 12:18:16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9.4479675292969" calcext:value-type="float">
            <text:p>49.4479675292969</text:p>
          </table:table-cell>
          <table:table-cell office:value-type="float" office:value="50.0070495605469" calcext:value-type="float">
            <text:p>50.0070495605469</text:p>
          </table:table-cell>
          <table:table-cell office:value-type="float" office:value="48.9522094726563" calcext:value-type="float">
            <text:p>48.9522094726563</text:p>
          </table:table-cell>
          <table:table-cell office:value-type="float" office:value="48.8595886230469" calcext:value-type="float">
            <text:p>48.8595886230469</text:p>
          </table:table-cell>
          <table:table-cell office:value-type="float" office:value="50.5426330566406" calcext:value-type="float">
            <text:p>50.5426330566406</text:p>
          </table:table-cell>
          <table:table-cell office:value-type="float" office:value="48.7690734863281" calcext:value-type="float">
            <text:p>48.7690734863281</text:p>
          </table:table-cell>
          <table:table-cell office:value-type="float" office:value="49.1840209960938" calcext:value-type="float">
            <text:p>49.1840209960938</text:p>
          </table:table-cell>
          <table:table-cell office:value-type="string" calcext:value-type="string">
            <text:p><text:s/></text:p>
          </table:table-cell>
          <table:table-cell office:value-type="float" office:value="24.8774108886719" calcext:value-type="float">
            <text:p>24.8774108886719</text:p>
          </table:table-cell>
          <table:table-cell office:value-type="float" office:value="30.4219665527344" calcext:value-type="float">
            <text:p>30.4219665527344</text:p>
          </table:table-cell>
          <table:table-cell office:value-type="float" office:value="29.8632507324219" calcext:value-type="float">
            <text:p>29.8632507324219</text:p>
          </table:table-cell>
          <table:table-cell office:value-type="float" office:value="0.922591087761826" calcext:value-type="float">
            <text:p>0.922591087761826</text:p>
          </table:table-cell>
          <table:table-cell/>
          <table:table-cell office:value-type="string" calcext:value-type="string">
            <text:p>2022-04-16 12:19:16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9.6076049804688" calcext:value-type="float">
            <text:p>49.6076049804688</text:p>
          </table:table-cell>
          <table:table-cell office:value-type="float" office:value="50.0698547363281" calcext:value-type="float">
            <text:p>50.0698547363281</text:p>
          </table:table-cell>
          <table:table-cell office:value-type="float" office:value="49.1622314453125" calcext:value-type="float">
            <text:p>49.1622314453125</text:p>
          </table:table-cell>
          <table:table-cell office:value-type="float" office:value="48.9587097167969" calcext:value-type="float">
            <text:p>48.9587097167969</text:p>
          </table:table-cell>
          <table:table-cell office:value-type="float" office:value="50.7568054199219" calcext:value-type="float">
            <text:p>50.7568054199219</text:p>
          </table:table-cell>
          <table:table-cell office:value-type="float" office:value="48.8773498535156" calcext:value-type="float">
            <text:p>48.8773498535156</text:p>
          </table:table-cell>
          <table:table-cell office:value-type="float" office:value="49.4719543457031" calcext:value-type="float">
            <text:p>49.4719543457031</text:p>
          </table:table-cell>
          <table:table-cell office:value-type="string" calcext:value-type="string">
            <text:p><text:s/></text:p>
          </table:table-cell>
          <table:table-cell office:value-type="float" office:value="25.2037658691406" calcext:value-type="float">
            <text:p>25.2037658691406</text:p>
          </table:table-cell>
          <table:table-cell office:value-type="float" office:value="29.4728698730469" calcext:value-type="float">
            <text:p>29.4728698730469</text:p>
          </table:table-cell>
          <table:table-cell office:value-type="float" office:value="29.3352355957031" calcext:value-type="float">
            <text:p>29.3352355957031</text:p>
          </table:table-cell>
          <table:table-cell office:value-type="float" office:value="0.940770135714313" calcext:value-type="float">
            <text:p>0.940770135714313</text:p>
          </table:table-cell>
          <table:table-cell/>
          <table:table-cell office:value-type="string" calcext:value-type="string">
            <text:p>2022-04-16 12:20:16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9.3601989746094" calcext:value-type="float">
            <text:p>49.3601989746094</text:p>
          </table:table-cell>
          <table:table-cell office:value-type="float" office:value="50.12158203125" calcext:value-type="float">
            <text:p>50.12158203125</text:p>
          </table:table-cell>
          <table:table-cell office:value-type="float" office:value="49.0523376464844" calcext:value-type="float">
            <text:p>49.0523376464844</text:p>
          </table:table-cell>
          <table:table-cell office:value-type="float" office:value="48.6849365234375" calcext:value-type="float">
            <text:p>48.6849365234375</text:p>
          </table:table-cell>
          <table:table-cell office:value-type="float" office:value="50.6111450195313" calcext:value-type="float">
            <text:p>50.6111450195313</text:p>
          </table:table-cell>
          <table:table-cell office:value-type="float" office:value="48.7413635253906" calcext:value-type="float">
            <text:p>48.7413635253906</text:p>
          </table:table-cell>
          <table:table-cell office:value-type="float" office:value="49.4268493652344" calcext:value-type="float">
            <text:p>49.4268493652344</text:p>
          </table:table-cell>
          <table:table-cell office:value-type="string" calcext:value-type="string">
            <text:p><text:s/></text:p>
          </table:table-cell>
          <table:table-cell office:value-type="float" office:value="24.7621154785156" calcext:value-type="float">
            <text:p>24.7621154785156</text:p>
          </table:table-cell>
          <table:table-cell office:value-type="float" office:value="29.9777221679687" calcext:value-type="float">
            <text:p>29.9777221679687</text:p>
          </table:table-cell>
          <table:table-cell office:value-type="float" office:value="29.4389343261719" calcext:value-type="float">
            <text:p>29.4389343261719</text:p>
          </table:table-cell>
          <table:table-cell office:value-type="float" office:value="0.931713930265171" calcext:value-type="float">
            <text:p>0.931713930265171</text:p>
          </table:table-cell>
          <table:table-cell/>
          <table:table-cell office:value-type="string" calcext:value-type="string">
            <text:p>2022-04-16 12:21:16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.4307556152344" calcext:value-type="float">
            <text:p>49.4307556152344</text:p>
          </table:table-cell>
          <table:table-cell office:value-type="float" office:value="50.2580871582031" calcext:value-type="float">
            <text:p>50.2580871582031</text:p>
          </table:table-cell>
          <table:table-cell office:value-type="float" office:value="49.1817932128906" calcext:value-type="float">
            <text:p>49.1817932128906</text:p>
          </table:table-cell>
          <table:table-cell office:value-type="float" office:value="48.7680358886719" calcext:value-type="float">
            <text:p>48.7680358886719</text:p>
          </table:table-cell>
          <table:table-cell office:value-type="float" office:value="50.918701171875" calcext:value-type="float">
            <text:p>50.918701171875</text:p>
          </table:table-cell>
          <table:table-cell office:value-type="float" office:value="48.7769470214844" calcext:value-type="float">
            <text:p>48.7769470214844</text:p>
          </table:table-cell>
          <table:table-cell office:value-type="float" office:value="49.6381530761719" calcext:value-type="float">
            <text:p>49.6381530761719</text:p>
          </table:table-cell>
          <table:table-cell office:value-type="string" calcext:value-type="string">
            <text:p><text:s/></text:p>
          </table:table-cell>
          <table:table-cell office:value-type="float" office:value="24.4983215332031" calcext:value-type="float">
            <text:p>24.4983215332031</text:p>
          </table:table-cell>
          <table:table-cell office:value-type="float" office:value="29.890625" calcext:value-type="float">
            <text:p>29.890625</text:p>
          </table:table-cell>
          <table:table-cell office:value-type="float" office:value="29.0120544433594" calcext:value-type="float">
            <text:p>29.0120544433594</text:p>
          </table:table-cell>
          <table:table-cell office:value-type="float" office:value="0.939992090660756" calcext:value-type="float">
            <text:p>0.939992090660756</text:p>
          </table:table-cell>
          <table:table-cell/>
          <table:table-cell office:value-type="string" calcext:value-type="string">
            <text:p>2022-04-16 12:22:16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9.5947570800781" calcext:value-type="float">
            <text:p>49.5947570800781</text:p>
          </table:table-cell>
          <table:table-cell office:value-type="float" office:value="50.067138671875" calcext:value-type="float">
            <text:p>50.067138671875</text:p>
          </table:table-cell>
          <table:table-cell office:value-type="float" office:value="49.1267700195313" calcext:value-type="float">
            <text:p>49.1267700195313</text:p>
          </table:table-cell>
          <table:table-cell office:value-type="float" office:value="48.691650390625" calcext:value-type="float">
            <text:p>48.691650390625</text:p>
          </table:table-cell>
          <table:table-cell office:value-type="float" office:value="50.3819885253906" calcext:value-type="float">
            <text:p>50.3819885253906</text:p>
          </table:table-cell>
          <table:table-cell office:value-type="float" office:value="48.9449157714844" calcext:value-type="float">
            <text:p>48.9449157714844</text:p>
          </table:table-cell>
          <table:table-cell office:value-type="float" office:value="49.2644653320312" calcext:value-type="float">
            <text:p>49.2644653320312</text:p>
          </table:table-cell>
          <table:table-cell office:value-type="string" calcext:value-type="string">
            <text:p><text:s/></text:p>
          </table:table-cell>
          <table:table-cell office:value-type="float" office:value="24.368408203125" calcext:value-type="float">
            <text:p>24.368408203125</text:p>
          </table:table-cell>
          <table:table-cell office:value-type="float" office:value="29.4491882324219" calcext:value-type="float">
            <text:p>29.4491882324219</text:p>
          </table:table-cell>
          <table:table-cell office:value-type="float" office:value="29.3148498535156" calcext:value-type="float">
            <text:p>29.3148498535156</text:p>
          </table:table-cell>
          <table:table-cell office:value-type="float" office:value="0.940978165874331" calcext:value-type="float">
            <text:p>0.940978165874331</text:p>
          </table:table-cell>
          <table:table-cell/>
          <table:table-cell office:value-type="string" calcext:value-type="string">
            <text:p>2022-04-16 12:23:15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9.396240234375" calcext:value-type="float">
            <text:p>49.396240234375</text:p>
          </table:table-cell>
          <table:table-cell office:value-type="float" office:value="50.1892700195313" calcext:value-type="float">
            <text:p>50.1892700195313</text:p>
          </table:table-cell>
          <table:table-cell office:value-type="float" office:value="49.1591186523438" calcext:value-type="float">
            <text:p>49.1591186523438</text:p>
          </table:table-cell>
          <table:table-cell office:value-type="float" office:value="48.9812316894531" calcext:value-type="float">
            <text:p>48.9812316894531</text:p>
          </table:table-cell>
          <table:table-cell office:value-type="float" office:value="50.6175842285156" calcext:value-type="float">
            <text:p>50.6175842285156</text:p>
          </table:table-cell>
          <table:table-cell office:value-type="float" office:value="48.8991394042969" calcext:value-type="float">
            <text:p>48.8991394042969</text:p>
          </table:table-cell>
          <table:table-cell office:value-type="float" office:value="49.4252319335938" calcext:value-type="float">
            <text:p>49.4252319335938</text:p>
          </table:table-cell>
          <table:table-cell office:value-type="string" calcext:value-type="string">
            <text:p><text:s/></text:p>
          </table:table-cell>
          <table:table-cell office:value-type="float" office:value="24.5268859863281" calcext:value-type="float">
            <text:p>24.5268859863281</text:p>
          </table:table-cell>
          <table:table-cell office:value-type="float" office:value="29.2315063476562" calcext:value-type="float">
            <text:p>29.2315063476562</text:p>
          </table:table-cell>
          <table:table-cell office:value-type="float" office:value="28.8335571289062" calcext:value-type="float">
            <text:p>28.8335571289062</text:p>
          </table:table-cell>
          <table:table-cell office:value-type="float" office:value="0.946845137228177" calcext:value-type="float">
            <text:p>0.946845137228177</text:p>
          </table:table-cell>
          <table:table-cell/>
          <table:table-cell office:value-type="string" calcext:value-type="string">
            <text:p>2022-04-16 12:24:16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9.4165344238281" calcext:value-type="float">
            <text:p>49.4165344238281</text:p>
          </table:table-cell>
          <table:table-cell office:value-type="float" office:value="50.2074584960937" calcext:value-type="float">
            <text:p>50.2074584960937</text:p>
          </table:table-cell>
          <table:table-cell office:value-type="float" office:value="49.1249389648438" calcext:value-type="float">
            <text:p>49.1249389648438</text:p>
          </table:table-cell>
          <table:table-cell office:value-type="float" office:value="48.7775268554688" calcext:value-type="float">
            <text:p>48.7775268554688</text:p>
          </table:table-cell>
          <table:table-cell office:value-type="float" office:value="50.7265319824219" calcext:value-type="float">
            <text:p>50.7265319824219</text:p>
          </table:table-cell>
          <table:table-cell office:value-type="float" office:value="48.7633361816406" calcext:value-type="float">
            <text:p>48.7633361816406</text:p>
          </table:table-cell>
          <table:table-cell office:value-type="float" office:value="49.4706420898438" calcext:value-type="float">
            <text:p>49.4706420898438</text:p>
          </table:table-cell>
          <table:table-cell office:value-type="string" calcext:value-type="string">
            <text:p><text:s/></text:p>
          </table:table-cell>
          <table:table-cell office:value-type="float" office:value="24.1203002929687" calcext:value-type="float">
            <text:p>24.1203002929687</text:p>
          </table:table-cell>
          <table:table-cell office:value-type="float" office:value="29.7833251953125" calcext:value-type="float">
            <text:p>29.7833251953125</text:p>
          </table:table-cell>
          <table:table-cell office:value-type="float" office:value="29.0006103515625" calcext:value-type="float">
            <text:p>29.0006103515625</text:p>
          </table:table-cell>
          <table:table-cell office:value-type="float" office:value="0.940207627063661" calcext:value-type="float">
            <text:p>0.940207627063661</text:p>
          </table:table-cell>
          <table:table-cell/>
          <table:table-cell office:value-type="string" calcext:value-type="string">
            <text:p>2022-04-16 12:25:16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9.4194946289062" calcext:value-type="float">
            <text:p>49.4194946289062</text:p>
          </table:table-cell>
          <table:table-cell office:value-type="float" office:value="50.1530456542969" calcext:value-type="float">
            <text:p>50.1530456542969</text:p>
          </table:table-cell>
          <table:table-cell office:value-type="float" office:value="49.1386413574219" calcext:value-type="float">
            <text:p>49.1386413574219</text:p>
          </table:table-cell>
          <table:table-cell office:value-type="float" office:value="49.012939453125" calcext:value-type="float">
            <text:p>49.012939453125</text:p>
          </table:table-cell>
          <table:table-cell office:value-type="float" office:value="50.5192565917969" calcext:value-type="float">
            <text:p>50.5192565917969</text:p>
          </table:table-cell>
          <table:table-cell office:value-type="float" office:value="48.8066711425781" calcext:value-type="float">
            <text:p>48.8066711425781</text:p>
          </table:table-cell>
          <table:table-cell office:value-type="float" office:value="49.3606262207031" calcext:value-type="float">
            <text:p>49.3606262207031</text:p>
          </table:table-cell>
          <table:table-cell office:value-type="string" calcext:value-type="string">
            <text:p><text:s/></text:p>
          </table:table-cell>
          <table:table-cell office:value-type="float" office:value="24.6296997070313" calcext:value-type="float">
            <text:p>24.6296997070313</text:p>
          </table:table-cell>
          <table:table-cell office:value-type="float" office:value="29.2803649902344" calcext:value-type="float">
            <text:p>29.2803649902344</text:p>
          </table:table-cell>
          <table:table-cell office:value-type="float" office:value="29.0565490722656" calcext:value-type="float">
            <text:p>29.0565490722656</text:p>
          </table:table-cell>
          <table:table-cell office:value-type="float" office:value="0.94392061308613" calcext:value-type="float">
            <text:p>0.94392061308613</text:p>
          </table:table-cell>
          <table:table-cell/>
          <table:table-cell office:value-type="string" calcext:value-type="string">
            <text:p>2022-04-16 12:26:16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9.6636657714844" calcext:value-type="float">
            <text:p>49.6636657714844</text:p>
          </table:table-cell>
          <table:table-cell office:value-type="float" office:value="50.0846557617188" calcext:value-type="float">
            <text:p>50.0846557617188</text:p>
          </table:table-cell>
          <table:table-cell office:value-type="float" office:value="49.3127136230469" calcext:value-type="float">
            <text:p>49.3127136230469</text:p>
          </table:table-cell>
          <table:table-cell office:value-type="float" office:value="48.818603515625" calcext:value-type="float">
            <text:p>48.818603515625</text:p>
          </table:table-cell>
          <table:table-cell office:value-type="float" office:value="50.6354370117188" calcext:value-type="float">
            <text:p>50.6354370117188</text:p>
          </table:table-cell>
          <table:table-cell office:value-type="float" office:value="48.9887390136719" calcext:value-type="float">
            <text:p>48.9887390136719</text:p>
          </table:table-cell>
          <table:table-cell office:value-type="float" office:value="49.3806457519531" calcext:value-type="float">
            <text:p>49.3806457519531</text:p>
          </table:table-cell>
          <table:table-cell office:value-type="string" calcext:value-type="string">
            <text:p><text:s/></text:p>
          </table:table-cell>
          <table:table-cell office:value-type="float" office:value="24.5628356933594" calcext:value-type="float">
            <text:p>24.5628356933594</text:p>
          </table:table-cell>
          <table:table-cell office:value-type="float" office:value="29.6564025878906" calcext:value-type="float">
            <text:p>29.6564025878906</text:p>
          </table:table-cell>
          <table:table-cell office:value-type="float" office:value="29.8119201660156" calcext:value-type="float">
            <text:p>29.8119201660156</text:p>
          </table:table-cell>
          <table:table-cell office:value-type="float" office:value="0.935209082055279" calcext:value-type="float">
            <text:p>0.935209082055279</text:p>
          </table:table-cell>
          <table:table-cell/>
          <table:table-cell office:value-type="string" calcext:value-type="string">
            <text:p>2022-04-16 12:27:16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9.5264892578125" calcext:value-type="float">
            <text:p>49.5264892578125</text:p>
          </table:table-cell>
          <table:table-cell office:value-type="float" office:value="49.9406433105469" calcext:value-type="float">
            <text:p>49.9406433105469</text:p>
          </table:table-cell>
          <table:table-cell office:value-type="float" office:value="49.1697387695313" calcext:value-type="float">
            <text:p>49.1697387695313</text:p>
          </table:table-cell>
          <table:table-cell office:value-type="float" office:value="48.85205078125" calcext:value-type="float">
            <text:p>48.85205078125</text:p>
          </table:table-cell>
          <table:table-cell office:value-type="float" office:value="50.4747619628906" calcext:value-type="float">
            <text:p>50.4747619628906</text:p>
          </table:table-cell>
          <table:table-cell office:value-type="float" office:value="48.9430236816406" calcext:value-type="float">
            <text:p>48.9430236816406</text:p>
          </table:table-cell>
          <table:table-cell office:value-type="float" office:value="49.2305908203125" calcext:value-type="float">
            <text:p>49.2305908203125</text:p>
          </table:table-cell>
          <table:table-cell office:value-type="string" calcext:value-type="string">
            <text:p><text:s/></text:p>
          </table:table-cell>
          <table:table-cell office:value-type="float" office:value="24.625732421875" calcext:value-type="float">
            <text:p>24.625732421875</text:p>
          </table:table-cell>
          <table:table-cell office:value-type="float" office:value="29.4459228515625" calcext:value-type="float">
            <text:p>29.4459228515625</text:p>
          </table:table-cell>
          <table:table-cell office:value-type="float" office:value="29.4468383789062" calcext:value-type="float">
            <text:p>29.4468383789062</text:p>
          </table:table-cell>
          <table:table-cell office:value-type="float" office:value="0.936752917071966" calcext:value-type="float">
            <text:p>0.936752917071966</text:p>
          </table:table-cell>
          <table:table-cell/>
          <table:table-cell office:value-type="string" calcext:value-type="string">
            <text:p>2022-04-16 12:28:16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9.5495300292969" calcext:value-type="float">
            <text:p>49.5495300292969</text:p>
          </table:table-cell>
          <table:table-cell office:value-type="float" office:value="50.3015441894531" calcext:value-type="float">
            <text:p>50.3015441894531</text:p>
          </table:table-cell>
          <table:table-cell office:value-type="float" office:value="49.2216491699219" calcext:value-type="float">
            <text:p>49.2216491699219</text:p>
          </table:table-cell>
          <table:table-cell office:value-type="float" office:value="48.7803039550781" calcext:value-type="float">
            <text:p>48.7803039550781</text:p>
          </table:table-cell>
          <table:table-cell office:value-type="float" office:value="51.0355834960938" calcext:value-type="float">
            <text:p>51.0355834960938</text:p>
          </table:table-cell>
          <table:table-cell office:value-type="float" office:value="48.8473510742188" calcext:value-type="float">
            <text:p>48.8473510742188</text:p>
          </table:table-cell>
          <table:table-cell office:value-type="float" office:value="49.5196228027344" calcext:value-type="float">
            <text:p>49.5196228027344</text:p>
          </table:table-cell>
          <table:table-cell office:value-type="string" calcext:value-type="string">
            <text:p><text:s/></text:p>
          </table:table-cell>
          <table:table-cell office:value-type="float" office:value="24.2042846679688" calcext:value-type="float">
            <text:p>24.2042846679688</text:p>
          </table:table-cell>
          <table:table-cell office:value-type="float" office:value="29.9773559570312" calcext:value-type="float">
            <text:p>29.9773559570312</text:p>
          </table:table-cell>
          <table:table-cell office:value-type="float" office:value="29.4639892578125" calcext:value-type="float">
            <text:p>29.4639892578125</text:p>
          </table:table-cell>
          <table:table-cell office:value-type="float" office:value="0.937027277908926" calcext:value-type="float">
            <text:p>0.937027277908926</text:p>
          </table:table-cell>
          <table:table-cell/>
          <table:table-cell office:value-type="string" calcext:value-type="string">
            <text:p>2022-04-16 12:29:16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9.6161804199219" calcext:value-type="float">
            <text:p>49.6161804199219</text:p>
          </table:table-cell>
          <table:table-cell office:value-type="float" office:value="50.0413208007813" calcext:value-type="float">
            <text:p>50.0413208007813</text:p>
          </table:table-cell>
          <table:table-cell office:value-type="float" office:value="49.2464904785156" calcext:value-type="float">
            <text:p>49.2464904785156</text:p>
          </table:table-cell>
          <table:table-cell office:value-type="float" office:value="48.6608581542969" calcext:value-type="float">
            <text:p>48.6608581542969</text:p>
          </table:table-cell>
          <table:table-cell office:value-type="float" office:value="50.479248046875" calcext:value-type="float">
            <text:p>50.479248046875</text:p>
          </table:table-cell>
          <table:table-cell office:value-type="float" office:value="48.9771423339844" calcext:value-type="float">
            <text:p>48.9771423339844</text:p>
          </table:table-cell>
          <table:table-cell office:value-type="float" office:value="49.2243347167969" calcext:value-type="float">
            <text:p>49.2243347167969</text:p>
          </table:table-cell>
          <table:table-cell office:value-type="string" calcext:value-type="string">
            <text:p><text:s/></text:p>
          </table:table-cell>
          <table:table-cell office:value-type="float" office:value="24.1859436035156" calcext:value-type="float">
            <text:p>24.1859436035156</text:p>
          </table:table-cell>
          <table:table-cell office:value-type="float" office:value="29.8060302734375" calcext:value-type="float">
            <text:p>29.8060302734375</text:p>
          </table:table-cell>
          <table:table-cell office:value-type="float" office:value="29.4046630859375" calcext:value-type="float">
            <text:p>29.4046630859375</text:p>
          </table:table-cell>
          <table:table-cell office:value-type="float" office:value="0.936427850798359" calcext:value-type="float">
            <text:p>0.936427850798359</text:p>
          </table:table-cell>
          <table:table-cell/>
          <table:table-cell office:value-type="string" calcext:value-type="string">
            <text:p>2022-04-16 12:30:16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9.6060180664063" calcext:value-type="float">
            <text:p>49.6060180664063</text:p>
          </table:table-cell>
          <table:table-cell office:value-type="float" office:value="50.2280578613281" calcext:value-type="float">
            <text:p>50.2280578613281</text:p>
          </table:table-cell>
          <table:table-cell office:value-type="float" office:value="49.2058410644531" calcext:value-type="float">
            <text:p>49.2058410644531</text:p>
          </table:table-cell>
          <table:table-cell office:value-type="float" office:value="49.0196533203125" calcext:value-type="float">
            <text:p>49.0196533203125</text:p>
          </table:table-cell>
          <table:table-cell office:value-type="float" office:value="50.8546447753906" calcext:value-type="float">
            <text:p>50.8546447753906</text:p>
          </table:table-cell>
          <table:table-cell office:value-type="float" office:value="49.1011657714844" calcext:value-type="float">
            <text:p>49.1011657714844</text:p>
          </table:table-cell>
          <table:table-cell office:value-type="float" office:value="49.4281921386719" calcext:value-type="float">
            <text:p>49.4281921386719</text:p>
          </table:table-cell>
          <table:table-cell office:value-type="string" calcext:value-type="string">
            <text:p><text:s/></text:p>
          </table:table-cell>
          <table:table-cell office:value-type="float" office:value="24.5594787597656" calcext:value-type="float">
            <text:p>24.5594787597656</text:p>
          </table:table-cell>
          <table:table-cell office:value-type="float" office:value="30.2040405273438" calcext:value-type="float">
            <text:p>30.2040405273438</text:p>
          </table:table-cell>
          <table:table-cell office:value-type="float" office:value="29.5533447265625" calcext:value-type="float">
            <text:p>29.5533447265625</text:p>
          </table:table-cell>
          <table:table-cell office:value-type="float" office:value="0.93359845679576" calcext:value-type="float">
            <text:p>0.93359845679576</text:p>
          </table:table-cell>
          <table:table-cell/>
          <table:table-cell office:value-type="string" calcext:value-type="string">
            <text:p>2022-04-16 12:31:16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.6068725585937" calcext:value-type="float">
            <text:p>49.6068725585937</text:p>
          </table:table-cell>
          <table:table-cell office:value-type="float" office:value="50.1175231933594" calcext:value-type="float">
            <text:p>50.1175231933594</text:p>
          </table:table-cell>
          <table:table-cell office:value-type="float" office:value="49.2971496582031" calcext:value-type="float">
            <text:p>49.2971496582031</text:p>
          </table:table-cell>
          <table:table-cell office:value-type="float" office:value="48.6279296875" calcext:value-type="float">
            <text:p>48.6279296875</text:p>
          </table:table-cell>
          <table:table-cell office:value-type="float" office:value="50.4723815917969" calcext:value-type="float">
            <text:p>50.4723815917969</text:p>
          </table:table-cell>
          <table:table-cell office:value-type="float" office:value="48.9459838867188" calcext:value-type="float">
            <text:p>48.9459838867188</text:p>
          </table:table-cell>
          <table:table-cell office:value-type="float" office:value="49.2234191894531" calcext:value-type="float">
            <text:p>49.2234191894531</text:p>
          </table:table-cell>
          <table:table-cell office:value-type="string" calcext:value-type="string">
            <text:p><text:s/></text:p>
          </table:table-cell>
          <table:table-cell office:value-type="float" office:value="24.1902160644531" calcext:value-type="float">
            <text:p>24.1902160644531</text:p>
          </table:table-cell>
          <table:table-cell office:value-type="float" office:value="30.0605163574219" calcext:value-type="float">
            <text:p>30.0605163574219</text:p>
          </table:table-cell>
          <table:table-cell office:value-type="float" office:value="29.8996887207031" calcext:value-type="float">
            <text:p>29.8996887207031</text:p>
          </table:table-cell>
          <table:table-cell office:value-type="float" office:value="0.929910593708669" calcext:value-type="float">
            <text:p>0.929910593708669</text:p>
          </table:table-cell>
          <table:table-cell/>
          <table:table-cell office:value-type="string" calcext:value-type="string">
            <text:p>2022-04-16 12:32:16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.5220642089844" calcext:value-type="float">
            <text:p>49.5220642089844</text:p>
          </table:table-cell>
          <table:table-cell office:value-type="float" office:value="50.2869262695313" calcext:value-type="float">
            <text:p>50.2869262695313</text:p>
          </table:table-cell>
          <table:table-cell office:value-type="float" office:value="49.1974792480469" calcext:value-type="float">
            <text:p>49.1974792480469</text:p>
          </table:table-cell>
          <table:table-cell office:value-type="float" office:value="49.0591430664063" calcext:value-type="float">
            <text:p>49.0591430664063</text:p>
          </table:table-cell>
          <table:table-cell office:value-type="float" office:value="50.5885620117188" calcext:value-type="float">
            <text:p>50.5885620117188</text:p>
          </table:table-cell>
          <table:table-cell office:value-type="float" office:value="49.0318298339844" calcext:value-type="float">
            <text:p>49.0318298339844</text:p>
          </table:table-cell>
          <table:table-cell office:value-type="float" office:value="49.5008239746094" calcext:value-type="float">
            <text:p>49.5008239746094</text:p>
          </table:table-cell>
          <table:table-cell office:value-type="string" calcext:value-type="string">
            <text:p><text:s/></text:p>
          </table:table-cell>
          <table:table-cell office:value-type="float" office:value="24.6825256347656" calcext:value-type="float">
            <text:p>24.6825256347656</text:p>
          </table:table-cell>
          <table:table-cell office:value-type="float" office:value="29.8602600097656" calcext:value-type="float">
            <text:p>29.8602600097656</text:p>
          </table:table-cell>
          <table:table-cell office:value-type="float" office:value="29.7835693359375" calcext:value-type="float">
            <text:p>29.7835693359375</text:p>
          </table:table-cell>
          <table:table-cell office:value-type="float" office:value="0.934360723420391" calcext:value-type="float">
            <text:p>0.934360723420391</text:p>
          </table:table-cell>
          <table:table-cell/>
          <table:table-cell office:value-type="string" calcext:value-type="string">
            <text:p>2022-04-16 12:33:16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9.5761413574219" calcext:value-type="float">
            <text:p>49.5761413574219</text:p>
          </table:table-cell>
          <table:table-cell office:value-type="float" office:value="50.1244201660156" calcext:value-type="float">
            <text:p>50.1244201660156</text:p>
          </table:table-cell>
          <table:table-cell office:value-type="float" office:value="49.1695861816406" calcext:value-type="float">
            <text:p>49.1695861816406</text:p>
          </table:table-cell>
          <table:table-cell office:value-type="float" office:value="49.0715942382812" calcext:value-type="float">
            <text:p>49.0715942382812</text:p>
          </table:table-cell>
          <table:table-cell office:value-type="float" office:value="50.4353942871094" calcext:value-type="float">
            <text:p>50.4353942871094</text:p>
          </table:table-cell>
          <table:table-cell office:value-type="float" office:value="49.0757751464844" calcext:value-type="float">
            <text:p>49.0757751464844</text:p>
          </table:table-cell>
          <table:table-cell office:value-type="float" office:value="48.9564819335938" calcext:value-type="float">
            <text:p>48.9564819335938</text:p>
          </table:table-cell>
          <table:table-cell office:value-type="string" calcext:value-type="string">
            <text:p><text:s/></text:p>
          </table:table-cell>
          <table:table-cell office:value-type="float" office:value="24.7481994628906" calcext:value-type="float">
            <text:p>24.7481994628906</text:p>
          </table:table-cell>
          <table:table-cell office:value-type="float" office:value="29.6211242675781" calcext:value-type="float">
            <text:p>29.6211242675781</text:p>
          </table:table-cell>
          <table:table-cell office:value-type="float" office:value="29.6436462402344" calcext:value-type="float">
            <text:p>29.6436462402344</text:p>
          </table:table-cell>
          <table:table-cell office:value-type="float" office:value="0.936533397764672" calcext:value-type="float">
            <text:p>0.936533397764672</text:p>
          </table:table-cell>
          <table:table-cell/>
          <table:table-cell office:value-type="string" calcext:value-type="string">
            <text:p>2022-04-16 12:34:16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9.6329345703125" calcext:value-type="float">
            <text:p>49.6329345703125</text:p>
          </table:table-cell>
          <table:table-cell office:value-type="float" office:value="50.2474975585938" calcext:value-type="float">
            <text:p>50.2474975585938</text:p>
          </table:table-cell>
          <table:table-cell office:value-type="float" office:value="49.1851501464844" calcext:value-type="float">
            <text:p>49.1851501464844</text:p>
          </table:table-cell>
          <table:table-cell office:value-type="float" office:value="49.0741882324219" calcext:value-type="float">
            <text:p>49.0741882324219</text:p>
          </table:table-cell>
          <table:table-cell office:value-type="float" office:value="50.8140563964844" calcext:value-type="float">
            <text:p>50.8140563964844</text:p>
          </table:table-cell>
          <table:table-cell office:value-type="float" office:value="49.1367492675781" calcext:value-type="float">
            <text:p>49.1367492675781</text:p>
          </table:table-cell>
          <table:table-cell office:value-type="float" office:value="49.3708190917969" calcext:value-type="float">
            <text:p>49.3708190917969</text:p>
          </table:table-cell>
          <table:table-cell office:value-type="string" calcext:value-type="string">
            <text:p><text:s/></text:p>
          </table:table-cell>
          <table:table-cell office:value-type="float" office:value="24.7124938964844" calcext:value-type="float">
            <text:p>24.7124938964844</text:p>
          </table:table-cell>
          <table:table-cell office:value-type="float" office:value="30.1163635253906" calcext:value-type="float">
            <text:p>30.1163635253906</text:p>
          </table:table-cell>
          <table:table-cell office:value-type="float" office:value="29.3069152832031" calcext:value-type="float">
            <text:p>29.3069152832031</text:p>
          </table:table-cell>
          <table:table-cell office:value-type="float" office:value="0.937650755634458" calcext:value-type="float">
            <text:p>0.937650755634458</text:p>
          </table:table-cell>
          <table:table-cell/>
          <table:table-cell office:value-type="string" calcext:value-type="string">
            <text:p>2022-04-16 12:35:16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9.5848083496094" calcext:value-type="float">
            <text:p>49.5848083496094</text:p>
          </table:table-cell>
          <table:table-cell office:value-type="float" office:value="50.1647338867187" calcext:value-type="float">
            <text:p>50.1647338867187</text:p>
          </table:table-cell>
          <table:table-cell office:value-type="float" office:value="49.2756958007813" calcext:value-type="float">
            <text:p>49.2756958007813</text:p>
          </table:table-cell>
          <table:table-cell office:value-type="float" office:value="49.0857238769531" calcext:value-type="float">
            <text:p>49.0857238769531</text:p>
          </table:table-cell>
          <table:table-cell office:value-type="float" office:value="50.3762512207031" calcext:value-type="float">
            <text:p>50.3762512207031</text:p>
          </table:table-cell>
          <table:table-cell office:value-type="float" office:value="49.097900390625" calcext:value-type="float">
            <text:p>49.097900390625</text:p>
          </table:table-cell>
          <table:table-cell office:value-type="float" office:value="49.2240600585938" calcext:value-type="float">
            <text:p>49.2240600585938</text:p>
          </table:table-cell>
          <table:table-cell office:value-type="string" calcext:value-type="string">
            <text:p><text:s/></text:p>
          </table:table-cell>
          <table:table-cell office:value-type="float" office:value="24.7268371582031" calcext:value-type="float">
            <text:p>24.7268371582031</text:p>
          </table:table-cell>
          <table:table-cell office:value-type="float" office:value="29.8600158691406" calcext:value-type="float">
            <text:p>29.8600158691406</text:p>
          </table:table-cell>
          <table:table-cell office:value-type="float" office:value="29.8492431640625" calcext:value-type="float">
            <text:p>29.8492431640625</text:p>
          </table:table-cell>
          <table:table-cell office:value-type="float" office:value="0.932808616217666" calcext:value-type="float">
            <text:p>0.932808616217666</text:p>
          </table:table-cell>
          <table:table-cell/>
          <table:table-cell office:value-type="string" calcext:value-type="string">
            <text:p>2022-04-16 12:36:16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9.5719299316406" calcext:value-type="float">
            <text:p>49.5719299316406</text:p>
          </table:table-cell>
          <table:table-cell office:value-type="float" office:value="50.2669067382813" calcext:value-type="float">
            <text:p>50.2669067382813</text:p>
          </table:table-cell>
          <table:table-cell office:value-type="float" office:value="49.2653198242188" calcext:value-type="float">
            <text:p>49.2653198242188</text:p>
          </table:table-cell>
          <table:table-cell office:value-type="float" office:value="49.0739440917969" calcext:value-type="float">
            <text:p>49.0739440917969</text:p>
          </table:table-cell>
          <table:table-cell office:value-type="float" office:value="50.4789733886719" calcext:value-type="float">
            <text:p>50.4789733886719</text:p>
          </table:table-cell>
          <table:table-cell office:value-type="float" office:value="49.0802612304688" calcext:value-type="float">
            <text:p>49.0802612304688</text:p>
          </table:table-cell>
          <table:table-cell office:value-type="float" office:value="49.2922058105469" calcext:value-type="float">
            <text:p>49.2922058105469</text:p>
          </table:table-cell>
          <table:table-cell office:value-type="string" calcext:value-type="string">
            <text:p><text:s/></text:p>
          </table:table-cell>
          <table:table-cell office:value-type="float" office:value="24.48193359375" calcext:value-type="float">
            <text:p>24.48193359375</text:p>
          </table:table-cell>
          <table:table-cell office:value-type="float" office:value="29.6892395019531" calcext:value-type="float">
            <text:p>29.6892395019531</text:p>
          </table:table-cell>
          <table:table-cell office:value-type="float" office:value="29.5882263183594" calcext:value-type="float">
            <text:p>29.5882263183594</text:p>
          </table:table-cell>
          <table:table-cell office:value-type="float" office:value="0.938488237876592" calcext:value-type="float">
            <text:p>0.938488237876592</text:p>
          </table:table-cell>
          <table:table-cell/>
          <table:table-cell office:value-type="string" calcext:value-type="string">
            <text:p>2022-04-16 12:37:16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9.6093444824219" calcext:value-type="float">
            <text:p>49.6093444824219</text:p>
          </table:table-cell>
          <table:table-cell office:value-type="float" office:value="50.4096984863281" calcext:value-type="float">
            <text:p>50.4096984863281</text:p>
          </table:table-cell>
          <table:table-cell office:value-type="float" office:value="49.0825805664062" calcext:value-type="float">
            <text:p>49.0825805664062</text:p>
          </table:table-cell>
          <table:table-cell office:value-type="float" office:value="48.8773498535156" calcext:value-type="float">
            <text:p>48.8773498535156</text:p>
          </table:table-cell>
          <table:table-cell office:value-type="float" office:value="50.4694519042969" calcext:value-type="float">
            <text:p>50.4694519042969</text:p>
          </table:table-cell>
          <table:table-cell office:value-type="float" office:value="49.0937194824219" calcext:value-type="float">
            <text:p>49.0937194824219</text:p>
          </table:table-cell>
          <table:table-cell office:value-type="float" office:value="49.5426635742188" calcext:value-type="float">
            <text:p>49.5426635742188</text:p>
          </table:table-cell>
          <table:table-cell office:value-type="string" calcext:value-type="string">
            <text:p><text:s/></text:p>
          </table:table-cell>
          <table:table-cell office:value-type="float" office:value="24.5378112792969" calcext:value-type="float">
            <text:p>24.5378112792969</text:p>
          </table:table-cell>
          <table:table-cell office:value-type="float" office:value="30.0287170410156" calcext:value-type="float">
            <text:p>30.0287170410156</text:p>
          </table:table-cell>
          <table:table-cell office:value-type="float" office:value="29.659912109375" calcext:value-type="float">
            <text:p>29.659912109375</text:p>
          </table:table-cell>
          <table:table-cell office:value-type="float" office:value="0.937074153629814" calcext:value-type="float">
            <text:p>0.937074153629814</text:p>
          </table:table-cell>
          <table:table-cell/>
          <table:table-cell office:value-type="string" calcext:value-type="string">
            <text:p>2022-04-16 12:38:16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.5737915039063" calcext:value-type="float">
            <text:p>49.5737915039063</text:p>
          </table:table-cell>
          <table:table-cell office:value-type="float" office:value="50.2110900878906" calcext:value-type="float">
            <text:p>50.2110900878906</text:p>
          </table:table-cell>
          <table:table-cell office:value-type="float" office:value="49.2190246582031" calcext:value-type="float">
            <text:p>49.2190246582031</text:p>
          </table:table-cell>
          <table:table-cell office:value-type="float" office:value="49.0962524414063" calcext:value-type="float">
            <text:p>49.0962524414063</text:p>
          </table:table-cell>
          <table:table-cell office:value-type="float" office:value="50.4760437011719" calcext:value-type="float">
            <text:p>50.4760437011719</text:p>
          </table:table-cell>
          <table:table-cell office:value-type="float" office:value="49.1391906738281" calcext:value-type="float">
            <text:p>49.1391906738281</text:p>
          </table:table-cell>
          <table:table-cell office:value-type="float" office:value="49.3657836914062" calcext:value-type="float">
            <text:p>49.3657836914062</text:p>
          </table:table-cell>
          <table:table-cell office:value-type="string" calcext:value-type="string">
            <text:p><text:s/></text:p>
          </table:table-cell>
          <table:table-cell office:value-type="float" office:value="24.7809143066406" calcext:value-type="float">
            <text:p>24.7809143066406</text:p>
          </table:table-cell>
          <table:table-cell office:value-type="float" office:value="29.8778076171875" calcext:value-type="float">
            <text:p>29.8778076171875</text:p>
          </table:table-cell>
          <table:table-cell office:value-type="float" office:value="29.7957153320312" calcext:value-type="float">
            <text:p>29.7957153320312</text:p>
          </table:table-cell>
          <table:table-cell office:value-type="float" office:value="0.933699561291792" calcext:value-type="float">
            <text:p>0.933699561291792</text:p>
          </table:table-cell>
          <table:table-cell/>
          <table:table-cell office:value-type="string" calcext:value-type="string">
            <text:p>2022-04-16 12:39:16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9.7695007324219" calcext:value-type="float">
            <text:p>49.7695007324219</text:p>
          </table:table-cell>
          <table:table-cell office:value-type="float" office:value="50.208984375" calcext:value-type="float">
            <text:p>50.208984375</text:p>
          </table:table-cell>
          <table:table-cell office:value-type="float" office:value="49.3738708496094" calcext:value-type="float">
            <text:p>49.3738708496094</text:p>
          </table:table-cell>
          <table:table-cell office:value-type="float" office:value="48.9314575195313" calcext:value-type="float">
            <text:p>48.9314575195313</text:p>
          </table:table-cell>
          <table:table-cell office:value-type="float" office:value="50.5513000488281" calcext:value-type="float">
            <text:p>50.5513000488281</text:p>
          </table:table-cell>
          <table:table-cell office:value-type="float" office:value="49.262939453125" calcext:value-type="float">
            <text:p>49.262939453125</text:p>
          </table:table-cell>
          <table:table-cell office:value-type="float" office:value="49.3585815429688" calcext:value-type="float">
            <text:p>49.3585815429688</text:p>
          </table:table-cell>
          <table:table-cell office:value-type="string" calcext:value-type="string">
            <text:p><text:s/></text:p>
          </table:table-cell>
          <table:table-cell office:value-type="float" office:value="24.6361999511719" calcext:value-type="float">
            <text:p>24.6361999511719</text:p>
          </table:table-cell>
          <table:table-cell office:value-type="float" office:value="30.088134765625" calcext:value-type="float">
            <text:p>30.088134765625</text:p>
          </table:table-cell>
          <table:table-cell office:value-type="float" office:value="29.8305358886719" calcext:value-type="float">
            <text:p>29.8305358886719</text:p>
          </table:table-cell>
          <table:table-cell office:value-type="float" office:value="0.934153918769416" calcext:value-type="float">
            <text:p>0.934153918769416</text:p>
          </table:table-cell>
          <table:table-cell/>
          <table:table-cell office:value-type="string" calcext:value-type="string">
            <text:p>2022-04-16 12:40:16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9.4602661132813" calcext:value-type="float">
            <text:p>49.4602661132813</text:p>
          </table:table-cell>
          <table:table-cell office:value-type="float" office:value="50.3461608886719" calcext:value-type="float">
            <text:p>50.3461608886719</text:p>
          </table:table-cell>
          <table:table-cell office:value-type="float" office:value="49.1921081542969" calcext:value-type="float">
            <text:p>49.1921081542969</text:p>
          </table:table-cell>
          <table:table-cell office:value-type="float" office:value="49.0438842773438" calcext:value-type="float">
            <text:p>49.0438842773438</text:p>
          </table:table-cell>
          <table:table-cell office:value-type="float" office:value="50.3186645507813" calcext:value-type="float">
            <text:p>50.3186645507813</text:p>
          </table:table-cell>
          <table:table-cell office:value-type="float" office:value="48.8803405761719" calcext:value-type="float">
            <text:p>48.8803405761719</text:p>
          </table:table-cell>
          <table:table-cell office:value-type="float" office:value="49.2734680175781" calcext:value-type="float">
            <text:p>49.2734680175781</text:p>
          </table:table-cell>
          <table:table-cell office:value-type="string" calcext:value-type="string">
            <text:p><text:s/></text:p>
          </table:table-cell>
          <table:table-cell office:value-type="float" office:value="24.7919616699219" calcext:value-type="float">
            <text:p>24.7919616699219</text:p>
          </table:table-cell>
          <table:table-cell office:value-type="float" office:value="29.7794189453125" calcext:value-type="float">
            <text:p>29.7794189453125</text:p>
          </table:table-cell>
          <table:table-cell office:value-type="float" office:value="29.4757690429687" calcext:value-type="float">
            <text:p>29.4757690429687</text:p>
          </table:table-cell>
          <table:table-cell office:value-type="float" office:value="0.938223834300604" calcext:value-type="float">
            <text:p>0.938223834300604</text:p>
          </table:table-cell>
          <table:table-cell/>
          <table:table-cell office:value-type="string" calcext:value-type="string">
            <text:p>2022-04-16 12:41:16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9.6545104980469" calcext:value-type="float">
            <text:p>49.6545104980469</text:p>
          </table:table-cell>
          <table:table-cell office:value-type="float" office:value="50.3350830078125" calcext:value-type="float">
            <text:p>50.3350830078125</text:p>
          </table:table-cell>
          <table:table-cell office:value-type="float" office:value="49.5182495117188" calcext:value-type="float">
            <text:p>49.5182495117188</text:p>
          </table:table-cell>
          <table:table-cell office:value-type="float" office:value="49.1471252441406" calcext:value-type="float">
            <text:p>49.1471252441406</text:p>
          </table:table-cell>
          <table:table-cell office:value-type="float" office:value="50.7472229003906" calcext:value-type="float">
            <text:p>50.7472229003906</text:p>
          </table:table-cell>
          <table:table-cell office:value-type="float" office:value="49.0632934570313" calcext:value-type="float">
            <text:p>49.0632934570313</text:p>
          </table:table-cell>
          <table:table-cell office:value-type="float" office:value="49.4456176757813" calcext:value-type="float">
            <text:p>49.4456176757813</text:p>
          </table:table-cell>
          <table:table-cell office:value-type="string" calcext:value-type="string">
            <text:p><text:s/></text:p>
          </table:table-cell>
          <table:table-cell office:value-type="float" office:value="24.5760803222656" calcext:value-type="float">
            <text:p>24.5760803222656</text:p>
          </table:table-cell>
          <table:table-cell office:value-type="float" office:value="30.2849731445312" calcext:value-type="float">
            <text:p>30.2849731445312</text:p>
          </table:table-cell>
          <table:table-cell office:value-type="float" office:value="29.5693054199219" calcext:value-type="float">
            <text:p>29.5693054199219</text:p>
          </table:table-cell>
          <table:table-cell office:value-type="float" office:value="0.934967656773845" calcext:value-type="float">
            <text:p>0.934967656773845</text:p>
          </table:table-cell>
          <table:table-cell/>
          <table:table-cell office:value-type="string" calcext:value-type="string">
            <text:p>2022-04-16 12:42:16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9.6724243164063" calcext:value-type="float">
            <text:p>49.6724243164063</text:p>
          </table:table-cell>
          <table:table-cell office:value-type="float" office:value="50.1265869140625" calcext:value-type="float">
            <text:p>50.1265869140625</text:p>
          </table:table-cell>
          <table:table-cell office:value-type="float" office:value="49.4439392089844" calcext:value-type="float">
            <text:p>49.4439392089844</text:p>
          </table:table-cell>
          <table:table-cell office:value-type="float" office:value="48.8403930664063" calcext:value-type="float">
            <text:p>48.8403930664063</text:p>
          </table:table-cell>
          <table:table-cell office:value-type="float" office:value="50.4461975097656" calcext:value-type="float">
            <text:p>50.4461975097656</text:p>
          </table:table-cell>
          <table:table-cell office:value-type="float" office:value="49.2130432128906" calcext:value-type="float">
            <text:p>49.2130432128906</text:p>
          </table:table-cell>
          <table:table-cell office:value-type="float" office:value="49.1852722167969" calcext:value-type="float">
            <text:p>49.1852722167969</text:p>
          </table:table-cell>
          <table:table-cell office:value-type="string" calcext:value-type="string">
            <text:p><text:s/></text:p>
          </table:table-cell>
          <table:table-cell office:value-type="float" office:value="24.3058166503906" calcext:value-type="float">
            <text:p>24.3058166503906</text:p>
          </table:table-cell>
          <table:table-cell office:value-type="float" office:value="30.1715087890625" calcext:value-type="float">
            <text:p>30.1715087890625</text:p>
          </table:table-cell>
          <table:table-cell office:value-type="float" office:value="30.0164184570312" calcext:value-type="float">
            <text:p>30.0164184570312</text:p>
          </table:table-cell>
          <table:table-cell office:value-type="float" office:value="0.928748045192929" calcext:value-type="float">
            <text:p>0.928748045192929</text:p>
          </table:table-cell>
          <table:table-cell/>
          <table:table-cell office:value-type="string" calcext:value-type="string">
            <text:p>2022-04-16 12:43:16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9.7032165527344" calcext:value-type="float">
            <text:p>49.7032165527344</text:p>
          </table:table-cell>
          <table:table-cell office:value-type="float" office:value="50.4769592285156" calcext:value-type="float">
            <text:p>50.4769592285156</text:p>
          </table:table-cell>
          <table:table-cell office:value-type="float" office:value="49.1769409179688" calcext:value-type="float">
            <text:p>49.1769409179688</text:p>
          </table:table-cell>
          <table:table-cell office:value-type="float" office:value="48.9379577636719" calcext:value-type="float">
            <text:p>48.9379577636719</text:p>
          </table:table-cell>
          <table:table-cell office:value-type="float" office:value="50.4949035644531" calcext:value-type="float">
            <text:p>50.4949035644531</text:p>
          </table:table-cell>
          <table:table-cell office:value-type="float" office:value="49.2818298339844" calcext:value-type="float">
            <text:p>49.2818298339844</text:p>
          </table:table-cell>
          <table:table-cell office:value-type="float" office:value="49.5816040039063" calcext:value-type="float">
            <text:p>49.5816040039063</text:p>
          </table:table-cell>
          <table:table-cell office:value-type="string" calcext:value-type="string">
            <text:p><text:s/></text:p>
          </table:table-cell>
          <table:table-cell office:value-type="float" office:value="24.6350402832031" calcext:value-type="float">
            <text:p>24.6350402832031</text:p>
          </table:table-cell>
          <table:table-cell office:value-type="float" office:value="30.1737365722656" calcext:value-type="float">
            <text:p>30.1737365722656</text:p>
          </table:table-cell>
          <table:table-cell office:value-type="float" office:value="29.8424377441406" calcext:value-type="float">
            <text:p>29.8424377441406</text:p>
          </table:table-cell>
          <table:table-cell office:value-type="float" office:value="0.936212314395454" calcext:value-type="float">
            <text:p>0.936212314395454</text:p>
          </table:table-cell>
          <table:table-cell/>
          <table:table-cell office:value-type="string" calcext:value-type="string">
            <text:p>2022-04-16 12:44:16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9.4973449707031" calcext:value-type="float">
            <text:p>49.4973449707031</text:p>
          </table:table-cell>
          <table:table-cell office:value-type="float" office:value="50.0985412597656" calcext:value-type="float">
            <text:p>50.0985412597656</text:p>
          </table:table-cell>
          <table:table-cell office:value-type="float" office:value="49.381591796875" calcext:value-type="float">
            <text:p>49.381591796875</text:p>
          </table:table-cell>
          <table:table-cell office:value-type="float" office:value="49.0078125" calcext:value-type="float">
            <text:p>49.0078125</text:p>
          </table:table-cell>
          <table:table-cell office:value-type="float" office:value="50.3742370605469" calcext:value-type="float">
            <text:p>50.3742370605469</text:p>
          </table:table-cell>
          <table:table-cell office:value-type="float" office:value="49.0896301269531" calcext:value-type="float">
            <text:p>49.0896301269531</text:p>
          </table:table-cell>
          <table:table-cell office:value-type="float" office:value="49.1090698242188" calcext:value-type="float">
            <text:p>49.1090698242188</text:p>
          </table:table-cell>
          <table:table-cell office:value-type="string" calcext:value-type="string">
            <text:p><text:s/></text:p>
          </table:table-cell>
          <table:table-cell office:value-type="float" office:value="24.974853515625" calcext:value-type="float">
            <text:p>24.974853515625</text:p>
          </table:table-cell>
          <table:table-cell office:value-type="float" office:value="30.0881042480469" calcext:value-type="float">
            <text:p>30.0881042480469</text:p>
          </table:table-cell>
          <table:table-cell office:value-type="float" office:value="29.0256958007812" calcext:value-type="float">
            <text:p>29.0256958007812</text:p>
          </table:table-cell>
          <table:table-cell office:value-type="float" office:value="0.936472735067052" calcext:value-type="float">
            <text:p>0.936472735067052</text:p>
          </table:table-cell>
          <table:table-cell/>
          <table:table-cell office:value-type="string" calcext:value-type="string">
            <text:p>2022-04-16 12:45:16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9.7376098632813" calcext:value-type="float">
            <text:p>49.7376098632813</text:p>
          </table:table-cell>
          <table:table-cell office:value-type="float" office:value="50.2458190917969" calcext:value-type="float">
            <text:p>50.2458190917969</text:p>
          </table:table-cell>
          <table:table-cell office:value-type="float" office:value="49.3453063964844" calcext:value-type="float">
            <text:p>49.3453063964844</text:p>
          </table:table-cell>
          <table:table-cell office:value-type="float" office:value="49.0066833496094" calcext:value-type="float">
            <text:p>49.0066833496094</text:p>
          </table:table-cell>
          <table:table-cell office:value-type="float" office:value="50.5821228027344" calcext:value-type="float">
            <text:p>50.5821228027344</text:p>
          </table:table-cell>
          <table:table-cell office:value-type="float" office:value="49.2689819335938" calcext:value-type="float">
            <text:p>49.2689819335938</text:p>
          </table:table-cell>
          <table:table-cell office:value-type="float" office:value="49.362548828125" calcext:value-type="float">
            <text:p>49.362548828125</text:p>
          </table:table-cell>
          <table:table-cell office:value-type="string" calcext:value-type="string">
            <text:p><text:s/></text:p>
          </table:table-cell>
          <table:table-cell office:value-type="float" office:value="24.6430053710937" calcext:value-type="float">
            <text:p>24.6430053710937</text:p>
          </table:table-cell>
          <table:table-cell office:value-type="float" office:value="29.9901733398437" calcext:value-type="float">
            <text:p>29.9901733398437</text:p>
          </table:table-cell>
          <table:table-cell office:value-type="float" office:value="29.8197631835937" calcext:value-type="float">
            <text:p>29.8197631835937</text:p>
          </table:table-cell>
          <table:table-cell office:value-type="float" office:value="0.935319990623654" calcext:value-type="float">
            <text:p>0.935319990623654</text:p>
          </table:table-cell>
          <table:table-cell/>
          <table:table-cell office:value-type="string" calcext:value-type="string">
            <text:p>2022-04-16 12:46:16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9.53857421875" calcext:value-type="float">
            <text:p>49.53857421875</text:p>
          </table:table-cell>
          <table:table-cell office:value-type="float" office:value="50.4922485351563" calcext:value-type="float">
            <text:p>50.4922485351563</text:p>
          </table:table-cell>
          <table:table-cell office:value-type="float" office:value="49.3507995605469" calcext:value-type="float">
            <text:p>49.3507995605469</text:p>
          </table:table-cell>
          <table:table-cell office:value-type="float" office:value="49.0367126464844" calcext:value-type="float">
            <text:p>49.0367126464844</text:p>
          </table:table-cell>
          <table:table-cell office:value-type="float" office:value="50.3458862304688" calcext:value-type="float">
            <text:p>50.3458862304688</text:p>
          </table:table-cell>
          <table:table-cell office:value-type="float" office:value="49.0119018554688" calcext:value-type="float">
            <text:p>49.0119018554688</text:p>
          </table:table-cell>
          <table:table-cell office:value-type="float" office:value="49.4973754882813" calcext:value-type="float">
            <text:p>49.4973754882813</text:p>
          </table:table-cell>
          <table:table-cell office:value-type="string" calcext:value-type="string">
            <text:p><text:s/></text:p>
          </table:table-cell>
          <table:table-cell office:value-type="float" office:value="24.5877685546875" calcext:value-type="float">
            <text:p>24.5877685546875</text:p>
          </table:table-cell>
          <table:table-cell office:value-type="float" office:value="30.1747436523438" calcext:value-type="float">
            <text:p>30.1747436523438</text:p>
          </table:table-cell>
          <table:table-cell office:value-type="float" office:value="29.3482360839844" calcext:value-type="float">
            <text:p>29.3482360839844</text:p>
          </table:table-cell>
          <table:table-cell office:value-type="float" office:value="0.938914561834861" calcext:value-type="float">
            <text:p>0.938914561834861</text:p>
          </table:table-cell>
          <table:table-cell/>
          <table:table-cell office:value-type="string" calcext:value-type="string">
            <text:p>2022-04-16 12:47:16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9.4695434570312" calcext:value-type="float">
            <text:p>49.4695434570312</text:p>
          </table:table-cell>
          <table:table-cell office:value-type="float" office:value="50.181884765625" calcext:value-type="float">
            <text:p>50.181884765625</text:p>
          </table:table-cell>
          <table:table-cell office:value-type="float" office:value="49.3070068359375" calcext:value-type="float">
            <text:p>49.3070068359375</text:p>
          </table:table-cell>
          <table:table-cell office:value-type="float" office:value="48.7782592773438" calcext:value-type="float">
            <text:p>48.7782592773438</text:p>
          </table:table-cell>
          <table:table-cell office:value-type="float" office:value="50.4853515625" calcext:value-type="float">
            <text:p>50.4853515625</text:p>
          </table:table-cell>
          <table:table-cell office:value-type="float" office:value="49.0486755371094" calcext:value-type="float">
            <text:p>49.0486755371094</text:p>
          </table:table-cell>
          <table:table-cell office:value-type="float" office:value="49.2908020019531" calcext:value-type="float">
            <text:p>49.2908020019531</text:p>
          </table:table-cell>
          <table:table-cell office:value-type="string" calcext:value-type="string">
            <text:p><text:s/></text:p>
          </table:table-cell>
          <table:table-cell office:value-type="float" office:value="24.2701110839844" calcext:value-type="float">
            <text:p>24.2701110839844</text:p>
          </table:table-cell>
          <table:table-cell office:value-type="float" office:value="30.3043212890625" calcext:value-type="float">
            <text:p>30.3043212890625</text:p>
          </table:table-cell>
          <table:table-cell office:value-type="float" office:value="29.7322692871094" calcext:value-type="float">
            <text:p>29.7322692871094</text:p>
          </table:table-cell>
          <table:table-cell office:value-type="float" office:value="0.928044909379614" calcext:value-type="float">
            <text:p>0.928044909379614</text:p>
          </table:table-cell>
          <table:table-cell/>
          <table:table-cell office:value-type="string" calcext:value-type="string">
            <text:p>2022-04-16 12:48:15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9.8224792480469" calcext:value-type="float">
            <text:p>49.8224792480469</text:p>
          </table:table-cell>
          <table:table-cell office:value-type="float" office:value="50.181884765625" calcext:value-type="float">
            <text:p>50.181884765625</text:p>
          </table:table-cell>
          <table:table-cell office:value-type="float" office:value="49.5510559082031" calcext:value-type="float">
            <text:p>49.5510559082031</text:p>
          </table:table-cell>
          <table:table-cell office:value-type="float" office:value="48.7939147949219" calcext:value-type="float">
            <text:p>48.7939147949219</text:p>
          </table:table-cell>
          <table:table-cell office:value-type="float" office:value="50.7579956054687" calcext:value-type="float">
            <text:p>50.7579956054687</text:p>
          </table:table-cell>
          <table:table-cell office:value-type="float" office:value="49.2435913085938" calcext:value-type="float">
            <text:p>49.2435913085938</text:p>
          </table:table-cell>
          <table:table-cell office:value-type="float" office:value="49.4187316894531" calcext:value-type="float">
            <text:p>49.4187316894531</text:p>
          </table:table-cell>
          <table:table-cell office:value-type="string" calcext:value-type="string">
            <text:p><text:s/></text:p>
          </table:table-cell>
          <table:table-cell office:value-type="float" office:value="24.6314086914062" calcext:value-type="float">
            <text:p>24.6314086914062</text:p>
          </table:table-cell>
          <table:table-cell office:value-type="float" office:value="30.0195922851562" calcext:value-type="float">
            <text:p>30.0195922851562</text:p>
          </table:table-cell>
          <table:table-cell office:value-type="float" office:value="29.8101806640625" calcext:value-type="float">
            <text:p>29.8101806640625</text:p>
          </table:table-cell>
          <table:table-cell office:value-type="float" office:value="0.935436107605461" calcext:value-type="float">
            <text:p>0.935436107605461</text:p>
          </table:table-cell>
          <table:table-cell/>
          <table:table-cell office:value-type="string" calcext:value-type="string">
            <text:p>2022-04-16 12:49:15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9.4683532714844" calcext:value-type="float">
            <text:p>49.4683532714844</text:p>
          </table:table-cell>
          <table:table-cell office:value-type="float" office:value="50.2419128417969" calcext:value-type="float">
            <text:p>50.2419128417969</text:p>
          </table:table-cell>
          <table:table-cell office:value-type="float" office:value="49.2600402832031" calcext:value-type="float">
            <text:p>49.2600402832031</text:p>
          </table:table-cell>
          <table:table-cell office:value-type="float" office:value="48.8901977539063" calcext:value-type="float">
            <text:p>48.8901977539063</text:p>
          </table:table-cell>
          <table:table-cell office:value-type="float" office:value="50.4097900390625" calcext:value-type="float">
            <text:p>50.4097900390625</text:p>
          </table:table-cell>
          <table:table-cell office:value-type="float" office:value="49.0408935546875" calcext:value-type="float">
            <text:p>49.0408935546875</text:p>
          </table:table-cell>
          <table:table-cell office:value-type="float" office:value="49.3628540039063" calcext:value-type="float">
            <text:p>49.3628540039063</text:p>
          </table:table-cell>
          <table:table-cell office:value-type="string" calcext:value-type="string">
            <text:p><text:s/></text:p>
          </table:table-cell>
          <table:table-cell office:value-type="float" office:value="24.4158325195312" calcext:value-type="float">
            <text:p>24.4158325195312</text:p>
          </table:table-cell>
          <table:table-cell office:value-type="float" office:value="30.3501892089844" calcext:value-type="float">
            <text:p>30.3501892089844</text:p>
          </table:table-cell>
          <table:table-cell office:value-type="float" office:value="29.4613647460937" calcext:value-type="float">
            <text:p>29.4613647460937</text:p>
          </table:table-cell>
          <table:table-cell office:value-type="float" office:value="0.931190178337998" calcext:value-type="float">
            <text:p>0.931190178337998</text:p>
          </table:table-cell>
          <table:table-cell/>
          <table:table-cell office:value-type="string" calcext:value-type="string">
            <text:p>2022-04-16 12:50:16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9.6644287109375" calcext:value-type="float">
            <text:p>49.6644287109375</text:p>
          </table:table-cell>
          <table:table-cell office:value-type="float" office:value="50.2724304199219" calcext:value-type="float">
            <text:p>50.2724304199219</text:p>
          </table:table-cell>
          <table:table-cell office:value-type="float" office:value="49.5741577148438" calcext:value-type="float">
            <text:p>49.5741577148438</text:p>
          </table:table-cell>
          <table:table-cell office:value-type="float" office:value="49.0822448730469" calcext:value-type="float">
            <text:p>49.0822448730469</text:p>
          </table:table-cell>
          <table:table-cell office:value-type="float" office:value="50.7344360351563" calcext:value-type="float">
            <text:p>50.7344360351563</text:p>
          </table:table-cell>
          <table:table-cell office:value-type="float" office:value="49.2140197753906" calcext:value-type="float">
            <text:p>49.2140197753906</text:p>
          </table:table-cell>
          <table:table-cell office:value-type="float" office:value="49.3679504394531" calcext:value-type="float">
            <text:p>49.3679504394531</text:p>
          </table:table-cell>
          <table:table-cell office:value-type="string" calcext:value-type="string">
            <text:p><text:s/></text:p>
          </table:table-cell>
          <table:table-cell office:value-type="float" office:value="24.5789184570312" calcext:value-type="float">
            <text:p>24.5789184570312</text:p>
          </table:table-cell>
          <table:table-cell office:value-type="float" office:value="30.4758605957031" calcext:value-type="float">
            <text:p>30.4758605957031</text:p>
          </table:table-cell>
          <table:table-cell office:value-type="float" office:value="29.6832580566406" calcext:value-type="float">
            <text:p>29.6832580566406</text:p>
          </table:table-cell>
          <table:table-cell office:value-type="float" office:value="0.931113124456931" calcext:value-type="float">
            <text:p>0.931113124456931</text:p>
          </table:table-cell>
          <table:table-cell/>
          <table:table-cell office:value-type="string" calcext:value-type="string">
            <text:p>2022-04-16 12:51:16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.5649108886719" calcext:value-type="float">
            <text:p>49.5649108886719</text:p>
          </table:table-cell>
          <table:table-cell office:value-type="float" office:value="50.2234497070313" calcext:value-type="float">
            <text:p>50.2234497070313</text:p>
          </table:table-cell>
          <table:table-cell office:value-type="float" office:value="49.2884216308594" calcext:value-type="float">
            <text:p>49.2884216308594</text:p>
          </table:table-cell>
          <table:table-cell office:value-type="float" office:value="49.1564636230469" calcext:value-type="float">
            <text:p>49.1564636230469</text:p>
          </table:table-cell>
          <table:table-cell office:value-type="float" office:value="50.3157348632813" calcext:value-type="float">
            <text:p>50.3157348632813</text:p>
          </table:table-cell>
          <table:table-cell office:value-type="float" office:value="49.1727600097656" calcext:value-type="float">
            <text:p>49.1727600097656</text:p>
          </table:table-cell>
          <table:table-cell office:value-type="float" office:value="49.242431640625" calcext:value-type="float">
            <text:p>49.242431640625</text:p>
          </table:table-cell>
          <table:table-cell office:value-type="string" calcext:value-type="string">
            <text:p><text:s/></text:p>
          </table:table-cell>
          <table:table-cell office:value-type="float" office:value="24.8857727050781" calcext:value-type="float">
            <text:p>24.8857727050781</text:p>
          </table:table-cell>
          <table:table-cell office:value-type="float" office:value="30.0984802246094" calcext:value-type="float">
            <text:p>30.0984802246094</text:p>
          </table:table-cell>
          <table:table-cell office:value-type="float" office:value="30.2514953613281" calcext:value-type="float">
            <text:p>30.2514953613281</text:p>
          </table:table-cell>
          <table:table-cell office:value-type="float" office:value="0.926960793442614" calcext:value-type="float">
            <text:p>0.926960793442614</text:p>
          </table:table-cell>
          <table:table-cell/>
          <table:table-cell office:value-type="string" calcext:value-type="string">
            <text:p>2022-04-16 12:52:16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9.5401306152344" calcext:value-type="float">
            <text:p>49.5401306152344</text:p>
          </table:table-cell>
          <table:table-cell office:value-type="float" office:value="50.3181457519531" calcext:value-type="float">
            <text:p>50.3181457519531</text:p>
          </table:table-cell>
          <table:table-cell office:value-type="float" office:value="49.3380432128906" calcext:value-type="float">
            <text:p>49.3380432128906</text:p>
          </table:table-cell>
          <table:table-cell office:value-type="float" office:value="48.9489440917969" calcext:value-type="float">
            <text:p>48.9489440917969</text:p>
          </table:table-cell>
          <table:table-cell office:value-type="float" office:value="50.6475830078125" calcext:value-type="float">
            <text:p>50.6475830078125</text:p>
          </table:table-cell>
          <table:table-cell office:value-type="float" office:value="49.0729370117188" calcext:value-type="float">
            <text:p>49.0729370117188</text:p>
          </table:table-cell>
          <table:table-cell office:value-type="float" office:value="49.5039672851563" calcext:value-type="float">
            <text:p>49.5039672851563</text:p>
          </table:table-cell>
          <table:table-cell office:value-type="string" calcext:value-type="string">
            <text:p><text:s/></text:p>
          </table:table-cell>
          <table:table-cell office:value-type="float" office:value="24.5942077636719" calcext:value-type="float">
            <text:p>24.5942077636719</text:p>
          </table:table-cell>
          <table:table-cell office:value-type="float" office:value="30.3934326171875" calcext:value-type="float">
            <text:p>30.3934326171875</text:p>
          </table:table-cell>
          <table:table-cell office:value-type="float" office:value="29.461181640625" calcext:value-type="float">
            <text:p>29.461181640625</text:p>
          </table:table-cell>
          <table:table-cell office:value-type="float" office:value="0.932986774594765" calcext:value-type="float">
            <text:p>0.932986774594765</text:p>
          </table:table-cell>
          <table:table-cell/>
          <table:table-cell office:value-type="string" calcext:value-type="string">
            <text:p>2022-04-16 12:53: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9.5625305175781" calcext:value-type="float">
            <text:p>49.5625305175781</text:p>
          </table:table-cell>
          <table:table-cell office:value-type="float" office:value="50.1956787109375" calcext:value-type="float">
            <text:p>50.1956787109375</text:p>
          </table:table-cell>
          <table:table-cell office:value-type="float" office:value="49.4163208007813" calcext:value-type="float">
            <text:p>49.4163208007813</text:p>
          </table:table-cell>
          <table:table-cell office:value-type="float" office:value="48.8358154296875" calcext:value-type="float">
            <text:p>48.8358154296875</text:p>
          </table:table-cell>
          <table:table-cell office:value-type="float" office:value="50.4340209960938" calcext:value-type="float">
            <text:p>50.4340209960938</text:p>
          </table:table-cell>
          <table:table-cell office:value-type="float" office:value="49.1082153320312" calcext:value-type="float">
            <text:p>49.1082153320312</text:p>
          </table:table-cell>
          <table:table-cell office:value-type="float" office:value="49.3147583007813" calcext:value-type="float">
            <text:p>49.3147583007813</text:p>
          </table:table-cell>
          <table:table-cell office:value-type="string" calcext:value-type="string">
            <text:p><text:s/></text:p>
          </table:table-cell>
          <table:table-cell office:value-type="float" office:value="24.3291015625" calcext:value-type="float">
            <text:p>24.3291015625</text:p>
          </table:table-cell>
          <table:table-cell office:value-type="float" office:value="29.9283752441406" calcext:value-type="float">
            <text:p>29.9283752441406</text:p>
          </table:table-cell>
          <table:table-cell office:value-type="float" office:value="28.99072265625" calcext:value-type="float">
            <text:p>28.99072265625</text:p>
          </table:table-cell>
          <table:table-cell office:value-type="float" office:value="0.940871852964867" calcext:value-type="float">
            <text:p>0.940871852964867</text:p>
          </table:table-cell>
          <table:table-cell/>
          <table:table-cell office:value-type="string" calcext:value-type="string">
            <text:p>2022-04-16 12:54:16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9.7059020996094" calcext:value-type="float">
            <text:p>49.7059020996094</text:p>
          </table:table-cell>
          <table:table-cell office:value-type="float" office:value="50.1698913574219" calcext:value-type="float">
            <text:p>50.1698913574219</text:p>
          </table:table-cell>
          <table:table-cell office:value-type="float" office:value="49.3180541992188" calcext:value-type="float">
            <text:p>49.3180541992188</text:p>
          </table:table-cell>
          <table:table-cell office:value-type="float" office:value="48.9494323730469" calcext:value-type="float">
            <text:p>48.9494323730469</text:p>
          </table:table-cell>
          <table:table-cell office:value-type="float" office:value="50.4888916015625" calcext:value-type="float">
            <text:p>50.4888916015625</text:p>
          </table:table-cell>
          <table:table-cell office:value-type="float" office:value="49.2970581054688" calcext:value-type="float">
            <text:p>49.2970581054688</text:p>
          </table:table-cell>
          <table:table-cell office:value-type="float" office:value="49.2776184082031" calcext:value-type="float">
            <text:p>49.2776184082031</text:p>
          </table:table-cell>
          <table:table-cell office:value-type="string" calcext:value-type="string">
            <text:p><text:s/></text:p>
          </table:table-cell>
          <table:table-cell office:value-type="float" office:value="24.2981567382812" calcext:value-type="float">
            <text:p>24.2981567382812</text:p>
          </table:table-cell>
          <table:table-cell office:value-type="float" office:value="29.6071166992187" calcext:value-type="float">
            <text:p>29.6071166992187</text:p>
          </table:table-cell>
          <table:table-cell office:value-type="float" office:value="29.0528564453125" calcext:value-type="float">
            <text:p>29.0528564453125</text:p>
          </table:table-cell>
          <table:table-cell office:value-type="float" office:value="0.945244009663739" calcext:value-type="float">
            <text:p>0.945244009663739</text:p>
          </table:table-cell>
          <table:table-cell/>
          <table:table-cell office:value-type="string" calcext:value-type="string">
            <text:p>2022-04-16 12:55:16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9.432373046875" calcext:value-type="float">
            <text:p>49.432373046875</text:p>
          </table:table-cell>
          <table:table-cell office:value-type="float" office:value="50.2137451171875" calcext:value-type="float">
            <text:p>50.2137451171875</text:p>
          </table:table-cell>
          <table:table-cell office:value-type="float" office:value="49.18115234375" calcext:value-type="float">
            <text:p>49.18115234375</text:p>
          </table:table-cell>
          <table:table-cell office:value-type="float" office:value="48.82568359375" calcext:value-type="float">
            <text:p>48.82568359375</text:p>
          </table:table-cell>
          <table:table-cell office:value-type="float" office:value="50.6766967773438" calcext:value-type="float">
            <text:p>50.6766967773438</text:p>
          </table:table-cell>
          <table:table-cell office:value-type="float" office:value="49.04052734375" calcext:value-type="float">
            <text:p>49.04052734375</text:p>
          </table:table-cell>
          <table:table-cell office:value-type="float" office:value="49.3226928710938" calcext:value-type="float">
            <text:p>49.3226928710938</text:p>
          </table:table-cell>
          <table:table-cell office:value-type="string" calcext:value-type="string">
            <text:p><text:s/></text:p>
          </table:table-cell>
          <table:table-cell office:value-type="float" office:value="23.9446411132812" calcext:value-type="float">
            <text:p>23.9446411132812</text:p>
          </table:table-cell>
          <table:table-cell office:value-type="float" office:value="30.0382385253906" calcext:value-type="float">
            <text:p>30.0382385253906</text:p>
          </table:table-cell>
          <table:table-cell office:value-type="float" office:value="28.9559631347656" calcext:value-type="float">
            <text:p>28.9559631347656</text:p>
          </table:table-cell>
          <table:table-cell office:value-type="float" office:value="0.938429873008428" calcext:value-type="float">
            <text:p>0.938429873008428</text:p>
          </table:table-cell>
          <table:table-cell/>
          <table:table-cell office:value-type="string" calcext:value-type="string">
            <text:p>2022-04-16 12:56:16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9.7171630859375" calcext:value-type="float">
            <text:p>49.7171630859375</text:p>
          </table:table-cell>
          <table:table-cell office:value-type="float" office:value="50.25732421875" calcext:value-type="float">
            <text:p>50.25732421875</text:p>
          </table:table-cell>
          <table:table-cell office:value-type="float" office:value="49.4054260253906" calcext:value-type="float">
            <text:p>49.4054260253906</text:p>
          </table:table-cell>
          <table:table-cell office:value-type="float" office:value="49.0221252441406" calcext:value-type="float">
            <text:p>49.0221252441406</text:p>
          </table:table-cell>
          <table:table-cell office:value-type="float" office:value="50.8576049804688" calcext:value-type="float">
            <text:p>50.8576049804688</text:p>
          </table:table-cell>
          <table:table-cell office:value-type="float" office:value="49.4192199707031" calcext:value-type="float">
            <text:p>49.4192199707031</text:p>
          </table:table-cell>
          <table:table-cell office:value-type="float" office:value="49.4395446777344" calcext:value-type="float">
            <text:p>49.4395446777344</text:p>
          </table:table-cell>
          <table:table-cell office:value-type="string" calcext:value-type="string">
            <text:p><text:s/></text:p>
          </table:table-cell>
          <table:table-cell office:value-type="float" office:value="24.0616149902344" calcext:value-type="float">
            <text:p>24.0616149902344</text:p>
          </table:table-cell>
          <table:table-cell office:value-type="float" office:value="30.3485107421875" calcext:value-type="float">
            <text:p>30.3485107421875</text:p>
          </table:table-cell>
          <table:table-cell office:value-type="float" office:value="29.3790283203125" calcext:value-type="float">
            <text:p>29.3790283203125</text:p>
          </table:table-cell>
          <table:table-cell office:value-type="float" office:value="0.936012556421475" calcext:value-type="float">
            <text:p>0.936012556421475</text:p>
          </table:table-cell>
          <table:table-cell/>
          <table:table-cell office:value-type="string" calcext:value-type="string">
            <text:p>2022-04-16 12:57:16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9.6011962890625" calcext:value-type="float">
            <text:p>49.6011962890625</text:p>
          </table:table-cell>
          <table:table-cell office:value-type="float" office:value="50.2772827148438" calcext:value-type="float">
            <text:p>50.2772827148438</text:p>
          </table:table-cell>
          <table:table-cell office:value-type="float" office:value="49.0874633789062" calcext:value-type="float">
            <text:p>49.0874633789062</text:p>
          </table:table-cell>
          <table:table-cell office:value-type="float" office:value="48.8755493164063" calcext:value-type="float">
            <text:p>48.8755493164063</text:p>
          </table:table-cell>
          <table:table-cell office:value-type="float" office:value="50.2339782714844" calcext:value-type="float">
            <text:p>50.2339782714844</text:p>
          </table:table-cell>
          <table:table-cell office:value-type="float" office:value="49.01171875" calcext:value-type="float">
            <text:p>49.01171875</text:p>
          </table:table-cell>
          <table:table-cell office:value-type="float" office:value="49.2849426269531" calcext:value-type="float">
            <text:p>49.2849426269531</text:p>
          </table:table-cell>
          <table:table-cell office:value-type="string" calcext:value-type="string">
            <text:p><text:s/></text:p>
          </table:table-cell>
          <table:table-cell office:value-type="float" office:value="24.4986267089844" calcext:value-type="float">
            <text:p>24.4986267089844</text:p>
          </table:table-cell>
          <table:table-cell office:value-type="float" office:value="30.1531982421875" calcext:value-type="float">
            <text:p>30.1531982421875</text:p>
          </table:table-cell>
          <table:table-cell office:value-type="float" office:value="29.6990966796875" calcext:value-type="float">
            <text:p>29.6990966796875</text:p>
          </table:table-cell>
          <table:table-cell office:value-type="float" office:value="0.933314291886457" calcext:value-type="float">
            <text:p>0.933314291886457</text:p>
          </table:table-cell>
          <table:table-cell/>
          <table:table-cell office:value-type="string" calcext:value-type="string">
            <text:p>2022-04-16 12:58:16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9.7392272949219" calcext:value-type="float">
            <text:p>49.7392272949219</text:p>
          </table:table-cell>
          <table:table-cell office:value-type="float" office:value="50.460693359375" calcext:value-type="float">
            <text:p>50.460693359375</text:p>
          </table:table-cell>
          <table:table-cell office:value-type="float" office:value="49.1857299804687" calcext:value-type="float">
            <text:p>49.1857299804687</text:p>
          </table:table-cell>
          <table:table-cell office:value-type="float" office:value="48.9721374511719" calcext:value-type="float">
            <text:p>48.9721374511719</text:p>
          </table:table-cell>
          <table:table-cell office:value-type="float" office:value="50.6407775878906" calcext:value-type="float">
            <text:p>50.6407775878906</text:p>
          </table:table-cell>
          <table:table-cell office:value-type="float" office:value="49.1399841308594" calcext:value-type="float">
            <text:p>49.1399841308594</text:p>
          </table:table-cell>
          <table:table-cell office:value-type="float" office:value="49.5889282226563" calcext:value-type="float">
            <text:p>49.5889282226563</text:p>
          </table:table-cell>
          <table:table-cell office:value-type="string" calcext:value-type="string">
            <text:p><text:s/></text:p>
          </table:table-cell>
          <table:table-cell office:value-type="float" office:value="24.4757385253906" calcext:value-type="float">
            <text:p>24.4757385253906</text:p>
          </table:table-cell>
          <table:table-cell office:value-type="float" office:value="30.2370300292969" calcext:value-type="float">
            <text:p>30.2370300292969</text:p>
          </table:table-cell>
          <table:table-cell office:value-type="float" office:value="29.6918640136719" calcext:value-type="float">
            <text:p>29.6918640136719</text:p>
          </table:table-cell>
          <table:table-cell office:value-type="float" office:value="0.93738589249258" calcext:value-type="float">
            <text:p>0.93738589249258</text:p>
          </table:table-cell>
          <table:table-cell/>
          <table:table-cell office:value-type="string" calcext:value-type="string">
            <text:p>2022-04-16 12:59:16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9.6430053710938" calcext:value-type="float">
            <text:p>49.6430053710938</text:p>
          </table:table-cell>
          <table:table-cell office:value-type="float" office:value="50.2572937011719" calcext:value-type="float">
            <text:p>50.2572937011719</text:p>
          </table:table-cell>
          <table:table-cell office:value-type="float" office:value="49.0970153808594" calcext:value-type="float">
            <text:p>49.0970153808594</text:p>
          </table:table-cell>
          <table:table-cell office:value-type="float" office:value="48.9092712402344" calcext:value-type="float">
            <text:p>48.9092712402344</text:p>
          </table:table-cell>
          <table:table-cell office:value-type="float" office:value="50.3857116699219" calcext:value-type="float">
            <text:p>50.3857116699219</text:p>
          </table:table-cell>
          <table:table-cell office:value-type="float" office:value="49.1196594238281" calcext:value-type="float">
            <text:p>49.1196594238281</text:p>
          </table:table-cell>
          <table:table-cell office:value-type="float" office:value="49.2831726074219" calcext:value-type="float">
            <text:p>49.2831726074219</text:p>
          </table:table-cell>
          <table:table-cell office:value-type="string" calcext:value-type="string">
            <text:p><text:s/></text:p>
          </table:table-cell>
          <table:table-cell office:value-type="float" office:value="24.2802734375" calcext:value-type="float">
            <text:p>24.2802734375</text:p>
          </table:table-cell>
          <table:table-cell office:value-type="float" office:value="30.4914245605469" calcext:value-type="float">
            <text:p>30.4914245605469</text:p>
          </table:table-cell>
          <table:table-cell office:value-type="float" office:value="29.8114624023437" calcext:value-type="float">
            <text:p>29.8114624023437</text:p>
          </table:table-cell>
          <table:table-cell office:value-type="float" office:value="0.929119221244271" calcext:value-type="float">
            <text:p>0.929119221244271</text:p>
          </table:table-cell>
          <table:table-cell/>
          <table:table-cell office:value-type="string" calcext:value-type="string">
            <text:p>2022-04-16 13:00:1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9.6567687988281" calcext:value-type="float">
            <text:p>49.6567687988281</text:p>
          </table:table-cell>
          <table:table-cell office:value-type="float" office:value="50.34033203125" calcext:value-type="float">
            <text:p>50.34033203125</text:p>
          </table:table-cell>
          <table:table-cell office:value-type="float" office:value="49.3699340820313" calcext:value-type="float">
            <text:p>49.3699340820313</text:p>
          </table:table-cell>
          <table:table-cell office:value-type="float" office:value="49.1342163085938" calcext:value-type="float">
            <text:p>49.1342163085938</text:p>
          </table:table-cell>
          <table:table-cell office:value-type="float" office:value="50.4837036132813" calcext:value-type="float">
            <text:p>50.4837036132813</text:p>
          </table:table-cell>
          <table:table-cell office:value-type="float" office:value="49.2051696777344" calcext:value-type="float">
            <text:p>49.2051696777344</text:p>
          </table:table-cell>
          <table:table-cell office:value-type="float" office:value="49.3492431640625" calcext:value-type="float">
            <text:p>49.3492431640625</text:p>
          </table:table-cell>
          <table:table-cell office:value-type="string" calcext:value-type="string">
            <text:p><text:s/></text:p>
          </table:table-cell>
          <table:table-cell office:value-type="float" office:value="24.6678466796875" calcext:value-type="float">
            <text:p>24.6678466796875</text:p>
          </table:table-cell>
          <table:table-cell office:value-type="float" office:value="29.8765258789062" calcext:value-type="float">
            <text:p>29.8765258789062</text:p>
          </table:table-cell>
          <table:table-cell office:value-type="float" office:value="29.6281127929687" calcext:value-type="float">
            <text:p>29.6281127929687</text:p>
          </table:table-cell>
          <table:table-cell office:value-type="float" office:value="0.938590874258928" calcext:value-type="float">
            <text:p>0.938590874258928</text:p>
          </table:table-cell>
          <table:table-cell/>
          <table:table-cell office:value-type="string" calcext:value-type="string">
            <text:p>2022-04-16 13:01:16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.6349792480469" calcext:value-type="float">
            <text:p>49.6349792480469</text:p>
          </table:table-cell>
          <table:table-cell office:value-type="float" office:value="50.0293884277344" calcext:value-type="float">
            <text:p>50.0293884277344</text:p>
          </table:table-cell>
          <table:table-cell office:value-type="float" office:value="49.4353942871094" calcext:value-type="float">
            <text:p>49.4353942871094</text:p>
          </table:table-cell>
          <table:table-cell office:value-type="float" office:value="49.1308288574219" calcext:value-type="float">
            <text:p>49.1308288574219</text:p>
          </table:table-cell>
          <table:table-cell office:value-type="float" office:value="50.4374389648438" calcext:value-type="float">
            <text:p>50.4374389648438</text:p>
          </table:table-cell>
          <table:table-cell office:value-type="float" office:value="49.2545166015625" calcext:value-type="float">
            <text:p>49.2545166015625</text:p>
          </table:table-cell>
          <table:table-cell office:value-type="float" office:value="49.0703735351562" calcext:value-type="float">
            <text:p>49.0703735351562</text:p>
          </table:table-cell>
          <table:table-cell office:value-type="string" calcext:value-type="string">
            <text:p><text:s/></text:p>
          </table:table-cell>
          <table:table-cell office:value-type="float" office:value="24.8257141113281" calcext:value-type="float">
            <text:p>24.8257141113281</text:p>
          </table:table-cell>
          <table:table-cell office:value-type="float" office:value="29.8739013671875" calcext:value-type="float">
            <text:p>29.8739013671875</text:p>
          </table:table-cell>
          <table:table-cell office:value-type="float" office:value="29.7177734375" calcext:value-type="float">
            <text:p>29.7177734375</text:p>
          </table:table-cell>
          <table:table-cell office:value-type="float" office:value="0.932706439401221" calcext:value-type="float">
            <text:p>0.932706439401221</text:p>
          </table:table-cell>
          <table:table-cell/>
          <table:table-cell office:value-type="string" calcext:value-type="string">
            <text:p>2022-04-16 13:02:16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9.5530700683594" calcext:value-type="float">
            <text:p>49.5530700683594</text:p>
          </table:table-cell>
          <table:table-cell office:value-type="float" office:value="50.2740478515625" calcext:value-type="float">
            <text:p>50.2740478515625</text:p>
          </table:table-cell>
          <table:table-cell office:value-type="float" office:value="49.4936218261719" calcext:value-type="float">
            <text:p>49.4936218261719</text:p>
          </table:table-cell>
          <table:table-cell office:value-type="float" office:value="48.9126281738281" calcext:value-type="float">
            <text:p>48.9126281738281</text:p>
          </table:table-cell>
          <table:table-cell office:value-type="float" office:value="50.6885681152344" calcext:value-type="float">
            <text:p>50.6885681152344</text:p>
          </table:table-cell>
          <table:table-cell office:value-type="float" office:value="49.2093811035156" calcext:value-type="float">
            <text:p>49.2093811035156</text:p>
          </table:table-cell>
          <table:table-cell office:value-type="float" office:value="49.4063415527344" calcext:value-type="float">
            <text:p>49.4063415527344</text:p>
          </table:table-cell>
          <table:table-cell office:value-type="string" calcext:value-type="string">
            <text:p><text:s/></text:p>
          </table:table-cell>
          <table:table-cell office:value-type="float" office:value="24.2103576660156" calcext:value-type="float">
            <text:p>24.2103576660156</text:p>
          </table:table-cell>
          <table:table-cell office:value-type="float" office:value="30.3069458007812" calcext:value-type="float">
            <text:p>30.3069458007812</text:p>
          </table:table-cell>
          <table:table-cell office:value-type="float" office:value="29.63330078125" calcext:value-type="float">
            <text:p>29.63330078125</text:p>
          </table:table-cell>
          <table:table-cell office:value-type="float" office:value="0.931657863226462" calcext:value-type="float">
            <text:p>0.931657863226462</text:p>
          </table:table-cell>
          <table:table-cell/>
          <table:table-cell office:value-type="string" calcext:value-type="string">
            <text:p>2022-04-16 13:03:16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9.4834594726563" calcext:value-type="float">
            <text:p>49.4834594726563</text:p>
          </table:table-cell>
          <table:table-cell office:value-type="float" office:value="50.3113708496094" calcext:value-type="float">
            <text:p>50.3113708496094</text:p>
          </table:table-cell>
          <table:table-cell office:value-type="float" office:value="49.2856140136719" calcext:value-type="float">
            <text:p>49.2856140136719</text:p>
          </table:table-cell>
          <table:table-cell office:value-type="float" office:value="48.9394226074219" calcext:value-type="float">
            <text:p>48.9394226074219</text:p>
          </table:table-cell>
          <table:table-cell office:value-type="float" office:value="50.444580078125" calcext:value-type="float">
            <text:p>50.444580078125</text:p>
          </table:table-cell>
          <table:table-cell office:value-type="float" office:value="49.1077270507813" calcext:value-type="float">
            <text:p>49.1077270507813</text:p>
          </table:table-cell>
          <table:table-cell office:value-type="float" office:value="49.4027709960938" calcext:value-type="float">
            <text:p>49.4027709960938</text:p>
          </table:table-cell>
          <table:table-cell office:value-type="string" calcext:value-type="string">
            <text:p><text:s/></text:p>
          </table:table-cell>
          <table:table-cell office:value-type="float" office:value="24.3902587890625" calcext:value-type="float">
            <text:p>24.3902587890625</text:p>
          </table:table-cell>
          <table:table-cell office:value-type="float" office:value="30.3168334960937" calcext:value-type="float">
            <text:p>30.3168334960937</text:p>
          </table:table-cell>
          <table:table-cell office:value-type="float" office:value="29.5164489746094" calcext:value-type="float">
            <text:p>29.5164489746094</text:p>
          </table:table-cell>
          <table:table-cell office:value-type="float" office:value="0.932245494812492" calcext:value-type="float">
            <text:p>0.932245494812492</text:p>
          </table:table-cell>
          <table:table-cell/>
          <table:table-cell office:value-type="string" calcext:value-type="string">
            <text:p>2022-04-16 13:04:16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9.7201538085938" calcext:value-type="float">
            <text:p>49.7201538085938</text:p>
          </table:table-cell>
          <table:table-cell office:value-type="float" office:value="50.3436584472656" calcext:value-type="float">
            <text:p>50.3436584472656</text:p>
          </table:table-cell>
          <table:table-cell office:value-type="float" office:value="49.3079223632813" calcext:value-type="float">
            <text:p>49.3079223632813</text:p>
          </table:table-cell>
          <table:table-cell office:value-type="float" office:value="48.9839477539063" calcext:value-type="float">
            <text:p>48.9839477539063</text:p>
          </table:table-cell>
          <table:table-cell office:value-type="float" office:value="50.6969909667969" calcext:value-type="float">
            <text:p>50.6969909667969</text:p>
          </table:table-cell>
          <table:table-cell office:value-type="float" office:value="49.2246704101563" calcext:value-type="float">
            <text:p>49.2246704101563</text:p>
          </table:table-cell>
          <table:table-cell office:value-type="float" office:value="49.5160827636719" calcext:value-type="float">
            <text:p>49.5160827636719</text:p>
          </table:table-cell>
          <table:table-cell office:value-type="string" calcext:value-type="string">
            <text:p><text:s/></text:p>
          </table:table-cell>
          <table:table-cell office:value-type="float" office:value="24.5359802246094" calcext:value-type="float">
            <text:p>24.5359802246094</text:p>
          </table:table-cell>
          <table:table-cell office:value-type="float" office:value="30.8206481933594" calcext:value-type="float">
            <text:p>30.8206481933594</text:p>
          </table:table-cell>
          <table:table-cell office:value-type="float" office:value="29.8209533691406" calcext:value-type="float">
            <text:p>29.8209533691406</text:p>
          </table:table-cell>
          <table:table-cell office:value-type="float" office:value="0.928181094071996" calcext:value-type="float">
            <text:p>0.928181094071996</text:p>
          </table:table-cell>
          <table:table-cell/>
          <table:table-cell office:value-type="string" calcext:value-type="string">
            <text:p>2022-04-16 13:05:15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9.4574890136719" calcext:value-type="float">
            <text:p>49.4574890136719</text:p>
          </table:table-cell>
          <table:table-cell office:value-type="float" office:value="50.0813903808594" calcext:value-type="float">
            <text:p>50.0813903808594</text:p>
          </table:table-cell>
          <table:table-cell office:value-type="float" office:value="49.2289428710938" calcext:value-type="float">
            <text:p>49.2289428710938</text:p>
          </table:table-cell>
          <table:table-cell office:value-type="float" office:value="49.1609497070313" calcext:value-type="float">
            <text:p>49.1609497070313</text:p>
          </table:table-cell>
          <table:table-cell office:value-type="float" office:value="50.2710876464844" calcext:value-type="float">
            <text:p>50.2710876464844</text:p>
          </table:table-cell>
          <table:table-cell office:value-type="float" office:value="49.1011962890625" calcext:value-type="float">
            <text:p>49.1011962890625</text:p>
          </table:table-cell>
          <table:table-cell office:value-type="float" office:value="49.1158447265625" calcext:value-type="float">
            <text:p>49.1158447265625</text:p>
          </table:table-cell>
          <table:table-cell office:value-type="string" calcext:value-type="string">
            <text:p><text:s/></text:p>
          </table:table-cell>
          <table:table-cell office:value-type="float" office:value="24.7518615722656" calcext:value-type="float">
            <text:p>24.7518615722656</text:p>
          </table:table-cell>
          <table:table-cell office:value-type="float" office:value="30.0738220214844" calcext:value-type="float">
            <text:p>30.0738220214844</text:p>
          </table:table-cell>
          <table:table-cell office:value-type="float" office:value="29.7862548828125" calcext:value-type="float">
            <text:p>29.7862548828125</text:p>
          </table:table-cell>
          <table:table-cell office:value-type="float" office:value="0.928122116449311" calcext:value-type="float">
            <text:p>0.928122116449311</text:p>
          </table:table-cell>
          <table:table-cell/>
          <table:table-cell office:value-type="string" calcext:value-type="string">
            <text:p>2022-04-16 13:06:16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9.5904846191406" calcext:value-type="float">
            <text:p>49.5904846191406</text:p>
          </table:table-cell>
          <table:table-cell office:value-type="float" office:value="50.2958679199219" calcext:value-type="float">
            <text:p>50.2958679199219</text:p>
          </table:table-cell>
          <table:table-cell office:value-type="float" office:value="49.4595642089844" calcext:value-type="float">
            <text:p>49.4595642089844</text:p>
          </table:table-cell>
          <table:table-cell office:value-type="float" office:value="48.9286193847656" calcext:value-type="float">
            <text:p>48.9286193847656</text:p>
          </table:table-cell>
          <table:table-cell office:value-type="float" office:value="50.7017517089844" calcext:value-type="float">
            <text:p>50.7017517089844</text:p>
          </table:table-cell>
          <table:table-cell office:value-type="float" office:value="49.2635192871094" calcext:value-type="float">
            <text:p>49.2635192871094</text:p>
          </table:table-cell>
          <table:table-cell office:value-type="float" office:value="49.4798889160156" calcext:value-type="float">
            <text:p>49.4798889160156</text:p>
          </table:table-cell>
          <table:table-cell office:value-type="string" calcext:value-type="string">
            <text:p><text:s/></text:p>
          </table:table-cell>
          <table:table-cell office:value-type="float" office:value="24.1762084960938" calcext:value-type="float">
            <text:p>24.1762084960938</text:p>
          </table:table-cell>
          <table:table-cell office:value-type="float" office:value="30.3358459472656" calcext:value-type="float">
            <text:p>30.3358459472656</text:p>
          </table:table-cell>
          <table:table-cell office:value-type="float" office:value="30.0458068847656" calcext:value-type="float">
            <text:p>30.0458068847656</text:p>
          </table:table-cell>
          <table:table-cell office:value-type="float" office:value="0.928118439922183" calcext:value-type="float">
            <text:p>0.928118439922183</text:p>
          </table:table-cell>
          <table:table-cell/>
          <table:table-cell office:value-type="string" calcext:value-type="string">
            <text:p>2022-04-16 13:07:15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9.5062255859375" calcext:value-type="float">
            <text:p>49.5062255859375</text:p>
          </table:table-cell>
          <table:table-cell office:value-type="float" office:value="50.2821960449219" calcext:value-type="float">
            <text:p>50.2821960449219</text:p>
          </table:table-cell>
          <table:table-cell office:value-type="float" office:value="49.4682006835938" calcext:value-type="float">
            <text:p>49.4682006835938</text:p>
          </table:table-cell>
          <table:table-cell office:value-type="float" office:value="49.0501403808594" calcext:value-type="float">
            <text:p>49.0501403808594</text:p>
          </table:table-cell>
          <table:table-cell office:value-type="float" office:value="50.2803955078125" calcext:value-type="float">
            <text:p>50.2803955078125</text:p>
          </table:table-cell>
          <table:table-cell office:value-type="float" office:value="49.1436462402344" calcext:value-type="float">
            <text:p>49.1436462402344</text:p>
          </table:table-cell>
          <table:table-cell office:value-type="float" office:value="49.2916259765625" calcext:value-type="float">
            <text:p>49.2916259765625</text:p>
          </table:table-cell>
          <table:table-cell office:value-type="string" calcext:value-type="string">
            <text:p><text:s/></text:p>
          </table:table-cell>
          <table:table-cell office:value-type="float" office:value="24.4825744628906" calcext:value-type="float">
            <text:p>24.4825744628906</text:p>
          </table:table-cell>
          <table:table-cell office:value-type="float" office:value="30.3131408691406" calcext:value-type="float">
            <text:p>30.3131408691406</text:p>
          </table:table-cell>
          <table:table-cell office:value-type="float" office:value="29.3517456054687" calcext:value-type="float">
            <text:p>29.3517456054687</text:p>
          </table:table-cell>
          <table:table-cell office:value-type="float" office:value="0.933839575699934" calcext:value-type="float">
            <text:p>0.933839575699934</text:p>
          </table:table-cell>
          <table:table-cell/>
          <table:table-cell office:value-type="string" calcext:value-type="string">
            <text:p>2022-04-16 13:08:16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9.7764282226563" calcext:value-type="float">
            <text:p>49.7764282226563</text:p>
          </table:table-cell>
          <table:table-cell office:value-type="float" office:value="50.3452453613281" calcext:value-type="float">
            <text:p>50.3452453613281</text:p>
          </table:table-cell>
          <table:table-cell office:value-type="float" office:value="49.2854614257813" calcext:value-type="float">
            <text:p>49.2854614257813</text:p>
          </table:table-cell>
          <table:table-cell office:value-type="float" office:value="48.9701232910156" calcext:value-type="float">
            <text:p>48.9701232910156</text:p>
          </table:table-cell>
          <table:table-cell office:value-type="float" office:value="50.7893371582031" calcext:value-type="float">
            <text:p>50.7893371582031</text:p>
          </table:table-cell>
          <table:table-cell office:value-type="float" office:value="49.3332214355469" calcext:value-type="float">
            <text:p>49.3332214355469</text:p>
          </table:table-cell>
          <table:table-cell office:value-type="float" office:value="49.4605407714844" calcext:value-type="float">
            <text:p>49.4605407714844</text:p>
          </table:table-cell>
          <table:table-cell office:value-type="string" calcext:value-type="string">
            <text:p><text:s/></text:p>
          </table:table-cell>
          <table:table-cell office:value-type="float" office:value="24.5797119140625" calcext:value-type="float">
            <text:p>24.5797119140625</text:p>
          </table:table-cell>
          <table:table-cell office:value-type="float" office:value="30.5447082519531" calcext:value-type="float">
            <text:p>30.5447082519531</text:p>
          </table:table-cell>
          <table:table-cell office:value-type="float" office:value="29.3216247558594" calcext:value-type="float">
            <text:p>29.3216247558594</text:p>
          </table:table-cell>
          <table:table-cell office:value-type="float" office:value="0.936835638932356" calcext:value-type="float">
            <text:p>0.936835638932356</text:p>
          </table:table-cell>
          <table:table-cell/>
          <table:table-cell office:value-type="string" calcext:value-type="string">
            <text:p>2022-04-16 13:09:15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9.575927734375" calcext:value-type="float">
            <text:p>49.575927734375</text:p>
          </table:table-cell>
          <table:table-cell office:value-type="float" office:value="50.2245788574219" calcext:value-type="float">
            <text:p>50.2245788574219</text:p>
          </table:table-cell>
          <table:table-cell office:value-type="float" office:value="49.3367919921875" calcext:value-type="float">
            <text:p>49.3367919921875</text:p>
          </table:table-cell>
          <table:table-cell office:value-type="float" office:value="49.1327209472656" calcext:value-type="float">
            <text:p>49.1327209472656</text:p>
          </table:table-cell>
          <table:table-cell office:value-type="float" office:value="50.2992553710938" calcext:value-type="float">
            <text:p>50.2992553710938</text:p>
          </table:table-cell>
          <table:table-cell office:value-type="float" office:value="49.1966247558594" calcext:value-type="float">
            <text:p>49.1966247558594</text:p>
          </table:table-cell>
          <table:table-cell office:value-type="float" office:value="49.2686767578125" calcext:value-type="float">
            <text:p>49.2686767578125</text:p>
          </table:table-cell>
          <table:table-cell office:value-type="string" calcext:value-type="string">
            <text:p><text:s/></text:p>
          </table:table-cell>
          <table:table-cell office:value-type="float" office:value="24.7421875" calcext:value-type="float">
            <text:p>24.7421875</text:p>
          </table:table-cell>
          <table:table-cell office:value-type="float" office:value="30.0193786621094" calcext:value-type="float">
            <text:p>30.0193786621094</text:p>
          </table:table-cell>
          <table:table-cell office:value-type="float" office:value="29.8375244140625" calcext:value-type="float">
            <text:p>29.8375244140625</text:p>
          </table:table-cell>
          <table:table-cell office:value-type="float" office:value="0.932093838068444" calcext:value-type="float">
            <text:p>0.932093838068444</text:p>
          </table:table-cell>
          <table:table-cell/>
          <table:table-cell office:value-type="string" calcext:value-type="string">
            <text:p>2022-04-16 13:10:15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9.7017211914063" calcext:value-type="float">
            <text:p>49.7017211914063</text:p>
          </table:table-cell>
          <table:table-cell office:value-type="float" office:value="50.0922546386719" calcext:value-type="float">
            <text:p>50.0922546386719</text:p>
          </table:table-cell>
          <table:table-cell office:value-type="float" office:value="49.4407653808594" calcext:value-type="float">
            <text:p>49.4407653808594</text:p>
          </table:table-cell>
          <table:table-cell office:value-type="float" office:value="49.05029296875" calcext:value-type="float">
            <text:p>49.05029296875</text:p>
          </table:table-cell>
          <table:table-cell office:value-type="float" office:value="50.5107116699219" calcext:value-type="float">
            <text:p>50.5107116699219</text:p>
          </table:table-cell>
          <table:table-cell office:value-type="float" office:value="49.4145202636719" calcext:value-type="float">
            <text:p>49.4145202636719</text:p>
          </table:table-cell>
          <table:table-cell office:value-type="float" office:value="49.3550415039063" calcext:value-type="float">
            <text:p>49.3550415039063</text:p>
          </table:table-cell>
          <table:table-cell office:value-type="string" calcext:value-type="string">
            <text:p><text:s/></text:p>
          </table:table-cell>
          <table:table-cell office:value-type="float" office:value="24.4365234375" calcext:value-type="float">
            <text:p>24.4365234375</text:p>
          </table:table-cell>
          <table:table-cell office:value-type="float" office:value="30.1645812988281" calcext:value-type="float">
            <text:p>30.1645812988281</text:p>
          </table:table-cell>
          <table:table-cell office:value-type="float" office:value="29.9950561523437" calcext:value-type="float">
            <text:p>29.9950561523437</text:p>
          </table:table-cell>
          <table:table-cell office:value-type="float" office:value="0.928956228541577" calcext:value-type="float">
            <text:p>0.928956228541577</text:p>
          </table:table-cell>
          <table:table-cell/>
          <table:table-cell office:value-type="string" calcext:value-type="string">
            <text:p>2022-04-16 13:11:16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9.6828918457031" calcext:value-type="float">
            <text:p>49.6828918457031</text:p>
          </table:table-cell>
          <table:table-cell office:value-type="float" office:value="49.9506225585938" calcext:value-type="float">
            <text:p>49.9506225585938</text:p>
          </table:table-cell>
          <table:table-cell office:value-type="float" office:value="49.3900451660156" calcext:value-type="float">
            <text:p>49.3900451660156</text:p>
          </table:table-cell>
          <table:table-cell office:value-type="float" office:value="49.1064758300781" calcext:value-type="float">
            <text:p>49.1064758300781</text:p>
          </table:table-cell>
          <table:table-cell office:value-type="float" office:value="50.4148254394531" calcext:value-type="float">
            <text:p>50.4148254394531</text:p>
          </table:table-cell>
          <table:table-cell office:value-type="float" office:value="49.3571166992188" calcext:value-type="float">
            <text:p>49.3571166992188</text:p>
          </table:table-cell>
          <table:table-cell office:value-type="float" office:value="49.2384643554688" calcext:value-type="float">
            <text:p>49.2384643554688</text:p>
          </table:table-cell>
          <table:table-cell office:value-type="string" calcext:value-type="string">
            <text:p><text:s/></text:p>
          </table:table-cell>
          <table:table-cell office:value-type="float" office:value="24.712890625" calcext:value-type="float">
            <text:p>24.712890625</text:p>
          </table:table-cell>
          <table:table-cell office:value-type="float" office:value="30.0564270019531" calcext:value-type="float">
            <text:p>30.0564270019531</text:p>
          </table:table-cell>
          <table:table-cell office:value-type="float" office:value="29.8480224609375" calcext:value-type="float">
            <text:p>29.8480224609375</text:p>
          </table:table-cell>
          <table:table-cell office:value-type="float" office:value="0.929101757740411" calcext:value-type="float">
            <text:p>0.929101757740411</text:p>
          </table:table-cell>
          <table:table-cell/>
          <table:table-cell office:value-type="string" calcext:value-type="string">
            <text:p>2022-04-16 13:12:15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.6464538574219" calcext:value-type="float">
            <text:p>49.6464538574219</text:p>
          </table:table-cell>
          <table:table-cell office:value-type="float" office:value="50.3762817382813" calcext:value-type="float">
            <text:p>50.3762817382813</text:p>
          </table:table-cell>
          <table:table-cell office:value-type="float" office:value="49.6058044433594" calcext:value-type="float">
            <text:p>49.6058044433594</text:p>
          </table:table-cell>
          <table:table-cell office:value-type="float" office:value="49.1353454589844" calcext:value-type="float">
            <text:p>49.1353454589844</text:p>
          </table:table-cell>
          <table:table-cell office:value-type="float" office:value="50.470703125" calcext:value-type="float">
            <text:p>50.470703125</text:p>
          </table:table-cell>
          <table:table-cell office:value-type="float" office:value="49.2091979980469" calcext:value-type="float">
            <text:p>49.2091979980469</text:p>
          </table:table-cell>
          <table:table-cell office:value-type="float" office:value="49.5899658203125" calcext:value-type="float">
            <text:p>49.5899658203125</text:p>
          </table:table-cell>
          <table:table-cell office:value-type="string" calcext:value-type="string">
            <text:p><text:s/></text:p>
          </table:table-cell>
          <table:table-cell office:value-type="float" office:value="24.4591369628906" calcext:value-type="float">
            <text:p>24.4591369628906</text:p>
          </table:table-cell>
          <table:table-cell office:value-type="float" office:value="30.5572509765625" calcext:value-type="float">
            <text:p>30.5572509765625</text:p>
          </table:table-cell>
          <table:table-cell office:value-type="float" office:value="29.8992004394531" calcext:value-type="float">
            <text:p>29.8992004394531</text:p>
          </table:table-cell>
          <table:table-cell office:value-type="float" office:value="0.929421309223325" calcext:value-type="float">
            <text:p>0.929421309223325</text:p>
          </table:table-cell>
          <table:table-cell/>
          <table:table-cell office:value-type="string" calcext:value-type="string">
            <text:p>2022-04-16 13:13:15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.5714416503906" calcext:value-type="float">
            <text:p>49.5714416503906</text:p>
          </table:table-cell>
          <table:table-cell office:value-type="float" office:value="50.3240356445312" calcext:value-type="float">
            <text:p>50.3240356445312</text:p>
          </table:table-cell>
          <table:table-cell office:value-type="float" office:value="49.1307067871094" calcext:value-type="float">
            <text:p>49.1307067871094</text:p>
          </table:table-cell>
          <table:table-cell office:value-type="float" office:value="48.9450378417969" calcext:value-type="float">
            <text:p>48.9450378417969</text:p>
          </table:table-cell>
          <table:table-cell office:value-type="float" office:value="50.3159790039063" calcext:value-type="float">
            <text:p>50.3159790039063</text:p>
          </table:table-cell>
          <table:table-cell office:value-type="float" office:value="49.1882629394531" calcext:value-type="float">
            <text:p>49.1882629394531</text:p>
          </table:table-cell>
          <table:table-cell office:value-type="float" office:value="49.3747863769531" calcext:value-type="float">
            <text:p>49.3747863769531</text:p>
          </table:table-cell>
          <table:table-cell office:value-type="string" calcext:value-type="string">
            <text:p><text:s/></text:p>
          </table:table-cell>
          <table:table-cell office:value-type="float" office:value="24.4349975585938" calcext:value-type="float">
            <text:p>24.4349975585938</text:p>
          </table:table-cell>
          <table:table-cell office:value-type="float" office:value="30.6924743652344" calcext:value-type="float">
            <text:p>30.6924743652344</text:p>
          </table:table-cell>
          <table:table-cell office:value-type="float" office:value="30.0193786621094" calcext:value-type="float">
            <text:p>30.0193786621094</text:p>
          </table:table-cell>
          <table:table-cell office:value-type="float" office:value="0.924940848162794" calcext:value-type="float">
            <text:p>0.924940848162794</text:p>
          </table:table-cell>
          <table:table-cell/>
          <table:table-cell office:value-type="string" calcext:value-type="string">
            <text:p>2022-04-16 13:14:16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.6550903320312" calcext:value-type="float">
            <text:p>49.6550903320312</text:p>
          </table:table-cell>
          <table:table-cell office:value-type="float" office:value="50.2657775878906" calcext:value-type="float">
            <text:p>50.2657775878906</text:p>
          </table:table-cell>
          <table:table-cell office:value-type="float" office:value="49.4076538085938" calcext:value-type="float">
            <text:p>49.4076538085938</text:p>
          </table:table-cell>
          <table:table-cell office:value-type="float" office:value="48.9182434082031" calcext:value-type="float">
            <text:p>48.9182434082031</text:p>
          </table:table-cell>
          <table:table-cell office:value-type="float" office:value="50.6122436523438" calcext:value-type="float">
            <text:p>50.6122436523438</text:p>
          </table:table-cell>
          <table:table-cell office:value-type="float" office:value="49.0214538574219" calcext:value-type="float">
            <text:p>49.0214538574219</text:p>
          </table:table-cell>
          <table:table-cell office:value-type="float" office:value="49.4536743164062" calcext:value-type="float">
            <text:p>49.4536743164062</text:p>
          </table:table-cell>
          <table:table-cell office:value-type="string" calcext:value-type="string">
            <text:p><text:s/></text:p>
          </table:table-cell>
          <table:table-cell office:value-type="float" office:value="24.2780151367187" calcext:value-type="float">
            <text:p>24.2780151367187</text:p>
          </table:table-cell>
          <table:table-cell office:value-type="float" office:value="30.4902648925781" calcext:value-type="float">
            <text:p>30.4902648925781</text:p>
          </table:table-cell>
          <table:table-cell office:value-type="float" office:value="30.0061950683594" calcext:value-type="float">
            <text:p>30.0061950683594</text:p>
          </table:table-cell>
          <table:table-cell office:value-type="float" office:value="0.927485617690199" calcext:value-type="float">
            <text:p>0.927485617690199</text:p>
          </table:table-cell>
          <table:table-cell/>
          <table:table-cell office:value-type="string" calcext:value-type="string">
            <text:p>2022-04-16 13:15:16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9.7361450195313" calcext:value-type="float">
            <text:p>49.7361450195313</text:p>
          </table:table-cell>
          <table:table-cell office:value-type="float" office:value="50.2586364746094" calcext:value-type="float">
            <text:p>50.2586364746094</text:p>
          </table:table-cell>
          <table:table-cell office:value-type="float" office:value="49.4981994628906" calcext:value-type="float">
            <text:p>49.4981994628906</text:p>
          </table:table-cell>
          <table:table-cell office:value-type="float" office:value="48.8947448730469" calcext:value-type="float">
            <text:p>48.8947448730469</text:p>
          </table:table-cell>
          <table:table-cell office:value-type="float" office:value="50.5462646484375" calcext:value-type="float">
            <text:p>50.5462646484375</text:p>
          </table:table-cell>
          <table:table-cell office:value-type="float" office:value="49.3111267089844" calcext:value-type="float">
            <text:p>49.3111267089844</text:p>
          </table:table-cell>
          <table:table-cell office:value-type="float" office:value="49.3658447265625" calcext:value-type="float">
            <text:p>49.3658447265625</text:p>
          </table:table-cell>
          <table:table-cell office:value-type="string" calcext:value-type="string">
            <text:p><text:s/></text:p>
          </table:table-cell>
          <table:table-cell office:value-type="float" office:value="24.374267578125" calcext:value-type="float">
            <text:p>24.374267578125</text:p>
          </table:table-cell>
          <table:table-cell office:value-type="float" office:value="30.447265625" calcext:value-type="float">
            <text:p>30.447265625</text:p>
          </table:table-cell>
          <table:table-cell office:value-type="float" office:value="30.0395812988281" calcext:value-type="float">
            <text:p>30.0395812988281</text:p>
          </table:table-cell>
          <table:table-cell office:value-type="float" office:value="0.928695195115457" calcext:value-type="float">
            <text:p>0.928695195115457</text:p>
          </table:table-cell>
          <table:table-cell/>
          <table:table-cell office:value-type="string" calcext:value-type="string">
            <text:p>2022-04-16 13:16:16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9.6599426269531" calcext:value-type="float">
            <text:p>49.6599426269531</text:p>
          </table:table-cell>
          <table:table-cell office:value-type="float" office:value="50.2042846679688" calcext:value-type="float">
            <text:p>50.2042846679688</text:p>
          </table:table-cell>
          <table:table-cell office:value-type="float" office:value="49.3727416992188" calcext:value-type="float">
            <text:p>49.3727416992188</text:p>
          </table:table-cell>
          <table:table-cell office:value-type="float" office:value="49.1618347167969" calcext:value-type="float">
            <text:p>49.1618347167969</text:p>
          </table:table-cell>
          <table:table-cell office:value-type="float" office:value="50.6098937988281" calcext:value-type="float">
            <text:p>50.6098937988281</text:p>
          </table:table-cell>
          <table:table-cell office:value-type="float" office:value="49.1877136230469" calcext:value-type="float">
            <text:p>49.1877136230469</text:p>
          </table:table-cell>
          <table:table-cell office:value-type="float" office:value="49.2627258300781" calcext:value-type="float">
            <text:p>49.2627258300781</text:p>
          </table:table-cell>
          <table:table-cell office:value-type="string" calcext:value-type="string">
            <text:p><text:s/></text:p>
          </table:table-cell>
          <table:table-cell office:value-type="float" office:value="24.6561584472656" calcext:value-type="float">
            <text:p>24.6561584472656</text:p>
          </table:table-cell>
          <table:table-cell office:value-type="float" office:value="30.9202270507812" calcext:value-type="float">
            <text:p>30.9202270507812</text:p>
          </table:table-cell>
          <table:table-cell office:value-type="float" office:value="29.9600524902344" calcext:value-type="float">
            <text:p>29.9600524902344</text:p>
          </table:table-cell>
          <table:table-cell office:value-type="float" office:value="0.922779356588529" calcext:value-type="float">
            <text:p>0.922779356588529</text:p>
          </table:table-cell>
          <table:table-cell/>
          <table:table-cell office:value-type="string" calcext:value-type="string">
            <text:p>2022-04-16 13:17:16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9.5093383789063" calcext:value-type="float">
            <text:p>49.5093383789063</text:p>
          </table:table-cell>
          <table:table-cell office:value-type="float" office:value="50.307373046875" calcext:value-type="float">
            <text:p>50.307373046875</text:p>
          </table:table-cell>
          <table:table-cell office:value-type="float" office:value="49.3169250488281" calcext:value-type="float">
            <text:p>49.3169250488281</text:p>
          </table:table-cell>
          <table:table-cell office:value-type="float" office:value="48.9477233886719" calcext:value-type="float">
            <text:p>48.9477233886719</text:p>
          </table:table-cell>
          <table:table-cell office:value-type="float" office:value="50.4901733398438" calcext:value-type="float">
            <text:p>50.4901733398438</text:p>
          </table:table-cell>
          <table:table-cell office:value-type="float" office:value="49.1733703613281" calcext:value-type="float">
            <text:p>49.1733703613281</text:p>
          </table:table-cell>
          <table:table-cell office:value-type="float" office:value="49.4110107421875" calcext:value-type="float">
            <text:p>49.4110107421875</text:p>
          </table:table-cell>
          <table:table-cell office:value-type="string" calcext:value-type="string">
            <text:p><text:s/></text:p>
          </table:table-cell>
          <table:table-cell office:value-type="float" office:value="24.4442443847656" calcext:value-type="float">
            <text:p>24.4442443847656</text:p>
          </table:table-cell>
          <table:table-cell office:value-type="float" office:value="30.6458740234375" calcext:value-type="float">
            <text:p>30.6458740234375</text:p>
          </table:table-cell>
          <table:table-cell office:value-type="float" office:value="29.782470703125" calcext:value-type="float">
            <text:p>29.782470703125</text:p>
          </table:table-cell>
          <table:table-cell office:value-type="float" office:value="0.926600953349917" calcext:value-type="float">
            <text:p>0.926600953349917</text:p>
          </table:table-cell>
          <table:table-cell/>
          <table:table-cell office:value-type="string" calcext:value-type="string">
            <text:p>2022-04-16 13:18:16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9.8018798828125" calcext:value-type="float">
            <text:p>49.8018798828125</text:p>
          </table:table-cell>
          <table:table-cell office:value-type="float" office:value="50.5334777832031" calcext:value-type="float">
            <text:p>50.5334777832031</text:p>
          </table:table-cell>
          <table:table-cell office:value-type="float" office:value="49.313232421875" calcext:value-type="float">
            <text:p>49.313232421875</text:p>
          </table:table-cell>
          <table:table-cell office:value-type="float" office:value="49.0697021484375" calcext:value-type="float">
            <text:p>49.0697021484375</text:p>
          </table:table-cell>
          <table:table-cell office:value-type="float" office:value="50.5495910644531" calcext:value-type="float">
            <text:p>50.5495910644531</text:p>
          </table:table-cell>
          <table:table-cell office:value-type="float" office:value="49.3921813964844" calcext:value-type="float">
            <text:p>49.3921813964844</text:p>
          </table:table-cell>
          <table:table-cell office:value-type="float" office:value="49.5897216796875" calcext:value-type="float">
            <text:p>49.5897216796875</text:p>
          </table:table-cell>
          <table:table-cell office:value-type="string" calcext:value-type="string">
            <text:p><text:s/></text:p>
          </table:table-cell>
          <table:table-cell office:value-type="float" office:value="24.6738891601562" calcext:value-type="float">
            <text:p>24.6738891601562</text:p>
          </table:table-cell>
          <table:table-cell office:value-type="float" office:value="30.7300109863281" calcext:value-type="float">
            <text:p>30.7300109863281</text:p>
          </table:table-cell>
          <table:table-cell office:value-type="float" office:value="30.244384765625" calcext:value-type="float">
            <text:p>30.244384765625</text:p>
          </table:table-cell>
          <table:table-cell office:value-type="float" office:value="0.928929267342635" calcext:value-type="float">
            <text:p>0.928929267342635</text:p>
          </table:table-cell>
          <table:table-cell/>
          <table:table-cell office:value-type="string" calcext:value-type="string">
            <text:p>2022-04-16 13:19:16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.5738830566406" calcext:value-type="float">
            <text:p>49.5738830566406</text:p>
          </table:table-cell>
          <table:table-cell office:value-type="float" office:value="50.4205627441406" calcext:value-type="float">
            <text:p>50.4205627441406</text:p>
          </table:table-cell>
          <table:table-cell office:value-type="float" office:value="49.2008361816406" calcext:value-type="float">
            <text:p>49.2008361816406</text:p>
          </table:table-cell>
          <table:table-cell office:value-type="float" office:value="49.0650939941406" calcext:value-type="float">
            <text:p>49.0650939941406</text:p>
          </table:table-cell>
          <table:table-cell office:value-type="float" office:value="50.2649841308594" calcext:value-type="float">
            <text:p>50.2649841308594</text:p>
          </table:table-cell>
          <table:table-cell office:value-type="float" office:value="49.1419982910156" calcext:value-type="float">
            <text:p>49.1419982910156</text:p>
          </table:table-cell>
          <table:table-cell office:value-type="float" office:value="49.4074096679688" calcext:value-type="float">
            <text:p>49.4074096679688</text:p>
          </table:table-cell>
          <table:table-cell office:value-type="string" calcext:value-type="string">
            <text:p><text:s/></text:p>
          </table:table-cell>
          <table:table-cell office:value-type="float" office:value="24.6732788085937" calcext:value-type="float">
            <text:p>24.6732788085937</text:p>
          </table:table-cell>
          <table:table-cell office:value-type="float" office:value="30.4416198730469" calcext:value-type="float">
            <text:p>30.4416198730469</text:p>
          </table:table-cell>
          <table:table-cell office:value-type="float" office:value="29.9967041015625" calcext:value-type="float">
            <text:p>29.9967041015625</text:p>
          </table:table-cell>
          <table:table-cell office:value-type="float" office:value="0.929177279735175" calcext:value-type="float">
            <text:p>0.929177279735175</text:p>
          </table:table-cell>
          <table:table-cell/>
          <table:table-cell office:value-type="string" calcext:value-type="string">
            <text:p>2022-04-16 13:20:16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9.6650695800781" calcext:value-type="float">
            <text:p>49.6650695800781</text:p>
          </table:table-cell>
          <table:table-cell office:value-type="float" office:value="50.3250427246094" calcext:value-type="float">
            <text:p>50.3250427246094</text:p>
          </table:table-cell>
          <table:table-cell office:value-type="float" office:value="49.4339904785156" calcext:value-type="float">
            <text:p>49.4339904785156</text:p>
          </table:table-cell>
          <table:table-cell office:value-type="float" office:value="49.2016906738281" calcext:value-type="float">
            <text:p>49.2016906738281</text:p>
          </table:table-cell>
          <table:table-cell office:value-type="float" office:value="50.5242309570312" calcext:value-type="float">
            <text:p>50.5242309570312</text:p>
          </table:table-cell>
          <table:table-cell office:value-type="float" office:value="49.359619140625" calcext:value-type="float">
            <text:p>49.359619140625</text:p>
          </table:table-cell>
          <table:table-cell office:value-type="float" office:value="49.3055114746094" calcext:value-type="float">
            <text:p>49.3055114746094</text:p>
          </table:table-cell>
          <table:table-cell office:value-type="string" calcext:value-type="string">
            <text:p><text:s/></text:p>
          </table:table-cell>
          <table:table-cell office:value-type="float" office:value="24.7663879394531" calcext:value-type="float">
            <text:p>24.7663879394531</text:p>
          </table:table-cell>
          <table:table-cell office:value-type="float" office:value="30.41259765625" calcext:value-type="float">
            <text:p>30.41259765625</text:p>
          </table:table-cell>
          <table:table-cell office:value-type="float" office:value="29.9982604980469" calcext:value-type="float">
            <text:p>29.9982604980469</text:p>
          </table:table-cell>
          <table:table-cell office:value-type="float" office:value="0.929387760913278" calcext:value-type="float">
            <text:p>0.929387760913278</text:p>
          </table:table-cell>
          <table:table-cell/>
          <table:table-cell office:value-type="string" calcext:value-type="string">
            <text:p>2022-04-16 13:21:16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9.4418029785156" calcext:value-type="float">
            <text:p>49.4418029785156</text:p>
          </table:table-cell>
          <table:table-cell office:value-type="float" office:value="50.1672973632813" calcext:value-type="float">
            <text:p>50.1672973632813</text:p>
          </table:table-cell>
          <table:table-cell office:value-type="float" office:value="49.4867248535156" calcext:value-type="float">
            <text:p>49.4867248535156</text:p>
          </table:table-cell>
          <table:table-cell office:value-type="float" office:value="48.9529113769531" calcext:value-type="float">
            <text:p>48.9529113769531</text:p>
          </table:table-cell>
          <table:table-cell office:value-type="float" office:value="50.5307922363281" calcext:value-type="float">
            <text:p>50.5307922363281</text:p>
          </table:table-cell>
          <table:table-cell office:value-type="float" office:value="49.2236022949219" calcext:value-type="float">
            <text:p>49.2236022949219</text:p>
          </table:table-cell>
          <table:table-cell office:value-type="float" office:value="49.2702331542969" calcext:value-type="float">
            <text:p>49.2702331542969</text:p>
          </table:table-cell>
          <table:table-cell office:value-type="string" calcext:value-type="string">
            <text:p><text:s/></text:p>
          </table:table-cell>
          <table:table-cell office:value-type="float" office:value="24.3058776855469" calcext:value-type="float">
            <text:p>24.3058776855469</text:p>
          </table:table-cell>
          <table:table-cell office:value-type="float" office:value="30.5884704589844" calcext:value-type="float">
            <text:p>30.5884704589844</text:p>
          </table:table-cell>
          <table:table-cell office:value-type="float" office:value="29.96435546875" calcext:value-type="float">
            <text:p>29.96435546875</text:p>
          </table:table-cell>
          <table:table-cell office:value-type="float" office:value="0.922224813746655" calcext:value-type="float">
            <text:p>0.922224813746655</text:p>
          </table:table-cell>
          <table:table-cell/>
          <table:table-cell office:value-type="string" calcext:value-type="string">
            <text:p>2022-04-16 13:22:15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.7161560058594" calcext:value-type="float">
            <text:p>49.7161560058594</text:p>
          </table:table-cell>
          <table:table-cell office:value-type="float" office:value="50.4391174316406" calcext:value-type="float">
            <text:p>50.4391174316406</text:p>
          </table:table-cell>
          <table:table-cell office:value-type="float" office:value="49.2928161621094" calcext:value-type="float">
            <text:p>49.2928161621094</text:p>
          </table:table-cell>
          <table:table-cell office:value-type="float" office:value="49.0795593261719" calcext:value-type="float">
            <text:p>49.0795593261719</text:p>
          </table:table-cell>
          <table:table-cell office:value-type="float" office:value="50.5938110351562" calcext:value-type="float">
            <text:p>50.5938110351562</text:p>
          </table:table-cell>
          <table:table-cell office:value-type="float" office:value="49.3135681152344" calcext:value-type="float">
            <text:p>49.3135681152344</text:p>
          </table:table-cell>
          <table:table-cell office:value-type="float" office:value="49.5562438964844" calcext:value-type="float">
            <text:p>49.5562438964844</text:p>
          </table:table-cell>
          <table:table-cell office:value-type="string" calcext:value-type="string">
            <text:p><text:s/></text:p>
          </table:table-cell>
          <table:table-cell office:value-type="float" office:value="24.6680908203125" calcext:value-type="float">
            <text:p>24.6680908203125</text:p>
          </table:table-cell>
          <table:table-cell office:value-type="float" office:value="30.9371948242187" calcext:value-type="float">
            <text:p>30.9371948242187</text:p>
          </table:table-cell>
          <table:table-cell office:value-type="float" office:value="29.88623046875" calcext:value-type="float">
            <text:p>29.88623046875</text:p>
          </table:table-cell>
          <table:table-cell office:value-type="float" office:value="0.927733017328217" calcext:value-type="float">
            <text:p>0.927733017328217</text:p>
          </table:table-cell>
          <table:table-cell/>
          <table:table-cell office:value-type="string" calcext:value-type="string">
            <text:p>2022-04-16 13:23:16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9.5497131347656" calcext:value-type="float">
            <text:p>49.5497131347656</text:p>
          </table:table-cell>
          <table:table-cell office:value-type="float" office:value="50.3014221191406" calcext:value-type="float">
            <text:p>50.3014221191406</text:p>
          </table:table-cell>
          <table:table-cell office:value-type="float" office:value="49.6061706542969" calcext:value-type="float">
            <text:p>49.6061706542969</text:p>
          </table:table-cell>
          <table:table-cell office:value-type="float" office:value="49.1135559082031" calcext:value-type="float">
            <text:p>49.1135559082031</text:p>
          </table:table-cell>
          <table:table-cell office:value-type="float" office:value="50.3035278320313" calcext:value-type="float">
            <text:p>50.3035278320313</text:p>
          </table:table-cell>
          <table:table-cell office:value-type="float" office:value="49.1829528808594" calcext:value-type="float">
            <text:p>49.1829528808594</text:p>
          </table:table-cell>
          <table:table-cell office:value-type="float" office:value="49.4435729980469" calcext:value-type="float">
            <text:p>49.4435729980469</text:p>
          </table:table-cell>
          <table:table-cell office:value-type="string" calcext:value-type="string">
            <text:p><text:s/></text:p>
          </table:table-cell>
          <table:table-cell office:value-type="float" office:value="24.6448669433594" calcext:value-type="float">
            <text:p>24.6448669433594</text:p>
          </table:table-cell>
          <table:table-cell office:value-type="float" office:value="30.6973571777344" calcext:value-type="float">
            <text:p>30.6973571777344</text:p>
          </table:table-cell>
          <table:table-cell office:value-type="float" office:value="29.8942565917969" calcext:value-type="float">
            <text:p>29.8942565917969</text:p>
          </table:table-cell>
          <table:table-cell office:value-type="float" office:value="0.925480225330263" calcext:value-type="float">
            <text:p>0.925480225330263</text:p>
          </table:table-cell>
          <table:table-cell/>
          <table:table-cell office:value-type="string" calcext:value-type="string">
            <text:p>2022-04-16 13:24:16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9.5783996582031" calcext:value-type="float">
            <text:p>49.5783996582031</text:p>
          </table:table-cell>
          <table:table-cell office:value-type="float" office:value="50.6541442871094" calcext:value-type="float">
            <text:p>50.6541442871094</text:p>
          </table:table-cell>
          <table:table-cell office:value-type="float" office:value="49.5348205566406" calcext:value-type="float">
            <text:p>49.5348205566406</text:p>
          </table:table-cell>
          <table:table-cell office:value-type="float" office:value="49.1043395996094" calcext:value-type="float">
            <text:p>49.1043395996094</text:p>
          </table:table-cell>
          <table:table-cell office:value-type="float" office:value="50.4791564941406" calcext:value-type="float">
            <text:p>50.4791564941406</text:p>
          </table:table-cell>
          <table:table-cell office:value-type="float" office:value="49.2140502929688" calcext:value-type="float">
            <text:p>49.2140502929688</text:p>
          </table:table-cell>
          <table:table-cell office:value-type="float" office:value="49.5440368652344" calcext:value-type="float">
            <text:p>49.5440368652344</text:p>
          </table:table-cell>
          <table:table-cell office:value-type="string" calcext:value-type="string">
            <text:p><text:s/></text:p>
          </table:table-cell>
          <table:table-cell office:value-type="float" office:value="24.5942077636719" calcext:value-type="float">
            <text:p>24.5942077636719</text:p>
          </table:table-cell>
          <table:table-cell office:value-type="float" office:value="30.5095520019531" calcext:value-type="float">
            <text:p>30.5095520019531</text:p>
          </table:table-cell>
          <table:table-cell office:value-type="float" office:value="29.7028503417969" calcext:value-type="float">
            <text:p>29.7028503417969</text:p>
          </table:table-cell>
          <table:table-cell office:value-type="float" office:value="0.93503092367818" calcext:value-type="float">
            <text:p>0.93503092367818</text:p>
          </table:table-cell>
          <table:table-cell/>
          <table:table-cell office:value-type="string" calcext:value-type="string">
            <text:p>2022-04-16 13:25:16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9.6650390625" calcext:value-type="float">
            <text:p>49.6650390625</text:p>
          </table:table-cell>
          <table:table-cell office:value-type="float" office:value="50.1356201171875" calcext:value-type="float">
            <text:p>50.1356201171875</text:p>
          </table:table-cell>
          <table:table-cell office:value-type="float" office:value="49.4287414550781" calcext:value-type="float">
            <text:p>49.4287414550781</text:p>
          </table:table-cell>
          <table:table-cell office:value-type="float" office:value="48.9500427246094" calcext:value-type="float">
            <text:p>48.9500427246094</text:p>
          </table:table-cell>
          <table:table-cell office:value-type="float" office:value="50.3384399414063" calcext:value-type="float">
            <text:p>50.3384399414063</text:p>
          </table:table-cell>
          <table:table-cell office:value-type="float" office:value="49.3888854980469" calcext:value-type="float">
            <text:p>49.3888854980469</text:p>
          </table:table-cell>
          <table:table-cell office:value-type="float" office:value="49.1423034667969" calcext:value-type="float">
            <text:p>49.1423034667969</text:p>
          </table:table-cell>
          <table:table-cell office:value-type="string" calcext:value-type="string">
            <text:p><text:s/></text:p>
          </table:table-cell>
          <table:table-cell office:value-type="float" office:value="24.4821166992187" calcext:value-type="float">
            <text:p>24.4821166992187</text:p>
          </table:table-cell>
          <table:table-cell office:value-type="float" office:value="30.22607421875" calcext:value-type="float">
            <text:p>30.22607421875</text:p>
          </table:table-cell>
          <table:table-cell office:value-type="float" office:value="29.620361328125" calcext:value-type="float">
            <text:p>29.620361328125</text:p>
          </table:table-cell>
          <table:table-cell office:value-type="float" office:value="0.932201223298321" calcext:value-type="float">
            <text:p>0.932201223298321</text:p>
          </table:table-cell>
          <table:table-cell/>
          <table:table-cell office:value-type="string" calcext:value-type="string">
            <text:p>2022-04-16 13:26:16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9.5233154296875" calcext:value-type="float">
            <text:p>49.5233154296875</text:p>
          </table:table-cell>
          <table:table-cell office:value-type="float" office:value="50.377197265625" calcext:value-type="float">
            <text:p>50.377197265625</text:p>
          </table:table-cell>
          <table:table-cell office:value-type="float" office:value="49.3704833984375" calcext:value-type="float">
            <text:p>49.3704833984375</text:p>
          </table:table-cell>
          <table:table-cell office:value-type="float" office:value="49.0154113769531" calcext:value-type="float">
            <text:p>49.0154113769531</text:p>
          </table:table-cell>
          <table:table-cell office:value-type="float" office:value="50.5570068359375" calcext:value-type="float">
            <text:p>50.5570068359375</text:p>
          </table:table-cell>
          <table:table-cell office:value-type="float" office:value="49.1499938964844" calcext:value-type="float">
            <text:p>49.1499938964844</text:p>
          </table:table-cell>
          <table:table-cell office:value-type="float" office:value="49.5531921386719" calcext:value-type="float">
            <text:p>49.5531921386719</text:p>
          </table:table-cell>
          <table:table-cell office:value-type="string" calcext:value-type="string">
            <text:p><text:s/></text:p>
          </table:table-cell>
          <table:table-cell office:value-type="float" office:value="23.9838256835937" calcext:value-type="float">
            <text:p>23.9838256835937</text:p>
          </table:table-cell>
          <table:table-cell office:value-type="float" office:value="29.9819641113281" calcext:value-type="float">
            <text:p>29.9819641113281</text:p>
          </table:table-cell>
          <table:table-cell office:value-type="float" office:value="28.6907958984375" calcext:value-type="float">
            <text:p>28.6907958984375</text:p>
          </table:table-cell>
          <table:table-cell office:value-type="float" office:value="0.94548788596326" calcext:value-type="float">
            <text:p>0.94548788596326</text:p>
          </table:table-cell>
          <table:table-cell/>
          <table:table-cell office:value-type="string" calcext:value-type="string">
            <text:p>2022-04-16 13:27:16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9.759033203125" calcext:value-type="float">
            <text:p>49.759033203125</text:p>
          </table:table-cell>
          <table:table-cell office:value-type="float" office:value="50.17041015625" calcext:value-type="float">
            <text:p>50.17041015625</text:p>
          </table:table-cell>
          <table:table-cell office:value-type="float" office:value="49.4404907226563" calcext:value-type="float">
            <text:p>49.4404907226563</text:p>
          </table:table-cell>
          <table:table-cell office:value-type="float" office:value="48.9315185546875" calcext:value-type="float">
            <text:p>48.9315185546875</text:p>
          </table:table-cell>
          <table:table-cell office:value-type="float" office:value="50.3771362304687" calcext:value-type="float">
            <text:p>50.3771362304687</text:p>
          </table:table-cell>
          <table:table-cell office:value-type="float" office:value="49.3493041992187" calcext:value-type="float">
            <text:p>49.3493041992187</text:p>
          </table:table-cell>
          <table:table-cell office:value-type="float" office:value="49.2195739746094" calcext:value-type="float">
            <text:p>49.2195739746094</text:p>
          </table:table-cell>
          <table:table-cell office:value-type="string" calcext:value-type="string">
            <text:p><text:s/></text:p>
          </table:table-cell>
          <table:table-cell office:value-type="float" office:value="24.1630554199219" calcext:value-type="float">
            <text:p>24.1630554199219</text:p>
          </table:table-cell>
          <table:table-cell office:value-type="float" office:value="30.021484375" calcext:value-type="float">
            <text:p>30.021484375</text:p>
          </table:table-cell>
          <table:table-cell office:value-type="float" office:value="29.77880859375" calcext:value-type="float">
            <text:p>29.77880859375</text:p>
          </table:table-cell>
          <table:table-cell office:value-type="float" office:value="0.934603833776759" calcext:value-type="float">
            <text:p>0.934603833776759</text:p>
          </table:table-cell>
          <table:table-cell/>
          <table:table-cell office:value-type="string" calcext:value-type="string">
            <text:p>2022-04-16 13:28:16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9.6293029785156" calcext:value-type="float">
            <text:p>49.6293029785156</text:p>
          </table:table-cell>
          <table:table-cell office:value-type="float" office:value="49.9427490234375" calcext:value-type="float">
            <text:p>49.9427490234375</text:p>
          </table:table-cell>
          <table:table-cell office:value-type="float" office:value="49.3895263671875" calcext:value-type="float">
            <text:p>49.3895263671875</text:p>
          </table:table-cell>
          <table:table-cell office:value-type="float" office:value="49.1259155273437" calcext:value-type="float">
            <text:p>49.1259155273437</text:p>
          </table:table-cell>
          <table:table-cell office:value-type="float" office:value="50.4075622558594" calcext:value-type="float">
            <text:p>50.4075622558594</text:p>
          </table:table-cell>
          <table:table-cell office:value-type="float" office:value="49.2724304199219" calcext:value-type="float">
            <text:p>49.2724304199219</text:p>
          </table:table-cell>
          <table:table-cell office:value-type="float" office:value="49.1086120605469" calcext:value-type="float">
            <text:p>49.1086120605469</text:p>
          </table:table-cell>
          <table:table-cell office:value-type="string" calcext:value-type="string">
            <text:p><text:s/></text:p>
          </table:table-cell>
          <table:table-cell office:value-type="float" office:value="24.3285522460937" calcext:value-type="float">
            <text:p>24.3285522460937</text:p>
          </table:table-cell>
          <table:table-cell office:value-type="float" office:value="30.301513671875" calcext:value-type="float">
            <text:p>30.301513671875</text:p>
          </table:table-cell>
          <table:table-cell office:value-type="float" office:value="29.6015014648437" calcext:value-type="float">
            <text:p>29.6015014648437</text:p>
          </table:table-cell>
          <table:table-cell office:value-type="float" office:value="0.928190591767078" calcext:value-type="float">
            <text:p>0.928190591767078</text:p>
          </table:table-cell>
          <table:table-cell/>
          <table:table-cell office:value-type="string" calcext:value-type="string">
            <text:p>2022-04-16 13:29:16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.628662109375" calcext:value-type="float">
            <text:p>49.628662109375</text:p>
          </table:table-cell>
          <table:table-cell office:value-type="float" office:value="50.3310546875" calcext:value-type="float">
            <text:p>50.3310546875</text:p>
          </table:table-cell>
          <table:table-cell office:value-type="float" office:value="49.4908752441406" calcext:value-type="float">
            <text:p>49.4908752441406</text:p>
          </table:table-cell>
          <table:table-cell office:value-type="float" office:value="48.9631958007813" calcext:value-type="float">
            <text:p>48.9631958007813</text:p>
          </table:table-cell>
          <table:table-cell office:value-type="float" office:value="50.8772583007813" calcext:value-type="float">
            <text:p>50.8772583007813</text:p>
          </table:table-cell>
          <table:table-cell office:value-type="float" office:value="49.1650695800781" calcext:value-type="float">
            <text:p>49.1650695800781</text:p>
          </table:table-cell>
          <table:table-cell office:value-type="float" office:value="49.4598083496094" calcext:value-type="float">
            <text:p>49.4598083496094</text:p>
          </table:table-cell>
          <table:table-cell office:value-type="string" calcext:value-type="string">
            <text:p><text:s/></text:p>
          </table:table-cell>
          <table:table-cell office:value-type="float" office:value="24.2930908203125" calcext:value-type="float">
            <text:p>24.2930908203125</text:p>
          </table:table-cell>
          <table:table-cell office:value-type="float" office:value="30.6954345703125" calcext:value-type="float">
            <text:p>30.6954345703125</text:p>
          </table:table-cell>
          <table:table-cell office:value-type="float" office:value="29.5765075683594" calcext:value-type="float">
            <text:p>29.5765075683594</text:p>
          </table:table-cell>
          <table:table-cell office:value-type="float" office:value="0.93032466257651" calcext:value-type="float">
            <text:p>0.93032466257651</text:p>
          </table:table-cell>
          <table:table-cell/>
          <table:table-cell office:value-type="string" calcext:value-type="string">
            <text:p>2022-04-16 13:30:16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9.7213134765625" calcext:value-type="float">
            <text:p>49.7213134765625</text:p>
          </table:table-cell>
          <table:table-cell office:value-type="float" office:value="50.1440734863281" calcext:value-type="float">
            <text:p>50.1440734863281</text:p>
          </table:table-cell>
          <table:table-cell office:value-type="float" office:value="49.4171447753906" calcext:value-type="float">
            <text:p>49.4171447753906</text:p>
          </table:table-cell>
          <table:table-cell office:value-type="float" office:value="48.9574279785156" calcext:value-type="float">
            <text:p>48.9574279785156</text:p>
          </table:table-cell>
          <table:table-cell office:value-type="float" office:value="50.2973022460938" calcext:value-type="float">
            <text:p>50.2973022460938</text:p>
          </table:table-cell>
          <table:table-cell office:value-type="float" office:value="49.3354797363281" calcext:value-type="float">
            <text:p>49.3354797363281</text:p>
          </table:table-cell>
          <table:table-cell office:value-type="float" office:value="49.2117004394531" calcext:value-type="float">
            <text:p>49.2117004394531</text:p>
          </table:table-cell>
          <table:table-cell office:value-type="string" calcext:value-type="string">
            <text:p><text:s/></text:p>
          </table:table-cell>
          <table:table-cell office:value-type="float" office:value="24.3196716308594" calcext:value-type="float">
            <text:p>24.3196716308594</text:p>
          </table:table-cell>
          <table:table-cell office:value-type="float" office:value="30.2846984863281" calcext:value-type="float">
            <text:p>30.2846984863281</text:p>
          </table:table-cell>
          <table:table-cell office:value-type="float" office:value="30.0541076660156" calcext:value-type="float">
            <text:p>30.0541076660156</text:p>
          </table:table-cell>
          <table:table-cell office:value-type="float" office:value="0.928232871829056" calcext:value-type="float">
            <text:p>0.928232871829056</text:p>
          </table:table-cell>
          <table:table-cell/>
          <table:table-cell office:value-type="string" calcext:value-type="string">
            <text:p>2022-04-16 13:31:16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9.6582946777344" calcext:value-type="float">
            <text:p>49.6582946777344</text:p>
          </table:table-cell>
          <table:table-cell office:value-type="float" office:value="50.2435913085938" calcext:value-type="float">
            <text:p>50.2435913085938</text:p>
          </table:table-cell>
          <table:table-cell office:value-type="float" office:value="49.5458068847656" calcext:value-type="float">
            <text:p>49.5458068847656</text:p>
          </table:table-cell>
          <table:table-cell office:value-type="float" office:value="49.1415710449219" calcext:value-type="float">
            <text:p>49.1415710449219</text:p>
          </table:table-cell>
          <table:table-cell office:value-type="float" office:value="50.6871032714844" calcext:value-type="float">
            <text:p>50.6871032714844</text:p>
          </table:table-cell>
          <table:table-cell office:value-type="float" office:value="49.260498046875" calcext:value-type="float">
            <text:p>49.260498046875</text:p>
          </table:table-cell>
          <table:table-cell office:value-type="float" office:value="49.3322143554687" calcext:value-type="float">
            <text:p>49.3322143554687</text:p>
          </table:table-cell>
          <table:table-cell office:value-type="string" calcext:value-type="string">
            <text:p><text:s/></text:p>
          </table:table-cell>
          <table:table-cell office:value-type="float" office:value="24.6965942382812" calcext:value-type="float">
            <text:p>24.6965942382812</text:p>
          </table:table-cell>
          <table:table-cell office:value-type="float" office:value="30.4695129394531" calcext:value-type="float">
            <text:p>30.4695129394531</text:p>
          </table:table-cell>
          <table:table-cell office:value-type="float" office:value="29.2636413574219" calcext:value-type="float">
            <text:p>29.2636413574219</text:p>
          </table:table-cell>
          <table:table-cell office:value-type="float" office:value="0.934862875750684" calcext:value-type="float">
            <text:p>0.934862875750684</text:p>
          </table:table-cell>
          <table:table-cell/>
          <table:table-cell office:value-type="string" calcext:value-type="string">
            <text:p>2022-04-16 13:32:16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9.6257934570312" calcext:value-type="float">
            <text:p>49.6257934570312</text:p>
          </table:table-cell>
          <table:table-cell office:value-type="float" office:value="50.2466125488281" calcext:value-type="float">
            <text:p>50.2466125488281</text:p>
          </table:table-cell>
          <table:table-cell office:value-type="float" office:value="49.37744140625" calcext:value-type="float">
            <text:p>49.37744140625</text:p>
          </table:table-cell>
          <table:table-cell office:value-type="float" office:value="49.1221313476563" calcext:value-type="float">
            <text:p>49.1221313476563</text:p>
          </table:table-cell>
          <table:table-cell office:value-type="float" office:value="50.5360412597656" calcext:value-type="float">
            <text:p>50.5360412597656</text:p>
          </table:table-cell>
          <table:table-cell office:value-type="float" office:value="49.3487243652344" calcext:value-type="float">
            <text:p>49.3487243652344</text:p>
          </table:table-cell>
          <table:table-cell office:value-type="float" office:value="49.259033203125" calcext:value-type="float">
            <text:p>49.259033203125</text:p>
          </table:table-cell>
          <table:table-cell office:value-type="string" calcext:value-type="string">
            <text:p><text:s/></text:p>
          </table:table-cell>
          <table:table-cell office:value-type="float" office:value="24.7192077636719" calcext:value-type="float">
            <text:p>24.7192077636719</text:p>
          </table:table-cell>
          <table:table-cell office:value-type="float" office:value="30.6679992675781" calcext:value-type="float">
            <text:p>30.6679992675781</text:p>
          </table:table-cell>
          <table:table-cell office:value-type="float" office:value="29.4965209960937" calcext:value-type="float">
            <text:p>29.4965209960937</text:p>
          </table:table-cell>
          <table:table-cell office:value-type="float" office:value="0.930088292519877" calcext:value-type="float">
            <text:p>0.930088292519877</text:p>
          </table:table-cell>
          <table:table-cell/>
          <table:table-cell office:value-type="string" calcext:value-type="string">
            <text:p>2022-04-16 13:33:16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9.6999206542969" calcext:value-type="float">
            <text:p>49.6999206542969</text:p>
          </table:table-cell>
          <table:table-cell office:value-type="float" office:value="50.1686706542969" calcext:value-type="float">
            <text:p>50.1686706542969</text:p>
          </table:table-cell>
          <table:table-cell office:value-type="float" office:value="49.4167785644531" calcext:value-type="float">
            <text:p>49.4167785644531</text:p>
          </table:table-cell>
          <table:table-cell office:value-type="float" office:value="48.9383544921875" calcext:value-type="float">
            <text:p>48.9383544921875</text:p>
          </table:table-cell>
          <table:table-cell office:value-type="float" office:value="50.4016723632813" calcext:value-type="float">
            <text:p>50.4016723632813</text:p>
          </table:table-cell>
          <table:table-cell office:value-type="float" office:value="49.3003234863281" calcext:value-type="float">
            <text:p>49.3003234863281</text:p>
          </table:table-cell>
          <table:table-cell office:value-type="float" office:value="49.2781982421875" calcext:value-type="float">
            <text:p>49.2781982421875</text:p>
          </table:table-cell>
          <table:table-cell office:value-type="string" calcext:value-type="string">
            <text:p><text:s/></text:p>
          </table:table-cell>
          <table:table-cell office:value-type="float" office:value="24.6304016113281" calcext:value-type="float">
            <text:p>24.6304016113281</text:p>
          </table:table-cell>
          <table:table-cell office:value-type="float" office:value="30.1315612792969" calcext:value-type="float">
            <text:p>30.1315612792969</text:p>
          </table:table-cell>
          <table:table-cell office:value-type="float" office:value="29.7898864746094" calcext:value-type="float">
            <text:p>29.7898864746094</text:p>
          </table:table-cell>
          <table:table-cell office:value-type="float" office:value="0.932471141665001" calcext:value-type="float">
            <text:p>0.932471141665001</text:p>
          </table:table-cell>
          <table:table-cell/>
          <table:table-cell office:value-type="string" calcext:value-type="string">
            <text:p>2022-04-16 13:34:16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9.7077331542969" calcext:value-type="float">
            <text:p>49.7077331542969</text:p>
          </table:table-cell>
          <table:table-cell office:value-type="float" office:value="50.5492553710937" calcext:value-type="float">
            <text:p>50.5492553710937</text:p>
          </table:table-cell>
          <table:table-cell office:value-type="float" office:value="49.2763366699219" calcext:value-type="float">
            <text:p>49.2763366699219</text:p>
          </table:table-cell>
          <table:table-cell office:value-type="float" office:value="49.0772094726563" calcext:value-type="float">
            <text:p>49.0772094726563</text:p>
          </table:table-cell>
          <table:table-cell office:value-type="float" office:value="50.4602661132813" calcext:value-type="float">
            <text:p>50.4602661132813</text:p>
          </table:table-cell>
          <table:table-cell office:value-type="float" office:value="49.2095031738281" calcext:value-type="float">
            <text:p>49.2095031738281</text:p>
          </table:table-cell>
          <table:table-cell office:value-type="float" office:value="49.546630859375" calcext:value-type="float">
            <text:p>49.546630859375</text:p>
          </table:table-cell>
          <table:table-cell office:value-type="string" calcext:value-type="string">
            <text:p><text:s/></text:p>
          </table:table-cell>
          <table:table-cell office:value-type="float" office:value="24.7739562988281" calcext:value-type="float">
            <text:p>24.7739562988281</text:p>
          </table:table-cell>
          <table:table-cell office:value-type="float" office:value="30.6127014160156" calcext:value-type="float">
            <text:p>30.6127014160156</text:p>
          </table:table-cell>
          <table:table-cell office:value-type="float" office:value="29.9269714355469" calcext:value-type="float">
            <text:p>29.9269714355469</text:p>
          </table:table-cell>
          <table:table-cell office:value-type="float" office:value="0.932113446213129" calcext:value-type="float">
            <text:p>0.932113446213129</text:p>
          </table:table-cell>
          <table:table-cell/>
          <table:table-cell office:value-type="string" calcext:value-type="string">
            <text:p>2022-04-16 13:35:16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9.5227661132813" calcext:value-type="float">
            <text:p>49.5227661132813</text:p>
          </table:table-cell>
          <table:table-cell office:value-type="float" office:value="50.4367065429688" calcext:value-type="float">
            <text:p>50.4367065429688</text:p>
          </table:table-cell>
          <table:table-cell office:value-type="float" office:value="49.3272399902344" calcext:value-type="float">
            <text:p>49.3272399902344</text:p>
          </table:table-cell>
          <table:table-cell office:value-type="float" office:value="49.1365051269531" calcext:value-type="float">
            <text:p>49.1365051269531</text:p>
          </table:table-cell>
          <table:table-cell office:value-type="float" office:value="50.1141052246094" calcext:value-type="float">
            <text:p>50.1141052246094</text:p>
          </table:table-cell>
          <table:table-cell office:value-type="float" office:value="49.1016540527344" calcext:value-type="float">
            <text:p>49.1016540527344</text:p>
          </table:table-cell>
          <table:table-cell office:value-type="float" office:value="49.3031005859375" calcext:value-type="float">
            <text:p>49.3031005859375</text:p>
          </table:table-cell>
          <table:table-cell office:value-type="string" calcext:value-type="string">
            <text:p><text:s/></text:p>
          </table:table-cell>
          <table:table-cell office:value-type="float" office:value="24.9217834472656" calcext:value-type="float">
            <text:p>24.9217834472656</text:p>
          </table:table-cell>
          <table:table-cell office:value-type="float" office:value="30.2685241699219" calcext:value-type="float">
            <text:p>30.2685241699219</text:p>
          </table:table-cell>
          <table:table-cell office:value-type="float" office:value="29.9235534667969" calcext:value-type="float">
            <text:p>29.9235534667969</text:p>
          </table:table-cell>
          <table:table-cell office:value-type="float" office:value="0.931122775340644" calcext:value-type="float">
            <text:p>0.931122775340644</text:p>
          </table:table-cell>
          <table:table-cell/>
          <table:table-cell office:value-type="string" calcext:value-type="string">
            <text:p>2022-04-16 13:36:16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9.8697204589844" calcext:value-type="float">
            <text:p>49.8697204589844</text:p>
          </table:table-cell>
          <table:table-cell office:value-type="float" office:value="50.4414978027344" calcext:value-type="float">
            <text:p>50.4414978027344</text:p>
          </table:table-cell>
          <table:table-cell office:value-type="float" office:value="49.4256591796875" calcext:value-type="float">
            <text:p>49.4256591796875</text:p>
          </table:table-cell>
          <table:table-cell office:value-type="float" office:value="49.0703430175781" calcext:value-type="float">
            <text:p>49.0703430175781</text:p>
          </table:table-cell>
          <table:table-cell office:value-type="float" office:value="50.7891235351562" calcext:value-type="float">
            <text:p>50.7891235351562</text:p>
          </table:table-cell>
          <table:table-cell office:value-type="float" office:value="49.4083251953125" calcext:value-type="float">
            <text:p>49.4083251953125</text:p>
          </table:table-cell>
          <table:table-cell office:value-type="float" office:value="49.5117492675781" calcext:value-type="float">
            <text:p>49.5117492675781</text:p>
          </table:table-cell>
          <table:table-cell office:value-type="string" calcext:value-type="string">
            <text:p><text:s/></text:p>
          </table:table-cell>
          <table:table-cell office:value-type="float" office:value="24.7517700195313" calcext:value-type="float">
            <text:p>24.7517700195313</text:p>
          </table:table-cell>
          <table:table-cell office:value-type="float" office:value="31.0809936523437" calcext:value-type="float">
            <text:p>31.0809936523437</text:p>
          </table:table-cell>
          <table:table-cell office:value-type="float" office:value="30.198974609375" calcext:value-type="float">
            <text:p>30.198974609375</text:p>
          </table:table-cell>
          <table:table-cell office:value-type="float" office:value="0.925497995211384" calcext:value-type="float">
            <text:p>0.925497995211384</text:p>
          </table:table-cell>
          <table:table-cell/>
          <table:table-cell office:value-type="string" calcext:value-type="string">
            <text:p>2022-04-16 13:37:15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9.5482482910156" calcext:value-type="float">
            <text:p>49.5482482910156</text:p>
          </table:table-cell>
          <table:table-cell office:value-type="float" office:value="50.2273864746094" calcext:value-type="float">
            <text:p>50.2273864746094</text:p>
          </table:table-cell>
          <table:table-cell office:value-type="float" office:value="49.4955139160156" calcext:value-type="float">
            <text:p>49.4955139160156</text:p>
          </table:table-cell>
          <table:table-cell office:value-type="float" office:value="48.91796875" calcext:value-type="float">
            <text:p>48.91796875</text:p>
          </table:table-cell>
          <table:table-cell office:value-type="float" office:value="50.2545776367188" calcext:value-type="float">
            <text:p>50.2545776367188</text:p>
          </table:table-cell>
          <table:table-cell office:value-type="float" office:value="49.116943359375" calcext:value-type="float">
            <text:p>49.116943359375</text:p>
          </table:table-cell>
          <table:table-cell office:value-type="float" office:value="49.1940612792969" calcext:value-type="float">
            <text:p>49.1940612792969</text:p>
          </table:table-cell>
          <table:table-cell office:value-type="string" calcext:value-type="string">
            <text:p><text:s/></text:p>
          </table:table-cell>
          <table:table-cell office:value-type="float" office:value="24.5386962890625" calcext:value-type="float">
            <text:p>24.5386962890625</text:p>
          </table:table-cell>
          <table:table-cell office:value-type="float" office:value="31.1122131347656" calcext:value-type="float">
            <text:p>31.1122131347656</text:p>
          </table:table-cell>
          <table:table-cell office:value-type="float" office:value="30.1553955078125" calcext:value-type="float">
            <text:p>30.1553955078125</text:p>
          </table:table-cell>
          <table:table-cell office:value-type="float" office:value="0.917556696613942" calcext:value-type="float">
            <text:p>0.917556696613942</text:p>
          </table:table-cell>
          <table:table-cell/>
          <table:table-cell office:value-type="string" calcext:value-type="string">
            <text:p>2022-04-16 13:38:16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9.7404174804688" calcext:value-type="float">
            <text:p>49.7404174804688</text:p>
          </table:table-cell>
          <table:table-cell office:value-type="float" office:value="50.5428161621094" calcext:value-type="float">
            <text:p>50.5428161621094</text:p>
          </table:table-cell>
          <table:table-cell office:value-type="float" office:value="49.4011535644531" calcext:value-type="float">
            <text:p>49.4011535644531</text:p>
          </table:table-cell>
          <table:table-cell office:value-type="float" office:value="49.0865173339844" calcext:value-type="float">
            <text:p>49.0865173339844</text:p>
          </table:table-cell>
          <table:table-cell office:value-type="float" office:value="50.6177978515625" calcext:value-type="float">
            <text:p>50.6177978515625</text:p>
          </table:table-cell>
          <table:table-cell office:value-type="float" office:value="49.4651794433594" calcext:value-type="float">
            <text:p>49.4651794433594</text:p>
          </table:table-cell>
          <table:table-cell office:value-type="float" office:value="49.7224731445313" calcext:value-type="float">
            <text:p>49.7224731445313</text:p>
          </table:table-cell>
          <table:table-cell office:value-type="string" calcext:value-type="string">
            <text:p><text:s/></text:p>
          </table:table-cell>
          <table:table-cell office:value-type="float" office:value="24.9142456054687" calcext:value-type="float">
            <text:p>24.9142456054687</text:p>
          </table:table-cell>
          <table:table-cell office:value-type="float" office:value="30.8941955566406" calcext:value-type="float">
            <text:p>30.8941955566406</text:p>
          </table:table-cell>
          <table:table-cell office:value-type="float" office:value="30.2297668457031" calcext:value-type="float">
            <text:p>30.2297668457031</text:p>
          </table:table-cell>
          <table:table-cell office:value-type="float" office:value="0.926642773846003" calcext:value-type="float">
            <text:p>0.926642773846003</text:p>
          </table:table-cell>
          <table:table-cell/>
          <table:table-cell office:value-type="string" calcext:value-type="string">
            <text:p>2022-04-16 13:39:16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.4383544921875" calcext:value-type="float">
            <text:p>49.4383544921875</text:p>
          </table:table-cell>
          <table:table-cell office:value-type="float" office:value="50.0846862792969" calcext:value-type="float">
            <text:p>50.0846862792969</text:p>
          </table:table-cell>
          <table:table-cell office:value-type="float" office:value="49.3042297363281" calcext:value-type="float">
            <text:p>49.3042297363281</text:p>
          </table:table-cell>
          <table:table-cell office:value-type="float" office:value="49.14404296875" calcext:value-type="float">
            <text:p>49.14404296875</text:p>
          </table:table-cell>
          <table:table-cell office:value-type="float" office:value="50.0724182128906" calcext:value-type="float">
            <text:p>50.0724182128906</text:p>
          </table:table-cell>
          <table:table-cell office:value-type="float" office:value="49.1430358886719" calcext:value-type="float">
            <text:p>49.1430358886719</text:p>
          </table:table-cell>
          <table:table-cell office:value-type="float" office:value="49.0357055664063" calcext:value-type="float">
            <text:p>49.0357055664063</text:p>
          </table:table-cell>
          <table:table-cell office:value-type="string" calcext:value-type="string">
            <text:p><text:s/></text:p>
          </table:table-cell>
          <table:table-cell office:value-type="float" office:value="25.0892333984375" calcext:value-type="float">
            <text:p>25.0892333984375</text:p>
          </table:table-cell>
          <table:table-cell office:value-type="float" office:value="30.5244445800781" calcext:value-type="float">
            <text:p>30.5244445800781</text:p>
          </table:table-cell>
          <table:table-cell office:value-type="float" office:value="30.0365295410156" calcext:value-type="float">
            <text:p>30.0365295410156</text:p>
          </table:table-cell>
          <table:table-cell office:value-type="float" office:value="0.92084703520527" calcext:value-type="float">
            <text:p>0.92084703520527</text:p>
          </table:table-cell>
          <table:table-cell/>
          <table:table-cell office:value-type="string" calcext:value-type="string">
            <text:p>2022-04-16 13:40:16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.7425842285156" calcext:value-type="float">
            <text:p>49.7425842285156</text:p>
          </table:table-cell>
          <table:table-cell office:value-type="float" office:value="50.4183654785156" calcext:value-type="float">
            <text:p>50.4183654785156</text:p>
          </table:table-cell>
          <table:table-cell office:value-type="float" office:value="49.540283203125" calcext:value-type="float">
            <text:p>49.540283203125</text:p>
          </table:table-cell>
          <table:table-cell office:value-type="float" office:value="49.3156127929688" calcext:value-type="float">
            <text:p>49.3156127929688</text:p>
          </table:table-cell>
          <table:table-cell office:value-type="float" office:value="50.6865539550781" calcext:value-type="float">
            <text:p>50.6865539550781</text:p>
          </table:table-cell>
          <table:table-cell office:value-type="float" office:value="49.4428405761719" calcext:value-type="float">
            <text:p>49.4428405761719</text:p>
          </table:table-cell>
          <table:table-cell office:value-type="float" office:value="49.1606750488281" calcext:value-type="float">
            <text:p>49.1606750488281</text:p>
          </table:table-cell>
          <table:table-cell office:value-type="string" calcext:value-type="string">
            <text:p><text:s/></text:p>
          </table:table-cell>
          <table:table-cell office:value-type="float" office:value="25.1258850097656" calcext:value-type="float">
            <text:p>25.1258850097656</text:p>
          </table:table-cell>
          <table:table-cell office:value-type="float" office:value="30.5092468261719" calcext:value-type="float">
            <text:p>30.5092468261719</text:p>
          </table:table-cell>
          <table:table-cell office:value-type="float" office:value="30.3880615234375" calcext:value-type="float">
            <text:p>30.3880615234375</text:p>
          </table:table-cell>
          <table:table-cell office:value-type="float" office:value="0.92707675723579" calcext:value-type="float">
            <text:p>0.92707675723579</text:p>
          </table:table-cell>
          <table:table-cell/>
          <table:table-cell office:value-type="string" calcext:value-type="string">
            <text:p>2022-04-16 13:41:16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9.4721374511719" calcext:value-type="float">
            <text:p>49.4721374511719</text:p>
          </table:table-cell>
          <table:table-cell office:value-type="float" office:value="50.2188415527344" calcext:value-type="float">
            <text:p>50.2188415527344</text:p>
          </table:table-cell>
          <table:table-cell office:value-type="float" office:value="49.462158203125" calcext:value-type="float">
            <text:p>49.462158203125</text:p>
          </table:table-cell>
          <table:table-cell office:value-type="float" office:value="48.9520568847656" calcext:value-type="float">
            <text:p>48.9520568847656</text:p>
          </table:table-cell>
          <table:table-cell office:value-type="float" office:value="50.4541931152344" calcext:value-type="float">
            <text:p>50.4541931152344</text:p>
          </table:table-cell>
          <table:table-cell office:value-type="float" office:value="49.1466369628906" calcext:value-type="float">
            <text:p>49.1466369628906</text:p>
          </table:table-cell>
          <table:table-cell office:value-type="float" office:value="49.2641296386719" calcext:value-type="float">
            <text:p>49.2641296386719</text:p>
          </table:table-cell>
          <table:table-cell office:value-type="string" calcext:value-type="string">
            <text:p><text:s/></text:p>
          </table:table-cell>
          <table:table-cell office:value-type="float" office:value="24.6661682128906" calcext:value-type="float">
            <text:p>24.6661682128906</text:p>
          </table:table-cell>
          <table:table-cell office:value-type="float" office:value="30.7439270019531" calcext:value-type="float">
            <text:p>30.7439270019531</text:p>
          </table:table-cell>
          <table:table-cell office:value-type="float" office:value="30.0151977539062" calcext:value-type="float">
            <text:p>30.0151977539062</text:p>
          </table:table-cell>
          <table:table-cell office:value-type="float" office:value="0.92138671875" calcext:value-type="float">
            <text:p>0.92138671875</text:p>
          </table:table-cell>
          <table:table-cell/>
          <table:table-cell office:value-type="string" calcext:value-type="string">
            <text:p>2022-04-16 13:42:16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.6108703613281" calcext:value-type="float">
            <text:p>49.6108703613281</text:p>
          </table:table-cell>
          <table:table-cell office:value-type="float" office:value="50.2275695800781" calcext:value-type="float">
            <text:p>50.2275695800781</text:p>
          </table:table-cell>
          <table:table-cell office:value-type="float" office:value="49.4337463378906" calcext:value-type="float">
            <text:p>49.4337463378906</text:p>
          </table:table-cell>
          <table:table-cell office:value-type="float" office:value="49.2825012207031" calcext:value-type="float">
            <text:p>49.2825012207031</text:p>
          </table:table-cell>
          <table:table-cell office:value-type="float" office:value="50.5746154785156" calcext:value-type="float">
            <text:p>50.5746154785156</text:p>
          </table:table-cell>
          <table:table-cell office:value-type="float" office:value="49.2686767578125" calcext:value-type="float">
            <text:p>49.2686767578125</text:p>
          </table:table-cell>
          <table:table-cell office:value-type="float" office:value="49.5128479003906" calcext:value-type="float">
            <text:p>49.5128479003906</text:p>
          </table:table-cell>
          <table:table-cell office:value-type="string" calcext:value-type="string">
            <text:p><text:s/></text:p>
          </table:table-cell>
          <table:table-cell office:value-type="float" office:value="25.0618896484375" calcext:value-type="float">
            <text:p>25.0618896484375</text:p>
          </table:table-cell>
          <table:table-cell office:value-type="float" office:value="30.6370849609375" calcext:value-type="float">
            <text:p>30.6370849609375</text:p>
          </table:table-cell>
          <table:table-cell office:value-type="float" office:value="30.3564453125" calcext:value-type="float">
            <text:p>30.3564453125</text:p>
          </table:table-cell>
          <table:table-cell office:value-type="float" office:value="0.921254057396115" calcext:value-type="float">
            <text:p>0.921254057396115</text:p>
          </table:table-cell>
          <table:table-cell/>
          <table:table-cell office:value-type="string" calcext:value-type="string">
            <text:p>2022-04-16 13:43:16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9.6539306640625" calcext:value-type="float">
            <text:p>49.6539306640625</text:p>
          </table:table-cell>
          <table:table-cell office:value-type="float" office:value="50.3192749023438" calcext:value-type="float">
            <text:p>50.3192749023438</text:p>
          </table:table-cell>
          <table:table-cell office:value-type="float" office:value="49.5234985351563" calcext:value-type="float">
            <text:p>49.5234985351563</text:p>
          </table:table-cell>
          <table:table-cell office:value-type="float" office:value="48.9454345703125" calcext:value-type="float">
            <text:p>48.9454345703125</text:p>
          </table:table-cell>
          <table:table-cell office:value-type="float" office:value="50.6164855957031" calcext:value-type="float">
            <text:p>50.6164855957031</text:p>
          </table:table-cell>
          <table:table-cell office:value-type="float" office:value="49.2474670410156" calcext:value-type="float">
            <text:p>49.2474670410156</text:p>
          </table:table-cell>
          <table:table-cell office:value-type="float" office:value="49.4483337402344" calcext:value-type="float">
            <text:p>49.4483337402344</text:p>
          </table:table-cell>
          <table:table-cell office:value-type="string" calcext:value-type="string">
            <text:p><text:s/></text:p>
          </table:table-cell>
          <table:table-cell office:value-type="float" office:value="24.5914611816406" calcext:value-type="float">
            <text:p>24.5914611816406</text:p>
          </table:table-cell>
          <table:table-cell office:value-type="float" office:value="30.8232421875" calcext:value-type="float">
            <text:p>30.8232421875</text:p>
          </table:table-cell>
          <table:table-cell office:value-type="float" office:value="29.8702697753906" calcext:value-type="float">
            <text:p>29.8702697753906</text:p>
          </table:table-cell>
          <table:table-cell office:value-type="float" office:value="0.926295495220995" calcext:value-type="float">
            <text:p>0.926295495220995</text:p>
          </table:table-cell>
          <table:table-cell/>
          <table:table-cell office:value-type="string" calcext:value-type="string">
            <text:p>2022-04-16 13:44:16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.8034057617187" calcext:value-type="float">
            <text:p>49.8034057617187</text:p>
          </table:table-cell>
          <table:table-cell office:value-type="float" office:value="50.3913269042969" calcext:value-type="float">
            <text:p>50.3913269042969</text:p>
          </table:table-cell>
          <table:table-cell office:value-type="float" office:value="49.3000793457031" calcext:value-type="float">
            <text:p>49.3000793457031</text:p>
          </table:table-cell>
          <table:table-cell office:value-type="float" office:value="49.1051940917969" calcext:value-type="float">
            <text:p>49.1051940917969</text:p>
          </table:table-cell>
          <table:table-cell office:value-type="float" office:value="50.4660034179688" calcext:value-type="float">
            <text:p>50.4660034179688</text:p>
          </table:table-cell>
          <table:table-cell office:value-type="float" office:value="49.2621765136719" calcext:value-type="float">
            <text:p>49.2621765136719</text:p>
          </table:table-cell>
          <table:table-cell office:value-type="float" office:value="49.4606323242188" calcext:value-type="float">
            <text:p>49.4606323242188</text:p>
          </table:table-cell>
          <table:table-cell office:value-type="string" calcext:value-type="string">
            <text:p><text:s/></text:p>
          </table:table-cell>
          <table:table-cell office:value-type="float" office:value="24.8482971191406" calcext:value-type="float">
            <text:p>24.8482971191406</text:p>
          </table:table-cell>
          <table:table-cell office:value-type="float" office:value="31.0060119628906" calcext:value-type="float">
            <text:p>31.0060119628906</text:p>
          </table:table-cell>
          <table:table-cell office:value-type="float" office:value="30.5451965332031" calcext:value-type="float">
            <text:p>30.5451965332031</text:p>
          </table:table-cell>
          <table:table-cell office:value-type="float" office:value="0.921020751112089" calcext:value-type="float">
            <text:p>0.921020751112089</text:p>
          </table:table-cell>
          <table:table-cell/>
          <table:table-cell office:value-type="string" calcext:value-type="string">
            <text:p>2022-04-16 13:45:16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.7005920410156" calcext:value-type="float">
            <text:p>49.7005920410156</text:p>
          </table:table-cell>
          <table:table-cell office:value-type="float" office:value="50.4928588867188" calcext:value-type="float">
            <text:p>50.4928588867188</text:p>
          </table:table-cell>
          <table:table-cell office:value-type="float" office:value="49.3318176269531" calcext:value-type="float">
            <text:p>49.3318176269531</text:p>
          </table:table-cell>
          <table:table-cell office:value-type="float" office:value="49.0770263671875" calcext:value-type="float">
            <text:p>49.0770263671875</text:p>
          </table:table-cell>
          <table:table-cell office:value-type="float" office:value="50.32470703125" calcext:value-type="float">
            <text:p>50.32470703125</text:p>
          </table:table-cell>
          <table:table-cell office:value-type="float" office:value="49.4474792480469" calcext:value-type="float">
            <text:p>49.4474792480469</text:p>
          </table:table-cell>
          <table:table-cell office:value-type="float" office:value="49.4988708496094" calcext:value-type="float">
            <text:p>49.4988708496094</text:p>
          </table:table-cell>
          <table:table-cell office:value-type="string" calcext:value-type="string">
            <text:p><text:s/></text:p>
          </table:table-cell>
          <table:table-cell office:value-type="float" office:value="24.8287353515625" calcext:value-type="float">
            <text:p>24.8287353515625</text:p>
          </table:table-cell>
          <table:table-cell office:value-type="float" office:value="31.0966186523437" calcext:value-type="float">
            <text:p>31.0966186523437</text:p>
          </table:table-cell>
          <table:table-cell office:value-type="float" office:value="30.6329040527344" calcext:value-type="float">
            <text:p>30.6329040527344</text:p>
          </table:table-cell>
          <table:table-cell office:value-type="float" office:value="0.919211287010373" calcext:value-type="float">
            <text:p>0.919211287010373</text:p>
          </table:table-cell>
          <table:table-cell/>
          <table:table-cell office:value-type="string" calcext:value-type="string">
            <text:p>2022-04-16 13:46:16</text:p>
          </table:table-cell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.744873046875" calcext:value-type="float">
            <text:p>49.744873046875</text:p>
          </table:table-cell>
          <table:table-cell office:value-type="float" office:value="50.1924133300781" calcext:value-type="float">
            <text:p>50.1924133300781</text:p>
          </table:table-cell>
          <table:table-cell office:value-type="float" office:value="49.5243835449219" calcext:value-type="float">
            <text:p>49.5243835449219</text:p>
          </table:table-cell>
          <table:table-cell office:value-type="float" office:value="49.142333984375" calcext:value-type="float">
            <text:p>49.142333984375</text:p>
          </table:table-cell>
          <table:table-cell office:value-type="float" office:value="50.4173278808594" calcext:value-type="float">
            <text:p>50.4173278808594</text:p>
          </table:table-cell>
          <table:table-cell office:value-type="float" office:value="49.4561767578125" calcext:value-type="float">
            <text:p>49.4561767578125</text:p>
          </table:table-cell>
          <table:table-cell office:value-type="float" office:value="49.2690734863281" calcext:value-type="float">
            <text:p>49.2690734863281</text:p>
          </table:table-cell>
          <table:table-cell office:value-type="string" calcext:value-type="string">
            <text:p><text:s/></text:p>
          </table:table-cell>
          <table:table-cell office:value-type="float" office:value="24.8855895996094" calcext:value-type="float">
            <text:p>24.8855895996094</text:p>
          </table:table-cell>
          <table:table-cell office:value-type="float" office:value="30.7894592285156" calcext:value-type="float">
            <text:p>30.7894592285156</text:p>
          </table:table-cell>
          <table:table-cell office:value-type="float" office:value="30.6210632324219" calcext:value-type="float">
            <text:p>30.6210632324219</text:p>
          </table:table-cell>
          <table:table-cell office:value-type="float" office:value="0.918556252426989" calcext:value-type="float">
            <text:p>0.918556252426989</text:p>
          </table:table-cell>
          <table:table-cell/>
          <table:table-cell office:value-type="string" calcext:value-type="string">
            <text:p>2022-04-16 13:47:15</text:p>
          </table:table-cell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9.5616760253906" calcext:value-type="float">
            <text:p>49.5616760253906</text:p>
          </table:table-cell>
          <table:table-cell office:value-type="float" office:value="50.3387756347656" calcext:value-type="float">
            <text:p>50.3387756347656</text:p>
          </table:table-cell>
          <table:table-cell office:value-type="float" office:value="49.6065368652344" calcext:value-type="float">
            <text:p>49.6065368652344</text:p>
          </table:table-cell>
          <table:table-cell office:value-type="float" office:value="49.1095275878906" calcext:value-type="float">
            <text:p>49.1095275878906</text:p>
          </table:table-cell>
          <table:table-cell office:value-type="float" office:value="50.3202819824219" calcext:value-type="float">
            <text:p>50.3202819824219</text:p>
          </table:table-cell>
          <table:table-cell office:value-type="float" office:value="49.1997375488281" calcext:value-type="float">
            <text:p>49.1997375488281</text:p>
          </table:table-cell>
          <table:table-cell office:value-type="float" office:value="49.3470764160156" calcext:value-type="float">
            <text:p>49.3470764160156</text:p>
          </table:table-cell>
          <table:table-cell office:value-type="string" calcext:value-type="string">
            <text:p><text:s/></text:p>
          </table:table-cell>
          <table:table-cell office:value-type="float" office:value="24.9002380371094" calcext:value-type="float">
            <text:p>24.9002380371094</text:p>
          </table:table-cell>
          <table:table-cell office:value-type="float" office:value="30.8965454101562" calcext:value-type="float">
            <text:p>30.8965454101562</text:p>
          </table:table-cell>
          <table:table-cell office:value-type="float" office:value="30.1291198730469" calcext:value-type="float">
            <text:p>30.1291198730469</text:p>
          </table:table-cell>
          <table:table-cell office:value-type="float" office:value="0.921865280031219" calcext:value-type="float">
            <text:p>0.921865280031219</text:p>
          </table:table-cell>
          <table:table-cell/>
          <table:table-cell office:value-type="string" calcext:value-type="string">
            <text:p>2022-04-16 13:48:16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9.8148193359375" calcext:value-type="float">
            <text:p>49.8148193359375</text:p>
          </table:table-cell>
          <table:table-cell office:value-type="float" office:value="50.2584838867188" calcext:value-type="float">
            <text:p>50.2584838867188</text:p>
          </table:table-cell>
          <table:table-cell office:value-type="float" office:value="49.514892578125" calcext:value-type="float">
            <text:p>49.514892578125</text:p>
          </table:table-cell>
          <table:table-cell office:value-type="float" office:value="49.1011352539063" calcext:value-type="float">
            <text:p>49.1011352539063</text:p>
          </table:table-cell>
          <table:table-cell office:value-type="float" office:value="50.4454956054687" calcext:value-type="float">
            <text:p>50.4454956054687</text:p>
          </table:table-cell>
          <table:table-cell office:value-type="float" office:value="49.5282592773438" calcext:value-type="float">
            <text:p>49.5282592773438</text:p>
          </table:table-cell>
          <table:table-cell office:value-type="float" office:value="49.3572998046875" calcext:value-type="float">
            <text:p>49.3572998046875</text:p>
          </table:table-cell>
          <table:table-cell office:value-type="string" calcext:value-type="string">
            <text:p><text:s/></text:p>
          </table:table-cell>
          <table:table-cell office:value-type="float" office:value="25.0199584960937" calcext:value-type="float">
            <text:p>25.0199584960937</text:p>
          </table:table-cell>
          <table:table-cell office:value-type="float" office:value="30.6969909667969" calcext:value-type="float">
            <text:p>30.6969909667969</text:p>
          </table:table-cell>
          <table:table-cell office:value-type="float" office:value="30.5940856933594" calcext:value-type="float">
            <text:p>30.5940856933594</text:p>
          </table:table-cell>
          <table:table-cell office:value-type="float" office:value="0.921803698201818" calcext:value-type="float">
            <text:p>0.921803698201818</text:p>
          </table:table-cell>
          <table:table-cell/>
          <table:table-cell office:value-type="string" calcext:value-type="string">
            <text:p>2022-04-16 13:49:15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9.6287231445313" calcext:value-type="float">
            <text:p>49.6287231445313</text:p>
          </table:table-cell>
          <table:table-cell office:value-type="float" office:value="50.2851257324219" calcext:value-type="float">
            <text:p>50.2851257324219</text:p>
          </table:table-cell>
          <table:table-cell office:value-type="float" office:value="49.6839904785156" calcext:value-type="float">
            <text:p>49.6839904785156</text:p>
          </table:table-cell>
          <table:table-cell office:value-type="float" office:value="49.3438720703125" calcext:value-type="float">
            <text:p>49.3438720703125</text:p>
          </table:table-cell>
          <table:table-cell office:value-type="float" office:value="50.5401916503906" calcext:value-type="float">
            <text:p>50.5401916503906</text:p>
          </table:table-cell>
          <table:table-cell office:value-type="float" office:value="49.2889099121094" calcext:value-type="float">
            <text:p>49.2889099121094</text:p>
          </table:table-cell>
          <table:table-cell office:value-type="float" office:value="49.3014526367188" calcext:value-type="float">
            <text:p>49.3014526367188</text:p>
          </table:table-cell>
          <table:table-cell office:value-type="string" calcext:value-type="string">
            <text:p><text:s/></text:p>
          </table:table-cell>
          <table:table-cell office:value-type="float" office:value="24.9519348144531" calcext:value-type="float">
            <text:p>24.9519348144531</text:p>
          </table:table-cell>
          <table:table-cell office:value-type="float" office:value="31.2617492675781" calcext:value-type="float">
            <text:p>31.2617492675781</text:p>
          </table:table-cell>
          <table:table-cell office:value-type="float" office:value="30.5002746582031" calcext:value-type="float">
            <text:p>30.5002746582031</text:p>
          </table:table-cell>
          <table:table-cell office:value-type="float" office:value="0.914674452533872" calcext:value-type="float">
            <text:p>0.914674452533872</text:p>
          </table:table-cell>
          <table:table-cell/>
          <table:table-cell office:value-type="string" calcext:value-type="string">
            <text:p>2022-04-16 13:50:15</text:p>
          </table:table-cell>
          <table:table-cell/>
          <table:table-cell office:value-type="float" office:value="201" calcext:value-type="float">
            <text:p>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8T12:05:44.412654137</dc:date>
    <meta:editing-duration>PT14M13S</meta:editing-duration>
    <meta:editing-cycles>1</meta:editing-cycles>
    <meta:document-statistic meta:table-count="1" meta:cell-count="282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38cm" svg:height="18.674cm" xlink:href=".." xlink:type="simple" chart:class="chart:line" chart:style-name="ch1">
        <chart:title svg:x="9.488cm" svg:y="1.238cm" chart:style-name="ch2">
          <text:p>Control de caja caliente</text:p>
        </chart:title>
        <chart:legend chart:legend-position="end" svg:x="21.156cm" svg:y="9.038cm" style:legend-expansion="high" chart:style-name="ch3"/>
        <chart:plot-area chart:style-name="ch4" table:cell-range-address="'2022-04-16 10-30-15'.D1:'2022-04-16 10-30-15'.D202" chart:data-source-has-labels="row" svg:x="1.483cm" svg:y="1.661cm" svg:width="19.201cm" svg:height="15.659cm">
          <chartooo:coordinate-region svg:x="2.104cm" svg:y="1.782cm" svg:width="18.58cm" svg:height="14.536cm"/>
          <chart:axis chart:dimension="x" chart:name="primary-x" chart:style-name="ch5">
            <chart:title svg:x="10.113cm" svg:y="17.693cm" chart:style-name="ch6">
              <text:p>Tiempo(Min)</text:p>
            </chart:title>
          </chart:axis>
          <chart:axis chart:dimension="y" chart:name="primary-y" chart:style-name="ch5">
            <chart:title svg:x="0.451cm" svg:y="10.698cm" chart:style-name="ch7">
              <text:p>Temperatura(C)</text:p>
            </chart:title>
            <chart:grid chart:style-name="ch8" chart:class="major"/>
          </chart:axis>
          <chart:series chart:style-name="ch9" chart:values-cell-range-address="'2022-04-16 10-30-15'.D2:'2022-04-16 10-30-15'.D202" chart:label-cell-address="'2022-04-16 10-30-15'.D1:'2022-04-16 10-30-15'.D1" chart:class="chart:line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_4</text:p>
                <draw:g>
                  <svg:desc>'2022-04-16 10-30-15'.D1:'2022-04-16 10-30-15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4872741699219">
                <text:p>24.4872741699219</text:p>
                <draw:g>
                  <svg:desc>'2022-04-16 10-30-15'.D2:'2022-04-16 10-30-15'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4804382324219">
                <text:p>26.4804382324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7856140136719">
                <text:p>27.7856140136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4554138183594">
                <text:p>28.4554138183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0138244628906">
                <text:p>29.0138244628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7349548339844">
                <text:p>29.7349548339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1889038085937">
                <text:p>30.1889038085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443969726562">
                <text:p>30.4443969726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903076171875">
                <text:p>30.903076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4455871582031">
                <text:p>31.4455871582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8359680175781">
                <text:p>31.8359680175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1443786621094">
                <text:p>32.1443786621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4573059082031">
                <text:p>32.4573059082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8638610839844">
                <text:p>32.8638610839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1796264648437">
                <text:p>33.1796264648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4627990722656">
                <text:p>33.4627990722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9665832519531">
                <text:p>33.9665832519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1925964355469">
                <text:p>34.1925964355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5467224121094">
                <text:p>34.5467224121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9032287597656">
                <text:p>34.9032287597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2503356933594">
                <text:p>35.2503356933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5829467773437">
                <text:p>35.5829467773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9618225097656">
                <text:p>35.9618225097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1650085449219">
                <text:p>36.1650085449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575927734375">
                <text:p>36.57592773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7145080566406">
                <text:p>36.7145080566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9874267578125">
                <text:p>36.9874267578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2837524414062">
                <text:p>37.2837524414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666015625">
                <text:p>37.66601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8570251464844">
                <text:p>37.8570251464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1089782714844">
                <text:p>38.1089782714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04052734375">
                <text:p>38.404052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.7625122070312">
                <text:p>38.7625122070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9525451660156">
                <text:p>38.9525451660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.2594604492187">
                <text:p>39.2594604492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5941162109375">
                <text:p>39.594116210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.7562255859375">
                <text:p>39.756225585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0990295410156">
                <text:p>40.0990295410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2891845703125">
                <text:p>40.2891845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.5651245117187">
                <text:p>40.5651245117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837158203125">
                <text:p>40.8371582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1307373046875">
                <text:p>41.130737304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3772888183594">
                <text:p>41.37728881835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150512695313">
                <text:p>41.6150512695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.9287719726563">
                <text:p>41.9287719726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.1394958496094">
                <text:p>42.13949584960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3388977050781">
                <text:p>42.33889770507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6651306152344">
                <text:p>42.665130615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7355651855469">
                <text:p>42.7355651855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9421691894531">
                <text:p>42.9421691894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3461303710938">
                <text:p>43.34613037109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6014709472656">
                <text:p>43.6014709472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.7658386230469">
                <text:p>43.7658386230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7265625">
                <text:p>43.97265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308349609375">
                <text:p>44.308349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4669494628906">
                <text:p>44.4669494628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6362915039063">
                <text:p>44.63629150390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9230651855469">
                <text:p>44.9230651855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.0126342773438">
                <text:p>45.0126342773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.2210083007813">
                <text:p>45.2210083007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5497436523438">
                <text:p>45.5497436523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6734924316406">
                <text:p>45.6734924316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9802551269531">
                <text:p>45.9802551269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0673522949219">
                <text:p>46.06735229492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.2787780761719">
                <text:p>46.27877807617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.4984741210938">
                <text:p>46.4984741210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.7025451660156">
                <text:p>46.7025451660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.0410766601563">
                <text:p>47.0410766601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1722717285156">
                <text:p>47.1722717285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2284851074219">
                <text:p>47.22848510742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27197265625">
                <text:p>47.2719726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4255676269531">
                <text:p>47.42556762695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7743835449219">
                <text:p>47.7743835449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.7819519042969">
                <text:p>47.78195190429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.8074340820313">
                <text:p>47.80743408203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7266540527344">
                <text:p>47.7266540527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9878845214844">
                <text:p>47.9878845214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.0792236328125">
                <text:p>48.0792236328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.0194396972656">
                <text:p>48.0194396972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1737670898437">
                <text:p>48.17376708984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2243957519531">
                <text:p>48.22439575195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1376953125">
                <text:p>48.137695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0399169921875">
                <text:p>48.039916992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2281799316406">
                <text:p>48.2281799316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.4678344726563">
                <text:p>48.46783447265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.2224426269531">
                <text:p>48.22244262695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.2123107910156">
                <text:p>48.2123107910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3291931152344">
                <text:p>48.3291931152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.4440612792969">
                <text:p>48.44406127929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6682434082031">
                <text:p>48.66824340820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3477478027344">
                <text:p>48.3477478027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.54736328125">
                <text:p>48.547363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.5474853515625">
                <text:p>48.547485351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6531982421875">
                <text:p>48.653198242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406982421875">
                <text:p>48.40698242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.6227111816406">
                <text:p>48.6227111816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4540405273438">
                <text:p>48.4540405273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8004150390625">
                <text:p>48.800415039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.7223510742188">
                <text:p>48.7223510742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5288391113281">
                <text:p>48.5288391113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.79443359375">
                <text:p>48.7944335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.7559509277344">
                <text:p>48.7559509277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8299865722656">
                <text:p>48.8299865722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.8099060058594">
                <text:p>48.8099060058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.7664794921875">
                <text:p>48.766479492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.5867004394531">
                <text:p>48.5867004394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.9064636230469">
                <text:p>48.90646362304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8404846191406">
                <text:p>48.84048461914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7420043945312">
                <text:p>48.7420043945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8595886230469">
                <text:p>48.8595886230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9587097167969">
                <text:p>48.95870971679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6849365234375">
                <text:p>48.68493652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7680358886719">
                <text:p>48.7680358886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691650390625">
                <text:p>48.6916503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9812316894531">
                <text:p>48.98123168945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.7775268554688">
                <text:p>48.7775268554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012939453125">
                <text:p>49.012939453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.818603515625">
                <text:p>48.81860351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.85205078125">
                <text:p>48.8520507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.7803039550781">
                <text:p>48.78030395507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.6608581542969">
                <text:p>48.66085815429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.0196533203125">
                <text:p>49.0196533203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6279296875">
                <text:p>48.627929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.0591430664063">
                <text:p>49.0591430664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.0715942382812">
                <text:p>49.07159423828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.0741882324219">
                <text:p>49.0741882324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.0857238769531">
                <text:p>49.0857238769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.0739440917969">
                <text:p>49.0739440917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8773498535156">
                <text:p>48.87734985351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.0962524414063">
                <text:p>49.09625244140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.9314575195313">
                <text:p>48.93145751953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0438842773438">
                <text:p>49.0438842773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.1471252441406">
                <text:p>49.1471252441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.8403930664063">
                <text:p>48.84039306640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.9379577636719">
                <text:p>48.93795776367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.0078125">
                <text:p>49.0078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.0066833496094">
                <text:p>49.0066833496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.0367126464844">
                <text:p>49.03671264648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.7782592773438">
                <text:p>48.77825927734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.7939147949219">
                <text:p>48.79391479492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.8901977539063">
                <text:p>48.89019775390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.0822448730469">
                <text:p>49.0822448730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.1564636230469">
                <text:p>49.15646362304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.9489440917969">
                <text:p>48.94894409179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.8358154296875">
                <text:p>48.835815429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.9494323730469">
                <text:p>48.94943237304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.82568359375">
                <text:p>48.8256835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.0221252441406">
                <text:p>49.02212524414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.8755493164063">
                <text:p>48.87554931640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.9721374511719">
                <text:p>48.9721374511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.9092712402344">
                <text:p>48.90927124023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.1342163085938">
                <text:p>49.1342163085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.1308288574219">
                <text:p>49.13082885742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.9126281738281">
                <text:p>48.91262817382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.9394226074219">
                <text:p>48.93942260742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9839477539063">
                <text:p>48.98394775390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1609497070313">
                <text:p>49.16094970703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9286193847656">
                <text:p>48.92861938476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0501403808594">
                <text:p>49.0501403808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9701232910156">
                <text:p>48.97012329101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1327209472656">
                <text:p>49.13272094726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05029296875">
                <text:p>49.05029296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1064758300781">
                <text:p>49.1064758300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.1353454589844">
                <text:p>49.13534545898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.9450378417969">
                <text:p>48.94503784179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.9182434082031">
                <text:p>48.91824340820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.8947448730469">
                <text:p>48.89474487304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.1618347167969">
                <text:p>49.16183471679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.9477233886719">
                <text:p>48.9477233886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.0697021484375">
                <text:p>49.0697021484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.0650939941406">
                <text:p>49.06509399414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.2016906738281">
                <text:p>49.2016906738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9529113769531">
                <text:p>48.95291137695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0795593261719">
                <text:p>49.07955932617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.1135559082031">
                <text:p>49.11355590820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1043395996094">
                <text:p>49.1043395996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.9500427246094">
                <text:p>48.95004272460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.0154113769531">
                <text:p>49.01541137695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.9315185546875">
                <text:p>48.9315185546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.1259155273437">
                <text:p>49.12591552734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.9631958007813">
                <text:p>48.9631958007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.9574279785156">
                <text:p>48.95742797851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.1415710449219">
                <text:p>49.1415710449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.1221313476563">
                <text:p>49.12213134765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.9383544921875">
                <text:p>48.9383544921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.0772094726563">
                <text:p>49.07720947265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.1365051269531">
                <text:p>49.13650512695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.0703430175781">
                <text:p>49.07034301757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.91796875">
                <text:p>48.91796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.0865173339844">
                <text:p>49.0865173339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.14404296875">
                <text:p>49.14404296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.3156127929688">
                <text:p>49.3156127929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9520568847656">
                <text:p>48.95205688476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.2825012207031">
                <text:p>49.28250122070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9454345703125">
                <text:p>48.9454345703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1051940917969">
                <text:p>49.10519409179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0770263671875">
                <text:p>49.0770263671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142333984375">
                <text:p>49.142333984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.1095275878906">
                <text:p>49.10952758789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.1011352539063">
                <text:p>49.10113525390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.3438720703125">
                <text:p>49.343872070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